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87cm" table:align="left"/>
    </style:style>
    <style:style style:name="Tableau1.A" style:family="table-column">
      <style:table-column-properties style:column-width="2.739cm"/>
    </style:style>
    <style:style style:name="Tableau1.B" style:family="table-column">
      <style:table-column-properties style:column-width="5.13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135cm" table:align="left"/>
    </style:style>
    <style:style style:name="Tableau2.A" style:family="table-column">
      <style:table-column-properties style:column-width="2.118cm"/>
    </style:style>
    <style:style style:name="Tableau2.B" style:family="table-column">
      <style:table-column-properties style:column-width="7.0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8.035cm" table:align="left"/>
    </style:style>
    <style:style style:name="Tableau3.A" style:family="table-column">
      <style:table-column-properties style:column-width="2.667cm"/>
    </style:style>
    <style:style style:name="Tableau3.B" style:family="table-column">
      <style:table-column-properties style:column-width="5.36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0.585cm" table:align="left"/>
    </style:style>
    <style:style style:name="Tableau4.A" style:family="table-column">
      <style:table-column-properties style:column-width="1.623cm"/>
    </style:style>
    <style:style style:name="Tableau4.B" style:family="table-column">
      <style:table-column-properties style:column-width="8.96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5.057cm" table:align="left"/>
    </style:style>
    <style:style style:name="Tableau5.A" style:family="table-column">
      <style:table-column-properties style:column-width="0.519cm"/>
    </style:style>
    <style:style style:name="Tableau5.B" style:family="table-column">
      <style:table-column-properties style:column-width="0.986cm"/>
    </style:style>
    <style:style style:name="Tableau5.C" style:family="table-column">
      <style:table-column-properties style:column-width="3.552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0.566cm"/>
    </style:style>
    <style:style style:name="Tableau6.B" style:family="table-column">
      <style:table-column-properties style:column-width="1.057cm"/>
    </style:style>
    <style:style style:name="Tableau6.C" style:family="table-column">
      <style:table-column-properties style:column-width="1.268cm"/>
    </style:style>
    <style:style style:name="Tableau6.D" style:family="table-column">
      <style:table-column-properties style:column-width="1.432cm"/>
    </style:style>
    <style:style style:name="Tableau6.E" style:family="table-column">
      <style:table-column-properties style:column-width="2.884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5.868cm" table:align="left"/>
    </style:style>
    <style:style style:name="Tableau7.A" style:family="table-column">
      <style:table-column-properties style:column-width="4.533cm"/>
    </style:style>
    <style:style style:name="Tableau7.B" style:family="table-column">
      <style:table-column-properties style:column-width="1.335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8.62cm" table:align="left"/>
    </style:style>
    <style:style style:name="Tableau8.A" style:family="table-column">
      <style:table-column-properties style:column-width="3.443cm"/>
    </style:style>
    <style:style style:name="Tableau8.B" style:family="table-column">
      <style:table-column-properties style:column-width="5.177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0.994cm" table:align="left"/>
    </style:style>
    <style:style style:name="Tableau9.A" style:family="table-column">
      <style:table-column-properties style:column-width="2.177cm"/>
    </style:style>
    <style:style style:name="Tableau9.B" style:family="table-column">
      <style:table-column-properties style:column-width="8.81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0.883cm" table:align="left"/>
    </style:style>
    <style:style style:name="Tableau10.A" style:family="table-column">
      <style:table-column-properties style:column-width="3.545cm"/>
    </style:style>
    <style:style style:name="Tableau10.B" style:family="table-column">
      <style:table-column-properties style:column-width="7.338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4.383cm" table:align="left"/>
    </style:style>
    <style:style style:name="Tableau11.A" style:family="table-column">
      <style:table-column-properties style:column-width="3.785cm"/>
    </style:style>
    <style:style style:name="Tableau11.B" style:family="table-column">
      <style:table-column-properties style:column-width="10.597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2.663cm" table:align="left"/>
    </style:style>
    <style:style style:name="Tableau12.A" style:family="table-column">
      <style:table-column-properties style:column-width="1.67cm"/>
    </style:style>
    <style:style style:name="Tableau12.B" style:family="table-column">
      <style:table-column-properties style:column-width="3.489cm"/>
    </style:style>
    <style:style style:name="Tableau12.C" style:family="table-column">
      <style:table-column-properties style:column-width="7.504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6.925cm" table:align="left"/>
    </style:style>
    <style:style style:name="Tableau13.A" style:family="table-column">
      <style:table-column-properties style:column-width="1.201cm"/>
    </style:style>
    <style:style style:name="Tableau13.B" style:family="table-column">
      <style:table-column-properties style:column-width="0.986cm"/>
    </style:style>
    <style:style style:name="Tableau13.C" style:family="table-column">
      <style:table-column-properties style:column-width="0.845cm"/>
    </style:style>
    <style:style style:name="Tableau13.D" style:family="table-column">
      <style:table-column-properties style:column-width="1.009cm"/>
    </style:style>
    <style:style style:name="Tableau13.E" style:family="table-column">
      <style:table-column-properties style:column-width="2.884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4.229cm" table:align="left"/>
    </style:style>
    <style:style style:name="Tableau14.A" style:family="table-column">
      <style:table-column-properties style:column-width="3.858cm"/>
    </style:style>
    <style:style style:name="Tableau14.B" style:family="table-column">
      <style:table-column-properties style:column-width="10.372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8.398cm" table:align="left"/>
    </style:style>
    <style:style style:name="Tableau15.A" style:family="table-column">
      <style:table-column-properties style:column-width="2.798cm"/>
    </style:style>
    <style:style style:name="Tableau15.B" style:family="table-column">
      <style:table-column-properties style:column-width="5.6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5.846cm" table:align="left"/>
    </style:style>
    <style:style style:name="Tableau16.A" style:family="table-column">
      <style:table-column-properties style:column-width="2.023cm"/>
    </style:style>
    <style:style style:name="Tableau16.B" style:family="table-column">
      <style:table-column-properties style:column-width="3.822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7.124cm" table:align="left"/>
    </style:style>
    <style:style style:name="Tableau17.A" style:family="table-column">
      <style:table-column-properties style:column-width="2.54cm"/>
    </style:style>
    <style:style style:name="Tableau17.B" style:family="table-column">
      <style:table-column-properties style:column-width="4.584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13.582cm" table:align="left"/>
    </style:style>
    <style:style style:name="Tableau18.A" style:family="table-column">
      <style:table-column-properties style:column-width="3.646cm"/>
    </style:style>
    <style:style style:name="Tableau18.B" style:family="table-column">
      <style:table-column-properties style:column-width="3.394cm"/>
    </style:style>
    <style:style style:name="Tableau18.C" style:family="table-column">
      <style:table-column-properties style:column-width="6.542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10.095cm" table:align="left"/>
    </style:style>
    <style:style style:name="Tableau19.A" style:family="table-column">
      <style:table-column-properties style:column-width="5.256cm"/>
    </style:style>
    <style:style style:name="Tableau19.B" style:family="table-column">
      <style:table-column-properties style:column-width="4.838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12.49cm" table:align="left"/>
    </style:style>
    <style:style style:name="Tableau20.A" style:family="table-column">
      <style:table-column-properties style:column-width="1.411cm"/>
    </style:style>
    <style:style style:name="Tableau20.B" style:family="table-column">
      <style:table-column-properties style:column-width="5.733cm"/>
    </style:style>
    <style:style style:name="Tableau20.C" style:family="table-column">
      <style:table-column-properties style:column-width="5.346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4.538cm" table:align="left"/>
    </style:style>
    <style:style style:name="Tableau21.A" style:family="table-column">
      <style:table-column-properties style:column-width="1.247cm"/>
    </style:style>
    <style:style style:name="Tableau21.B" style:family="table-column">
      <style:table-column-properties style:column-width="1.956cm"/>
    </style:style>
    <style:style style:name="Tableau21.C" style:family="table-column">
      <style:table-column-properties style:column-width="1.335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12.515cm" table:align="left"/>
    </style:style>
    <style:style style:name="Tableau22.A" style:family="table-column">
      <style:table-column-properties style:column-width="2.88cm"/>
    </style:style>
    <style:style style:name="Tableau22.B" style:family="table-column">
      <style:table-column-properties style:column-width="4.505cm"/>
    </style:style>
    <style:style style:name="Tableau22.C" style:family="table-column">
      <style:table-column-properties style:column-width="5.129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14.476cm" table:align="left"/>
    </style:style>
    <style:style style:name="Tableau23.A" style:family="table-column">
      <style:table-column-properties style:column-width="9.103cm"/>
    </style:style>
    <style:style style:name="Tableau23.B" style:family="table-column">
      <style:table-column-properties style:column-width="5.373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6.1cm" table:align="left"/>
    </style:style>
    <style:style style:name="Tableau24.A" style:family="table-column">
      <style:table-column-properties style:column-width="2.023cm"/>
    </style:style>
    <style:style style:name="Tableau24.B" style:family="table-column">
      <style:table-column-properties style:column-width="4.076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7.844cm" table:align="left"/>
    </style:style>
    <style:style style:name="Tableau25.A" style:family="table-column">
      <style:table-column-properties style:column-width="3.514cm"/>
    </style:style>
    <style:style style:name="Tableau25.B" style:family="table-column">
      <style:table-column-properties style:column-width="4.33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12.795cm" table:align="left"/>
    </style:style>
    <style:style style:name="Tableau26.A" style:family="table-column">
      <style:table-column-properties style:column-width="1.647cm"/>
    </style:style>
    <style:style style:name="Tableau26.B" style:family="table-column">
      <style:table-column-properties style:column-width="6.309cm"/>
    </style:style>
    <style:style style:name="Tableau26.C" style:family="table-column">
      <style:table-column-properties style:column-width="4.838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10.003cm" table:align="left"/>
    </style:style>
    <style:style style:name="Tableau27.A" style:family="table-column">
      <style:table-column-properties style:column-width="4.657cm"/>
    </style:style>
    <style:style style:name="Tableau27.B" style:family="table-column">
      <style:table-column-properties style:column-width="5.346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8.278cm" table:align="left"/>
    </style:style>
    <style:style style:name="Tableau28.A" style:family="table-column">
      <style:table-column-properties style:column-width="3.948cm"/>
    </style:style>
    <style:style style:name="Tableau28.B" style:family="table-column">
      <style:table-column-properties style:column-width="4.33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12.256cm" table:align="left"/>
    </style:style>
    <style:style style:name="Tableau29.A" style:family="table-column">
      <style:table-column-properties style:column-width="3.069cm"/>
    </style:style>
    <style:style style:name="Tableau29.B" style:family="table-column">
      <style:table-column-properties style:column-width="5.267cm"/>
    </style:style>
    <style:style style:name="Tableau29.C" style:family="table-column">
      <style:table-column-properties style:column-width="3.919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7.276cm" table:align="left"/>
    </style:style>
    <style:style style:name="Tableau30.A" style:family="table-column">
      <style:table-column-properties style:column-width="4.135cm"/>
    </style:style>
    <style:style style:name="Tableau30.B" style:family="table-column">
      <style:table-column-properties style:column-width="3.141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11.848cm" table:align="left"/>
    </style:style>
    <style:style style:name="Tableau31.A" style:family="table-column">
      <style:table-column-properties style:column-width="2.926cm"/>
    </style:style>
    <style:style style:name="Tableau31.B" style:family="table-column">
      <style:table-column-properties style:column-width="5.267cm"/>
    </style:style>
    <style:style style:name="Tableau31.C" style:family="table-column">
      <style:table-column-properties style:column-width="3.655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13.802cm" table:align="left"/>
    </style:style>
    <style:style style:name="Tableau32.A" style:family="table-column">
      <style:table-column-properties style:column-width="9.611cm"/>
    </style:style>
    <style:style style:name="Tableau32.B" style:family="table-column">
      <style:table-column-properties style:column-width="4.191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5.846cm" table:align="left"/>
    </style:style>
    <style:style style:name="Tableau33.A" style:family="table-column">
      <style:table-column-properties style:column-width="2.023cm"/>
    </style:style>
    <style:style style:name="Tableau33.B" style:family="table-column">
      <style:table-column-properties style:column-width="3.822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14.661cm" table:align="left"/>
    </style:style>
    <style:style style:name="Tableau34.A" style:family="table-column">
      <style:table-column-properties style:column-width="8.299cm"/>
    </style:style>
    <style:style style:name="Tableau34.B" style:family="table-column">
      <style:table-column-properties style:column-width="6.362cm"/>
    </style:style>
    <style:style style:name="Tableau34.A1" style:family="table-cell">
      <style:table-cell-properties style:vertical-align="middle" fo:padding="0.049cm" fo:border="none"/>
    </style:style>
    <style:style style:name="Tableau35" style:family="table">
      <style:table-properties style:width="8.565cm" table:align="left"/>
    </style:style>
    <style:style style:name="Tableau35.A" style:family="table-column">
      <style:table-column-properties style:column-width="4.489cm"/>
    </style:style>
    <style:style style:name="Tableau35.B" style:family="table-column">
      <style:table-column-properties style:column-width="4.076cm"/>
    </style:style>
    <style:style style:name="Tableau35.A1" style:family="table-cell">
      <style:table-cell-properties style:vertical-align="middle" fo:padding="0.049cm" fo:border="none"/>
    </style:style>
    <style:style style:name="Tableau36" style:family="table">
      <style:table-properties style:width="8.703cm" table:align="left"/>
    </style:style>
    <style:style style:name="Tableau36.A" style:family="table-column">
      <style:table-column-properties style:column-width="3.865cm"/>
    </style:style>
    <style:style style:name="Tableau36.B" style:family="table-column">
      <style:table-column-properties style:column-width="4.838cm"/>
    </style:style>
    <style:style style:name="Tableau36.A1" style:family="table-cell">
      <style:table-cell-properties style:vertical-align="middle" fo:padding="0.049cm" fo:border="none"/>
    </style:style>
    <style:style style:name="Tableau37" style:family="table">
      <style:table-properties style:width="10.645cm" table:align="left"/>
    </style:style>
    <style:style style:name="Tableau37.A" style:family="table-column">
      <style:table-column-properties style:column-width="5.009cm"/>
    </style:style>
    <style:style style:name="Tableau37.B" style:family="table-column">
      <style:table-column-properties style:column-width="5.636cm"/>
    </style:style>
    <style:style style:name="Tableau37.A1" style:family="table-cell">
      <style:table-cell-properties style:vertical-align="middle" fo:padding="0.049cm" fo:border="none"/>
    </style:style>
    <style:style style:name="Tableau38" style:family="table">
      <style:table-properties style:width="12.614cm" table:align="left"/>
    </style:style>
    <style:style style:name="Tableau38.A" style:family="table-column">
      <style:table-column-properties style:column-width="3.962cm"/>
    </style:style>
    <style:style style:name="Tableau38.B" style:family="table-column">
      <style:table-column-properties style:column-width="5.013cm"/>
    </style:style>
    <style:style style:name="Tableau38.C" style:family="table-column">
      <style:table-column-properties style:column-width="3.639cm"/>
    </style:style>
    <style:style style:name="Tableau38.A1" style:family="table-cell">
      <style:table-cell-properties style:vertical-align="middle" fo:padding="0.049cm" fo:border="none"/>
    </style:style>
    <style:style style:name="Tableau39" style:family="table">
      <style:table-properties style:width="14.923cm" table:align="left"/>
    </style:style>
    <style:style style:name="Tableau39.A" style:family="table-column">
      <style:table-column-properties style:column-width="8.087cm"/>
    </style:style>
    <style:style style:name="Tableau39.B" style:family="table-column">
      <style:table-column-properties style:column-width="6.835cm"/>
    </style:style>
    <style:style style:name="Tableau39.A1" style:family="table-cell">
      <style:table-cell-properties style:vertical-align="middle" fo:padding="0.049cm" fo:border="none"/>
    </style:style>
    <style:style style:name="Tableau40" style:family="table">
      <style:table-properties style:width="6.449cm" table:align="left"/>
    </style:style>
    <style:style style:name="Tableau40.A" style:family="table-column">
      <style:table-column-properties style:column-width="2.831cm"/>
    </style:style>
    <style:style style:name="Tableau40.B" style:family="table-column">
      <style:table-column-properties style:column-width="3.618cm"/>
    </style:style>
    <style:style style:name="Tableau40.A1" style:family="table-cell">
      <style:table-cell-properties style:vertical-align="middle" fo:padding="0.049cm" fo:border="none"/>
    </style:style>
    <style:style style:name="Tableau41" style:family="table">
      <style:table-properties style:width="11.643cm" table:align="left"/>
    </style:style>
    <style:style style:name="Tableau41.A" style:family="table-column">
      <style:table-column-properties style:column-width="6.055cm"/>
    </style:style>
    <style:style style:name="Tableau41.B" style:family="table-column">
      <style:table-column-properties style:column-width="5.588cm"/>
    </style:style>
    <style:style style:name="Tableau41.A1" style:family="table-cell">
      <style:table-cell-properties style:vertical-align="middle" fo:padding="0.049cm" fo:border="none"/>
    </style:style>
    <style:style style:name="Tableau42" style:family="table">
      <style:table-properties style:width="9.927cm" table:align="left"/>
    </style:style>
    <style:style style:name="Tableau42.A" style:family="table-column">
      <style:table-column-properties style:column-width="4.531cm"/>
    </style:style>
    <style:style style:name="Tableau42.B" style:family="table-column">
      <style:table-column-properties style:column-width="5.396cm"/>
    </style:style>
    <style:style style:name="Tableau42.A1" style:family="table-cell">
      <style:table-cell-properties style:vertical-align="middle" fo:padding="0.049cm" fo:border="none"/>
    </style:style>
    <style:style style:name="Tableau43" style:family="table">
      <style:table-properties style:width="7.458cm" table:align="left"/>
    </style:style>
    <style:style style:name="Tableau43.A" style:family="table-column">
      <style:table-column-properties style:column-width="2.106cm"/>
    </style:style>
    <style:style style:name="Tableau43.B" style:family="table-column">
      <style:table-column-properties style:column-width="5.352cm"/>
    </style:style>
    <style:style style:name="Tableau43.A1" style:family="table-cell">
      <style:table-cell-properties style:vertical-align="middle" fo:padding="0.049cm" fo:border="none"/>
    </style:style>
    <style:style style:name="Tableau44" style:family="table">
      <style:table-properties style:width="10.615cm" table:align="left"/>
    </style:style>
    <style:style style:name="Tableau44.A" style:family="table-column">
      <style:table-column-properties style:column-width="4.907cm"/>
    </style:style>
    <style:style style:name="Tableau44.B" style:family="table-column">
      <style:table-column-properties style:column-width="5.708cm"/>
    </style:style>
    <style:style style:name="Tableau44.A1" style:family="table-cell">
      <style:table-cell-properties style:vertical-align="middle" fo:padding="0.049cm" fo:border="none"/>
    </style:style>
    <style:style style:name="Tableau45" style:family="table">
      <style:table-properties style:width="12.776cm" table:align="left"/>
    </style:style>
    <style:style style:name="Tableau45.A" style:family="table-column">
      <style:table-column-properties style:column-width="1.295cm"/>
    </style:style>
    <style:style style:name="Tableau45.B" style:family="table-column">
      <style:table-column-properties style:column-width="5.659cm"/>
    </style:style>
    <style:style style:name="Tableau45.C" style:family="table-column">
      <style:table-column-properties style:column-width="4.946cm"/>
    </style:style>
    <style:style style:name="Tableau45.D" style:family="table-column">
      <style:table-column-properties style:column-width="0.877cm"/>
    </style:style>
    <style:style style:name="Tableau45.A1" style:family="table-cell">
      <style:table-cell-properties style:vertical-align="middle" fo:padding="0.049cm" fo:border="none"/>
    </style:style>
    <style:style style:name="Tableau46" style:family="table">
      <style:table-properties style:width="12.887cm" table:align="left"/>
    </style:style>
    <style:style style:name="Tableau46.A" style:family="table-column">
      <style:table-column-properties style:column-width="5.547cm"/>
    </style:style>
    <style:style style:name="Tableau46.B" style:family="table-column">
      <style:table-column-properties style:column-width="7.34cm"/>
    </style:style>
    <style:style style:name="Tableau46.A1" style:family="table-cell">
      <style:table-cell-properties style:vertical-align="middle" fo:padding="0.049cm" fo:border="none"/>
    </style:style>
    <style:style style:name="Tableau47" style:family="table">
      <style:table-properties style:width="7.31cm" table:align="left"/>
    </style:style>
    <style:style style:name="Tableau47.A" style:family="table-column">
      <style:table-column-properties style:column-width="2.217cm"/>
    </style:style>
    <style:style style:name="Tableau47.B" style:family="table-column">
      <style:table-column-properties style:column-width="5.092cm"/>
    </style:style>
    <style:style style:name="Tableau4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b25da" officeooo:paragraph-rsid="000b25da"/>
    </style:style>
    <style:style style:name="P2" style:family="paragraph" style:parent-style-name="Text_20_body">
      <style:text-properties officeooo:rsid="000b25da" officeooo:paragraph-rsid="000b25da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b25da"/>
    </style:style>
    <style:style style:name="P7" style:family="paragraph" style:parent-style-name="Heading_20_1">
      <style:text-properties officeooo:rsid="000b25da"/>
    </style:style>
    <style:style style:name="P8" style:family="paragraph" style:parent-style-name="Horizontal_20_Line">
      <style:text-properties officeooo:rsid="000b25da"/>
    </style:style>
    <style:style style:name="P9" style:family="paragraph" style:parent-style-name="Heading_20_3">
      <style:text-properties officeooo:rsid="000b25da"/>
    </style:style>
    <style:style style:name="P10" style:family="paragraph" style:parent-style-name="Text_20_body" style:list-style-name="L1">
      <style:text-properties officeooo:rsid="000b25da"/>
    </style:style>
    <style:style style:name="P11" style:family="paragraph" style:parent-style-name="Text_20_body" style:list-style-name="L2">
      <style:text-properties officeooo:rsid="000b25da"/>
    </style:style>
    <style:style style:name="P12" style:family="paragraph" style:parent-style-name="Preformatted_20_Text">
      <style:text-properties officeooo:rsid="000b25da"/>
    </style:style>
    <style:style style:name="P13" style:family="paragraph" style:parent-style-name="Preformatted_20_Text">
      <style:text-properties officeooo:rsid="000b25da" officeooo:paragraph-rsid="000b25da"/>
    </style:style>
    <style:style style:name="P14" style:family="paragraph" style:parent-style-name="Preformatted_20_Text">
      <style:text-properties officeooo:rsid="000b25da" officeooo:paragraph-rsid="000d1fa6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rsid="000b25da"/>
    </style:style>
    <style:style style:name="P16" style:family="paragraph" style:parent-style-name="Text_20_body" style:list-style-name="L3">
      <style:text-properties officeooo:rsid="000b25da"/>
    </style:style>
    <style:style style:name="P17" style:family="paragraph" style:parent-style-name="Text_20_body" style:list-style-name="L4">
      <style:text-properties officeooo:rsid="000b25da"/>
    </style:style>
    <style:style style:name="P18" style:family="paragraph" style:parent-style-name="Text_20_body" style:list-style-name="L5">
      <style:text-properties officeooo:rsid="000b25da"/>
    </style:style>
    <style:style style:name="P19" style:family="paragraph" style:parent-style-name="Text_20_body" style:list-style-name="L6">
      <style:text-properties officeooo:rsid="000b25da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rsid="000b25da" officeooo:paragraph-rsid="001c6d40"/>
    </style:style>
    <style:style style:name="P21" style:family="paragraph" style:parent-style-name="Text_20_body" style:list-style-name="L7">
      <style:text-properties officeooo:rsid="000b25da"/>
    </style:style>
    <style:style style:name="P22" style:family="paragraph" style:parent-style-name="Heading_20_1">
      <style:paragraph-properties fo:break-before="page" fo:keep-with-next="always"/>
    </style:style>
    <style:style style:name="P23" style:family="paragraph" style:parent-style-name="Text_20_body"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24" style:family="paragraph" style:parent-style-name="Text_20_body" style:list-style-name="L8"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25" style:family="paragraph" style:parent-style-name="Text_20_body" style:list-style-name="L9"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26" style:family="paragraph" style:parent-style-name="Horizontal_20_Line">
      <style:paragraph-properties fo:margin-top="0cm" fo:margin-bottom="0cm" style:contextual-spacing="false"/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27" style:family="paragraph" style:parent-style-name="Heading_20_3">
      <style:paragraph-properties fo:margin-top="0cm" fo:margin-bottom="0.499cm" style:contextual-spacing="false"/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28" style:family="paragraph" style:parent-style-name="Text_20_body" style:list-style-name="L10"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29" style:family="paragraph" style:parent-style-name="Heading_20_1">
      <style:paragraph-properties fo:margin-top="0cm" fo:margin-bottom="0.499cm" style:contextual-spacing="false"/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30" style:family="paragraph" style:parent-style-name="Text_20_body" style:list-style-name="L11"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31" style:family="paragraph" style:parent-style-name="Text_20_body" style:list-style-name="L12">
      <style:text-properties style:font-name="Liberation Mono" fo:font-size="10pt" officeooo:rsid="000b25da" style:font-name-asian="NSimSun" style:font-size-asian="10pt" style:font-name-complex="Liberation Mono" style:font-size-complex="10pt"/>
    </style:style>
    <style:style style:name="P32" style:family="paragraph" style:parent-style-name="Heading_20_1">
      <style:paragraph-properties fo:margin-top="0cm" fo:margin-bottom="0.499cm" style:contextual-spacing="false"/>
      <style:text-properties officeooo:rsid="000b25da"/>
    </style:style>
    <style:style style:name="P33" style:family="paragraph" style:parent-style-name="Heading_20_1">
      <style:paragraph-properties fo:margin-top="0cm" fo:margin-bottom="0.247cm" style:contextual-spacing="false" fo:line-height="115%"/>
      <style:text-properties officeooo:rsid="000b25da"/>
    </style:style>
    <style:style style:name="P34" style:family="paragraph" style:parent-style-name="Heading_20_1">
      <style:paragraph-properties fo:margin-top="0cm" fo:margin-bottom="0.247cm" style:contextual-spacing="false" fo:line-height="115%" fo:break-before="page"/>
      <style:text-properties officeooo:rsid="000b25da"/>
    </style:style>
    <style:style style:name="P35" style:family="paragraph" style:parent-style-name="Text_20_body" style:list-style-name="L13">
      <style:text-properties officeooo:rsid="000b25da"/>
    </style:style>
    <style:style style:name="P36" style:family="paragraph" style:parent-style-name="Horizontal_20_Line">
      <style:paragraph-properties fo:margin-top="0cm" fo:margin-bottom="0.247cm" style:contextual-spacing="false" fo:line-height="115%"/>
      <style:text-properties officeooo:rsid="000b25da"/>
    </style:style>
    <style:style style:name="P37" style:family="paragraph" style:parent-style-name="Heading_20_2">
      <style:paragraph-properties fo:margin-top="0cm" fo:margin-bottom="0.247cm" style:contextual-spacing="false" fo:line-height="115%"/>
      <style:text-properties officeooo:rsid="000b25da"/>
    </style:style>
    <style:style style:name="P38" style:family="paragraph" style:parent-style-name="Preformatted_20_Text">
      <style:paragraph-properties fo:margin-top="0cm" fo:margin-bottom="0.247cm" style:contextual-spacing="false" fo:line-height="115%"/>
      <style:text-properties officeooo:rsid="000b25da"/>
    </style:style>
    <style:style style:name="P39" style:family="paragraph" style:parent-style-name="Quotations">
      <style:paragraph-properties fo:margin-top="0cm" fo:margin-bottom="0.247cm" style:contextual-spacing="false" fo:line-height="115%"/>
      <style:text-properties officeooo:rsid="000b25da"/>
    </style:style>
    <style:style style:name="P40" style:family="paragraph" style:parent-style-name="Heading_20_3">
      <style:paragraph-properties fo:margin-top="0cm" fo:margin-bottom="0.247cm" style:contextual-spacing="false" fo:line-height="115%"/>
      <style:text-properties officeooo:rsid="000b25da"/>
    </style:style>
    <style:style style:name="P41" style:family="paragraph" style:parent-style-name="Text_20_body" style:list-style-name="L14">
      <style:text-properties officeooo:rsid="000b25da"/>
    </style:style>
    <style:style style:name="P42" style:family="paragraph" style:parent-style-name="Text_20_body" style:list-style-name="L15">
      <style:text-properties officeooo:rsid="000b25da"/>
    </style:style>
    <style:style style:name="P43" style:family="paragraph" style:parent-style-name="Text_20_body" style:list-style-name="L16">
      <style:text-properties officeooo:rsid="000b25da"/>
    </style:style>
    <style:style style:name="P44" style:family="paragraph" style:parent-style-name="Text_20_body">
      <style:paragraph-properties fo:break-before="page"/>
      <style:text-properties officeooo:rsid="000b25da"/>
    </style:style>
    <style:style style:name="P45" style:family="paragraph" style:parent-style-name="Text_20_body" style:list-style-name="L17">
      <style:text-properties officeooo:rsid="000b25da"/>
    </style:style>
    <style:style style:name="P46" style:family="paragraph" style:parent-style-name="Text_20_body" style:list-style-name="L18">
      <style:text-properties officeooo:rsid="000b25da"/>
    </style:style>
    <style:style style:name="P47" style:family="paragraph" style:parent-style-name="Text_20_body" style:list-style-name="L19">
      <style:text-properties officeooo:rsid="000b25da"/>
    </style:style>
    <style:style style:name="P48" style:family="paragraph" style:parent-style-name="Text_20_body" style:list-style-name="L20">
      <style:text-properties officeooo:rsid="000b25da"/>
    </style:style>
    <style:style style:name="P49" style:family="paragraph" style:parent-style-name="Text_20_body" style:list-style-name="L21">
      <style:text-properties officeooo:rsid="000b25da"/>
    </style:style>
    <style:style style:name="P50" style:family="paragraph" style:parent-style-name="Text_20_body" style:list-style-name="L22">
      <style:text-properties officeooo:rsid="000b25da"/>
    </style:style>
    <style:style style:name="P51" style:family="paragraph" style:parent-style-name="Text_20_body" style:list-style-name="L23">
      <style:text-properties officeooo:rsid="000b25da"/>
    </style:style>
    <style:style style:name="P52" style:family="paragraph" style:parent-style-name="Text_20_body" style:list-style-name="L24">
      <style:text-properties officeooo:rsid="000b25da"/>
    </style:style>
    <style:style style:name="P53" style:family="paragraph" style:parent-style-name="Text_20_body" style:list-style-name="L25">
      <style:text-properties officeooo:rsid="000b25da"/>
    </style:style>
    <style:style style:name="P54" style:family="paragraph" style:parent-style-name="Text_20_body" style:list-style-name="L26">
      <style:text-properties officeooo:rsid="000b25da"/>
    </style:style>
    <style:style style:name="P55" style:family="paragraph" style:parent-style-name="Text_20_body">
      <style:paragraph-properties fo:margin-top="0cm" fo:margin-bottom="0.247cm" style:contextual-spacing="false" fo:line-height="115%" fo:break-before="page"/>
      <style:text-properties officeooo:rsid="000b25da"/>
    </style:style>
    <style:style style:name="P56" style:family="paragraph" style:parent-style-name="Text_20_body" style:list-style-name="L27">
      <style:text-properties officeooo:rsid="000b25da"/>
    </style:style>
    <style:style style:name="P57" style:family="paragraph" style:parent-style-name="Text_20_body" style:list-style-name="L28">
      <style:text-properties officeooo:rsid="000b25da"/>
    </style:style>
    <style:style style:name="P58" style:family="paragraph" style:parent-style-name="Text_20_body" style:list-style-name="L29">
      <style:text-properties officeooo:rsid="000b25da"/>
    </style:style>
    <style:style style:name="P59" style:family="paragraph" style:parent-style-name="Text_20_body" style:list-style-name="L30">
      <style:text-properties officeooo:rsid="000b25da"/>
    </style:style>
    <style:style style:name="P60" style:family="paragraph" style:parent-style-name="Text_20_body" style:list-style-name="L31">
      <style:text-properties officeooo:rsid="000b25da"/>
    </style:style>
    <style:style style:name="P61" style:family="paragraph" style:parent-style-name="Text_20_body" style:list-style-name="L32">
      <style:text-properties officeooo:rsid="000b25da"/>
    </style:style>
    <style:style style:name="P62" style:family="paragraph" style:parent-style-name="Text_20_body" style:list-style-name="L33">
      <style:text-properties officeooo:rsid="000b25da"/>
    </style:style>
    <style:style style:name="P63" style:family="paragraph" style:parent-style-name="Text_20_body">
      <style:paragraph-properties fo:margin-top="0cm" fo:margin-bottom="0.247cm" style:contextual-spacing="false" fo:line-height="115%"/>
      <style:text-properties officeooo:rsid="000b25da"/>
    </style:style>
    <style:style style:name="P64" style:family="paragraph" style:parent-style-name="Text_20_body" style:list-style-name="L34">
      <style:text-properties officeooo:rsid="000b25da"/>
    </style:style>
    <style:style style:name="P65" style:family="paragraph" style:parent-style-name="Text_20_body" style:list-style-name="L35">
      <style:text-properties officeooo:rsid="000b25da"/>
    </style:style>
    <style:style style:name="P66" style:family="paragraph" style:parent-style-name="Text_20_body" style:list-style-name="L36">
      <style:text-properties officeooo:rsid="000b25da"/>
    </style:style>
    <style:style style:name="P67" style:family="paragraph" style:parent-style-name="Text_20_body" style:list-style-name="L37">
      <style:text-properties officeooo:rsid="000b25da"/>
    </style:style>
    <style:style style:name="P68" style:family="paragraph" style:parent-style-name="Text_20_body" style:list-style-name="L38">
      <style:text-properties officeooo:rsid="000b25da"/>
    </style:style>
    <style:style style:name="P69" style:family="paragraph" style:parent-style-name="Text_20_body" style:list-style-name="L39">
      <style:text-properties officeooo:rsid="000b25da"/>
    </style:style>
    <style:style style:name="P70" style:family="paragraph" style:parent-style-name="Text_20_body" style:list-style-name="L40">
      <style:text-properties officeooo:rsid="000b25da"/>
    </style:style>
    <style:style style:name="P71" style:family="paragraph" style:parent-style-name="Text_20_body" style:list-style-name="L41">
      <style:text-properties officeooo:rsid="000b25da"/>
    </style:style>
    <style:style style:name="P72" style:family="paragraph" style:parent-style-name="Text_20_body" style:list-style-name="L42">
      <style:text-properties officeooo:rsid="000b25da"/>
    </style:style>
    <style:style style:name="P73" style:family="paragraph" style:parent-style-name="Text_20_body" style:list-style-name="L43">
      <style:text-properties officeooo:rsid="000b25da"/>
    </style:style>
    <style:style style:name="P74" style:family="paragraph" style:parent-style-name="Text_20_body" style:list-style-name="L44">
      <style:text-properties officeooo:rsid="000b25da"/>
    </style:style>
    <style:style style:name="P75" style:family="paragraph" style:parent-style-name="Text_20_body" style:list-style-name="L45">
      <style:text-properties officeooo:rsid="000b25da"/>
    </style:style>
    <style:style style:name="P76" style:family="paragraph" style:parent-style-name="Text_20_body" style:list-style-name="L46">
      <style:text-properties officeooo:rsid="000b25da"/>
    </style:style>
    <style:style style:name="P77" style:family="paragraph" style:parent-style-name="Text_20_body" style:list-style-name="L47">
      <style:text-properties officeooo:rsid="000b25da"/>
    </style:style>
    <style:style style:name="P78" style:family="paragraph" style:parent-style-name="Text_20_body" style:list-style-name="L48">
      <style:text-properties officeooo:rsid="000b25da"/>
    </style:style>
    <style:style style:name="P79" style:family="paragraph" style:parent-style-name="Text_20_body" style:list-style-name="L49">
      <style:text-properties officeooo:rsid="000b25da"/>
    </style:style>
    <style:style style:name="P80" style:family="paragraph" style:parent-style-name="Text_20_body" style:list-style-name="L50">
      <style:text-properties officeooo:rsid="000b25da"/>
    </style:style>
    <style:style style:name="P81" style:family="paragraph" style:parent-style-name="Text_20_body" style:list-style-name="L51">
      <style:text-properties officeooo:rsid="000b25da"/>
    </style:style>
    <style:style style:name="P82" style:family="paragraph" style:parent-style-name="Text_20_body" style:list-style-name="L52">
      <style:text-properties officeooo:rsid="000b25da"/>
    </style:style>
    <style:style style:name="P83" style:family="paragraph" style:parent-style-name="Text_20_body" style:list-style-name="L53">
      <style:text-properties officeooo:rsid="000b25da"/>
    </style:style>
    <style:style style:name="P84" style:family="paragraph" style:parent-style-name="Text_20_body" style:list-style-name="L54">
      <style:text-properties officeooo:rsid="000b25da"/>
    </style:style>
    <style:style style:name="P85" style:family="paragraph" style:parent-style-name="Text_20_body" style:list-style-name="L55">
      <style:text-properties officeooo:rsid="000b25da"/>
    </style:style>
    <style:style style:name="P86" style:family="paragraph" style:parent-style-name="Text_20_body" style:list-style-name="L56">
      <style:text-properties officeooo:rsid="000b25da"/>
    </style:style>
    <style:style style:name="P87" style:family="paragraph" style:parent-style-name="Text_20_body" style:list-style-name="L57">
      <style:text-properties officeooo:rsid="000b25da"/>
    </style:style>
    <style:style style:name="P88" style:family="paragraph" style:parent-style-name="Text_20_body" style:list-style-name="L58">
      <style:text-properties officeooo:rsid="000b25da"/>
    </style:style>
    <style:style style:name="P89" style:family="paragraph" style:parent-style-name="Text_20_body" style:list-style-name="L59">
      <style:text-properties officeooo:rsid="000b25da"/>
    </style:style>
    <style:style style:name="P90" style:family="paragraph" style:parent-style-name="Text_20_body" style:list-style-name="L60">
      <style:text-properties officeooo:rsid="000b25da"/>
    </style:style>
    <style:style style:name="P91" style:family="paragraph" style:parent-style-name="Text_20_body" style:list-style-name="L61">
      <style:text-properties officeooo:rsid="000b25da"/>
    </style:style>
    <style:style style:name="P92" style:family="paragraph" style:parent-style-name="Text_20_body" style:list-style-name="L62">
      <style:text-properties officeooo:rsid="000b25da"/>
    </style:style>
    <style:style style:name="P93" style:family="paragraph" style:parent-style-name="Text_20_body" style:list-style-name="L63">
      <style:text-properties officeooo:rsid="000b25da"/>
    </style:style>
    <style:style style:name="P94" style:family="paragraph" style:parent-style-name="Text_20_body" style:list-style-name="L64">
      <style:text-properties officeooo:rsid="000b25da"/>
    </style:style>
    <style:style style:name="P95" style:family="paragraph" style:parent-style-name="Text_20_body" style:list-style-name="L65">
      <style:text-properties officeooo:rsid="000b25da"/>
    </style:style>
    <style:style style:name="P96" style:family="paragraph" style:parent-style-name="Text_20_body" style:list-style-name="L66">
      <style:text-properties officeooo:rsid="000b25da"/>
    </style:style>
    <style:style style:name="P97" style:family="paragraph" style:parent-style-name="Text_20_body" style:list-style-name="L67">
      <style:text-properties officeooo:rsid="000b25da"/>
    </style:style>
    <style:style style:name="P98" style:family="paragraph" style:parent-style-name="Text_20_body" style:list-style-name="L68">
      <style:text-properties officeooo:rsid="000b25da"/>
    </style:style>
    <style:style style:name="P99" style:family="paragraph" style:parent-style-name="Text_20_body" style:list-style-name="L69">
      <style:text-properties officeooo:rsid="000b25da"/>
    </style:style>
    <style:style style:name="P100" style:family="paragraph" style:parent-style-name="Text_20_body">
      <style:paragraph-properties fo:break-before="page"/>
    </style:style>
    <style:style style:name="P101" style:family="paragraph" style:parent-style-name="Horizontal_20_Line">
      <style:paragraph-properties fo:margin-top="0cm" fo:margin-bottom="0.247cm" style:contextual-spacing="false" fo:line-height="115%"/>
    </style:style>
    <style:style style:name="P102" style:family="paragraph" style:parent-style-name="Heading_20_1">
      <style:paragraph-properties fo:margin-top="0cm" fo:margin-bottom="0.247cm" style:contextual-spacing="false" fo:line-height="115%"/>
    </style:style>
    <style:style style:name="P103" style:family="paragraph" style:parent-style-name="Text_20_body" style:list-style-name="L70"/>
    <style:style style:name="P104" style:family="paragraph" style:parent-style-name="Text_20_body" style:list-style-name="L71"/>
    <style:style style:name="P105" style:family="paragraph" style:parent-style-name="Preformatted_20_Text">
      <style:paragraph-properties fo:margin-top="0cm" fo:margin-bottom="0.247cm" style:contextual-spacing="false" fo:line-height="115%"/>
    </style:style>
    <style:style style:name="P106" style:family="paragraph" style:parent-style-name="Text_20_body" style:list-style-name="L72"/>
    <style:style style:name="P107" style:family="paragraph" style:parent-style-name="Heading_20_2">
      <style:paragraph-properties fo:margin-top="0cm" fo:margin-bottom="0.247cm" style:contextual-spacing="false" fo:line-height="115%"/>
    </style:style>
    <style:style style:name="P108" style:family="paragraph" style:parent-style-name="Text_20_body" style:list-style-name="L73"/>
    <style:style style:name="P109" style:family="paragraph" style:parent-style-name="Heading_20_1">
      <style:paragraph-properties fo:margin-top="0cm" fo:margin-bottom="0.247cm" style:contextual-spacing="false" fo:line-height="115%" fo:break-before="page"/>
    </style:style>
    <style:style style:name="P110" style:family="paragraph" style:parent-style-name="Text_20_body" style:list-style-name="L74"/>
    <style:style style:name="P111" style:family="paragraph" style:parent-style-name="Text_20_body" style:list-style-name="L75"/>
    <style:style style:name="P112" style:family="paragraph" style:parent-style-name="Text_20_body" style:list-style-name="L76"/>
    <style:style style:name="P113" style:family="paragraph" style:parent-style-name="Heading_20_3">
      <style:paragraph-properties fo:margin-top="0cm" fo:margin-bottom="0.247cm" style:contextual-spacing="false" fo:line-height="115%"/>
    </style:style>
    <style:style style:name="P114" style:family="paragraph" style:parent-style-name="Text_20_body">
      <style:paragraph-properties fo:break-before="page"/>
      <style:text-properties officeooo:paragraph-rsid="001611a7"/>
    </style:style>
    <style:style style:name="P115" style:family="paragraph" style:parent-style-name="Text_20_body" style:list-style-name="L77"/>
    <style:style style:name="P116" style:family="paragraph" style:parent-style-name="Text_20_body" style:list-style-name="L78"/>
    <style:style style:name="P117" style:family="paragraph" style:parent-style-name="Text_20_body" style:list-style-name="L79"/>
    <style:style style:name="P118" style:family="paragraph" style:parent-style-name="Text_20_body" style:list-style-name="L80"/>
    <style:style style:name="P119" style:family="paragraph" style:parent-style-name="Heading_20_1">
      <style:paragraph-properties fo:break-before="page"/>
      <style:text-properties officeooo:paragraph-rsid="0017ca98"/>
    </style:style>
    <style:style style:name="P120" style:family="paragraph" style:parent-style-name="Text_20_body" style:list-style-name="L81"/>
    <style:style style:name="P121" style:family="paragraph" style:parent-style-name="Text_20_body" style:list-style-name="L82"/>
    <style:style style:name="P122" style:family="paragraph" style:parent-style-name="Text_20_body" style:list-style-name="L83"/>
    <style:style style:name="P123" style:family="paragraph" style:parent-style-name="Quotations">
      <style:paragraph-properties fo:margin-top="0cm" fo:margin-bottom="0.247cm" style:contextual-spacing="false" fo:line-height="115%"/>
    </style:style>
    <style:style style:name="P124" style:family="paragraph" style:parent-style-name="Text_20_body" style:list-style-name="L84"/>
    <style:style style:name="P125" style:family="paragraph" style:parent-style-name="Text_20_body" style:list-style-name="L85"/>
    <style:style style:name="P126" style:family="paragraph" style:parent-style-name="Text_20_body" style:list-style-name="L86"/>
    <style:style style:name="P127" style:family="paragraph" style:parent-style-name="Text_20_body" style:list-style-name="L87"/>
    <style:style style:name="P128" style:family="paragraph" style:parent-style-name="Text_20_body" style:list-style-name="L88"/>
    <style:style style:name="P129" style:family="paragraph" style:parent-style-name="Text_20_body" style:list-style-name="L89"/>
    <style:style style:name="P130" style:family="paragraph" style:parent-style-name="Text_20_body" style:list-style-name="L90"/>
    <style:style style:name="P131" style:family="paragraph" style:parent-style-name="Text_20_body" style:list-style-name="L91"/>
    <style:style style:name="P132" style:family="paragraph" style:parent-style-name="Text_20_body" style:list-style-name="L92"/>
    <style:style style:name="P133" style:family="paragraph" style:parent-style-name="Text_20_body" style:list-style-name="L93"/>
    <style:style style:name="P134" style:family="paragraph" style:parent-style-name="Text_20_body" style:list-style-name="L94"/>
    <style:style style:name="P135" style:family="paragraph" style:parent-style-name="Text_20_body" style:list-style-name="L95"/>
    <style:style style:name="P136" style:family="paragraph" style:parent-style-name="Text_20_body" style:list-style-name="L96"/>
    <style:style style:name="P137" style:family="paragraph" style:parent-style-name="Text_20_body" style:list-style-name="L97"/>
    <style:style style:name="P138" style:family="paragraph" style:parent-style-name="Text_20_body" style:list-style-name="L98"/>
    <style:style style:name="P139" style:family="paragraph" style:parent-style-name="Text_20_body" style:list-style-name="L99"/>
    <style:style style:name="P140" style:family="paragraph" style:parent-style-name="Text_20_body" style:list-style-name="L100"/>
    <style:style style:name="P141" style:family="paragraph" style:parent-style-name="Text_20_body" style:list-style-name="L101"/>
    <style:style style:name="P142" style:family="paragraph" style:parent-style-name="Text_20_body" style:list-style-name="L102"/>
    <style:style style:name="P143" style:family="paragraph" style:parent-style-name="Text_20_body" style:list-style-name="L103"/>
    <style:style style:name="P144" style:family="paragraph" style:parent-style-name="Text_20_body" style:list-style-name="L104"/>
    <style:style style:name="P145" style:family="paragraph" style:parent-style-name="Text_20_body" style:list-style-name="L105"/>
    <style:style style:name="P146" style:family="paragraph" style:parent-style-name="Text_20_body" style:list-style-name="L106"/>
    <style:style style:name="P147" style:family="paragraph" style:parent-style-name="Text_20_body" style:list-style-name="L107"/>
    <style:style style:name="P148" style:family="paragraph" style:parent-style-name="Text_20_body" style:list-style-name="L108"/>
    <style:style style:name="P149" style:family="paragraph" style:parent-style-name="Text_20_body" style:list-style-name="L109"/>
    <style:style style:name="P150" style:family="paragraph" style:parent-style-name="Text_20_body" style:list-style-name="L110"/>
    <style:style style:name="P151" style:family="paragraph" style:parent-style-name="Text_20_body" style:list-style-name="L111"/>
    <style:style style:name="P152" style:family="paragraph" style:parent-style-name="Text_20_body" style:list-style-name="L112"/>
    <style:style style:name="P153" style:family="paragraph" style:parent-style-name="Text_20_body" style:list-style-name="L113"/>
    <style:style style:name="P154" style:family="paragraph" style:parent-style-name="Text_20_body">
      <style:text-properties officeooo:paragraph-rsid="0017ca98"/>
    </style:style>
    <style:style style:name="T1" style:family="text">
      <style:text-properties officeooo:rsid="0019bbe3"/>
    </style:style>
    <style:style style:name="T2" style:family="text">
      <style:text-properties officeooo:rsid="000b25da"/>
    </style:style>
    <style:style style:name="T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wRZ – arduino megaV6 et arduino unoV5</text:p>
      <text:p text:style-name="P1"/>
      <text:p text:style-name="P1">Version générée par chat GPT à partir des données fournis</text:p>
      <text:p text:style-name="P1"/>
      <text:p text:style-name="P2"><text:span text:style-name="Strong_20_Emphasis">documentation complète structurée en plusieurs sections</text:span>, chacune parfaitement autonome</text:p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11367_2415352087" office:name="🧱 CHAPITRE 1 — ARCHITECTURE GLOBALE ARDUINO (MEGA + UNO)" text:style-name="Index_20_Link" text:visited-style-name="Index_20_Link">🧱 CHAPITRE 1 — ARCHITECTURE GLOBALE ARDUINO (MEGA + UNO)<text:tab/>10</text:a></text:p>
          <text:p text:style-name="P3"><text:a xlink:type="simple" xlink:href="#__RefHeading___Toc11369_2415352087" office:name="1.1 — Vue d’ensemble du système" text:style-name="Index_20_Link" text:visited-style-name="Index_20_Link">1.1 — Vue d’ensemble du système<text:tab/>10</text:a></text:p>
          <text:p text:style-name="P4"><text:a xlink:type="simple" xlink:href="#__RefHeading___Toc11371_2415352087" office:name="🟥 Arduino MEGA (maître – cerveau principal)" text:style-name="Index_20_Link" text:visited-style-name="Index_20_Link">🟥 Arduino MEGA (maître – cerveau principal)<text:tab/>10</text:a></text:p>
          <text:p text:style-name="P4"><text:a xlink:type="simple" xlink:href="#__RefHeading___Toc11373_2415352087" office:name="🟦 Arduino UNO (esclave – driver moteurs)" text:style-name="Index_20_Link" text:visited-style-name="Index_20_Link">🟦 Arduino UNO (esclave – driver moteurs)<text:tab/>11</text:a></text:p>
          <text:p text:style-name="P3"><text:a xlink:type="simple" xlink:href="#__RefHeading___Toc11375_2415352087" office:name="1.2 — Schéma fonctionnel général" text:style-name="Index_20_Link" text:visited-style-name="Index_20_Link">1.2 — Schéma fonctionnel général<text:tab/>11</text:a></text:p>
          <text:p text:style-name="P3"><text:a xlink:type="simple" xlink:href="#__RefHeading___Toc11377_2415352087" office:name="1.3 — Format des communications VPIV" text:style-name="Index_20_Link" text:visited-style-name="Index_20_Link">1.3 — Format des communications VPIV<text:tab/>11</text:a></text:p>
          <text:p text:style-name="P4"><text:a xlink:type="simple" xlink:href="#__RefHeading___Toc11379_2415352087" office:name="🔤 Structure :" text:style-name="Index_20_Link" text:visited-style-name="Index_20_Link">🔤 Structure :<text:tab/>12</text:a></text:p>
          <text:p text:style-name="P4"><text:a xlink:type="simple" xlink:href="#__RefHeading___Toc11381_2415352087" office:name="Type (TYPE)" text:style-name="Index_20_Link" text:visited-style-name="Index_20_Link">Type (TYPE)<text:tab/>12</text:a></text:p>
          <text:p text:style-name="P3"><text:a xlink:type="simple" xlink:href="#__RefHeading___Toc11383_2415352087" office:name="1.4 — Modules VPIV disponibles" text:style-name="Index_20_Link" text:visited-style-name="Index_20_Link">1.4 — Modules VPIV disponibles<text:tab/>12</text:a></text:p>
          <text:p text:style-name="P3"><text:a xlink:type="simple" xlink:href="#__RefHeading___Toc11385_2415352087" office:name="1.5 — Cycle loop() (MEGA)" text:style-name="Index_20_Link" text:visited-style-name="Index_20_Link">1.5 — Cycle loop() (MEGA)<text:tab/>12</text:a></text:p>
          <text:p text:style-name="P3"><text:a xlink:type="simple" xlink:href="#__RefHeading___Toc11387_2415352087" office:name="1.6 — Architecture des configurations (cfg_…)" text:style-name="Index_20_Link" text:visited-style-name="Index_20_Link">1.6 — Architecture des configurations (cfg_…)<text:tab/>13</text:a></text:p>
          <text:p text:style-name="P3"><text:a xlink:type="simple" xlink:href="#__RefHeading___Toc11389_2415352087" office:name="1.7 — Sécurité centrale (urgence)" text:style-name="Index_20_Link" text:visited-style-name="Index_20_Link">1.7 — Sécurité centrale (urgence)<text:tab/>13</text:a></text:p>
          <text:p text:style-name="P5"><text:a xlink:type="simple" xlink:href="#__RefHeading___Toc28045_1733942984" office:name="Diagramme logique concernant les urgences" text:style-name="Index_20_Link" text:visited-style-name="Index_20_Link">Diagramme logique concernant les urgences<text:tab/>14</text:a></text:p>
          <text:p text:style-name="P3"><text:a xlink:type="simple" xlink:href="#__RefHeading___Toc11391_2415352087" office:name="1.8 — Structure du code (arborescence)" text:style-name="Index_20_Link" text:visited-style-name="Index_20_Link">1.8 — Structure du code (arborescence)<text:tab/>14</text:a></text:p>
          <text:p text:style-name="P3"><text:a xlink:type="simple" xlink:href="#__RefHeading___Toc11393_2415352087" office:name="1.9 — Communication MEGA → UNO" text:style-name="Index_20_Link" text:visited-style-name="Index_20_Link">1.9 — Communication MEGA → UNO<text:tab/>14</text:a></text:p>
          <text:p text:style-name="P3"><text:a xlink:type="simple" xlink:href="#__RefHeading___Toc11395_2415352087" office:name="🧱 CHAPITRE 2 — PROTOCOLE VPIV &amp; MOTEUR DE DISPATCH (MEGA)" text:style-name="Index_20_Link" text:visited-style-name="Index_20_Link">🧱 CHAPITRE 2 — PROTOCOLE VPIV &amp; MOTEUR DE DISPATCH (MEGA)<text:tab/>16</text:a></text:p>
          <text:p text:style-name="P3"><text:a xlink:type="simple" xlink:href="#__RefHeading___Toc11397_2415352087" office:name="2.1 — But du protocole VPIV" text:style-name="Index_20_Link" text:visited-style-name="Index_20_Link">2.1 — But du protocole VPIV<text:tab/>16</text:a></text:p>
          <text:p text:style-name="P3"><text:a xlink:type="simple" xlink:href="#__RefHeading___Toc11399_2415352087" office:name="2.2 — Structure officielle des trames" text:style-name="Index_20_Link" text:visited-style-name="Index_20_Link">2.2 — Structure officielle des trames<text:tab/>16</text:a></text:p>
          <text:p text:style-name="P4"><text:a xlink:type="simple" xlink:href="#__RefHeading___Toc11401_2415352087" office:name="🔤 Les champs :" text:style-name="Index_20_Link" text:visited-style-name="Index_20_Link">🔤 Les champs :<text:tab/>16</text:a></text:p>
          <text:p text:style-name="P4"><text:a xlink:type="simple" xlink:href="#__RefHeading___Toc11403_2415352087" office:name="Exemples :" text:style-name="Index_20_Link" text:visited-style-name="Index_20_Link">Exemples :<text:tab/>16</text:a></text:p>
          <text:p text:style-name="P3"><text:a xlink:type="simple" xlink:href="#__RefHeading___Toc11405_2415352087" office:name="2.3 — Parsing VPIV (Mega)" text:style-name="Index_20_Link" text:visited-style-name="Index_20_Link">2.3 — Parsing VPIV (Mega)<text:tab/>17</text:a></text:p>
          <text:p text:style-name="P3"><text:a xlink:type="simple" xlink:href="#__RefHeading___Toc11407_2415352087" office:name="2.4 — Structure interne MessageVPIV" text:style-name="Index_20_Link" text:visited-style-name="Index_20_Link">2.4 — Structure interne MessageVPIV<text:tab/>17</text:a></text:p>
          <text:p text:style-name="P3"><text:a xlink:type="simple" xlink:href="#__RefHeading___Toc11409_2415352087" office:name="2.5 — Le routeur : dispatchVPIV()" text:style-name="Index_20_Link" text:visited-style-name="Index_20_Link">2.5 — Le routeur : dispatchVPIV()<text:tab/>17</text:a></text:p>
          <text:p text:style-name="P4"><text:a xlink:type="simple" xlink:href="#__RefHeading___Toc11411_2415352087" office:name="1) Sécurité urgence" text:style-name="Index_20_Link" text:visited-style-name="Index_20_Link">1) Sécurité urgence<text:tab/>17</text:a></text:p>
          <text:p text:style-name="P4"><text:a xlink:type="simple" xlink:href="#__RefHeading___Toc11413_2415352087" office:name="2) Table des dispatchers" text:style-name="Index_20_Link" text:visited-style-name="Index_20_Link">2) Table des dispatchers<text:tab/>17</text:a></text:p>
          <text:p text:style-name="P3"><text:a xlink:type="simple" xlink:href="#__RefHeading___Toc11415_2415352087" office:name="2.6 — Syntaxe interne des dispatchers" text:style-name="Index_20_Link" text:visited-style-name="Index_20_Link">2.6 — Syntaxe interne des dispatchers<text:tab/>18</text:a></text:p>
          <text:p text:style-name="P3"><text:a xlink:type="simple" xlink:href="#__RefHeading___Toc11417_2415352087" office:name="2.7 — Propriétés (PROP) catégorisées" text:style-name="Index_20_Link" text:visited-style-name="Index_20_Link">2.7 — Propriétés (PROP) catégorisées<text:tab/>18</text:a></text:p>
          <text:p text:style-name="P4"><text:a xlink:type="simple" xlink:href="#__RefHeading___Toc11419_2415352087" office:name="2.7.1 — Action (écriture → $V)" text:style-name="Index_20_Link" text:visited-style-name="Index_20_Link">2.7.1 — Action (écriture → $V)<text:tab/>18</text:a></text:p>
          <text:p text:style-name="P4"><text:a xlink:type="simple" xlink:href="#__RefHeading___Toc11421_2415352087" office:name="2.7.2 — Information (lecture → $I)" text:style-name="Index_20_Link" text:visited-style-name="Index_20_Link">2.7.2 — Information (lecture → $I)<text:tab/>18</text:a></text:p>
          <text:p text:style-name="P4"><text:a xlink:type="simple" xlink:href="#__RefHeading___Toc11423_2415352087" office:name="2.7.3 — Flux (envoi périodique)" text:style-name="Index_20_Link" text:visited-style-name="Index_20_Link">2.7.3 — Flux (envoi périodique)<text:tab/>19</text:a></text:p>
          <text:p text:style-name="P4"><text:a xlink:type="simple" xlink:href="#__RefHeading___Toc11425_2415352087" office:name="2.7.4 — Erreurs" text:style-name="Index_20_Link" text:visited-style-name="Index_20_Link">2.7.4 — Erreurs<text:tab/>19</text:a></text:p>
          <text:p text:style-name="P3"><text:a xlink:type="simple" xlink:href="#__RefHeading___Toc11427_2415352087" office:name="2.8 — Format standard des valeurs (value)" text:style-name="Index_20_Link" text:visited-style-name="Index_20_Link">2.8 — Format standard des valeurs (value)<text:tab/>19</text:a></text:p>
          <text:p text:style-name="P4"><text:a xlink:type="simple" xlink:href="#__RefHeading___Toc11429_2415352087" office:name="1) entier simple" text:style-name="Index_20_Link" text:visited-style-name="Index_20_Link">1) entier simple<text:tab/>19</text:a></text:p>
          <text:p text:style-name="P4"><text:a xlink:type="simple" xlink:href="#__RefHeading___Toc11431_2415352087" office:name="2) booléen" text:style-name="Index_20_Link" text:visited-style-name="Index_20_Link">2) booléen<text:tab/>19</text:a></text:p>
          <text:p text:style-name="P4"><text:a xlink:type="simple" xlink:href="#__RefHeading___Toc11433_2415352087" office:name="3) RGB" text:style-name="Index_20_Link" text:visited-style-name="Index_20_Link">3) RGB<text:tab/>19</text:a></text:p>
          <text:p text:style-name="P4"><text:a xlink:type="simple" xlink:href="#__RefHeading___Toc11435_2415352087" office:name="4) géométrie odométrie" text:style-name="Index_20_Link" text:visited-style-name="Index_20_Link">4) géométrie odométrie<text:tab/>19</text:a></text:p>
          <text:p text:style-name="P4"><text:a xlink:type="simple" xlink:href="#__RefHeading___Toc11437_2415352087" office:name="5) liste / tableau" text:style-name="Index_20_Link" text:visited-style-name="Index_20_Link">5) liste / tableau<text:tab/>19</text:a></text:p>
          <text:p text:style-name="P4"><text:a xlink:type="simple" xlink:href="#__RefHeading___Toc11439_2415352087" office:name="6) vecteur (moteurs, joystick)" text:style-name="Index_20_Link" text:visited-style-name="Index_20_Link">6) vecteur (moteurs, joystick)<text:tab/>19</text:a></text:p>
          <text:p text:style-name="P3"><text:a xlink:type="simple" xlink:href="#__RefHeading___Toc11441_2415352087" office:name="2.9 — Le cœur du parsing : vpiv_utils.cpp" text:style-name="Index_20_Link" text:visited-style-name="Index_20_Link">2.9 — Le cœur du parsing : vpiv_utils.cpp<text:tab/>19</text:a></text:p>
          <text:p text:style-name="P4"><text:a xlink:type="simple" xlink:href="#__RefHeading___Toc11443_2415352087" office:name="Liste d’indices" text:style-name="Index_20_Link" text:visited-style-name="Index_20_Link"><text:soft-page-break/>Liste d’indices<text:tab/>19</text:a></text:p>
          <text:p text:style-name="P4"><text:a xlink:type="simple" xlink:href="#__RefHeading___Toc11445_2415352087" office:name="RGB" text:style-name="Index_20_Link" text:visited-style-name="Index_20_Link">RGB<text:tab/>19</text:a></text:p>
          <text:p text:style-name="P4"><text:a xlink:type="simple" xlink:href="#__RefHeading___Toc11447_2415352087" office:name="booléen" text:style-name="Index_20_Link" text:visited-style-name="Index_20_Link">booléen<text:tab/>19</text:a></text:p>
          <text:p text:style-name="P3"><text:a xlink:type="simple" xlink:href="#__RefHeading___Toc11449_2415352087" office:name="2.10 — Exemple complet d’un cycle Node-RED → Mega" text:style-name="Index_20_Link" text:visited-style-name="Index_20_Link">2.10 — Exemple complet d’un cycle Node-RED → Mega<text:tab/>20</text:a></text:p>
          <text:p text:style-name="P4"><text:a xlink:type="simple" xlink:href="#__RefHeading___Toc11451_2415352087" office:name="1) Node-RED envoie :" text:style-name="Index_20_Link" text:visited-style-name="Index_20_Link">1) Node-RED envoie :<text:tab/>20</text:a></text:p>
          <text:p text:style-name="P4"><text:a xlink:type="simple" xlink:href="#__RefHeading___Toc11453_2415352087" office:name="2) communication_processInput() reconstruit la trame" text:style-name="Index_20_Link" text:visited-style-name="Index_20_Link">2) communication_processInput() reconstruit la trame<text:tab/>20</text:a></text:p>
          <text:p text:style-name="P4"><text:a xlink:type="simple" xlink:href="#__RefHeading___Toc11455_2415352087" office:name="3) dispatchVPIV redirige vers :" text:style-name="Index_20_Link" text:visited-style-name="Index_20_Link">3) dispatchVPIV redirige vers :<text:tab/>20</text:a></text:p>
          <text:p text:style-name="P4"><text:a xlink:type="simple" xlink:href="#__RefHeading___Toc11457_2415352087" office:name="4) Module moteur Mega calcule :" text:style-name="Index_20_Link" text:visited-style-name="Index_20_Link">4) Module moteur Mega calcule :<text:tab/>20</text:a></text:p>
          <text:p text:style-name="P4"><text:a xlink:type="simple" xlink:href="#__RefHeading___Toc11459_2415352087" office:name="5) mtr_hw envoie au UNO :" text:style-name="Index_20_Link" text:visited-style-name="Index_20_Link">5) mtr_hw envoie au UNO :<text:tab/>20</text:a></text:p>
          <text:p text:style-name="P4"><text:a xlink:type="simple" xlink:href="#__RefHeading___Toc11461_2415352087" office:name="6) UNO applique un lissage" text:style-name="Index_20_Link" text:visited-style-name="Index_20_Link">6) UNO applique un lissage<text:tab/>20</text:a></text:p>
          <text:p text:style-name="P3"><text:a xlink:type="simple" xlink:href="#__RefHeading___Toc11463_2415352087" office:name="2.11 — Exemple Node-RED → Odométrie (géométrie)" text:style-name="Index_20_Link" text:visited-style-name="Index_20_Link">2.11 — Exemple Node-RED → Odométrie (géométrie)<text:tab/>20</text:a></text:p>
          <text:p text:style-name="P4"><text:a xlink:type="simple" xlink:href="#__RefHeading___Toc11465_2415352087" office:name="Effets :" text:style-name="Index_20_Link" text:visited-style-name="Index_20_Link">Effets :<text:tab/>20</text:a></text:p>
          <text:p text:style-name="P3"><text:a xlink:type="simple" xlink:href="#__RefHeading___Toc11467_2415352087" office:name="2.12 — Exemple Node-RED → Sécurité MvtSafe" text:style-name="Index_20_Link" text:visited-style-name="Index_20_Link">2.12 — Exemple Node-RED → Sécurité MvtSafe<text:tab/>21</text:a></text:p>
          <text:p text:style-name="P3"><text:a xlink:type="simple" xlink:href="#__RefHeading___Toc11469_2415352087" office:name="✔️ Fin du CHAPITRE 2 — VPIV &amp; DISPATCH" text:style-name="Index_20_Link" text:visited-style-name="Index_20_Link">✔️ Fin du CHAPITRE 2 — VPIV &amp; DISPATCH<text:tab/>21</text:a></text:p>
          <text:p text:style-name="P3"><text:a xlink:type="simple" xlink:href="#__RefHeading___Toc11471_2415352087" office:name="🧱 CHAPITRE 3 — CONFIGURATION GLOBALE (MEGA) &amp; SYNCHRONISATION NODE-RED" text:style-name="Index_20_Link" text:visited-style-name="Index_20_Link">🧱 CHAPITRE 3 — CONFIGURATION GLOBALE (MEGA) &amp; SYNCHRONISATION NODE-RED<text:tab/>22</text:a></text:p>
          <text:p text:style-name="P3"><text:a xlink:type="simple" xlink:href="#__RefHeading___Toc11473_2415352087" office:name="3.1 — Architecture" text:style-name="Index_20_Link" text:visited-style-name="Index_20_Link">3.1 — Architecture<text:tab/>22</text:a></text:p>
          <text:p text:style-name="P5"><text:a xlink:type="simple" xlink:href="#__RefHeading___Toc11475_2415352087" office:name="3.1.1 — Fichiers" text:style-name="Index_20_Link" text:visited-style-name="Index_20_Link">3.1.1 — Fichiers<text:tab/>22</text:a></text:p>
          <text:p text:style-name="P3"><text:a xlink:type="simple" xlink:href="#__RefHeading___Toc11477_2415352087" office:name="3.2 — Rôle de la configuration globale" text:style-name="Index_20_Link" text:visited-style-name="Index_20_Link">3.2 — Rôle de la configuration globale<text:tab/>22</text:a></text:p>
          <text:p text:style-name="P3"><text:a xlink:type="simple" xlink:href="#__RefHeading___Toc11479_2415352087" office:name="3.3 — Structure C centrale" text:style-name="Index_20_Link" text:visited-style-name="Index_20_Link">3.3 — Structure C centrale<text:tab/>23</text:a></text:p>
          <text:p text:style-name="P3"><text:a xlink:type="simple" xlink:href="#__RefHeading___Toc11481_2415352087" office:name="3.4 — Valeurs par défaut" text:style-name="Index_20_Link" text:visited-style-name="Index_20_Link">3.4 — Valeurs par défaut<text:tab/>23</text:a></text:p>
          <text:p text:style-name="P3"><text:a xlink:type="simple" xlink:href="#__RefHeading___Toc11483_2415352087" office:name="3.5 — Requête de synchronisation Node-RED → MEGA" text:style-name="Index_20_Link" text:visited-style-name="Index_20_Link">3.5 — Requête de synchronisation Node-RED → MEGA<text:tab/>24</text:a></text:p>
          <text:p text:style-name="P3"><text:a xlink:type="simple" xlink:href="#__RefHeading___Toc11485_2415352087" office:name="3.6 — Modification d’une valeur" text:style-name="Index_20_Link" text:visited-style-name="Index_20_Link">3.6 — Modification d’une valeur<text:tab/>25</text:a></text:p>
          <text:p text:style-name="P3"><text:a xlink:type="simple" xlink:href="#__RefHeading___Toc11487_2415352087" office:name="3.7 — Récupération (load depuis Node-RED)" text:style-name="Index_20_Link" text:visited-style-name="Index_20_Link">3.7 — Récupération (load depuis Node-RED)<text:tab/>25</text:a></text:p>
          <text:p text:style-name="P3"><text:a xlink:type="simple" xlink:href="#__RefHeading___Toc11489_2415352087" office:name="3.8 — Reset aux valeurs par défaut" text:style-name="Index_20_Link" text:visited-style-name="Index_20_Link">3.8 — Reset aux valeurs par défaut<text:tab/>25</text:a></text:p>
          <text:p text:style-name="P3"><text:a xlink:type="simple" xlink:href="#__RefHeading___Toc11491_2415352087" office:name="3.9 — Structure Node-RED recommandée" text:style-name="Index_20_Link" text:visited-style-name="Index_20_Link">3.9 — Structure Node-RED recommandée<text:tab/>26</text:a></text:p>
          <text:p text:style-name="P4"><text:a xlink:type="simple" xlink:href="#__RefHeading___Toc11493_2415352087" office:name="1) État actuel de la configuration (flow/global)" text:style-name="Index_20_Link" text:visited-style-name="Index_20_Link">1) État actuel de la configuration (flow/global)<text:tab/>26</text:a></text:p>
          <text:p text:style-name="P4"><text:a xlink:type="simple" xlink:href="#__RefHeading___Toc11495_2415352087" office:name="2) Un “synchro initialise”" text:style-name="Index_20_Link" text:visited-style-name="Index_20_Link">2) Un “synchro initialise”<text:tab/>26</text:a></text:p>
          <text:p text:style-name="P3"><text:a xlink:type="simple" xlink:href="#__RefHeading___Toc11497_2415352087" office:name="3.10 — Recommandation importante" text:style-name="Index_20_Link" text:visited-style-name="Index_20_Link">3.10 — Recommandation importante<text:tab/>26</text:a></text:p>
          <text:p text:style-name="P3"><text:a xlink:type="simple" xlink:href="#__RefHeading___Toc11499_2415352087" office:name="3.11 — Exemple complet d’un cycle de config : changement odométrie" text:style-name="Index_20_Link" text:visited-style-name="Index_20_Link">3.11 — Exemple complet d’un cycle de config : changement odométrie<text:tab/>26</text:a></text:p>
          <text:p text:style-name="P4"><text:a xlink:type="simple" xlink:href="#__RefHeading___Toc11501_2415352087" office:name="1) Node-RED :" text:style-name="Index_20_Link" text:visited-style-name="Index_20_Link">1) Node-RED :<text:tab/>26</text:a></text:p>
          <text:p text:style-name="P4"><text:a xlink:type="simple" xlink:href="#__RefHeading___Toc11503_2415352087" office:name="2) Mega met à jour :" text:style-name="Index_20_Link" text:visited-style-name="Index_20_Link">2) Mega met à jour :<text:tab/>26</text:a></text:p>
          <text:p text:style-name="P4"><text:a xlink:type="simple" xlink:href="#__RefHeading___Toc11505_2415352087" office:name="3) Mega renvoie :" text:style-name="Index_20_Link" text:visited-style-name="Index_20_Link">3) Mega renvoie :<text:tab/>27</text:a></text:p>
          <text:p text:style-name="P4"><text:a xlink:type="simple" xlink:href="#__RefHeading___Toc11507_2415352087" office:name="4) Node-RED sauvegarde dans flow.cfg" text:style-name="Index_20_Link" text:visited-style-name="Index_20_Link">4) Node-RED sauvegarde dans flow.cfg<text:tab/>27</text:a></text:p>
          <text:p text:style-name="P3"><text:a xlink:type="simple" xlink:href="#__RefHeading___Toc11509_2415352087" office:name="3.12 — Notions critiques gérées par la config" text:style-name="Index_20_Link" text:visited-style-name="Index_20_Link">3.12 — Notions critiques gérées par la config<text:tab/>27</text:a></text:p>
          <text:p text:style-name="P5"><text:a xlink:type="simple" xlink:href="#__RefHeading___Toc11511_2415352087" office:name="3.12.1 — Odométrie et influence directe des paramètres" text:style-name="Index_20_Link" text:visited-style-name="Index_20_Link">3.12.1 — Odométrie et influence directe des paramètres<text:tab/>27</text:a></text:p>
          <text:p text:style-name="P5"><text:a xlink:type="simple" xlink:href="#__RefHeading___Toc11513_2415352087" office:name="3.12.2 — Ultrasons" text:style-name="Index_20_Link" text:visited-style-name="Index_20_Link">3.12.2 — Ultrasons<text:tab/>27</text:a></text:p>
          <text:p text:style-name="P5"><text:a xlink:type="simple" xlink:href="#__RefHeading___Toc11515_2415352087" office:name="3.12.3 — MvtSafe (sécurité)" text:style-name="Index_20_Link" text:visited-style-name="Index_20_Link">3.12.3 — MvtSafe (sécurité)<text:tab/>28</text:a></text:p>
          <text:p text:style-name="P3"><text:a xlink:type="simple" xlink:href="#__RefHeading___Toc11517_2415352087" office:name="✔️ Fin du CHAPITRE 3 — CONFIGURATION GLOBALE" text:style-name="Index_20_Link" text:visited-style-name="Index_20_Link">✔️ Fin du CHAPITRE 3 — CONFIGURATION GLOBALE<text:tab/>28</text:a></text:p>
          <text:p text:style-name="P3"><text:a xlink:type="simple" xlink:href="#__RefHeading___Toc11519_2415352087" office:name=" trames, sécurité)" text:style-name="Index_20_Link" text:visited-style-name="Index_20_Link"><text:s/>trames, sécurité)<text:tab/>28</text:a></text:p>
          <text:p text:style-name="P3"><text:a xlink:type="simple" xlink:href="#__RefHeading___Toc11521_2415352087" office:name="🧱 CHAPITRE 4 — MODULE MOTORS — Mega + UNO (modern / legacy, interpolation, sécurité)" text:style-name="Index_20_Link" text:visited-style-name="Index_20_Link">🧱 CHAPITRE 4 — MODULE MOTORS — Mega + UNO (modern / legacy, interpolation, sécurité)<text:tab/>29</text:a></text:p>
          <text:p text:style-name="P3"><text:a xlink:type="simple" xlink:href="#__RefHeading___Toc11523_2415352087" office:name="4.1 — Architecture générale" text:style-name="Index_20_Link" text:visited-style-name="Index_20_Link">4.1 — Architecture générale<text:tab/>29</text:a></text:p>
          <text:p text:style-name="P3"><text:a xlink:type="simple" xlink:href="#__RefHeading___Toc11525_2415352087" office:name="4.2 — Rôle du module moteur côté MEGA" text:style-name="Index_20_Link" text:visited-style-name="Index_20_Link">4.2 — Rôle du module moteur côté MEGA<text:tab/>29</text:a></text:p>
          <text:p text:style-name="P4"><text:a xlink:type="simple" xlink:href="#__RefHeading___Toc11527_2415352087" office:name="✔️ 1) Réception VPIV de commandes" text:style-name="Index_20_Link" text:visited-style-name="Index_20_Link">✔️ 1) Réception VPIV de commandes<text:tab/>29</text:a></text:p>
          <text:p text:style-name="P4"><text:a xlink:type="simple" xlink:href="#__RefHeading___Toc11529_2415352087" office:name="✔️ 2) Conversion commandes v,ω → L,R" text:style-name="Index_20_Link" text:visited-style-name="Index_20_Link">✔️ 2) Conversion commandes v,ω → L,R<text:tab/>30</text:a></text:p>
          <text:p text:style-name="P4"><text:a xlink:type="simple" xlink:href="#__RefHeading___Toc11531_2415352087" office:name="✔️ 3) Envoi UNO modern → &quot;&lt;L,R,A&gt;&quot;" text:style-name="Index_20_Link" text:visited-style-name="Index_20_Link">✔️ 3) Envoi UNO modern → "&lt;L,R,A&gt;"<text:tab/>30</text:a></text:p>
          <text:p text:style-name="P4"><text:a xlink:type="simple" xlink:href="#__RefHeading___Toc11533_2415352087" office:name="✔️ 4) Envoi périodique (keep-alive)" text:style-name="Index_20_Link" text:visited-style-name="Index_20_Link">✔️ 4) Envoi périodique (keep-alive)<text:tab/>30</text:a></text:p>
          <text:p text:style-name="P4"><text:a xlink:type="simple" xlink:href="#__RefHeading___Toc11535_2415352087" office:name="✔️ 5) Activation/désactivation moteurs" text:style-name="Index_20_Link" text:visited-style-name="Index_20_Link">✔️ 5) Activation/désactivation moteurs<text:tab/>30</text:a></text:p>
          <text:p text:style-name="P3"><text:a xlink:type="simple" xlink:href="#__RefHeading___Toc11537_2415352087" office:name="4.3 — Paramètres moteur dans la configuration (scfg)" text:style-name="Index_20_Link" text:visited-style-name="Index_20_Link">4.3 — Paramètres moteur dans la configuration (scfg)<text:tab/>30</text:a></text:p>
          <text:p text:style-name="P4"><text:a xlink:type="simple" xlink:href="#__RefHeading___Toc11539_2415352087" office:name="✔️ inputScale = plage d’entrée" text:style-name="Index_20_Link" text:visited-style-name="Index_20_Link">✔️ inputScale = plage d’entrée<text:tab/>30</text:a></text:p>
          <text:p text:style-name="P4"><text:a xlink:type="simple" xlink:href="#__RefHeading___Toc11541_2415352087" office:name="✔️ outputScale = plage sortie UNO" text:style-name="Index_20_Link" text:visited-style-name="Index_20_Link">✔️ outputScale = plage sortie UNO<text:tab/>30</text:a></text:p>
          <text:p text:style-name="P4"><text:a xlink:type="simple" xlink:href="#__RefHeading___Toc11543_2415352087" office:name="✔️ kturn = intensité de rotation" text:style-name="Index_20_Link" text:visited-style-name="Index_20_Link"><text:soft-page-break/>✔️ kturn = intensité de rotation<text:tab/>30</text:a></text:p>
          <text:p text:style-name="P3"><text:a xlink:type="simple" xlink:href="#__RefHeading___Toc11545_2415352087" office:name="4.4 — Conversion : v/ω → Moteur gauche/droit (MEGA)" text:style-name="Index_20_Link" text:visited-style-name="Index_20_Link">4.4 — Conversion : v/ω → Moteur gauche/droit (MEGA)<text:tab/>31</text:a></text:p>
          <text:p text:style-name="P3"><text:a xlink:type="simple" xlink:href="#__RefHeading___Toc11547_2415352087" office:name="4.5 — Mode modern : Mega → UNO (nouveau protocole)" text:style-name="Index_20_Link" text:visited-style-name="Index_20_Link">4.5 — Mode modern : Mega → UNO (nouveau protocole)<text:tab/>31</text:a></text:p>
          <text:p text:style-name="P3"><text:a xlink:type="simple" xlink:href="#__RefHeading___Toc11549_2415352087" office:name="4.6 — Mode legacy" text:style-name="Index_20_Link" text:visited-style-name="Index_20_Link">4.6 — Mode legacy<text:tab/>32</text:a></text:p>
          <text:p text:style-name="P3"><text:a xlink:type="simple" xlink:href="#__RefHeading___Toc11551_2415352087" office:name="4.7 — Module UNO : interpolation et sécurité" text:style-name="Index_20_Link" text:visited-style-name="Index_20_Link">4.7 — Module UNO : interpolation et sécurité<text:tab/>32</text:a></text:p>
          <text:p text:style-name="P5"><text:a xlink:type="simple" xlink:href="#__RefHeading___Toc11553_2415352087" office:name="4.7.1 — Rôle sur UNO" text:style-name="Index_20_Link" text:visited-style-name="Index_20_Link">4.7.1 — Rôle sur UNO<text:tab/>32</text:a></text:p>
          <text:p text:style-name="P3"><text:a xlink:type="simple" xlink:href="#__RefHeading___Toc11555_2415352087" office:name="4.8 — Interpolation sur UNO" text:style-name="Index_20_Link" text:visited-style-name="Index_20_Link">4.8 — Interpolation sur UNO<text:tab/>32</text:a></text:p>
          <text:p text:style-name="P4"><text:a xlink:type="simple" xlink:href="#__RefHeading___Toc11557_2415352087" office:name="Interprétation" text:style-name="Index_20_Link" text:visited-style-name="Index_20_Link">Interprétation<text:tab/>32</text:a></text:p>
          <text:p text:style-name="P3"><text:a xlink:type="simple" xlink:href="#__RefHeading___Toc11559_2415352087" office:name="4.9 — Sécurité timeout UNO" text:style-name="Index_20_Link" text:visited-style-name="Index_20_Link">4.9 — Sécurité timeout UNO<text:tab/>33</text:a></text:p>
          <text:p text:style-name="P3"><text:a xlink:type="simple" xlink:href="#__RefHeading___Toc11561_2415352087" office:name="4.10 — Prévention des valeurs dangereuses" text:style-name="Index_20_Link" text:visited-style-name="Index_20_Link">4.10 — Prévention des valeurs dangereuses<text:tab/>33</text:a></text:p>
          <text:p text:style-name="P3"><text:a xlink:type="simple" xlink:href="#__RefHeading___Toc11563_2415352087" office:name="4.11 — Interaction avec le module MvtSafe (sécurité obstacle)" text:style-name="Index_20_Link" text:visited-style-name="Index_20_Link">4.11 — Interaction avec le module MvtSafe (sécurité obstacle)<text:tab/>33</text:a></text:p>
          <text:p text:style-name="P3"><text:a xlink:type="simple" xlink:href="#__RefHeading___Toc11565_2415352087" office:name="4.12 — Interaction avec l’odométrie" text:style-name="Index_20_Link" text:visited-style-name="Index_20_Link">4.12 — Interaction avec l’odométrie<text:tab/>33</text:a></text:p>
          <text:p text:style-name="P3"><text:a xlink:type="simple" xlink:href="#__RefHeading___Toc11567_2415352087" office:name="4.13 — Flow Node-RED pour piloter moteurs (exemple)" text:style-name="Index_20_Link" text:visited-style-name="Index_20_Link">4.13 — Flow Node-RED pour piloter moteurs (exemple)<text:tab/>34</text:a></text:p>
          <text:p text:style-name="P4"><text:a xlink:type="simple" xlink:href="#__RefHeading___Toc11569_2415352087" office:name="Input UI → Node-RED" text:style-name="Index_20_Link" text:visited-style-name="Index_20_Link">Input UI → Node-RED<text:tab/>34</text:a></text:p>
          <text:p text:style-name="P4"><text:a xlink:type="simple" xlink:href="#__RefHeading___Toc11571_2415352087" office:name="Node-RED → Mega (VPIV)" text:style-name="Index_20_Link" text:visited-style-name="Index_20_Link">Node-RED → Mega (VPIV)<text:tab/>34</text:a></text:p>
          <text:p text:style-name="P3"><text:a xlink:type="simple" xlink:href="#__RefHeading___Toc11573_2415352087" office:name="4.14 — Commande directe (non recommandée)" text:style-name="Index_20_Link" text:visited-style-name="Index_20_Link">4.14 — Commande directe (non recommandée)<text:tab/>34</text:a></text:p>
          <text:p text:style-name="P3"><text:a xlink:type="simple" xlink:href="#__RefHeading___Toc11575_2415352087" office:name="4.15 — Test diagnostic moteur" text:style-name="Index_20_Link" text:visited-style-name="Index_20_Link">4.15 — Test diagnostic moteur<text:tab/>34</text:a></text:p>
          <text:p text:style-name="P3"><text:a xlink:type="simple" xlink:href="#__RefHeading___Toc11577_2415352087" office:name="4.16 — Résumé chaîne moteur" text:style-name="Index_20_Link" text:visited-style-name="Index_20_Link">4.16 — Résumé chaîne moteur<text:tab/>35</text:a></text:p>
          <text:p text:style-name="P3"><text:a xlink:type="simple" xlink:href="#__RefHeading___Toc11579_2415352087" office:name="✔️ Fin CHAP 4 : MOTEURS" text:style-name="Index_20_Link" text:visited-style-name="Index_20_Link">✔️ Fin CHAP 4 : MOTEURS<text:tab/>35</text:a></text:p>
          <text:p text:style-name="P3"><text:a xlink:type="simple" xlink:href="#__RefHeading___Toc11581_2415352087" office:name="🟦 CHAPITRE 5 — ULTRASONS + MvtSafe : Architecture complète, seuils, mapping, sécurité dynamique" text:style-name="Index_20_Link" text:visited-style-name="Index_20_Link">🟦 CHAPITRE 5 — ULTRASONS + MvtSafe : Architecture complète, seuils, mapping, sécurité dynamique<text:tab/>36</text:a></text:p>
          <text:p text:style-name="P3"><text:a xlink:type="simple" xlink:href="#__RefHeading___Toc11583_2415352087" office:name="5.1 — Architecture générale" text:style-name="Index_20_Link" text:visited-style-name="Index_20_Link">5.1 — Architecture générale<text:tab/>36</text:a></text:p>
          <text:p text:style-name="P3"><text:a xlink:type="simple" xlink:href="#__RefHeading___Toc11585_2415352087" office:name="5.2 — Nouveau mapping officiel US (confirmé)" text:style-name="Index_20_Link" text:visited-style-name="Index_20_Link">5.2 — Nouveau mapping officiel US (confirmé)<text:tab/>36</text:a></text:p>
          <text:p text:style-name="P4"><text:a xlink:type="simple" xlink:href="#__RefHeading___Toc11587_2415352087" office:name="Le tableau interne usNames[] doit être :" text:style-name="Index_20_Link" text:visited-style-name="Index_20_Link">Le tableau interne usNames[] doit être :<text:tab/>37</text:a></text:p>
          <text:p text:style-name="P3"><text:a xlink:type="simple" xlink:href="#__RefHeading___Toc11589_2415352087" office:name="5.3 — Seuils officiels US (selon ta demande)" text:style-name="Index_20_Link" text:visited-style-name="Index_20_Link">5.3 — Seuils officiels US (selon ta demande)<text:tab/>37</text:a></text:p>
          <text:p text:style-name="P4"><text:a xlink:type="simple" xlink:href="#__RefHeading___Toc11591_2415352087" office:name="Distances limites (cm)" text:style-name="Index_20_Link" text:visited-style-name="Index_20_Link">Distances limites (cm)<text:tab/>37</text:a></text:p>
          <text:p text:style-name="P3"><text:a xlink:type="simple" xlink:href="#__RefHeading___Toc11593_2415352087" office:name="5.4 — Fonctionnement du module US (lecture et alertes)" text:style-name="Index_20_Link" text:visited-style-name="Index_20_Link">5.4 — Fonctionnement du module US (lecture et alertes)<text:tab/>37</text:a></text:p>
          <text:p text:style-name="P4"><text:a xlink:type="simple" xlink:href="#__RefHeading___Toc11595_2415352087" office:name="✔️ Lecture cyclique non bloquante" text:style-name="Index_20_Link" text:visited-style-name="Index_20_Link">✔️ Lecture cyclique non bloquante<text:tab/>37</text:a></text:p>
          <text:p text:style-name="P4"><text:a xlink:type="simple" xlink:href="#__RefHeading___Toc11597_2415352087" office:name="✔️ Gestion mode suspect" text:style-name="Index_20_Link" text:visited-style-name="Index_20_Link">✔️ Gestion mode suspect<text:tab/>38</text:a></text:p>
          <text:p text:style-name="P4"><text:a xlink:type="simple" xlink:href="#__RefHeading___Toc11599_2415352087" office:name="✔️ Valider toutes les valeurs internes dans currValue[]" text:style-name="Index_20_Link" text:visited-style-name="Index_20_Link">✔️ Valider toutes les valeurs internes dans currValue[]<text:tab/>38</text:a></text:p>
          <text:p text:style-name="P4"><text:a xlink:type="simple" xlink:href="#__RefHeading___Toc11601_2415352087" office:name="✔️ Alertes danger" text:style-name="Index_20_Link" text:visited-style-name="Index_20_Link">✔️ Alertes danger<text:tab/>38</text:a></text:p>
          <text:p text:style-name="P4"><text:a xlink:type="simple" xlink:href="#__RefHeading___Toc11603_2415352087" office:name="✔️ Publication valeurs" text:style-name="Index_20_Link" text:visited-style-name="Index_20_Link">✔️ Publication valeurs<text:tab/>38</text:a></text:p>
          <text:p text:style-name="P3"><text:a xlink:type="simple" xlink:href="#__RefHeading___Toc11605_2415352087" office:name="5.5 — MvtSafe : cerveau sécurité" text:style-name="Index_20_Link" text:visited-style-name="Index_20_Link">5.5 — MvtSafe : cerveau sécurité<text:tab/>38</text:a></text:p>
          <text:p text:style-name="P3"><text:a xlink:type="simple" xlink:href="#__RefHeading___Toc11607_2415352087" office:name="5.6 — Zones MvtSafe (réglées pour ton robot)" text:style-name="Index_20_Link" text:visited-style-name="Index_20_Link">5.6 — Zones MvtSafe (réglées pour ton robot)<text:tab/>38</text:a></text:p>
          <text:p text:style-name="P4"><text:a xlink:type="simple" xlink:href="#__RefHeading___Toc11609_2415352087" office:name="1) Avance" text:style-name="Index_20_Link" text:visited-style-name="Index_20_Link">1) Avance<text:tab/>39</text:a></text:p>
          <text:p text:style-name="P4"><text:a xlink:type="simple" xlink:href="#__RefHeading___Toc11611_2415352087" office:name="2) Recul" text:style-name="Index_20_Link" text:visited-style-name="Index_20_Link">2) Recul<text:tab/>39</text:a></text:p>
          <text:p text:style-name="P4"><text:a xlink:type="simple" xlink:href="#__RefHeading___Toc11613_2415352087" office:name="3) Rotation" text:style-name="Index_20_Link" text:visited-style-name="Index_20_Link">3) Rotation<text:tab/>39</text:a></text:p>
          <text:p text:style-name="P3"><text:a xlink:type="simple" xlink:href="#__RefHeading___Toc11615_2415352087" office:name="5.7 — Réactions MvtSafe" text:style-name="Index_20_Link" text:visited-style-name="Index_20_Link">5.7 — Réactions MvtSafe<text:tab/>39</text:a></text:p>
          <text:p text:style-name="P3"><text:a xlink:type="simple" xlink:href="#__RefHeading___Toc11617_2415352087" office:name="5.8 — Seuils internes MvtSafe (warn / danger)" text:style-name="Index_20_Link" text:visited-style-name="Index_20_Link">5.8 — Seuils internes MvtSafe (warn / danger)<text:tab/>39</text:a></text:p>
          <text:p text:style-name="P3"><text:a xlink:type="simple" xlink:href="#__RefHeading___Toc11619_2415352087" office:name="5.9 — Commandes VPIV MvtSafe" text:style-name="Index_20_Link" text:visited-style-name="Index_20_Link">5.9 — Commandes VPIV MvtSafe<text:tab/>39</text:a></text:p>
          <text:p text:style-name="P4"><text:a xlink:type="simple" xlink:href="#__RefHeading___Toc11621_2415352087" office:name="Activer/désactiver" text:style-name="Index_20_Link" text:visited-style-name="Index_20_Link">Activer/désactiver<text:tab/>39</text:a></text:p>
          <text:p text:style-name="P4"><text:a xlink:type="simple" xlink:href="#__RefHeading___Toc11623_2415352087" office:name="Mode" text:style-name="Index_20_Link" text:visited-style-name="Index_20_Link">Mode<text:tab/>39</text:a></text:p>
          <text:p text:style-name="P4"><text:a xlink:type="simple" xlink:href="#__RefHeading___Toc11625_2415352087" office:name="Seuils" text:style-name="Index_20_Link" text:visited-style-name="Index_20_Link">Seuils<text:tab/>40</text:a></text:p>
          <text:p text:style-name="P4"><text:a xlink:type="simple" xlink:href="#__RefHeading___Toc11627_2415352087" office:name="Lire état" text:style-name="Index_20_Link" text:visited-style-name="Index_20_Link">Lire état<text:tab/>40</text:a></text:p>
          <text:p text:style-name="P3"><text:a xlink:type="simple" xlink:href="#__RefHeading___Toc11629_2415352087" office:name="5.10 — Comment MvtSafe modifie l’ordre moteur" text:style-name="Index_20_Link" text:visited-style-name="Index_20_Link">5.10 — Comment MvtSafe modifie l’ordre moteur<text:tab/>40</text:a></text:p>
          <text:p text:style-name="P3"><text:a xlink:type="simple" xlink:href="#__RefHeading___Toc11631_2415352087" office:name="5.11 — Node-RED : traitement des US" text:style-name="Index_20_Link" text:visited-style-name="Index_20_Link">5.11 — Node-RED : traitement des US<text:tab/>40</text:a></text:p>
          <text:p text:style-name="P4"><text:a xlink:type="simple" xlink:href="#__RefHeading___Toc11633_2415352087" office:name="Table d’affichage exemple :" text:style-name="Index_20_Link" text:visited-style-name="Index_20_Link">Table d’affichage exemple :<text:tab/>40</text:a></text:p>
          <text:p text:style-name="P4"><text:a xlink:type="simple" xlink:href="#__RefHeading___Toc11635_2415352087" office:name="Exemple logique Node-RED :" text:style-name="Index_20_Link" text:visited-style-name="Index_20_Link">Exemple logique Node-RED :<text:tab/>41</text:a></text:p>
          <text:p text:style-name="P3"><text:a xlink:type="simple" xlink:href="#__RefHeading___Toc11637_2415352087" office:name="5.12 — Intégration complète dans RZmegaV5.ino" text:style-name="Index_20_Link" text:visited-style-name="Index_20_Link">5.12 — Intégration complète dans RZmegaV5.ino<text:tab/>41</text:a></text:p>
          <text:p text:style-name="P3"><text:a xlink:type="simple" xlink:href="#__RefHeading___Toc11639_2415352087" office:name="5.13 — Diagnostic utile (Mega)" text:style-name="Index_20_Link" text:visited-style-name="Index_20_Link">5.13 — Diagnostic utile (Mega)<text:tab/>41</text:a></text:p>
          <text:p text:style-name="P4"><text:a xlink:type="simple" xlink:href="#__RefHeading___Toc11641_2415352087" office:name="Lire un capteur US directement" text:style-name="Index_20_Link" text:visited-style-name="Index_20_Link">Lire un capteur US directement<text:tab/>41</text:a></text:p>
          <text:p text:style-name="P4"><text:a xlink:type="simple" xlink:href="#__RefHeading___Toc11643_2415352087" office:name="Lire tous" text:style-name="Index_20_Link" text:visited-style-name="Index_20_Link">Lire tous<text:tab/>41</text:a></text:p>
          <text:p text:style-name="P4"><text:a xlink:type="simple" xlink:href="#__RefHeading___Toc11645_2415352087" office:name="Activer debug complet" text:style-name="Index_20_Link" text:visited-style-name="Index_20_Link"><text:soft-page-break/>Activer debug complet<text:tab/>41</text:a></text:p>
          <text:p text:style-name="P4"><text:a xlink:type="simple" xlink:href="#__RefHeading___Toc11647_2415352087" office:name="Danger test (main devant capteur)" text:style-name="Index_20_Link" text:visited-style-name="Index_20_Link">Danger test (main devant capteur)<text:tab/>41</text:a></text:p>
          <text:p text:style-name="P3"><text:a xlink:type="simple" xlink:href="#__RefHeading___Toc11649_2415352087" office:name="5.14 — Schéma final : US + Safe + Motors" text:style-name="Index_20_Link" text:visited-style-name="Index_20_Link">5.14 — Schéma final : US + Safe + Motors<text:tab/>41</text:a></text:p>
          <text:p text:style-name="P3"><text:a xlink:type="simple" xlink:href="#__RefHeading___Toc11651_2415352087" office:name="🟦 CHAPITRE 6 — Force Sensor (FS) &amp; Microphone Array (MIC)" text:style-name="Index_20_Link" text:visited-style-name="Index_20_Link">🟦 CHAPITRE 6 — Force Sensor (FS) &amp; Microphone Array (MIC)<text:tab/>43</text:a></text:p>
          <text:p text:style-name="P4"><text:a xlink:type="simple" xlink:href="#__RefHeading___Toc11653_2415352087" office:name="Documentation complète Arduino + VPIV + Node-RED" text:style-name="Index_20_Link" text:visited-style-name="Index_20_Link">Documentation complète Arduino + VPIV + Node-RED<text:tab/>43</text:a></text:p>
          <text:p text:style-name="P3"><text:a xlink:type="simple" xlink:href="#__RefHeading___Toc11655_2415352087" office:name="🟥 PARTIE 1 — MODULE FS (Force Sensor)" text:style-name="Index_20_Link" text:visited-style-name="Index_20_Link">🟥 PARTIE 1 — MODULE FS (Force Sensor)<text:tab/>43</text:a></text:p>
          <text:p text:style-name="P3"><text:a xlink:type="simple" xlink:href="#__RefHeading___Toc11657_2415352087" office:name="6.1 — Architecture FS" text:style-name="Index_20_Link" text:visited-style-name="Index_20_Link">6.1 — Architecture FS<text:tab/>43</text:a></text:p>
          <text:p text:style-name="P3"><text:a xlink:type="simple" xlink:href="#__RefHeading___Toc11659_2415352087" office:name="6.2 — fs_hardware.cpp" text:style-name="Index_20_Link" text:visited-style-name="Index_20_Link">6.2 — fs_hardware.cpp<text:tab/>43</text:a></text:p>
          <text:p text:style-name="P3"><text:a xlink:type="simple" xlink:href="#__RefHeading___Toc11661_2415352087" office:name="6.3 — fs.cpp" text:style-name="Index_20_Link" text:visited-style-name="Index_20_Link">6.3 — fs.cpp<text:tab/>44</text:a></text:p>
          <text:p text:style-name="P4"><text:a xlink:type="simple" xlink:href="#__RefHeading___Toc11663_2415352087" office:name="✔️ fs_init()" text:style-name="Index_20_Link" text:visited-style-name="Index_20_Link">✔️ fs_init()<text:tab/>44</text:a></text:p>
          <text:p text:style-name="P4"><text:a xlink:type="simple" xlink:href="#__RefHeading___Toc11665_2415352087" office:name="✔️ fs_processPeriodic()" text:style-name="Index_20_Link" text:visited-style-name="Index_20_Link">✔️ fs_processPeriodic()<text:tab/>44</text:a></text:p>
          <text:p text:style-name="P4"><text:a xlink:type="simple" xlink:href="#__RefHeading___Toc11667_2415352087" office:name="✔️ Détection de pression" text:style-name="Index_20_Link" text:visited-style-name="Index_20_Link">✔️ Détection de pression<text:tab/>44</text:a></text:p>
          <text:p text:style-name="P3"><text:a xlink:type="simple" xlink:href="#__RefHeading___Toc11669_2415352087" office:name="6.4 — dispatch_FS.cpp (VPIV → FS)" text:style-name="Index_20_Link" text:visited-style-name="Index_20_Link">6.4 — dispatch_FS.cpp (VPIV → FS)<text:tab/>44</text:a></text:p>
          <text:p text:style-name="P4"><text:a xlink:type="simple" xlink:href="#__RefHeading___Toc11671_2415352087" office:name="Lire" text:style-name="Index_20_Link" text:visited-style-name="Index_20_Link">Lire<text:tab/>45</text:a></text:p>
          <text:p text:style-name="P4"><text:a xlink:type="simple" xlink:href="#__RefHeading___Toc11673_2415352087" office:name="Activer / désactiver" text:style-name="Index_20_Link" text:visited-style-name="Index_20_Link">Activer / désactiver<text:tab/>45</text:a></text:p>
          <text:p text:style-name="P4"><text:a xlink:type="simple" xlink:href="#__RefHeading___Toc11675_2415352087" office:name="Régler delta (sensibilité)" text:style-name="Index_20_Link" text:visited-style-name="Index_20_Link">Régler delta (sensibilité)<text:tab/>45</text:a></text:p>
          <text:p text:style-name="P4"><text:a xlink:type="simple" xlink:href="#__RefHeading___Toc11677_2415352087" office:name="Régler seuils" text:style-name="Index_20_Link" text:visited-style-name="Index_20_Link">Régler seuils<text:tab/>45</text:a></text:p>
          <text:p text:style-name="P3"><text:a xlink:type="simple" xlink:href="#__RefHeading___Toc11679_2415352087" office:name="6.5 — Node-RED (FS)" text:style-name="Index_20_Link" text:visited-style-name="Index_20_Link">6.5 — Node-RED (FS)<text:tab/>45</text:a></text:p>
          <text:p text:style-name="P3"><text:a xlink:type="simple" xlink:href="#__RefHeading___Toc11681_2415352087" office:name="6.6 — Interaction FS ↔ MvtSafe ↔ Emergency" text:style-name="Index_20_Link" text:visited-style-name="Index_20_Link">6.6 — Interaction FS ↔ MvtSafe ↔ Emergency<text:tab/>45</text:a></text:p>
          <text:p text:style-name="P3"><text:a xlink:type="simple" xlink:href="#__RefHeading___Toc11683_2415352087" office:name="🟦 PARTIE 2 — MODULE MIC (Microphones directionnels)" text:style-name="Index_20_Link" text:visited-style-name="Index_20_Link">🟦 PARTIE 2 — MODULE MIC (Microphones directionnels)<text:tab/>46</text:a></text:p>
          <text:p text:style-name="P3"><text:a xlink:type="simple" xlink:href="#__RefHeading___Toc11685_2415352087" office:name="6.7 — Architecture MIC" text:style-name="Index_20_Link" text:visited-style-name="Index_20_Link">6.7 — Architecture MIC<text:tab/>46</text:a></text:p>
          <text:p text:style-name="P3"><text:a xlink:type="simple" xlink:href="#__RefHeading___Toc11687_2415352087" office:name="6.8 — mic_hardware.cpp" text:style-name="Index_20_Link" text:visited-style-name="Index_20_Link">6.8 — mic_hardware.cpp<text:tab/>46</text:a></text:p>
          <text:p text:style-name="P3"><text:a xlink:type="simple" xlink:href="#__RefHeading___Toc11689_2415352087" office:name="6.9 — mic.cpp (algorithme orientation sonore)" text:style-name="Index_20_Link" text:visited-style-name="Index_20_Link">6.9 — mic.cpp (algorithme orientation sonore)<text:tab/>46</text:a></text:p>
          <text:p text:style-name="P4"><text:a xlink:type="simple" xlink:href="#__RefHeading___Toc11691_2415352087" office:name="Algorithme simplifié :" text:style-name="Index_20_Link" text:visited-style-name="Index_20_Link">Algorithme simplifié :<text:tab/>46</text:a></text:p>
          <text:p text:style-name="P3"><text:a xlink:type="simple" xlink:href="#__RefHeading___Toc11693_2415352087" office:name="6.10 — dispatch_Mic.cpp (VPIV → mic)" text:style-name="Index_20_Link" text:visited-style-name="Index_20_Link">6.10 — dispatch_Mic.cpp (VPIV → mic)<text:tab/>47</text:a></text:p>
          <text:p text:style-name="P4"><text:a xlink:type="simple" xlink:href="#__RefHeading___Toc11695_2415352087" office:name="Lire valeurs" text:style-name="Index_20_Link" text:visited-style-name="Index_20_Link">Lire valeurs<text:tab/>47</text:a></text:p>
          <text:p text:style-name="P4"><text:a xlink:type="simple" xlink:href="#__RefHeading___Toc11697_2415352087" office:name="Sensibilité" text:style-name="Index_20_Link" text:visited-style-name="Index_20_Link">Sensibilité<text:tab/>47</text:a></text:p>
          <text:p text:style-name="P4"><text:a xlink:type="simple" xlink:href="#__RefHeading___Toc11699_2415352087" office:name="Mode" text:style-name="Index_20_Link" text:visited-style-name="Index_20_Link">Mode<text:tab/>47</text:a></text:p>
          <text:p text:style-name="P4"><text:a xlink:type="simple" xlink:href="#__RefHeading___Toc11701_2415352087" office:name="Activer/désactiver" text:style-name="Index_20_Link" text:visited-style-name="Index_20_Link">Activer/désactiver<text:tab/>47</text:a></text:p>
          <text:p text:style-name="P3"><text:a xlink:type="simple" xlink:href="#__RefHeading___Toc11703_2415352087" office:name="6.11 — Node-RED : affichage MICRO" text:style-name="Index_20_Link" text:visited-style-name="Index_20_Link">6.11 — Node-RED : affichage MICRO<text:tab/>47</text:a></text:p>
          <text:p text:style-name="P4"><text:a xlink:type="simple" xlink:href="#__RefHeading___Toc11705_2415352087" office:name="✔️ Une boussole sonore (gauche / centre / droite)" text:style-name="Index_20_Link" text:visited-style-name="Index_20_Link">✔️ Une boussole sonore (gauche / centre / droite)<text:tab/>47</text:a></text:p>
          <text:p text:style-name="P4"><text:a xlink:type="simple" xlink:href="#__RefHeading___Toc11707_2415352087" office:name="✔️ Niveau sonore" text:style-name="Index_20_Link" text:visited-style-name="Index_20_Link">✔️ Niveau sonore<text:tab/>47</text:a></text:p>
          <text:p text:style-name="P4"><text:a xlink:type="simple" xlink:href="#__RefHeading___Toc11709_2415352087" office:name="✔️ Interaction robot" text:style-name="Index_20_Link" text:visited-style-name="Index_20_Link">✔️ Interaction robot<text:tab/>47</text:a></text:p>
          <text:p text:style-name="P3"><text:a xlink:type="simple" xlink:href="#__RefHeading___Toc11711_2415352087" office:name="6.12 — MIC + LED Ring" text:style-name="Index_20_Link" text:visited-style-name="Index_20_Link">6.12 — MIC + LED Ring<text:tab/>48</text:a></text:p>
          <text:p text:style-name="P3"><text:a xlink:type="simple" xlink:href="#__RefHeading___Toc11713_2415352087" office:name="6.13 — MIC + Node-RED + MQTT" text:style-name="Index_20_Link" text:visited-style-name="Index_20_Link">6.13 — MIC + Node-RED + MQTT<text:tab/>48</text:a></text:p>
          <text:p text:style-name="P3"><text:a xlink:type="simple" xlink:href="#__RefHeading___Toc11715_2415352087" office:name="6.14 — Intégration Arduino (Mega)" text:style-name="Index_20_Link" text:visited-style-name="Index_20_Link">6.14 — Intégration Arduino (Mega)<text:tab/>48</text:a></text:p>
          <text:p text:style-name="P3"><text:a xlink:type="simple" xlink:href="#__RefHeading___Toc11717_2415352087" office:name="6.15 — Résumé Chapitre 6" text:style-name="Index_20_Link" text:visited-style-name="Index_20_Link">6.15 — Résumé Chapitre 6<text:tab/>48</text:a></text:p>
          <text:p text:style-name="P3"><text:a xlink:type="simple" xlink:href="#__RefHeading___Toc11719_2415352087" office:name="✔️ CHAPITRE 6 TERMINE" text:style-name="Index_20_Link" text:visited-style-name="Index_20_Link">✔️ CHAPITRE 6 TERMINE<text:tab/>49</text:a></text:p>
          <text:p text:style-name="P3"><text:a xlink:type="simple" xlink:href="#__RefHeading___Toc11721_2415352087" office:name="🟦 CHAPITRE 7 — ODOMÉTRIE (Odom) &amp; NAVIGATION" text:style-name="Index_20_Link" text:visited-style-name="Index_20_Link">🟦 CHAPITRE 7 — ODOMÉTRIE (Odom) &amp; NAVIGATION<text:tab/>50</text:a></text:p>
          <text:p text:style-name="P3"><text:a xlink:type="simple" xlink:href="#__RefHeading___Toc11723_2415352087" office:name="📌 7.1 — Position du module Odom dans la chaîne" text:style-name="Index_20_Link" text:visited-style-name="Index_20_Link">📌 7.1 — Position du module Odom dans la chaîne<text:tab/>50</text:a></text:p>
          <text:p text:style-name="P3"><text:a xlink:type="simple" xlink:href="#__RefHeading___Toc11725_2415352087" office:name="📚 7.2 — Comprendre l’odométrie diff-drive" text:style-name="Index_20_Link" text:visited-style-name="Index_20_Link">📚 7.2 — Comprendre l’odométrie diff-drive<text:tab/>50</text:a></text:p>
          <text:p text:style-name="P4"><text:a xlink:type="simple" xlink:href="#__RefHeading___Toc11727_2415352087" office:name="Déplacements :" text:style-name="Index_20_Link" text:visited-style-name="Index_20_Link">Déplacements :<text:tab/>51</text:a></text:p>
          <text:p text:style-name="P4"><text:a xlink:type="simple" xlink:href="#__RefHeading___Toc11729_2415352087" office:name="Mise à jour position :" text:style-name="Index_20_Link" text:visited-style-name="Index_20_Link">Mise à jour position :<text:tab/>51</text:a></text:p>
          <text:p text:style-name="P3"><text:a xlink:type="simple" xlink:href="#__RefHeading___Toc11731_2415352087" office:name="⚙️ 7.3 — Paramètres physiques essentiels" text:style-name="Index_20_Link" text:visited-style-name="Index_20_Link">⚙️ 7.3 — Paramètres physiques essentiels<text:tab/>51</text:a></text:p>
          <text:p text:style-name="P3"><text:a xlink:type="simple" xlink:href="#__RefHeading___Toc11733_2415352087" office:name="🧮 7.4 — Coefficients internes calculés dynamiquement" text:style-name="Index_20_Link" text:visited-style-name="Index_20_Link">🧮 7.4 — Coefficients internes calculés dynamiquement<text:tab/>51</text:a></text:p>
          <text:p text:style-name="P4"><text:a xlink:type="simple" xlink:href="#__RefHeading___Toc11735_2415352087" office:name="Avancée linéaire par tick :" text:style-name="Index_20_Link" text:visited-style-name="Index_20_Link">Avancée linéaire par tick :<text:tab/>51</text:a></text:p>
          <text:p text:style-name="P4"><text:a xlink:type="simple" xlink:href="#__RefHeading___Toc11737_2415352087" office:name="Coefficient angulaire :" text:style-name="Index_20_Link" text:visited-style-name="Index_20_Link">Coefficient angulaire :<text:tab/>51</text:a></text:p>
          <text:p text:style-name="P4"><text:a xlink:type="simple" xlink:href="#__RefHeading___Toc11739_2415352087" office:name="Équivalents droite :" text:style-name="Index_20_Link" text:visited-style-name="Index_20_Link">Équivalents droite :<text:tab/>51</text:a></text:p>
          <text:p text:style-name="P3"><text:a xlink:type="simple" xlink:href="#__RefHeading___Toc11741_2415352087" office:name="⚙️ 7.5 — Commandes VPIV supportées par ton odom" text:style-name="Index_20_Link" text:visited-style-name="Index_20_Link">⚙️ 7.5 — Commandes VPIV supportées par ton odom<text:tab/>52</text:a></text:p>
          <text:p text:style-name="P4"><text:a xlink:type="simple" xlink:href="#__RefHeading___Toc11743_2415352087" office:name="📌 Lire la position" text:style-name="Index_20_Link" text:visited-style-name="Index_20_Link">📌 Lire la position<text:tab/>52</text:a></text:p>
          <text:p text:style-name="P4"><text:a xlink:type="simple" xlink:href="#__RefHeading___Toc11745_2415352087" office:name="📌 Réinitialiser la position" text:style-name="Index_20_Link" text:visited-style-name="Index_20_Link">📌 Réinitialiser la position<text:tab/>52</text:a></text:p>
          <text:p text:style-name="P4"><text:a xlink:type="simple" xlink:href="#__RefHeading___Toc11747_2415352087" office:name="📌 Lire ticks bruts" text:style-name="Index_20_Link" text:visited-style-name="Index_20_Link">📌 Lire ticks bruts<text:tab/>52</text:a></text:p>
          <text:p text:style-name="P4"><text:a xlink:type="simple" xlink:href="#__RefHeading___Toc11749_2415352087" office:name="📌 🔥 Définir géométrie complète via une seule commande" text:style-name="Index_20_Link" text:visited-style-name="Index_20_Link"><text:soft-page-break/>📌 🔥 Définir géométrie complète via une seule commande<text:tab/>52</text:a></text:p>
          <text:p text:style-name="P4"><text:a xlink:type="simple" xlink:href="#__RefHeading___Toc11751_2415352087" office:name="📌 Lire coefficients" text:style-name="Index_20_Link" text:visited-style-name="Index_20_Link">📌 Lire coefficients<text:tab/>52</text:a></text:p>
          <text:p text:style-name="P4"><text:a xlink:type="simple" xlink:href="#__RefHeading___Toc11753_2415352087" office:name="📌 Appliquer VPIV de mouvement (pour Node-RED futur)" text:style-name="Index_20_Link" text:visited-style-name="Index_20_Link">📌 Appliquer VPIV de mouvement (pour Node-RED futur)<text:tab/>52</text:a></text:p>
          <text:p text:style-name="P3"><text:a xlink:type="simple" xlink:href="#__RefHeading___Toc11755_2415352087" office:name="🧩 7.6 — odom_hardware.cpp" text:style-name="Index_20_Link" text:visited-style-name="Index_20_Link">🧩 7.6 — odom_hardware.cpp<text:tab/>53</text:a></text:p>
          <text:p text:style-name="P3"><text:a xlink:type="simple" xlink:href="#__RefHeading___Toc11757_2415352087" office:name="🧠 7.7 — odom.cpp : le cœur de l’algorithme" text:style-name="Index_20_Link" text:visited-style-name="Index_20_Link">🧠 7.7 — odom.cpp : le cœur de l’algorithme<text:tab/>53</text:a></text:p>
          <text:p text:style-name="P3"><text:a xlink:type="simple" xlink:href="#__RefHeading___Toc11759_2415352087" office:name="🧪 7.8 — Mode calibration fourni" text:style-name="Index_20_Link" text:visited-style-name="Index_20_Link">🧪 7.8 — Mode calibration fourni<text:tab/>53</text:a></text:p>
          <text:p text:style-name="P3"><text:a xlink:type="simple" xlink:href="#__RefHeading___Toc11761_2415352087" office:name="🧪 CALIBRATION – Étape 1 : vérifier CPR" text:style-name="Index_20_Link" text:visited-style-name="Index_20_Link">🧪 CALIBRATION – Étape 1 : vérifier CPR<text:tab/>53</text:a></text:p>
          <text:p text:style-name="P3"><text:a xlink:type="simple" xlink:href="#__RefHeading___Toc11763_2415352087" office:name="🧪 CALIBRATION – Étape 2 : vérifier entraxe" text:style-name="Index_20_Link" text:visited-style-name="Index_20_Link">🧪 CALIBRATION – Étape 2 : vérifier entraxe<text:tab/>54</text:a></text:p>
          <text:p text:style-name="P3"><text:a xlink:type="simple" xlink:href="#__RefHeading___Toc11765_2415352087" office:name="📡 7.9 — Intégration Node-RED" text:style-name="Index_20_Link" text:visited-style-name="Index_20_Link">📡 7.9 — Intégration Node-RED<text:tab/>54</text:a></text:p>
          <text:p text:style-name="P4"><text:a xlink:type="simple" xlink:href="#__RefHeading___Toc11767_2415352087" office:name="Affichage recommandé :" text:style-name="Index_20_Link" text:visited-style-name="Index_20_Link">Affichage recommandé :<text:tab/>55</text:a></text:p>
          <text:p text:style-name="P4"><text:a xlink:type="simple" xlink:href="#__RefHeading___Toc11769_2415352087" office:name="🔵 Carte XY en temps réel" text:style-name="Index_20_Link" text:visited-style-name="Index_20_Link">🔵 Carte XY en temps réel<text:tab/>55</text:a></text:p>
          <text:p text:style-name="P4"><text:a xlink:type="simple" xlink:href="#__RefHeading___Toc11771_2415352087" office:name="🔵 Orientation θ" text:style-name="Index_20_Link" text:visited-style-name="Index_20_Link">🔵 Orientation θ<text:tab/>55</text:a></text:p>
          <text:p text:style-name="P4"><text:a xlink:type="simple" xlink:href="#__RefHeading___Toc11773_2415352087" office:name="🔵 Information texte" text:style-name="Index_20_Link" text:visited-style-name="Index_20_Link">🔵 Information texte<text:tab/>55</text:a></text:p>
          <text:p text:style-name="P4"><text:a xlink:type="simple" xlink:href="#__RefHeading___Toc11775_2415352087" office:name="🔵 Visualisation type robot (canvas)" text:style-name="Index_20_Link" text:visited-style-name="Index_20_Link">🔵 Visualisation type robot (canvas)<text:tab/>55</text:a></text:p>
          <text:p text:style-name="P3"><text:a xlink:type="simple" xlink:href="#__RefHeading___Toc11777_2415352087" office:name="📡 7.10 — Intégration MQTT" text:style-name="Index_20_Link" text:visited-style-name="Index_20_Link">📡 7.10 — Intégration MQTT<text:tab/>55</text:a></text:p>
          <text:p text:style-name="P3"><text:a xlink:type="simple" xlink:href="#__RefHeading___Toc11779_2415352087" office:name="🟥 7.11 — Interactions avec les autres modules" text:style-name="Index_20_Link" text:visited-style-name="Index_20_Link">🟥 7.11 — Interactions avec les autres modules<text:tab/>55</text:a></text:p>
          <text:p text:style-name="P3"><text:a xlink:type="simple" xlink:href="#__RefHeading___Toc11781_2415352087" office:name="🟩 7.12 — Résumé CHAP 7" text:style-name="Index_20_Link" text:visited-style-name="Index_20_Link">🟩 7.12 — Résumé CHAP 7<text:tab/>56</text:a></text:p>
          <text:p text:style-name="P4"><text:a xlink:type="simple" xlink:href="#__RefHeading___Toc11783_2415352087" office:name="✔️ Odométrie diff-drive complète" text:style-name="Index_20_Link" text:visited-style-name="Index_20_Link">✔️ Odométrie diff-drive complète<text:tab/>56</text:a></text:p>
          <text:p text:style-name="P4"><text:a xlink:type="simple" xlink:href="#__RefHeading___Toc11785_2415352087" office:name="✔️ Calibration dynamique via VPIV" text:style-name="Index_20_Link" text:visited-style-name="Index_20_Link">✔️ Calibration dynamique via VPIV<text:tab/>56</text:a></text:p>
          <text:p text:style-name="P4"><text:a xlink:type="simple" xlink:href="#__RefHeading___Toc11787_2415352087" office:name="✔️ STM (X,Y,θ) fiable" text:style-name="Index_20_Link" text:visited-style-name="Index_20_Link">✔️ STM (X,Y,θ) fiable<text:tab/>56</text:a></text:p>
          <text:p text:style-name="P4"><text:a xlink:type="simple" xlink:href="#__RefHeading___Toc11789_2415352087" office:name="✔️ Moteur Mega → UNO signé OK" text:style-name="Index_20_Link" text:visited-style-name="Index_20_Link">✔️ Moteur Mega → UNO signé OK<text:tab/>56</text:a></text:p>
          <text:p text:style-name="P4"><text:a xlink:type="simple" xlink:href="#__RefHeading___Toc11791_2415352087" office:name="✔️ Node-RED → visu XY/θ" text:style-name="Index_20_Link" text:visited-style-name="Index_20_Link">✔️ Node-RED → visu XY/θ<text:tab/>56</text:a></text:p>
          <text:p text:style-name="P4"><text:a xlink:type="simple" xlink:href="#__RefHeading___Toc11793_2415352087" office:name="✔️ Préparation navigation autonome" text:style-name="Index_20_Link" text:visited-style-name="Index_20_Link">✔️ Préparation navigation autonome<text:tab/>56</text:a></text:p>
          <text:p text:style-name="P4"><text:a xlink:type="simple" xlink:href="#__RefHeading___Toc11795_2415352087" office:name="✔️ Intégration Safe/US/Mic/FS" text:style-name="Index_20_Link" text:visited-style-name="Index_20_Link">✔️ Intégration Safe/US/Mic/FS<text:tab/>56</text:a></text:p>
          <text:p text:style-name="P3"><text:a xlink:type="simple" xlink:href="#__RefHeading___Toc11797_2415352087" office:name="🎉 CHAPITRE 7 TERMINÉ" text:style-name="Index_20_Link" text:visited-style-name="Index_20_Link">🎉 CHAPITRE 7 TERMINÉ<text:tab/>56</text:a></text:p>
          <text:p text:style-name="P3"><text:a xlink:type="simple" xlink:href="#__RefHeading___Toc11799_2415352087" office:name="🟦 CHAPITRE 8 — MOTEURS (Mega + UNO)" text:style-name="Index_20_Link" text:visited-style-name="Index_20_Link">🟦 CHAPITRE 8 — MOTEURS (Mega + UNO)<text:tab/>57</text:a></text:p>
          <text:p text:style-name="P3"><text:a xlink:type="simple" xlink:href="#__RefHeading___Toc11801_2415352087" office:name="8.1 — Architecture Moteurs RZ-BOT" text:style-name="Index_20_Link" text:visited-style-name="Index_20_Link">8.1 — Architecture Moteurs RZ-BOT<text:tab/>57</text:a></text:p>
          <text:p text:style-name="P3"><text:a xlink:type="simple" xlink:href="#__RefHeading___Toc11803_2415352087" office:name="8.2 — Concept Modern Mode &lt;L,R,A&gt;" text:style-name="Index_20_Link" text:visited-style-name="Index_20_Link">8.2 — Concept Modern Mode &lt;L,R,A&gt;<text:tab/>58</text:a></text:p>
          <text:p text:style-name="P4"><text:a xlink:type="simple" xlink:href="#__RefHeading___Toc11805_2415352087" office:name="Trame moderne :" text:style-name="Index_20_Link" text:visited-style-name="Index_20_Link">Trame moderne :<text:tab/>58</text:a></text:p>
          <text:p text:style-name="P3"><text:a xlink:type="simple" xlink:href="#__RefHeading___Toc11807_2415352087" office:name="8.3 — Mega : mtr.cpp (haut niveau)" text:style-name="Index_20_Link" text:visited-style-name="Index_20_Link">8.3 — Mega : mtr.cpp (haut niveau)<text:tab/>58</text:a></text:p>
          <text:p text:style-name="P5"><text:a xlink:type="simple" xlink:href="#__RefHeading___Toc11809_2415352087" office:name="🟩 mtr_setTargetsSigned(v, omega, accel)" text:style-name="Index_20_Link" text:visited-style-name="Index_20_Link">🟩 mtr_setTargetsSigned(v, omega, accel)<text:tab/>58</text:a></text:p>
          <text:p text:style-name="P3"><text:a xlink:type="simple" xlink:href="#__RefHeading___Toc11811_2415352087" office:name="8.4 — Mega : mtr_hw.cpp (bas niveau Mega)" text:style-name="Index_20_Link" text:visited-style-name="Index_20_Link">8.4 — Mega : mtr_hw.cpp (bas niveau Mega)<text:tab/>59</text:a></text:p>
          <text:p text:style-name="P4"><text:a xlink:type="simple" xlink:href="#__RefHeading___Toc11813_2415352087" office:name="Envoi modern :" text:style-name="Index_20_Link" text:visited-style-name="Index_20_Link">Envoi modern :<text:tab/>59</text:a></text:p>
          <text:p text:style-name="P4"><text:a xlink:type="simple" xlink:href="#__RefHeading___Toc11815_2415352087" office:name="Envoi legacy (rare) :" text:style-name="Index_20_Link" text:visited-style-name="Index_20_Link">Envoi legacy (rare) :<text:tab/>59</text:a></text:p>
          <text:p text:style-name="P3"><text:a xlink:type="simple" xlink:href="#__RefHeading___Toc11817_2415352087" office:name="8.5 — UNO : moteur bas niveau + sécurité" text:style-name="Index_20_Link" text:visited-style-name="Index_20_Link">8.5 — UNO : moteur bas niveau + sécurité<text:tab/>59</text:a></text:p>
          <text:p text:style-name="P4"><text:a xlink:type="simple" xlink:href="#__RefHeading___Toc11819_2415352087" office:name="🔹 1. Interpolation douce" text:style-name="Index_20_Link" text:visited-style-name="Index_20_Link">🔹 1. Interpolation douce<text:tab/>59</text:a></text:p>
          <text:p text:style-name="P4"><text:a xlink:type="simple" xlink:href="#__RefHeading___Toc11821_2415352087" office:name="🔹 2. Timeout sécurité" text:style-name="Index_20_Link" text:visited-style-name="Index_20_Link">🔹 2. Timeout sécurité<text:tab/>59</text:a></text:p>
          <text:p text:style-name="P4"><text:a xlink:type="simple" xlink:href="#__RefHeading___Toc11823_2415352087" office:name="🔹 3. Double clamp très robuste" text:style-name="Index_20_Link" text:visited-style-name="Index_20_Link">🔹 3. Double clamp très robuste<text:tab/>60</text:a></text:p>
          <text:p text:style-name="P4"><text:a xlink:type="simple" xlink:href="#__RefHeading___Toc11825_2415352087" office:name="🔹 4. Système indépendant du Mega" text:style-name="Index_20_Link" text:visited-style-name="Index_20_Link">🔹 4. Système indépendant du Mega<text:tab/>60</text:a></text:p>
          <text:p text:style-name="P3"><text:a xlink:type="simple" xlink:href="#__RefHeading___Toc11827_2415352087" office:name="8.6 — Intégration MvtSafe (anti-collision)" text:style-name="Index_20_Link" text:visited-style-name="Index_20_Link">8.6 — Intégration MvtSafe (anti-collision)<text:tab/>60</text:a></text:p>
          <text:p text:style-name="P4"><text:a xlink:type="simple" xlink:href="#__RefHeading___Toc11829_2415352087" office:name="En mode soft :" text:style-name="Index_20_Link" text:visited-style-name="Index_20_Link">En mode soft :<text:tab/>60</text:a></text:p>
          <text:p text:style-name="P4"><text:a xlink:type="simple" xlink:href="#__RefHeading___Toc11831_2415352087" office:name="En mode hard :" text:style-name="Index_20_Link" text:visited-style-name="Index_20_Link">En mode hard :<text:tab/>60</text:a></text:p>
          <text:p text:style-name="P4"><text:a xlink:type="simple" xlink:href="#__RefHeading___Toc11833_2415352087" office:name="En mode idle :" text:style-name="Index_20_Link" text:visited-style-name="Index_20_Link">En mode idle :<text:tab/>60</text:a></text:p>
          <text:p text:style-name="P3"><text:a xlink:type="simple" xlink:href="#__RefHeading___Toc11835_2415352087" office:name="8.7 — Commandes VPIV moteurs" text:style-name="Index_20_Link" text:visited-style-name="Index_20_Link">8.7 — Commandes VPIV moteurs<text:tab/>60</text:a></text:p>
          <text:p text:style-name="P5"><text:a xlink:type="simple" xlink:href="#__RefHeading___Toc11837_2415352087" office:name="🔥 Modern mode" text:style-name="Index_20_Link" text:visited-style-name="Index_20_Link">🔥 Modern mode<text:tab/>60</text:a></text:p>
          <text:p text:style-name="P5"><text:a xlink:type="simple" xlink:href="#__RefHeading___Toc11839_2415352087" office:name="🔥 Set vitesse + rotation" text:style-name="Index_20_Link" text:visited-style-name="Index_20_Link">🔥 Set vitesse + rotation<text:tab/>61</text:a></text:p>
          <text:p text:style-name="P5"><text:a xlink:type="simple" xlink:href="#__RefHeading___Toc11841_2415352087" office:name="🔥 Stop" text:style-name="Index_20_Link" text:visited-style-name="Index_20_Link">🔥 Stop<text:tab/>61</text:a></text:p>
          <text:p text:style-name="P3"><text:a xlink:type="simple" xlink:href="#__RefHeading___Toc11843_2415352087" office:name="8.8 — Node-RED → Contrôle moteurs" text:style-name="Index_20_Link" text:visited-style-name="Index_20_Link">8.8 — Node-RED → Contrôle moteurs<text:tab/>61</text:a></text:p>
          <text:p text:style-name="P3"><text:a xlink:type="simple" xlink:href="#__RefHeading___Toc11845_2415352087" office:name="8.9 — Interactions moteurs ↔ odom" text:style-name="Index_20_Link" text:visited-style-name="Index_20_Link">8.9 — Interactions moteurs ↔ odom<text:tab/>61</text:a></text:p>
          <text:p text:style-name="P3"><text:a xlink:type="simple" xlink:href="#__RefHeading___Toc11847_2415352087" office:name="8.10 — Interactions moteurs ↔ urgences" text:style-name="Index_20_Link" text:visited-style-name="Index_20_Link">8.10 — Interactions moteurs ↔ urgences<text:tab/>62</text:a></text:p>
          <text:p text:style-name="P3"><text:a xlink:type="simple" xlink:href="#__RefHeading___Toc11849_2415352087" office:name="8.11 — Résumé du module moteur" text:style-name="Index_20_Link" text:visited-style-name="Index_20_Link">8.11 — Résumé du module moteur<text:tab/>62</text:a></text:p>
          <text:p text:style-name="P4"><text:a xlink:type="simple" xlink:href="#__RefHeading___Toc11851_2415352087" office:name="✔️ Mega calcule" text:style-name="Index_20_Link" text:visited-style-name="Index_20_Link">✔️ Mega calcule<text:tab/>62</text:a></text:p>
          <text:p text:style-name="P4"><text:a xlink:type="simple" xlink:href="#__RefHeading___Toc11853_2415352087" office:name="✔️ UNO exécute" text:style-name="Index_20_Link" text:visited-style-name="Index_20_Link"><text:soft-page-break/>✔️ UNO exécute<text:tab/>62</text:a></text:p>
          <text:p text:style-name="P4"><text:a xlink:type="simple" xlink:href="#__RefHeading___Toc11855_2415352087" office:name="✔️ Diff-drive moderne" text:style-name="Index_20_Link" text:visited-style-name="Index_20_Link">✔️ Diff-drive moderne<text:tab/>62</text:a></text:p>
          <text:p text:style-name="P4"><text:a xlink:type="simple" xlink:href="#__RefHeading___Toc11857_2415352087" office:name="✔️ Lissage configurable" text:style-name="Index_20_Link" text:visited-style-name="Index_20_Link">✔️ Lissage configurable<text:tab/>62</text:a></text:p>
          <text:p text:style-name="P4"><text:a xlink:type="simple" xlink:href="#__RefHeading___Toc11859_2415352087" office:name="✔️ Protocole clair &lt;L,R,A&gt;" text:style-name="Index_20_Link" text:visited-style-name="Index_20_Link">✔️ Protocole clair &lt;L,R,A&gt;<text:tab/>62</text:a></text:p>
          <text:p text:style-name="P4"><text:a xlink:type="simple" xlink:href="#__RefHeading___Toc11861_2415352087" office:name="✔️ Sécurité MvtSafe" text:style-name="Index_20_Link" text:visited-style-name="Index_20_Link">✔️ Sécurité MvtSafe<text:tab/>62</text:a></text:p>
          <text:p text:style-name="P4"><text:a xlink:type="simple" xlink:href="#__RefHeading___Toc11863_2415352087" office:name="✔️ Timeout UNO" text:style-name="Index_20_Link" text:visited-style-name="Index_20_Link">✔️ Timeout UNO<text:tab/>62</text:a></text:p>
          <text:p text:style-name="P4"><text:a xlink:type="simple" xlink:href="#__RefHeading___Toc11865_2415352087" office:name="✔️ Full VPIV control" text:style-name="Index_20_Link" text:visited-style-name="Index_20_Link">✔️ Full VPIV control<text:tab/>62</text:a></text:p>
          <text:p text:style-name="P4"><text:a xlink:type="simple" xlink:href="#__RefHeading___Toc11867_2415352087" office:name="✔️ Node-RED joystick / nav autonome OK" text:style-name="Index_20_Link" text:visited-style-name="Index_20_Link">✔️ Node-RED joystick / nav autonome OK<text:tab/>62</text:a></text:p>
          <text:p text:style-name="P3"><text:a xlink:type="simple" xlink:href="#__RefHeading___Toc11869_2415352087" office:name="👉 Chapitre suivant (:" text:style-name="Index_20_Link" text:visited-style-name="Index_20_Link">👉 Chapitre suivant (:<text:tab/>62</text:a></text:p>
          <text:p text:style-name="P4"><text:a xlink:type="simple" xlink:href="#__RefHeading___Toc11871_2415352087" office:name="CHAPITRE 9 — MODULES SENSORS : US / Mic / IR / FS (architectures finales + tests + Node-RED + calibration)" text:style-name="Index_20_Link" text:visited-style-name="Index_20_Link">CHAPITRE 9 — MODULES SENSORS : US / Mic / IR / FS (architectures finales + tests + Node-RED + calibration)<text:tab/>62</text:a></text:p>
          <text:p text:style-name="P3"><text:a xlink:type="simple" xlink:href="#__RefHeading___Toc11873_2415352087" office:name="CHAPITRE 9 — MODULE ULTRASONS (US)" text:style-name="Index_20_Link" text:visited-style-name="Index_20_Link">CHAPITRE 9 — MODULE ULTRASONS (US)<text:tab/>63</text:a></text:p>
          <text:p text:style-name="P4"><text:a xlink:type="simple" xlink:href="#__RefHeading___Toc11875_2415352087" office:name="(Gestion 9× HC-SR04 – détection obstacles – alertes – supervision sécurité)" text:style-name="Index_20_Link" text:visited-style-name="Index_20_Link">(Gestion 9× HC-SR04 – détection obstacles – alertes – supervision sécurité)<text:tab/>63</text:a></text:p>
          <text:p text:style-name="P5"><text:a xlink:type="simple" xlink:href="#__RefHeading___Toc11877_2415352087" office:name="9.1 — Rôle du module US" text:style-name="Index_20_Link" text:visited-style-name="Index_20_Link">9.1 — Rôle du module US<text:tab/>63</text:a></text:p>
          <text:p text:style-name="P3"><text:a xlink:type="simple" xlink:href="#__RefHeading___Toc11879_2415352087" office:name="9.2 — Architecture du module" text:style-name="Index_20_Link" text:visited-style-name="Index_20_Link">9.2 — Architecture du module<text:tab/>63</text:a></text:p>
          <text:p text:style-name="P4"><text:a xlink:type="simple" xlink:href="#__RefHeading___Toc11881_2415352087" office:name="9.2.1 — Schéma du flot interne" text:style-name="Index_20_Link" text:visited-style-name="Index_20_Link">9.2.1 — Schéma du flot interne<text:tab/>63</text:a></text:p>
          <text:p text:style-name="P3"><text:a xlink:type="simple" xlink:href="#__RefHeading___Toc11883_2415352087" office:name="9.3 — Les fichiers du module US" text:style-name="Index_20_Link" text:visited-style-name="Index_20_Link">9.3 — Les fichiers du module US<text:tab/>64</text:a></text:p>
          <text:p text:style-name="P3"><text:a xlink:type="simple" xlink:href="#__RefHeading___Toc11885_2415352087" office:name="9.4 — API VPIV du module US" text:style-name="Index_20_Link" text:visited-style-name="Index_20_Link">9.4 — API VPIV du module US<text:tab/>64</text:a></text:p>
          <text:p text:style-name="P4"><text:a xlink:type="simple" xlink:href="#__RefHeading___Toc11887_2415352087" office:name="9.4.1 — Lecture d’une ou plusieurs valeurs" text:style-name="Index_20_Link" text:visited-style-name="Index_20_Link">9.4.1 — Lecture d’une ou plusieurs valeurs<text:tab/>64</text:a></text:p>
          <text:p text:style-name="P4"><text:a xlink:type="simple" xlink:href="#__RefHeading___Toc11889_2415352087" office:name="9.4.2 — Activer / désactiver le module" text:style-name="Index_20_Link" text:visited-style-name="Index_20_Link">9.4.2 — Activer / désactiver le module<text:tab/>64</text:a></text:p>
          <text:p text:style-name="P4"><text:a xlink:type="simple" xlink:href="#__RefHeading___Toc11891_2415352087" office:name="9.4.3 — Cycle d’acquisition" text:style-name="Index_20_Link" text:visited-style-name="Index_20_Link">9.4.3 — Cycle d’acquisition<text:tab/>65</text:a></text:p>
          <text:p text:style-name="P4"><text:a xlink:type="simple" xlink:href="#__RefHeading___Toc11893_2415352087" office:name="9.4.4 — Seuils d’alerte (danger)" text:style-name="Index_20_Link" text:visited-style-name="Index_20_Link">9.4.4 — Seuils d’alerte (danger)<text:tab/>65</text:a></text:p>
          <text:p text:style-name="P4"><text:a xlink:type="simple" xlink:href="#__RefHeading___Toc11895_2415352087" office:name="9.4.5 — Envoi systématique ou à variation" text:style-name="Index_20_Link" text:visited-style-name="Index_20_Link">9.4.5 — Envoi systématique ou à variation<text:tab/>65</text:a></text:p>
          <text:p text:style-name="P4"><text:a xlink:type="simple" xlink:href="#__RefHeading___Toc11897_2415352087" office:name="9.4.6 — Delta minimal pour envoyer une valeur" text:style-name="Index_20_Link" text:visited-style-name="Index_20_Link">9.4.6 — Delta minimal pour envoyer une valeur<text:tab/>65</text:a></text:p>
          <text:p text:style-name="P4"><text:a xlink:type="simple" xlink:href="#__RefHeading___Toc11899_2415352087" office:name="9.4.7 — Mode automatique (preset)" text:style-name="Index_20_Link" text:visited-style-name="Index_20_Link">9.4.7 — Mode automatique (preset)<text:tab/>65</text:a></text:p>
          <text:p text:style-name="P3"><text:a xlink:type="simple" xlink:href="#__RefHeading___Toc11901_2415352087" office:name="9.5 — Messages VPIV envoyés automatiquement" text:style-name="Index_20_Link" text:visited-style-name="Index_20_Link">9.5 — Messages VPIV envoyés automatiquement<text:tab/>66</text:a></text:p>
          <text:p text:style-name="P4"><text:a xlink:type="simple" xlink:href="#__RefHeading___Toc11903_2415352087" office:name="9.5.1 — Valeur unique (variation importante)" text:style-name="Index_20_Link" text:visited-style-name="Index_20_Link">9.5.1 — Valeur unique (variation importante)<text:tab/>66</text:a></text:p>
          <text:p text:style-name="P4"><text:a xlink:type="simple" xlink:href="#__RefHeading___Toc11905_2415352087" office:name="9.5.2 — Valeurs groupées (« sendall=1 »)" text:style-name="Index_20_Link" text:visited-style-name="Index_20_Link">9.5.2 — Valeurs groupées (« sendall=1 »)<text:tab/>66</text:a></text:p>
          <text:p text:style-name="P4"><text:a xlink:type="simple" xlink:href="#__RefHeading___Toc11907_2415352087" office:name="9.5.3 — Alerte danger" text:style-name="Index_20_Link" text:visited-style-name="Index_20_Link">9.5.3 — Alerte danger<text:tab/>66</text:a></text:p>
          <text:p text:style-name="P3"><text:a xlink:type="simple" xlink:href="#__RefHeading___Toc11909_2415352087" office:name="9.6 — Logique interne : suspect → désactivé" text:style-name="Index_20_Link" text:visited-style-name="Index_20_Link">9.6 — Logique interne : suspect → désactivé<text:tab/>66</text:a></text:p>
          <text:p text:style-name="P4"><text:a xlink:type="simple" xlink:href="#__RefHeading___Toc11911_2415352087" office:name="Étapes :" text:style-name="Index_20_Link" text:visited-style-name="Index_20_Link">Étapes :<text:tab/>66</text:a></text:p>
          <text:p text:style-name="P3"><text:a xlink:type="simple" xlink:href="#__RefHeading___Toc11913_2415352087" office:name="9.7 — Interaction avec MvtSafe" text:style-name="Index_20_Link" text:visited-style-name="Index_20_Link">9.7 — Interaction avec MvtSafe<text:tab/>67</text:a></text:p>
          <text:p text:style-name="P3"><text:a xlink:type="simple" xlink:href="#__RefHeading___Toc11915_2415352087" office:name="9.8 — Node-RED : Dashboard &amp; flux associés" text:style-name="Index_20_Link" text:visited-style-name="Index_20_Link">9.8 — Node-RED : Dashboard &amp; flux associés<text:tab/>67</text:a></text:p>
          <text:p text:style-name="P4"><text:a xlink:type="simple" xlink:href="#__RefHeading___Toc11917_2415352087" office:name="9.8.1 — Widgets recommandés" text:style-name="Index_20_Link" text:visited-style-name="Index_20_Link">9.8.1 — Widgets recommandés<text:tab/>67</text:a></text:p>
          <text:p text:style-name="P4"><text:a xlink:type="simple" xlink:href="#__RefHeading___Toc11919_2415352087" office:name="9.8.2 — Réception valeurs (via MQTT)" text:style-name="Index_20_Link" text:visited-style-name="Index_20_Link">9.8.2 — Réception valeurs (via MQTT)<text:tab/>67</text:a></text:p>
          <text:p text:style-name="P4"><text:a xlink:type="simple" xlink:href="#__RefHeading___Toc11921_2415352087" office:name="9.8.3 — Commandes depuis dashboard" text:style-name="Index_20_Link" text:visited-style-name="Index_20_Link">9.8.3 — Commandes depuis dashboard<text:tab/>67</text:a></text:p>
          <text:p text:style-name="P3"><text:a xlink:type="simple" xlink:href="#__RefHeading___Toc11923_2415352087" office:name="9.9 — Calibration (bonne pratique)" text:style-name="Index_20_Link" text:visited-style-name="Index_20_Link">9.9 — Calibration (bonne pratique)<text:tab/>68</text:a></text:p>
          <text:p text:style-name="P4"><text:a xlink:type="simple" xlink:href="#__RefHeading___Toc11925_2415352087" office:name="9.9.1 — Test individuel" text:style-name="Index_20_Link" text:visited-style-name="Index_20_Link">9.9.1 — Test individuel<text:tab/>68</text:a></text:p>
          <text:p text:style-name="P4"><text:a xlink:type="simple" xlink:href="#__RefHeading___Toc11927_2415352087" office:name="9.9.2 — Détection angle mort" text:style-name="Index_20_Link" text:visited-style-name="Index_20_Link">9.9.2 — Détection angle mort<text:tab/>68</text:a></text:p>
          <text:p text:style-name="P4"><text:a xlink:type="simple" xlink:href="#__RefHeading___Toc11929_2415352087" office:name="9.9.3 — Ajuster seuils" text:style-name="Index_20_Link" text:visited-style-name="Index_20_Link">9.9.3 — Ajuster seuils<text:tab/>68</text:a></text:p>
          <text:p text:style-name="P3"><text:a xlink:type="simple" xlink:href="#__RefHeading___Toc11931_2415352087" office:name="9.10 — Exemple complet de configuration US" text:style-name="Index_20_Link" text:visited-style-name="Index_20_Link">9.10 — Exemple complet de configuration US<text:tab/>68</text:a></text:p>
          <text:p text:style-name="P3"><text:a xlink:type="simple" xlink:href="#__RefHeading___Toc11933_2415352087" office:name="9.11 — Résumé" text:style-name="Index_20_Link" text:visited-style-name="Index_20_Link">9.11 — Résumé<text:tab/>68</text:a></text:p>
          <text:p text:style-name="P3"><text:a xlink:type="simple" xlink:href="#__RefHeading___Toc11935_2415352087" office:name="CHAPITRE 10 — MODULE MIC" text:style-name="Index_20_Link" text:visited-style-name="Index_20_Link">CHAPITRE 10 — MODULE MIC<text:tab/>70</text:a></text:p>
          <text:p text:style-name="P4"><text:a xlink:type="simple" xlink:href="#__RefHeading___Toc11937_2415352087" office:name="(Détection directionnelle du son – analyse intensité – tracking – publication VPIV)" text:style-name="Index_20_Link" text:visited-style-name="Index_20_Link">(Détection directionnelle du son – analyse intensité – tracking – publication VPIV)<text:tab/>70</text:a></text:p>
          <text:p text:style-name="P3"><text:a xlink:type="simple" xlink:href="#__RefHeading___Toc11939_2415352087" office:name="10.1 — Rôle du module MIC" text:style-name="Index_20_Link" text:visited-style-name="Index_20_Link">10.1 — Rôle du module MIC<text:tab/>70</text:a></text:p>
          <text:p text:style-name="P3"><text:a xlink:type="simple" xlink:href="#__RefHeading___Toc11941_2415352087" office:name="10.2 — Architecture du module" text:style-name="Index_20_Link" text:visited-style-name="Index_20_Link">10.2 — Architecture du module<text:tab/>70</text:a></text:p>
          <text:p text:style-name="P4"><text:a xlink:type="simple" xlink:href="#__RefHeading___Toc11943_2415352087" office:name="Fichiers Mega" text:style-name="Index_20_Link" text:visited-style-name="Index_20_Link">Fichiers Mega<text:tab/>70</text:a></text:p>
          <text:p text:style-name="P4"><text:a xlink:type="simple" xlink:href="#__RefHeading___Toc11945_2415352087" office:name="Fonctions principales" text:style-name="Index_20_Link" text:visited-style-name="Index_20_Link">Fonctions principales<text:tab/>71</text:a></text:p>
          <text:p text:style-name="P3"><text:a xlink:type="simple" xlink:href="#__RefHeading___Toc11947_2415352087" office:name="10.3 — Format interne des données" text:style-name="Index_20_Link" text:visited-style-name="Index_20_Link">10.3 — Format interne des données<text:tab/>71</text:a></text:p>
          <text:p text:style-name="P3"><text:a xlink:type="simple" xlink:href="#__RefHeading___Toc11949_2415352087" office:name="10.4 — API VPIV complète (commandes pour Node-RED)" text:style-name="Index_20_Link" text:visited-style-name="Index_20_Link">10.4 — API VPIV complète (commandes pour Node-RED)<text:tab/>71</text:a></text:p>
          <text:p text:style-name="P4"><text:a xlink:type="simple" xlink:href="#__RefHeading___Toc11951_2415352087" office:name="10.4.1 — Activer / désactiver" text:style-name="Index_20_Link" text:visited-style-name="Index_20_Link">10.4.1 — Activer / désactiver<text:tab/>71</text:a></text:p>
          <text:p text:style-name="P4"><text:a xlink:type="simple" xlink:href="#__RefHeading___Toc11953_2415352087" office:name="10.4.2 — Forcer lecture" text:style-name="Index_20_Link" text:visited-style-name="Index_20_Link">10.4.2 — Forcer lecture<text:tab/>71</text:a></text:p>
          <text:p text:style-name="P4"><text:a xlink:type="simple" xlink:href="#__RefHeading___Toc11955_2415352087" office:name="10.4.3 — Mode d’analyse" text:style-name="Index_20_Link" text:visited-style-name="Index_20_Link"><text:soft-page-break/>10.4.3 — Mode d’analyse<text:tab/>72</text:a></text:p>
          <text:p text:style-name="P4"><text:a xlink:type="simple" xlink:href="#__RefHeading___Toc11957_2415352087" office:name="10.4.4 — Filtrage / variation" text:style-name="Index_20_Link" text:visited-style-name="Index_20_Link">10.4.4 — Filtrage / variation<text:tab/>72</text:a></text:p>
          <text:p text:style-name="P4"><text:a xlink:type="simple" xlink:href="#__RefHeading___Toc11959_2415352087" office:name="10.4.5 — Détection clap &amp; events" text:style-name="Index_20_Link" text:visited-style-name="Index_20_Link">10.4.5 — Détection clap &amp; events<text:tab/>72</text:a></text:p>
          <text:p text:style-name="P4"><text:a xlink:type="simple" xlink:href="#__RefHeading___Toc11961_2415352087" office:name="10.4.6 — Seuils et paramètres dynamiques" text:style-name="Index_20_Link" text:visited-style-name="Index_20_Link">10.4.6 — Seuils et paramètres dynamiques<text:tab/>72</text:a></text:p>
          <text:p text:style-name="P3"><text:a xlink:type="simple" xlink:href="#__RefHeading___Toc11963_2415352087" office:name="10.5 — Messages VPIV émis automatiquement" text:style-name="Index_20_Link" text:visited-style-name="Index_20_Link">10.5 — Messages VPIV émis automatiquement<text:tab/>72</text:a></text:p>
          <text:p text:style-name="P4"><text:a xlink:type="simple" xlink:href="#__RefHeading___Toc11965_2415352087" office:name="10.5.1 — Direction" text:style-name="Index_20_Link" text:visited-style-name="Index_20_Link">10.5.1 — Direction<text:tab/>72</text:a></text:p>
          <text:p text:style-name="P4"><text:a xlink:type="simple" xlink:href="#__RefHeading___Toc11967_2415352087" office:name="10.5.2 — Intensité" text:style-name="Index_20_Link" text:visited-style-name="Index_20_Link">10.5.2 — Intensité<text:tab/>72</text:a></text:p>
          <text:p text:style-name="P4"><text:a xlink:type="simple" xlink:href="#__RefHeading___Toc11969_2415352087" office:name="10.5.3 — Confiance" text:style-name="Index_20_Link" text:visited-style-name="Index_20_Link">10.5.3 — Confiance<text:tab/>72</text:a></text:p>
          <text:p text:style-name="P4"><text:a xlink:type="simple" xlink:href="#__RefHeading___Toc11971_2415352087" office:name="10.5.4 — Détection clap" text:style-name="Index_20_Link" text:visited-style-name="Index_20_Link">10.5.4 — Détection clap<text:tab/>73</text:a></text:p>
          <text:p text:style-name="P4"><text:a xlink:type="simple" xlink:href="#__RefHeading___Toc11973_2415352087" office:name="10.5.5 — Entrée / sortie silence" text:style-name="Index_20_Link" text:visited-style-name="Index_20_Link">10.5.5 — Entrée / sortie silence<text:tab/>73</text:a></text:p>
          <text:p text:style-name="P3"><text:a xlink:type="simple" xlink:href="#__RefHeading___Toc11975_2415352087" office:name="10.6 — Logique interne détaillée" text:style-name="Index_20_Link" text:visited-style-name="Index_20_Link">10.6 — Logique interne détaillée<text:tab/>73</text:a></text:p>
          <text:p text:style-name="P4"><text:a xlink:type="simple" xlink:href="#__RefHeading___Toc11977_2415352087" office:name="10.6.1 — Détection direction" text:style-name="Index_20_Link" text:visited-style-name="Index_20_Link">10.6.1 — Détection direction<text:tab/>73</text:a></text:p>
          <text:p text:style-name="P4"><text:a xlink:type="simple" xlink:href="#__RefHeading___Toc11979_2415352087" office:name="10.6.2 — Intensité" text:style-name="Index_20_Link" text:visited-style-name="Index_20_Link">10.6.2 — Intensité<text:tab/>73</text:a></text:p>
          <text:p text:style-name="P4"><text:a xlink:type="simple" xlink:href="#__RefHeading___Toc11981_2415352087" office:name="10.6.3 — Clap" text:style-name="Index_20_Link" text:visited-style-name="Index_20_Link">10.6.3 — Clap<text:tab/>73</text:a></text:p>
          <text:p text:style-name="P4"><text:a xlink:type="simple" xlink:href="#__RefHeading___Toc11983_2415352087" office:name="10.6.4 — Silence" text:style-name="Index_20_Link" text:visited-style-name="Index_20_Link">10.6.4 — Silence<text:tab/>74</text:a></text:p>
          <text:p text:style-name="P4"><text:a xlink:type="simple" xlink:href="#__RefHeading___Toc11985_2415352087" office:name="10.6.5 — Confiance" text:style-name="Index_20_Link" text:visited-style-name="Index_20_Link">10.6.5 — Confiance<text:tab/>74</text:a></text:p>
          <text:p text:style-name="P3"><text:a xlink:type="simple" xlink:href="#__RefHeading___Toc11987_2415352087" office:name="10.7 — Node-RED : intégration complète" text:style-name="Index_20_Link" text:visited-style-name="Index_20_Link">10.7 — Node-RED : intégration complète<text:tab/>74</text:a></text:p>
          <text:p text:style-name="P4"><text:a xlink:type="simple" xlink:href="#__RefHeading___Toc11989_2415352087" office:name="10.7.1 — Widgets recommandés" text:style-name="Index_20_Link" text:visited-style-name="Index_20_Link">10.7.1 — Widgets recommandés<text:tab/>74</text:a></text:p>
          <text:p text:style-name="P4"><text:a xlink:type="simple" xlink:href="#__RefHeading___Toc11991_2415352087" office:name="10.7.2 — Parsing messages MIC" text:style-name="Index_20_Link" text:visited-style-name="Index_20_Link">10.7.2 — Parsing messages MIC<text:tab/>74</text:a></text:p>
          <text:p text:style-name="P4"><text:a xlink:type="simple" xlink:href="#__RefHeading___Toc11993_2415352087" office:name="10.7.3 — Commander le MIC depuis dashboard" text:style-name="Index_20_Link" text:visited-style-name="Index_20_Link">10.7.3 — Commander le MIC depuis dashboard<text:tab/>75</text:a></text:p>
          <text:p text:style-name="P4"><text:a xlink:type="simple" xlink:href="#__RefHeading___Toc11995_2415352087" office:name="10.7.4 — Déclenchements automatiques (flows)" text:style-name="Index_20_Link" text:visited-style-name="Index_20_Link">10.7.4 — Déclenchements automatiques (flows)<text:tab/>75</text:a></text:p>
          <text:p text:style-name="P3"><text:a xlink:type="simple" xlink:href="#__RefHeading___Toc11997_2415352087" office:name="10.8 — Exemple complet de configuration MIC" text:style-name="Index_20_Link" text:visited-style-name="Index_20_Link">10.8 — Exemple complet de configuration MIC<text:tab/>75</text:a></text:p>
          <text:p text:style-name="P3"><text:a xlink:type="simple" xlink:href="#__RefHeading___Toc11999_2415352087" office:name="10.9 — Résumé" text:style-name="Index_20_Link" text:visited-style-name="Index_20_Link">10.9 — Résumé<text:tab/>75</text:a></text:p>
          <text:p text:style-name="P3"><text:a xlink:type="simple" xlink:href="#__RefHeading___Toc12001_2415352087" office:name="CHAPITRE 11 — MODULE IR (PIR / Détecteur de mouvement)" text:style-name="Index_20_Link" text:visited-style-name="Index_20_Link">CHAPITRE 11 — MODULE IR (PIR / Détecteur de mouvement)<text:tab/>76</text:a></text:p>
          <text:p text:style-name="P3"><text:a xlink:type="simple" xlink:href="#__RefHeading___Toc12003_2415352087" office:name="11.1 — Rôle du module IR" text:style-name="Index_20_Link" text:visited-style-name="Index_20_Link">11.1 — Rôle du module IR<text:tab/>76</text:a></text:p>
          <text:p text:style-name="P3"><text:a xlink:type="simple" xlink:href="#__RefHeading___Toc12005_2415352087" office:name="11.2 — Architecture du module" text:style-name="Index_20_Link" text:visited-style-name="Index_20_Link">11.2 — Architecture du module<text:tab/>76</text:a></text:p>
          <text:p text:style-name="P4"><text:a xlink:type="simple" xlink:href="#__RefHeading___Toc12007_2415352087" office:name="Fichiers :" text:style-name="Index_20_Link" text:visited-style-name="Index_20_Link">Fichiers :<text:tab/>76</text:a></text:p>
          <text:p text:style-name="P3"><text:a xlink:type="simple" xlink:href="#__RefHeading___Toc12009_2415352087" office:name="11.3 — Variables internes" text:style-name="Index_20_Link" text:visited-style-name="Index_20_Link">11.3 — Variables internes<text:tab/>77</text:a></text:p>
          <text:p text:style-name="P3"><text:a xlink:type="simple" xlink:href="#__RefHeading___Toc12011_2415352087" office:name="11.4 — API VPIV (commandes)" text:style-name="Index_20_Link" text:visited-style-name="Index_20_Link">11.4 — API VPIV (commandes)<text:tab/>77</text:a></text:p>
          <text:p text:style-name="P5"><text:a xlink:type="simple" xlink:href="#__RefHeading___Toc12013_2415352087" office:name="11.4.1 — Activer / désactiver module" text:style-name="Index_20_Link" text:visited-style-name="Index_20_Link">11.4.1 — Activer / désactiver module<text:tab/>77</text:a></text:p>
          <text:p text:style-name="P5"><text:a xlink:type="simple" xlink:href="#__RefHeading___Toc12015_2415352087" office:name="11.4.2 — Mode d’envoi" text:style-name="Index_20_Link" text:visited-style-name="Index_20_Link">11.4.2 — Mode d’envoi<text:tab/>77</text:a></text:p>
          <text:p text:style-name="P5"><text:a xlink:type="simple" xlink:href="#__RefHeading___Toc12017_2415352087" office:name="11.4.3 — Sensibilité" text:style-name="Index_20_Link" text:visited-style-name="Index_20_Link">11.4.3 — Sensibilité<text:tab/>77</text:a></text:p>
          <text:p text:style-name="P5"><text:a xlink:type="simple" xlink:href="#__RefHeading___Toc12019_2415352087" office:name="11.4.4 — Durée de maintien (hold)" text:style-name="Index_20_Link" text:visited-style-name="Index_20_Link">11.4.4 — Durée de maintien (hold)<text:tab/>77</text:a></text:p>
          <text:p text:style-name="P5"><text:a xlink:type="simple" xlink:href="#__RefHeading___Toc12021_2415352087" office:name="11.4.5 — Lecture immédiate" text:style-name="Index_20_Link" text:visited-style-name="Index_20_Link">11.4.5 — Lecture immédiate<text:tab/>78</text:a></text:p>
          <text:p text:style-name="P3"><text:a xlink:type="simple" xlink:href="#__RefHeading___Toc12023_2415352087" office:name="11.5 — Messages VPIV émis par le module IR" text:style-name="Index_20_Link" text:visited-style-name="Index_20_Link">11.5 — Messages VPIV émis par le module IR<text:tab/>78</text:a></text:p>
          <text:p text:style-name="P5"><text:a xlink:type="simple" xlink:href="#__RefHeading___Toc12025_2415352087" office:name="11.5.1 — Détection active" text:style-name="Index_20_Link" text:visited-style-name="Index_20_Link">11.5.1 — Détection active<text:tab/>78</text:a></text:p>
          <text:p text:style-name="P5"><text:a xlink:type="simple" xlink:href="#__RefHeading___Toc12027_2415352087" office:name="11.5.2 — Retour au calme" text:style-name="Index_20_Link" text:visited-style-name="Index_20_Link">11.5.2 — Retour au calme<text:tab/>78</text:a></text:p>
          <text:p text:style-name="P5"><text:a xlink:type="simple" xlink:href="#__RefHeading___Toc12029_2415352087" office:name="11.5.3 — Temps depuis dernière détection" text:style-name="Index_20_Link" text:visited-style-name="Index_20_Link">11.5.3 — Temps depuis dernière détection<text:tab/>78</text:a></text:p>
          <text:p text:style-name="P3"><text:a xlink:type="simple" xlink:href="#__RefHeading___Toc12031_2415352087" office:name="11.6 — Fonctionnement interne (Mvt_ir.cpp)" text:style-name="Index_20_Link" text:visited-style-name="Index_20_Link">11.6 — Fonctionnement interne (Mvt_ir.cpp)<text:tab/>78</text:a></text:p>
          <text:p text:style-name="P5"><text:a xlink:type="simple" xlink:href="#__RefHeading___Toc12033_2415352087" office:name="1) Lecture du capteur" text:style-name="Index_20_Link" text:visited-style-name="Index_20_Link">1) Lecture du capteur<text:tab/>78</text:a></text:p>
          <text:p text:style-name="P5"><text:a xlink:type="simple" xlink:href="#__RefHeading___Toc12035_2415352087" office:name="2) Application sensibilité" text:style-name="Index_20_Link" text:visited-style-name="Index_20_Link">2) Application sensibilité<text:tab/>79</text:a></text:p>
          <text:p text:style-name="P4"><text:a xlink:type="simple" xlink:href="#__RefHeading___Toc12037_2415352087" office:name="Si PIR numérique :" text:style-name="Index_20_Link" text:visited-style-name="Index_20_Link">Si PIR numérique :<text:tab/>79</text:a></text:p>
          <text:p text:style-name="P4"><text:a xlink:type="simple" xlink:href="#__RefHeading___Toc12039_2415352087" office:name="Si PIR analogique/hybride :" text:style-name="Index_20_Link" text:visited-style-name="Index_20_Link">Si PIR analogique/hybride :<text:tab/>79</text:a></text:p>
          <text:p text:style-name="P5"><text:a xlink:type="simple" xlink:href="#__RefHeading___Toc12041_2415352087" office:name="3) Détection" text:style-name="Index_20_Link" text:visited-style-name="Index_20_Link">3) Détection<text:tab/>79</text:a></text:p>
          <text:p text:style-name="P5"><text:a xlink:type="simple" xlink:href="#__RefHeading___Toc12043_2415352087" office:name="4) Application du &quot;hold&quot;" text:style-name="Index_20_Link" text:visited-style-name="Index_20_Link">4) Application du "hold"<text:tab/>79</text:a></text:p>
          <text:p text:style-name="P5"><text:a xlink:type="simple" xlink:href="#__RefHeading___Toc12045_2415352087" office:name="5) Comparaison ancienne/nouvelle valeur" text:style-name="Index_20_Link" text:visited-style-name="Index_20_Link">5) Comparaison ancienne/nouvelle valeur<text:tab/>79</text:a></text:p>
          <text:p text:style-name="P3"><text:a xlink:type="simple" xlink:href="#__RefHeading___Toc12047_2415352087" office:name="11.7 — Node-RED : intégration" text:style-name="Index_20_Link" text:visited-style-name="Index_20_Link">11.7 — Node-RED : intégration<text:tab/>79</text:a></text:p>
          <text:p text:style-name="P5"><text:a xlink:type="simple" xlink:href="#__RefHeading___Toc12049_2415352087" office:name="11.7.1 — Widgets" text:style-name="Index_20_Link" text:visited-style-name="Index_20_Link">11.7.1 — Widgets<text:tab/>79</text:a></text:p>
          <text:p text:style-name="P5"><text:a xlink:type="simple" xlink:href="#__RefHeading___Toc12051_2415352087" office:name="11.7.2 — Flows automatiques possibles" text:style-name="Index_20_Link" text:visited-style-name="Index_20_Link">11.7.2 — Flows automatiques possibles<text:tab/>80</text:a></text:p>
          <text:p text:style-name="P4"><text:a xlink:type="simple" xlink:href="#__RefHeading___Toc12053_2415352087" office:name="1 Allumer anneau LED quand mouvement" text:style-name="Index_20_Link" text:visited-style-name="Index_20_Link">1 Allumer anneau LED quand mouvement<text:tab/>80</text:a></text:p>
          <text:p text:style-name="P4"><text:a xlink:type="simple" xlink:href="#__RefHeading___Toc12055_2415352087" office:name="2 Réveiller caméra SE" text:style-name="Index_20_Link" text:visited-style-name="Index_20_Link">2 Réveiller caméra SE<text:tab/>80</text:a></text:p>
          <text:p text:style-name="P4"><text:a xlink:type="simple" xlink:href="#__RefHeading___Toc12057_2415352087" office:name="3 Notifier Node-RED d’activité humaine" text:style-name="Index_20_Link" text:visited-style-name="Index_20_Link">3 Notifier Node-RED d’activité humaine<text:tab/>80</text:a></text:p>
          <text:p text:style-name="P3"><text:a xlink:type="simple" xlink:href="#__RefHeading___Toc12059_2415352087" office:name="11.8 — Exemple de configuration complète IR" text:style-name="Index_20_Link" text:visited-style-name="Index_20_Link"><text:soft-page-break/>11.8 — Exemple de configuration complète IR<text:tab/>80</text:a></text:p>
          <text:p text:style-name="P3"><text:a xlink:type="simple" xlink:href="#__RefHeading___Toc12061_2415352087" office:name="11.9 — Résumé" text:style-name="Index_20_Link" text:visited-style-name="Index_20_Link">11.9 — Résumé<text:tab/>80</text:a></text:p>
          <text:p text:style-name="P3"><text:a xlink:type="simple" xlink:href="#__RefHeading___Toc13988_2415352087" office:name="✅ CHAPITRE 13 — MODULE LED RING (LRING)" text:style-name="Index_20_Link" text:visited-style-name="Index_20_Link">✅ CHAPITRE 13 — MODULE LED RING (LRING)<text:tab/>81</text:a></text:p>
          <text:p text:style-name="P3"><text:a xlink:type="simple" xlink:href="#__RefHeading___Toc13990_2415352087" office:name="13.1 — Rôle du module LED Ring" text:style-name="Index_20_Link" text:visited-style-name="Index_20_Link">13.1 — Rôle du module LED Ring<text:tab/>81</text:a></text:p>
          <text:p text:style-name="P3"><text:a xlink:type="simple" xlink:href="#__RefHeading___Toc13992_2415352087" office:name="13.2 — Architecture du module LRING" text:style-name="Index_20_Link" text:visited-style-name="Index_20_Link">13.2 — Architecture du module LRING<text:tab/>81</text:a></text:p>
          <text:p text:style-name="P3"><text:a xlink:type="simple" xlink:href="#__RefHeading___Toc13994_2415352087" office:name="13.3 — Structure interne" text:style-name="Index_20_Link" text:visited-style-name="Index_20_Link">13.3 — Structure interne<text:tab/>82</text:a></text:p>
          <text:p text:style-name="P3"><text:a xlink:type="simple" xlink:href="#__RefHeading___Toc13996_2415352087" office:name="13.4 — Fonctionnement principal" text:style-name="Index_20_Link" text:visited-style-name="Index_20_Link">13.4 — Fonctionnement principal<text:tab/>82</text:a></text:p>
          <text:p text:style-name="P3"><text:a xlink:type="simple" xlink:href="#__RefHeading___Toc13998_2415352087" office:name="13.5 — Les modes intégrés" text:style-name="Index_20_Link" text:visited-style-name="Index_20_Link">13.5 — Les modes intégrés<text:tab/>82</text:a></text:p>
          <text:p text:style-name="P5"><text:a xlink:type="simple" xlink:href="#__RefHeading___Toc14000_2415352087" office:name="13.5.1 — Mode OFF" text:style-name="Index_20_Link" text:visited-style-name="Index_20_Link">13.5.1 — Mode OFF<text:tab/>82</text:a></text:p>
          <text:p text:style-name="P5"><text:a xlink:type="simple" xlink:href="#__RefHeading___Toc14002_2415352087" office:name="13.5.2 — Mode COLOR fixe" text:style-name="Index_20_Link" text:visited-style-name="Index_20_Link">13.5.2 — Mode COLOR fixe<text:tab/>82</text:a></text:p>
          <text:p text:style-name="P5"><text:a xlink:type="simple" xlink:href="#__RefHeading___Toc14004_2415352087" office:name="13.5.3 — Mode PULSE (respiration)" text:style-name="Index_20_Link" text:visited-style-name="Index_20_Link">13.5.3 — Mode PULSE (respiration)<text:tab/>82</text:a></text:p>
          <text:p text:style-name="P5"><text:a xlink:type="simple" xlink:href="#__RefHeading___Toc14006_2415352087" office:name="13.5.4 — Mode SPIN (rotation 360°)" text:style-name="Index_20_Link" text:visited-style-name="Index_20_Link">13.5.4 — Mode SPIN (rotation 360°)<text:tab/>83</text:a></text:p>
          <text:p text:style-name="P5"><text:a xlink:type="simple" xlink:href="#__RefHeading___Toc14008_2415352087" office:name="13.5.5 — Mode ALERT" text:style-name="Index_20_Link" text:visited-style-name="Index_20_Link">13.5.5 — Mode ALERT<text:tab/>83</text:a></text:p>
          <text:p text:style-name="P5"><text:a xlink:type="simple" xlink:href="#__RefHeading___Toc14010_2415352087" office:name="13.5.6 — Mode SENSOR (piloté par Node-RED)" text:style-name="Index_20_Link" text:visited-style-name="Index_20_Link">13.5.6 — Mode SENSOR (piloté par Node-RED)<text:tab/>83</text:a></text:p>
          <text:p text:style-name="P3"><text:a xlink:type="simple" xlink:href="#__RefHeading___Toc14012_2415352087" office:name="13.6 — API VPIV" text:style-name="Index_20_Link" text:visited-style-name="Index_20_Link">13.6 — API VPIV<text:tab/>83</text:a></text:p>
          <text:p text:style-name="P5"><text:a xlink:type="simple" xlink:href="#__RefHeading___Toc14014_2415352087" office:name="13.6.1 — Activation" text:style-name="Index_20_Link" text:visited-style-name="Index_20_Link">13.6.1 — Activation<text:tab/>83</text:a></text:p>
          <text:p text:style-name="P5"><text:a xlink:type="simple" xlink:href="#__RefHeading___Toc14016_2415352087" office:name="13.6.2 — Mode" text:style-name="Index_20_Link" text:visited-style-name="Index_20_Link">13.6.2 — Mode<text:tab/>83</text:a></text:p>
          <text:p text:style-name="P5"><text:a xlink:type="simple" xlink:href="#__RefHeading___Toc14018_2415352087" office:name="13.6.3 — Couleur" text:style-name="Index_20_Link" text:visited-style-name="Index_20_Link">13.6.3 — Couleur<text:tab/>83</text:a></text:p>
          <text:p text:style-name="P5"><text:a xlink:type="simple" xlink:href="#__RefHeading___Toc14020_2415352087" office:name="13.6.4 — Intensité" text:style-name="Index_20_Link" text:visited-style-name="Index_20_Link">13.6.4 — Intensité<text:tab/>84</text:a></text:p>
          <text:p text:style-name="P5"><text:a xlink:type="simple" xlink:href="#__RefHeading___Toc14022_2415352087" office:name="13.6.5 — Vitesse animation" text:style-name="Index_20_Link" text:visited-style-name="Index_20_Link">13.6.5 — Vitesse animation<text:tab/>84</text:a></text:p>
          <text:p text:style-name="P5"><text:a xlink:type="simple" xlink:href="#__RefHeading___Toc14024_2415352087" office:name="13.6.6 — Couleur par index" text:style-name="Index_20_Link" text:visited-style-name="Index_20_Link">13.6.6 — Couleur par index<text:tab/>84</text:a></text:p>
          <text:p text:style-name="P3"><text:a xlink:type="simple" xlink:href="#__RefHeading___Toc14026_2415352087" office:name="13.7 — Exemple d’usage Node-RED" text:style-name="Index_20_Link" text:visited-style-name="Index_20_Link">13.7 — Exemple d’usage Node-RED<text:tab/>84</text:a></text:p>
          <text:p text:style-name="P5"><text:a xlink:type="simple" xlink:href="#__RefHeading___Toc14028_2415352087" office:name="13.7.1 — Indiquer direction microphone" text:style-name="Index_20_Link" text:visited-style-name="Index_20_Link">13.7.1 — Indiquer direction microphone<text:tab/>84</text:a></text:p>
          <text:p text:style-name="P5"><text:a xlink:type="simple" xlink:href="#__RefHeading___Toc14030_2415352087" office:name="13.7.2 — Feedback obstacle US" text:style-name="Index_20_Link" text:visited-style-name="Index_20_Link">13.7.2 — Feedback obstacle US<text:tab/>84</text:a></text:p>
          <text:p text:style-name="P5"><text:a xlink:type="simple" xlink:href="#__RefHeading___Toc14032_2415352087" office:name="13.7.3 — Animation robot actif" text:style-name="Index_20_Link" text:visited-style-name="Index_20_Link">13.7.3 — Animation robot actif<text:tab/>85</text:a></text:p>
          <text:p text:style-name="P5"><text:a xlink:type="simple" xlink:href="#__RefHeading___Toc14034_2415352087" office:name="13.7.4 — Mode “robot en attente”" text:style-name="Index_20_Link" text:visited-style-name="Index_20_Link">13.7.4 — Mode “robot en attente”<text:tab/>85</text:a></text:p>
          <text:p text:style-name="P3"><text:a xlink:type="simple" xlink:href="#__RefHeading___Toc14036_2415352087" office:name="13.8 — Interaction avec URG" text:style-name="Index_20_Link" text:visited-style-name="Index_20_Link">13.8 — Interaction avec URG<text:tab/>85</text:a></text:p>
          <text:p text:style-name="P3"><text:a xlink:type="simple" xlink:href="#__RefHeading___Toc14038_2415352087" office:name="13.9 — Résumé du module LED Ring" text:style-name="Index_20_Link" text:visited-style-name="Index_20_Link">13.9 — Résumé du module LED Ring<text:tab/>85</text:a></text:p>
          <text:p text:style-name="P3"><text:a xlink:type="simple" xlink:href="#__RefHeading___Toc14040_2415352087" office:name="✅ CHAPITRE 14 — MODULE LED RUBAN (LRUB)" text:style-name="Index_20_Link" text:visited-style-name="Index_20_Link">✅ CHAPITRE 14 — MODULE LED RUBAN (LRUB)<text:tab/>86</text:a></text:p>
          <text:p text:style-name="P3"><text:a xlink:type="simple" xlink:href="#__RefHeading___Toc14042_2415352087" office:name="14.1 — Rôle du module LRUB" text:style-name="Index_20_Link" text:visited-style-name="Index_20_Link">14.1 — Rôle du module LRUB<text:tab/>86</text:a></text:p>
          <text:p text:style-name="P3"><text:a xlink:type="simple" xlink:href="#__RefHeading___Toc14044_2415352087" office:name="14.2 — Architecture du module LRUB" text:style-name="Index_20_Link" text:visited-style-name="Index_20_Link">14.2 — Architecture du module LRUB<text:tab/>86</text:a></text:p>
          <text:p text:style-name="P3"><text:a xlink:type="simple" xlink:href="#__RefHeading___Toc14046_2415352087" office:name="14.3 — Modes supportés" text:style-name="Index_20_Link" text:visited-style-name="Index_20_Link">14.3 — Modes supportés<text:tab/>87</text:a></text:p>
          <text:p text:style-name="P5"><text:a xlink:type="simple" xlink:href="#__RefHeading___Toc14048_2415352087" office:name="14.3.1 — Mode OFF" text:style-name="Index_20_Link" text:visited-style-name="Index_20_Link">14.3.1 — Mode OFF<text:tab/>87</text:a></text:p>
          <text:p text:style-name="P5"><text:a xlink:type="simple" xlink:href="#__RefHeading___Toc14050_2415352087" office:name="14.3.2 — Mode COLOR fixe" text:style-name="Index_20_Link" text:visited-style-name="Index_20_Link">14.3.2 — Mode COLOR fixe<text:tab/>87</text:a></text:p>
          <text:p text:style-name="P5"><text:a xlink:type="simple" xlink:href="#__RefHeading___Toc14052_2415352087" office:name="14.3.3 — Mode PULSE (respiration)" text:style-name="Index_20_Link" text:visited-style-name="Index_20_Link">14.3.3 — Mode PULSE (respiration)<text:tab/>87</text:a></text:p>
          <text:p text:style-name="P5"><text:a xlink:type="simple" xlink:href="#__RefHeading___Toc14054_2415352087" office:name="14.3.4 — Mode SCAN (effet “scanner K2000”)" text:style-name="Index_20_Link" text:visited-style-name="Index_20_Link">14.3.4 — Mode SCAN (effet “scanner K2000”)<text:tab/>87</text:a></text:p>
          <text:p text:style-name="P5"><text:a xlink:type="simple" xlink:href="#__RefHeading___Toc14056_2415352087" office:name="14.3.5 — Mode ALERT" text:style-name="Index_20_Link" text:visited-style-name="Index_20_Link">14.3.5 — Mode ALERT<text:tab/>87</text:a></text:p>
          <text:p text:style-name="P5"><text:a xlink:type="simple" xlink:href="#__RefHeading___Toc14058_2415352087" office:name="14.3.6 — Mode RAW (control direct)" text:style-name="Index_20_Link" text:visited-style-name="Index_20_Link">14.3.6 — Mode RAW (control direct)<text:tab/>87</text:a></text:p>
          <text:p text:style-name="P3"><text:a xlink:type="simple" xlink:href="#__RefHeading___Toc14060_2415352087" office:name="14.4 — API VPIV (dispatch_Lrub.cpp)" text:style-name="Index_20_Link" text:visited-style-name="Index_20_Link">14.4 — API VPIV (dispatch_Lrub.cpp)<text:tab/>88</text:a></text:p>
          <text:p text:style-name="P5"><text:a xlink:type="simple" xlink:href="#__RefHeading___Toc14062_2415352087" office:name="🔹 Activer / désactiver" text:style-name="Index_20_Link" text:visited-style-name="Index_20_Link">🔹 Activer / désactiver<text:tab/>88</text:a></text:p>
          <text:p text:style-name="P5"><text:a xlink:type="simple" xlink:href="#__RefHeading___Toc14064_2415352087" office:name="🔹 Mode" text:style-name="Index_20_Link" text:visited-style-name="Index_20_Link">🔹 Mode<text:tab/>88</text:a></text:p>
          <text:p text:style-name="P5"><text:a xlink:type="simple" xlink:href="#__RefHeading___Toc14066_2415352087" office:name="🔹 Couleur" text:style-name="Index_20_Link" text:visited-style-name="Index_20_Link">🔹 Couleur<text:tab/>88</text:a></text:p>
          <text:p text:style-name="P5"><text:a xlink:type="simple" xlink:href="#__RefHeading___Toc14068_2415352087" office:name="🔹 Intensité" text:style-name="Index_20_Link" text:visited-style-name="Index_20_Link">🔹 Intensité<text:tab/>88</text:a></text:p>
          <text:p text:style-name="P5"><text:a xlink:type="simple" xlink:href="#__RefHeading___Toc14070_2415352087" office:name="🔹 Vitesse animation" text:style-name="Index_20_Link" text:visited-style-name="Index_20_Link">🔹 Vitesse animation<text:tab/>88</text:a></text:p>
          <text:p text:style-name="P5"><text:a xlink:type="simple" xlink:href="#__RefHeading___Toc14072_2415352087" office:name="🔹 Set LED individuelle" text:style-name="Index_20_Link" text:visited-style-name="Index_20_Link">🔹 Set LED individuelle<text:tab/>88</text:a></text:p>
          <text:p text:style-name="P5"><text:a xlink:type="simple" xlink:href="#__RefHeading___Toc14074_2415352087" office:name="🔹 RAW" text:style-name="Index_20_Link" text:visited-style-name="Index_20_Link">🔹 RAW<text:tab/>88</text:a></text:p>
          <text:p text:style-name="P3"><text:a xlink:type="simple" xlink:href="#__RefHeading___Toc14076_2415352087" office:name="14.5 — Interaction avec US (Ultrason)" text:style-name="Index_20_Link" text:visited-style-name="Index_20_Link">14.5 — Interaction avec US (Ultrason)<text:tab/>88</text:a></text:p>
          <text:p text:style-name="P3"><text:a xlink:type="simple" xlink:href="#__RefHeading___Toc14078_2415352087" office:name="14.6 — Interaction avec FS (Force Sensor / chocs)" text:style-name="Index_20_Link" text:visited-style-name="Index_20_Link">14.6 — Interaction avec FS (Force Sensor / chocs)<text:tab/>89</text:a></text:p>
          <text:p text:style-name="P3"><text:a xlink:type="simple" xlink:href="#__RefHeading___Toc14080_2415352087" office:name="14.7 — Interaction avec Emergency URG" text:style-name="Index_20_Link" text:visited-style-name="Index_20_Link">14.7 — Interaction avec Emergency URG<text:tab/>89</text:a></text:p>
          <text:p text:style-name="P3"><text:a xlink:type="simple" xlink:href="#__RefHeading___Toc14082_2415352087" office:name="14.8 — Exemple Node-RED (Ready &amp; Active)" text:style-name="Index_20_Link" text:visited-style-name="Index_20_Link">14.8 — Exemple Node-RED (Ready &amp; Active)<text:tab/>89</text:a></text:p>
          <text:p text:style-name="P4"><text:a xlink:type="simple" xlink:href="#__RefHeading___Toc14084_2415352087" office:name="✔ Mode attente (idle)" text:style-name="Index_20_Link" text:visited-style-name="Index_20_Link">✔ Mode attente (idle)<text:tab/>89</text:a></text:p>
          <text:p text:style-name="P4"><text:a xlink:type="simple" xlink:href="#__RefHeading___Toc14086_2415352087" office:name="✔ Mode actif" text:style-name="Index_20_Link" text:visited-style-name="Index_20_Link">✔ Mode actif<text:tab/>89</text:a></text:p>
          <text:p text:style-name="P3"><text:a xlink:type="simple" xlink:href="#__RefHeading___Toc14088_2415352087" office:name="14.9 — Exemple Node-RED (direction sonore)" text:style-name="Index_20_Link" text:visited-style-name="Index_20_Link"><text:soft-page-break/>14.9 — Exemple Node-RED (direction sonore)<text:tab/>90</text:a></text:p>
          <text:p text:style-name="P3"><text:a xlink:type="simple" xlink:href="#__RefHeading___Toc14090_2415352087" office:name="14.10 — Résumé du module LRUB" text:style-name="Index_20_Link" text:visited-style-name="Index_20_Link">14.10 — Résumé du module LRUB<text:tab/>90</text:a></text:p>
          <text:p text:style-name="P3"><text:a xlink:type="simple" xlink:href="#__RefHeading___Toc14092_2415352087" office:name="👍 Chapitre suivant ?" text:style-name="Index_20_Link" text:visited-style-name="Index_20_Link">👍 Chapitre suivant ?<text:tab/>90</text:a></text:p>
          <text:p text:style-name="P5"><text:a xlink:type="simple" xlink:href="#__RefHeading___Toc14094_2415352087" office:name="Souhaites-tu maintenant :" text:style-name="Index_20_Link" text:visited-style-name="Index_20_Link">Souhaites-tu maintenant :<text:tab/>90</text:a></text:p>
          <text:p text:style-name="P4"><text:a xlink:type="simple" xlink:href="#__RefHeading___Toc14096_2415352087" office:name="🔶 CHAPITRE 15 — MODULE SERVOS (Caméra / tête / antennes)" text:style-name="Index_20_Link" text:visited-style-name="Index_20_Link">🔶 CHAPITRE 15 — MODULE SERVOS (Caméra / tête / antennes)<text:tab/>90</text:a></text:p>
          <text:p text:style-name="P4"><text:a xlink:type="simple" xlink:href="#__RefHeading___Toc14098_2415352087" office:name="🔴 CHAPITRE 16 — MODULE DE SÉCURITÉ (URG + MvtSafe + Moteurs) ?" text:style-name="Index_20_Link" text:visited-style-name="Index_20_Link">🔴 CHAPITRE 16 — MODULE DE SÉCURITÉ (URG + MvtSafe + Moteurs) ?<text:tab/>90</text:a></text:p>
          <text:p text:style-name="P3"><text:a xlink:type="simple" xlink:href="#__RefHeading___Toc14100_2415352087" office:name="✅ CHAPITRE 15 — MODULE SERVOS (Tête &amp; Base)" text:style-name="Index_20_Link" text:visited-style-name="Index_20_Link">✅ CHAPITRE 15 — MODULE SERVOS (Tête &amp; Base)<text:tab/>91</text:a></text:p>
          <text:p text:style-name="P5"><text:a xlink:type="simple" xlink:href="#__RefHeading___Toc14102_2415352087" office:name="🎯 Objectif du module" text:style-name="Index_20_Link" text:visited-style-name="Index_20_Link">🎯 Objectif du module<text:tab/>91</text:a></text:p>
          <text:p text:style-name="P3"><text:a xlink:type="simple" xlink:href="#__RefHeading___Toc14104_2415352087" office:name="15.1 — Structure générale du module" text:style-name="Index_20_Link" text:visited-style-name="Index_20_Link">15.1 — Structure générale du module<text:tab/>91</text:a></text:p>
          <text:p text:style-name="P3"><text:a xlink:type="simple" xlink:href="#__RefHeading___Toc14106_2415352087" office:name="15.2 — Définition matérielle" text:style-name="Index_20_Link" text:visited-style-name="Index_20_Link">15.2 — Définition matérielle<text:tab/>91</text:a></text:p>
          <text:p text:style-name="P3"><text:a xlink:type="simple" xlink:href="#__RefHeading___Toc14108_2415352087" office:name="15.3 — API interne (srv.cpp)" text:style-name="Index_20_Link" text:visited-style-name="Index_20_Link">15.3 — API interne (srv.cpp)<text:tab/>92</text:a></text:p>
          <text:p text:style-name="P4"><text:a xlink:type="simple" xlink:href="#__RefHeading___Toc14110_2415352087" office:name="🧠 Fonctionnement" text:style-name="Index_20_Link" text:visited-style-name="Index_20_Link">🧠 Fonctionnement<text:tab/>92</text:a></text:p>
          <text:p text:style-name="P3"><text:a xlink:type="simple" xlink:href="#__RefHeading___Toc14112_2415352087" office:name="15.4 — Commandes VPIV supportées" text:style-name="Index_20_Link" text:visited-style-name="Index_20_Link">15.4 — Commandes VPIV supportées<text:tab/>92</text:a></text:p>
          <text:p text:style-name="P5"><text:a xlink:type="simple" xlink:href="#__RefHeading___Toc14114_2415352087" office:name="✔ 15.4.1 — Positionner un servo" text:style-name="Index_20_Link" text:visited-style-name="Index_20_Link">✔ 15.4.1 — Positionner un servo<text:tab/>92</text:a></text:p>
          <text:p text:style-name="P5"><text:a xlink:type="simple" xlink:href="#__RefHeading___Toc14116_2415352087" office:name="✔ 15.4.2 — Vitesse de déplacement" text:style-name="Index_20_Link" text:visited-style-name="Index_20_Link">✔ 15.4.2 — Vitesse de déplacement<text:tab/>93</text:a></text:p>
          <text:p text:style-name="P5"><text:a xlink:type="simple" xlink:href="#__RefHeading___Toc14118_2415352087" office:name="✔ 15.4.3 — Activer / désactiver servo" text:style-name="Index_20_Link" text:visited-style-name="Index_20_Link">✔ 15.4.3 — Activer / désactiver servo<text:tab/>93</text:a></text:p>
          <text:p text:style-name="P5"><text:a xlink:type="simple" xlink:href="#__RefHeading___Toc14120_2415352087" office:name="✔ 15.4.4 — Position zéro personnalisée" text:style-name="Index_20_Link" text:visited-style-name="Index_20_Link">✔ 15.4.4 — Position zéro personnalisée<text:tab/>93</text:a></text:p>
          <text:p text:style-name="P3"><text:a xlink:type="simple" xlink:href="#__RefHeading___Toc14122_2415352087" office:name="15.5 — Sécurité servos" text:style-name="Index_20_Link" text:visited-style-name="Index_20_Link">15.5 — Sécurité servos<text:tab/>93</text:a></text:p>
          <text:p text:style-name="P4"><text:a xlink:type="simple" xlink:href="#__RefHeading___Toc14124_2415352087" office:name="🟥 Protection intégrée :" text:style-name="Index_20_Link" text:visited-style-name="Index_20_Link">🟥 Protection intégrée :<text:tab/>93</text:a></text:p>
          <text:p text:style-name="P3"><text:a xlink:type="simple" xlink:href="#__RefHeading___Toc14126_2415352087" office:name="15.6 — Exemple Node-RED" text:style-name="Index_20_Link" text:visited-style-name="Index_20_Link">15.6 — Exemple Node-RED<text:tab/>94</text:a></text:p>
          <text:p text:style-name="P5"><text:a xlink:type="simple" xlink:href="#__RefHeading___Toc14128_2415352087" office:name="15.6.1 — Orienter la caméra vers un son" text:style-name="Index_20_Link" text:visited-style-name="Index_20_Link">15.6.1 — Orienter la caméra vers un son<text:tab/>94</text:a></text:p>
          <text:p text:style-name="P5"><text:a xlink:type="simple" xlink:href="#__RefHeading___Toc14130_2415352087" office:name="15.6.2 — Mode “scanning”" text:style-name="Index_20_Link" text:visited-style-name="Index_20_Link">15.6.2 — Mode “scanning”<text:tab/>94</text:a></text:p>
          <text:p text:style-name="P5"><text:a xlink:type="simple" xlink:href="#__RefHeading___Toc14132_2415352087" office:name="15.6.3 — Mode “alive / idle” (look around)" text:style-name="Index_20_Link" text:visited-style-name="Index_20_Link">15.6.3 — Mode “alive / idle” (look around)<text:tab/>94</text:a></text:p>
          <text:p text:style-name="P3"><text:a xlink:type="simple" xlink:href="#__RefHeading___Toc14134_2415352087" office:name="15.7 — Scénarios automatiques" text:style-name="Index_20_Link" text:visited-style-name="Index_20_Link">15.7 — Scénarios automatiques<text:tab/>94</text:a></text:p>
          <text:p text:style-name="P4"><text:a xlink:type="simple" xlink:href="#__RefHeading___Toc14136_2415352087" office:name="🔹 Face à un obstacle US avant" text:style-name="Index_20_Link" text:visited-style-name="Index_20_Link">🔹 Face à un obstacle US avant<text:tab/>94</text:a></text:p>
          <text:p text:style-name="P4"><text:a xlink:type="simple" xlink:href="#__RefHeading___Toc14138_2415352087" office:name="🔹 Follow-me caméra" text:style-name="Index_20_Link" text:visited-style-name="Index_20_Link">🔹 Follow-me caméra<text:tab/>94</text:a></text:p>
          <text:p text:style-name="P4"><text:a xlink:type="simple" xlink:href="#__RefHeading___Toc14140_2415352087" office:name="🔹 Mode “attention”" text:style-name="Index_20_Link" text:visited-style-name="Index_20_Link">🔹 Mode “attention”<text:tab/>95</text:a></text:p>
          <text:p text:style-name="P3"><text:a xlink:type="simple" xlink:href="#__RefHeading___Toc14142_2415352087" office:name="15.8 — Résumé (cheat-sheet)" text:style-name="Index_20_Link" text:visited-style-name="Index_20_Link">15.8 — Résumé (cheat-sheet)<text:tab/>95</text:a></text:p>
          <text:p text:style-name="P3"><text:a xlink:type="simple" xlink:href="#__RefHeading___Toc23530_3497887363" office:name="Chapitre 16 — Modules de SÉCURITÉ (URG, MvtSafe, MTR/Mvt-Safety)" text:style-name="Index_20_Link" text:visited-style-name="Index_20_Link">Chapitre 16 — Modules de SÉCURITÉ (URG, MvtSafe, MTR/Mvt-Safety)<text:tab/>96</text:a></text:p>
          <text:p text:style-name="P3"><text:a xlink:type="simple" xlink:href="#__RefHeading___Toc23532_3497887363" office:name="1 Objectif du chapitre" text:style-name="Index_20_Link" text:visited-style-name="Index_20_Link">1 Objectif du chapitre<text:tab/>96</text:a></text:p>
          <text:p text:style-name="P3"><text:a xlink:type="simple" xlink:href="#__RefHeading___Toc23534_3497887363" office:name="2 Architecture et responsabilités" text:style-name="Index_20_Link" text:visited-style-name="Index_20_Link">2 Architecture et responsabilités<text:tab/>96</text:a></text:p>
          <text:p text:style-name="P3"><text:a xlink:type="simple" xlink:href="#__RefHeading___Toc23536_3497887363" office:name="3 Variables de configuration importantes (dans config.h / config.cpp)" text:style-name="Index_20_Link" text:visited-style-name="Index_20_Link">3 Variables de configuration importantes (dans config.h / config.cpp)<text:tab/>97</text:a></text:p>
          <text:p text:style-name="P3"><text:a xlink:type="simple" xlink:href="#__RefHeading___Toc23538_3497887363" office:name="4 VPIV : API publique (commande &amp; retour)" text:style-name="Index_20_Link" text:visited-style-name="Index_20_Link">4 VPIV : API publique (commande &amp; retour)<text:tab/>98</text:a></text:p>
          <text:p text:style-name="P5"><text:a xlink:type="simple" xlink:href="#__RefHeading___Toc23540_3497887363" office:name="4.1 urg (dispatcher dispatch_Urg.cpp)" text:style-name="Index_20_Link" text:visited-style-name="Index_20_Link">4.1 urg (dispatcher dispatch_Urg.cpp)<text:tab/>98</text:a></text:p>
          <text:p text:style-name="P5"><text:a xlink:type="simple" xlink:href="#__RefHeading___Toc23542_3497887363" office:name="4.2 mvtSafe (dispatcher dispatch_MvtSafe.cpp)" text:style-name="Index_20_Link" text:visited-style-name="Index_20_Link">4.2 mvtSafe (dispatcher dispatch_MvtSafe.cpp)<text:tab/>98</text:a></text:p>
          <text:p text:style-name="P5"><text:a xlink:type="simple" xlink:href="#__RefHeading___Toc23544_3497887363" office:name="4.3 us (ultrasonic)" text:style-name="Index_20_Link" text:visited-style-name="Index_20_Link">4.3 us (ultrasonic)<text:tab/>99</text:a></text:p>
          <text:p text:style-name="P5"><text:a xlink:type="simple" xlink:href="#__RefHeading___Toc23546_3497887363" office:name="4.4 mtr (moteurs)" text:style-name="Index_20_Link" text:visited-style-name="Index_20_Link">4.4 mtr (moteurs)<text:tab/>99</text:a></text:p>
          <text:p text:style-name="P3"><text:a xlink:type="simple" xlink:href="#__RefHeading___Toc23548_3497887363" office:name="5 Comportements et règles (MvtSafe)" text:style-name="Index_20_Link" text:visited-style-name="Index_20_Link">5 Comportements et règles (MvtSafe)<text:tab/>99</text:a></text:p>
          <text:p text:style-name="P5"><text:a xlink:type="simple" xlink:href="#__RefHeading___Toc23550_3497887363" office:name="5.1 Modes" text:style-name="Index_20_Link" text:visited-style-name="Index_20_Link">5.1 Modes<text:tab/>99</text:a></text:p>
          <text:p text:style-name="P5"><text:a xlink:type="simple" xlink:href="#__RefHeading___Toc23552_3497887363" office:name="5.2 Politique multi-capteurs" text:style-name="Index_20_Link" text:visited-style-name="Index_20_Link">5.2 Politique multi-capteurs<text:tab/>100</text:a></text:p>
          <text:p text:style-name="P5"><text:a xlink:type="simple" xlink:href="#__RefHeading___Toc23554_3497887363" office:name="5.3 Interaction avec urg" text:style-name="Index_20_Link" text:visited-style-name="Index_20_Link">5.3 Interaction avec urg<text:tab/>100</text:a></text:p>
          <text:p text:style-name="P3"><text:a xlink:type="simple" xlink:href="#__RefHeading___Toc23556_3497887363" office:name="6 Implémentation côté Mega — points clés" text:style-name="Index_20_Link" text:visited-style-name="Index_20_Link">6 Implémentation côté Mega — points clés<text:tab/>100</text:a></text:p>
          <text:p text:style-name="P5"><text:a xlink:type="simple" xlink:href="#__RefHeading___Toc23558_3497887363" office:name="6.1 us → already implemented" text:style-name="Index_20_Link" text:visited-style-name="Index_20_Link">6.1 us → already implemented<text:tab/>100</text:a></text:p>
          <text:p text:style-name="P5"><text:a xlink:type="simple" xlink:href="#__RefHeading___Toc23560_3497887363" office:name="6.2 mtr integration" text:style-name="Index_20_Link" text:visited-style-name="Index_20_Link">6.2 mtr integration<text:tab/>101</text:a></text:p>
          <text:p text:style-name="P5"><text:a xlink:type="simple" xlink:href="#__RefHeading___Toc23562_3497887363" office:name="6.3 Non-bloquant et ISR" text:style-name="Index_20_Link" text:visited-style-name="Index_20_Link">6.3 Non-bloquant et ISR<text:tab/>101</text:a></text:p>
          <text:p text:style-name="P3"><text:a xlink:type="simple" xlink:href="#__RefHeading___Toc23564_3497887363" office:name="7 Node-RED : pages et flows recommandés (sécurité)" text:style-name="Index_20_Link" text:visited-style-name="Index_20_Link">7 Node-RED : pages et flows recommandés (sécurité)<text:tab/>101</text:a></text:p>
          <text:p text:style-name="P5"><text:a xlink:type="simple" xlink:href="#__RefHeading___Toc23566_3497887363" office:name="7.1 Dashboard Safety (page unique)" text:style-name="Index_20_Link" text:visited-style-name="Index_20_Link">7.1 Dashboard Safety (page unique)<text:tab/>101</text:a></text:p>
          <text:p text:style-name="P5"><text:a xlink:type="simple" xlink:href="#__RefHeading___Toc23568_3497887363" office:name="7.2 Telemetry + Live video" text:style-name="Index_20_Link" text:visited-style-name="Index_20_Link">7.2 Telemetry + Live video<text:tab/>102</text:a></text:p>
          <text:p text:style-name="P5"><text:a xlink:type="simple" xlink:href="#__RefHeading___Toc23570_3497887363" office:name="7.3 Emergency panel (admin)" text:style-name="Index_20_Link" text:visited-style-name="Index_20_Link">7.3 Emergency panel (admin)<text:tab/>102</text:a></text:p>
          <text:p text:style-name="P3"><text:a xlink:type="simple" xlink:href="#__RefHeading___Toc23572_3497887363" office:name="8 Exemples pratiques (VPIV) — scénarios" text:style-name="Index_20_Link" text:visited-style-name="Index_20_Link">8 Exemples pratiques (VPIV) — scénarios<text:tab/>102</text:a></text:p>
          <text:p text:style-name="P3"><text:a xlink:type="simple" xlink:href="#__RefHeading___Toc23574_3497887363" office:name="9 Tests et procédure de validation (checklist)" text:style-name="Index_20_Link" text:visited-style-name="Index_20_Link">9 Tests et procédure de validation (checklist)<text:tab/>102</text:a></text:p>
          <text:p text:style-name="P5"><text:a xlink:type="simple" xlink:href="#__RefHeading___Toc23576_3497887363" office:name="9.1 Stage 0 — vérifs compile / init" text:style-name="Index_20_Link" text:visited-style-name="Index_20_Link">9.1 Stage 0 — vérifs compile / init<text:tab/>102</text:a></text:p>
          <text:p text:style-name="P5"><text:a xlink:type="simple" xlink:href="#__RefHeading___Toc23578_3497887363" office:name="9.2 Stage 1 — US reading sanity" text:style-name="Index_20_Link" text:visited-style-name="Index_20_Link"><text:soft-page-break/>9.2 Stage 1 — US reading sanity<text:tab/>103</text:a></text:p>
          <text:p text:style-name="P5"><text:a xlink:type="simple" xlink:href="#__RefHeading___Toc23580_3497887363" office:name="9.3 Stage 2 — MvtSafe simulation" text:style-name="Index_20_Link" text:visited-style-name="Index_20_Link">9.3 Stage 2 — MvtSafe simulation<text:tab/>103</text:a></text:p>
          <text:p text:style-name="P5"><text:a xlink:type="simple" xlink:href="#__RefHeading___Toc23582_3497887363" office:name="9.4 Stage 3 — Emergency flow" text:style-name="Index_20_Link" text:visited-style-name="Index_20_Link">9.4 Stage 3 — Emergency flow<text:tab/>103</text:a></text:p>
          <text:p text:style-name="P5"><text:a xlink:type="simple" xlink:href="#__RefHeading___Toc23584_3497887363" office:name="9.5 Stage 4 — Integration UNO" text:style-name="Index_20_Link" text:visited-style-name="Index_20_Link">9.5 Stage 4 — Integration UNO<text:tab/>103</text:a></text:p>
          <text:p text:style-name="P3"><text:a xlink:type="simple" xlink:href="#__RefHeading___Toc23586_3497887363" office:name="10 Calibration &amp; paramétrage (comment faire)" text:style-name="Index_20_Link" text:visited-style-name="Index_20_Link">10 Calibration &amp; paramétrage (comment faire)<text:tab/>103</text:a></text:p>
          <text:p text:style-name="P5"><text:a xlink:type="simple" xlink:href="#__RefHeading___Toc23588_3497887363" office:name="10.1 Calibrer seuils US" text:style-name="Index_20_Link" text:visited-style-name="Index_20_Link">10.1 Calibrer seuils US<text:tab/>103</text:a></text:p>
          <text:p text:style-name="P5"><text:a xlink:type="simple" xlink:href="#__RefHeading___Toc23590_3497887363" office:name="10.2 Calibrer MTR diff-drive (cfg_mtr_kturn, inputScale, outputScale)" text:style-name="Index_20_Link" text:visited-style-name="Index_20_Link">10.2 Calibrer MTR diff-drive (cfg_mtr_kturn, inputScale, outputScale)<text:tab/>104</text:a></text:p>
          <text:p text:style-name="P5"><text:a xlink:type="simple" xlink:href="#__RefHeading___Toc23592_3497887363" office:name="10.3 Calibration MvtSafe scale curve" text:style-name="Index_20_Link" text:visited-style-name="Index_20_Link">10.3 Calibration MvtSafe scale curve<text:tab/>104</text:a></text:p>
          <text:p text:style-name="P3"><text:a xlink:type="simple" xlink:href="#__RefHeading___Toc23594_3497887363" office:name="11 Fichiers &amp; fonctions à vérifier / modifier (liste précise)" text:style-name="Index_20_Link" text:visited-style-name="Index_20_Link">11 Fichiers &amp; fonctions à vérifier / modifier (liste précise)<text:tab/>104</text:a></text:p>
          <text:p text:style-name="P3"><text:a xlink:type="simple" xlink:href="#__RefHeading___Toc23596_3497887363" office:name="12 Exemple de code (pseudocode) — mvt_safe core (résumé)" text:style-name="Index_20_Link" text:visited-style-name="Index_20_Link">12 Exemple de code (pseudocode) — mvt_safe core (résumé)<text:tab/>105</text:a></text:p>
          <text:p text:style-name="P3"><text:a xlink:type="simple" xlink:href="#__RefHeading___Toc23598_3497887363" office:name="13 Bonnes pratiques &amp; remarques techniques" text:style-name="Index_20_Link" text:visited-style-name="Index_20_Link">13 Bonnes pratiques &amp; remarques techniques<text:tab/>105</text:a></text:p>
          <text:p text:style-name="P3"><text:a xlink:type="simple" xlink:href="#__RefHeading___Toc23600_3497887363" office:name="14 Checklist finale pour intégration" text:style-name="Index_20_Link" text:visited-style-name="Index_20_Link">14 Checklist finale pour intégration<text:tab/>106</text:a></text:p>
          <text:p text:style-name="P3"><text:a xlink:type="simple" xlink:href="#__RefHeading___Toc23602_3497887363" office:name="15 Annexes rapides (références fichiers)" text:style-name="Index_20_Link" text:visited-style-name="Index_20_Link">15 Annexes rapides (références fichiers)<text:tab/>106</text:a></text:p>
          <text:p text:style-name="P3"><text:a xlink:type="simple" xlink:href="#__RefHeading___Toc23604_3497887363" office:name="16 Actions proposées (priorisées)" text:style-name="Index_20_Link" text:visited-style-name="Index_20_Link">16 Actions proposées (priorisées)<text:tab/>107</text:a></text:p>
          <text:p text:style-name="P3"><text:a xlink:type="simple" xlink:href="#__RefHeading___Toc23606_3497887363" office:name="17 Notes finales &amp; recommandations" text:style-name="Index_20_Link" text:visited-style-name="Index_20_Link">17 Notes finales &amp; recommandations<text:tab/>107</text:a></text:p>
        </text:index-body>
      </text:table-of-content>
      <text:p text:style-name="P6"/>
      <text:p text:style-name="P6"/>
      <text:h text:style-name="P7" text:outline-level="1"><text:bookmark-start text:name="__RefHeading___Toc11367_2415352087"/>🧱 <text:span text:style-name="Strong_20_Emphasis">CHAPITRE 1 — ARCHITECTURE GLOBALE ARDUINO (MEGA + UNO)</text:span><text:bookmark-end text:name="__RefHeading___Toc11367_2415352087"/></text:h>
      <text:p text:style-name="P6"><text:span text:style-name="Strong_20_Emphasis">(Section 1/?? de la documentation complète)</text:span></text:p>
      <text:p text:style-name="P8"/>
      <text:h text:style-name="P7" text:outline-level="1"><text:bookmark-start text:name="__RefHeading___Toc11369_2415352087"/>1.1 — Vue d’ensemble du système<text:bookmark-end text:name="__RefHeading___Toc11369_2415352087"/></text:h>
      <text:p text:style-name="P6">Ton robot RZ-BOT repose sur une architecture à deux microcontrôleurs :</text:p>
      <text:h text:style-name="P9" text:outline-level="3"><text:bookmark-start text:name="__RefHeading___Toc11371_2415352087"/>🟥 <text:span text:style-name="Strong_20_Emphasis">Arduino MEGA (maître – cerveau principal)</text:span><text:bookmark-end text:name="__RefHeading___Toc11371_2415352087"/></text:h>
      <text:p text:style-name="P6">Rôle :</text:p>
      <text:list text:style-name="L1">
        <text:list-item>
          <text:p text:style-name="P10">réception commande (Node-RED → MQTT → Arduino IOT UART Gateway → MEGA)</text:p>
        </text:list-item>
        <text:list-item>
          <text:p text:style-name="P10">dispatch VPIV</text:p>
        </text:list-item>
        <text:list-item>
          <text:p text:style-name="P10">gestion capteurs</text:p>
        </text:list-item>
        <text:list-item>
          <text:p text:style-name="P10">filtrage sécurité</text:p>
        </text:list-item>
        <text:list-item>
          <text:p text:style-name="P10">odométrie</text:p>
        </text:list-item>
        <text:list-item>
          <text:p text:style-name="P10">pilotage servos, LEDs</text:p>
        </text:list-item>
        <text:list-item>
          <text:p text:style-name="P10">gestion état d’urgence</text:p>
        </text:list-item>
        <text:list-item>
          <text:p text:style-name="P10">calcul des consignes moteurs</text:p>
        </text:list-item>
        <text:list-item>
          <text:p text:style-name="P10">envoi &lt;L,R,A&gt; au UNO</text:p>
        </text:list-item>
      </text:list>
      <text:h text:style-name="P9" text:outline-level="3"><text:bookmark-start text:name="__RefHeading___Toc11373_2415352087"/><text:soft-page-break/>🟦 <text:span text:style-name="Strong_20_Emphasis">Arduino UNO (esclave – driver moteurs)</text:span><text:bookmark-end text:name="__RefHeading___Toc11373_2415352087"/></text:h>
      <text:p text:style-name="P6">Rôle :</text:p>
      <text:list text:style-name="L2">
        <text:list-item>
          <text:p text:style-name="P11">interpréter trames &lt;L,R,A&gt; ou legacy &lt;acc,spd,dir&gt;</text:p>
        </text:list-item>
        <text:list-item>
          <text:p text:style-name="P11">lissage moteur interne</text:p>
        </text:list-item>
        <text:list-item>
          <text:p text:style-name="P11">pilotage matériel VNH5019</text:p>
        </text:list-item>
        <text:list-item>
          <text:p text:style-name="P11">sécurité timeout si Mega ne parle plus</text:p>
        </text:list-item>
      </text:list>
      <text:p text:style-name="P8"/>
      <text:h text:style-name="P7" text:outline-level="1"><text:bookmark-start text:name="__RefHeading___Toc11375_2415352087"/>1.2 — Schéma fonctionnel général<text:bookmark-end text:name="__RefHeading___Toc11375_2415352087"/></text:h>
      <text:p text:style-name="P12"><text:span text:style-name="Source_20_Text"><text:s text:c="17"/>┌───────────────────────────┐</text:span></text:p>
      <text:p text:style-name="P12"><text:span text:style-name="Source_20_Text"><text:s text:c="17"/>│ <text:s text:c="2"/>Node-RED Dashboard <text:s text:c="5"/>│</text:span></text:p>
      <text:p text:style-name="P12"><text:span text:style-name="Source_20_Text"><text:s text:c="17"/>│ <text:s/>(Joystick, Vidéo, UI) <text:s text:c="3"/>│</text:span></text:p>
      <text:p text:style-name="P12"><text:span text:style-name="Source_20_Text"><text:s text:c="17"/>└───────────────┬───────────┘</text:span></text:p>
      <text:p text:style-name="P12"><text:span text:style-name="Source_20_Text"><text:s text:c="33"/>MQTT</text:span></text:p>
      <text:p text:style-name="P12"><text:span text:style-name="Source_20_Text"><text:s text:c="33"/>│</text:span></text:p>
      <text:p text:style-name="P12"><text:span text:style-name="Source_20_Text"><text:s text:c="21"/>Arduino IOT UART Gateway</text:span></text:p>
      <text:p text:style-name="P12"><text:span text:style-name="Source_20_Text"><text:s text:c="33"/>│ USB</text:span></text:p>
      <text:p text:style-name="P12"><text:span text:style-name="Source_20_Text"><text:s text:c="33"/>▼</text:span></text:p>
      <text:p text:style-name="P13"><text:span text:style-name="Source_20_Text"><text:s text:c="17"/>┌─────────────────────────────┐</text:span></text:p>
      <text:p text:style-name="P12"><text:span text:style-name="Source_20_Text"><text:s text:c="17"/>│ <text:s text:c="7"/>Arduino MEGA <text:s text:c="8"/>│</text:span></text:p>
      <text:p text:style-name="P13"><text:span text:style-name="Source_20_Text"><text:s text:c="17"/>│─────────────────────────────│</text:span></text:p>
      <text:p text:style-name="P12"><text:span text:style-name="Source_20_Text"><text:s text:c="17"/>│ <text:s/>Communication VPIV <text:s text:c="8"/>│</text:span></text:p>
      <text:p text:style-name="P12"><text:span text:style-name="Source_20_Text"><text:s text:c="17"/>│ <text:s/>Config / Emergency <text:s text:c="8"/>│</text:span></text:p>
      <text:p text:style-name="P12"><text:span text:style-name="Source_20_Text"><text:s text:c="17"/>│ <text:s/>Odométrie <text:s text:c="17"/>│</text:span></text:p>
      <text:p text:style-name="P12"><text:span text:style-name="Source_20_Text"><text:s text:c="17"/>│ <text:s/>Ultrason / IR / Micro <text:s text:c="5"/>│</text:span></text:p>
      <text:p text:style-name="P12"><text:span text:style-name="Source_20_Text"><text:s text:c="17"/>│ <text:s/>Force sensor (laisse) <text:s text:c="5"/>│</text:span></text:p>
      <text:p text:style-name="P12"><text:span text:style-name="Source_20_Text"><text:s text:c="17"/>│ <text:s/>LEDs / Servos <text:s text:c="13"/>│</text:span></text:p>
      <text:p text:style-name="P12"><text:span text:style-name="Source_20_Text"><text:s text:c="17"/>│ <text:s/>MvtSafe <text:s text:c="19"/>│</text:span></text:p>
      <text:p text:style-name="P12"><text:span text:style-name="Source_20_Text"><text:s text:c="17"/>│ <text:s/>Moteurs (mtr.cpp) <text:s text:c="9"/>│</text:span></text:p>
      <text:p text:style-name="P14"><text:span text:style-name="Source_20_Text"><text:s text:c="17"/>└───────┬─────────────────────┘</text:span></text:p>
      <text:p text:style-name="P12"><text:span text:style-name="Source_20_Text"><text:s text:c="25"/>Serial3 (115200)</text:span></text:p>
      <text:p text:style-name="P12"><text:span text:style-name="Source_20_Text"><text:s text:c="25"/>▼</text:span></text:p>
      <text:p text:style-name="P14"><text:span text:style-name="Source_20_Text"><text:s text:c="17"/>┌────────────────────────────┐</text:span></text:p>
      <text:p text:style-name="P12"><text:span text:style-name="Source_20_Text"><text:s text:c="17"/>│ <text:s text:c="8"/>Arduino UNO <text:s text:c="7"/>│</text:span></text:p>
      <text:p text:style-name="P12"><text:span text:style-name="Source_20_Text"><text:s text:c="17"/>│────────────────────────────│</text:span></text:p>
      <text:p text:style-name="P12"><text:span text:style-name="Source_20_Text"><text:s text:c="17"/>│ Parsing trames &lt;L,R,A&gt; <text:s text:c="4"/>│</text:span></text:p>
      <text:p text:style-name="P12"><text:span text:style-name="Source_20_Text"><text:s text:c="17"/>│ Lissage A=0..4 <text:s text:c="12"/>│</text:span></text:p>
      <text:p text:style-name="P12"><text:span text:style-name="Source_20_Text"><text:s text:c="17"/>│ Timeout sécurité <text:s text:c="10"/>│</text:span></text:p>
      <text:p text:style-name="P12"><text:span text:style-name="Source_20_Text"><text:s text:c="17"/>│ Dual VNH5019 <text:s text:c="14"/>│</text:span></text:p>
      <text:p text:style-name="P15"><text:span text:style-name="Source_20_Text"><text:s text:c="17"/>└────────────────────────────┘</text:span></text:p>
      <text:p text:style-name="P8"/>
      <text:h text:style-name="P7" text:outline-level="1"><text:bookmark-start text:name="__RefHeading___Toc11377_2415352087"/>1.3 — Format des communications VPIV<text:bookmark-end text:name="__RefHeading___Toc11377_2415352087"/></text:h>
      <text:p text:style-name="P6">Tous les messages circulant entre :</text:p>
      <text:list text:style-name="L3">
        <text:list-item>
          <text:p text:style-name="P16">Node-RED → MQTT → MEGA</text:p>
        </text:list-item>
        <text:list-item>
          <text:p text:style-name="P16">MEGA → Node-RED</text:p>
        </text:list-item>
      </text:list>
      <text:p text:style-name="P6">utilisent le protocole <text:span text:style-name="Strong_20_Emphasis">VPIV</text:span>.</text:p>
      <text:h text:style-name="P9" text:outline-level="3"><text:bookmark-start text:name="__RefHeading___Toc11379_2415352087"/><text:soft-page-break/>🔤 <text:span text:style-name="Strong_20_Emphasis">Structure :</text:span><text:bookmark-end text:name="__RefHeading___Toc11379_2415352087"/></text:h>
      <text:p text:style-name="P15"><text:span text:style-name="Source_20_Text">$&lt;TYPE&gt;:&lt;MODULE&gt;:&lt;PROP&gt;:&lt;INST&gt;:&lt;VALUE&gt;#</text:span></text:p>
      <text:h text:style-name="P9" text:outline-level="3"><text:bookmark-start text:name="__RefHeading___Toc11381_2415352087"/><text:span text:style-name="Strong_20_Emphasis">Type (</text:span><text:span text:style-name="Strong_20_Emphasis"><text:span text:style-name="Source_20_Text">TYPE</text:span></text:span><text:span text:style-name="Strong_20_Emphasis">)</text:span><text:bookmark-end text:name="__RefHeading___Toc11381_2415352087"/></text:h>
      <text:list text:style-name="L4">
        <text:list-item>
          <text:p text:style-name="P17">V = Commande</text:p>
        </text:list-item>
        <text:list-item>
          <text:p text:style-name="P17">I = Info</text:p>
        </text:list-item>
        <text:list-item>
          <text:p text:style-name="P17">F = Flux (récurrent)</text:p>
        </text:list-item>
        <text:list-item>
          <text:p text:style-name="P17">E = Erreur</text:p>
        </text:list-item>
      </text:list>
      <text:p text:style-name="P6">Exemples :</text:p>
      <text:p text:style-name="P12"><text:span text:style-name="Source_20_Text">$V:mt:vomega:*:20,-40#</text:span></text:p>
      <text:p text:style-name="P12"><text:span text:style-name="Source_20_Text">$I:Odom:pos:*:0.12,0.05,3.14#</text:span></text:p>
      <text:p text:style-name="P15"><text:span text:style-name="Source_20_Text">$E:us:read:3:timeout#</text:span></text:p>
      <text:p text:style-name="P8"/>
      <text:h text:style-name="P7" text:outline-level="1"><text:bookmark-start text:name="__RefHeading___Toc11383_2415352087"/>1.4 — Modules VPIV disponibles<text:bookmark-end text:name="__RefHeading___Toc11383_2415352087"/></text:h>
      <text:p text:style-name="P6">Voici la liste exhaustive (2025)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Module VPIV</text:p>
            </table:table-cell>
            <table:table-cell table:style-name="Tableau1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lrub</text:span></text:p>
          </table:table-cell>
          <table:table-cell table:style-name="Tableau1.A1" office:value-type="string">
            <text:p text:style-name="Table_20_Contents">LED ruba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lring</text:span></text:p>
          </table:table-cell>
          <table:table-cell table:style-name="Tableau1.A1" office:value-type="string">
            <text:p text:style-name="Table_20_Contents">LED ring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rv</text:span></text:p>
          </table:table-cell>
          <table:table-cell table:style-name="Tableau1.A1" office:value-type="string">
            <text:p text:style-name="Table_20_Contents">Servomoteur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t</text:span></text:p>
          </table:table-cell>
          <table:table-cell table:style-name="Tableau1.A1" office:value-type="string">
            <text:p text:style-name="Table_20_Contents">Pilotage moteurs (MEGA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s</text:span></text:p>
          </table:table-cell>
          <table:table-cell table:style-name="Tableau1.A1" office:value-type="string">
            <text:p text:style-name="Table_20_Contents">Capteurs ultras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ic</text:span></text:p>
          </table:table-cell>
          <table:table-cell table:style-name="Tableau1.A1" office:value-type="string">
            <text:p text:style-name="Table_20_Contents">Microphon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fs</text:span></text:p>
          </table:table-cell>
          <table:table-cell table:style-name="Tableau1.A1" office:value-type="string">
            <text:p text:style-name="Table_20_Contents">Force Sensor (laisse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vt</text:span></text:p>
          </table:table-cell>
          <table:table-cell table:style-name="Tableau1.A1" office:value-type="string">
            <text:p text:style-name="Table_20_Contents">Capteur IR de mouvemen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odom</text:span></text:p>
          </table:table-cell>
          <table:table-cell table:style-name="Tableau1.A1" office:value-type="string">
            <text:p text:style-name="Table_20_Contents">Odométri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vt</text:span><text:span text:style-name="Strong_20_Emphasis"><text:span text:style-name="T1">_</text:span></text:span><text:span text:style-name="Strong_20_Emphasis">safe</text:span></text:p>
          </table:table-cell>
          <table:table-cell table:style-name="Tableau1.A1" office:value-type="string">
            <text:p text:style-name="Table_20_Contents">Sécurité obstacle dynamiqu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cfg</text:span></text:p>
          </table:table-cell>
          <table:table-cell table:style-name="Tableau1.A1" office:value-type="string">
            <text:p text:style-name="Table_20_Contents">Configuration globale / rese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rg</text:span></text:p>
          </table:table-cell>
          <table:table-cell table:style-name="Tableau1.A1" office:value-type="string">
            <text:p text:style-name="Table_20_Contents">Gestion état d’urgence</text:p>
          </table:table-cell>
        </table:table-row>
      </table:table>
      <text:p text:style-name="P8"/>
      <text:h text:style-name="P7" text:outline-level="1"><text:bookmark-start text:name="__RefHeading___Toc11385_2415352087"/>1.5 — Cycle loop() (MEGA)<text:bookmark-end text:name="__RefHeading___Toc11385_2415352087"/></text:h>
      <text:p text:style-name="P6">La boucle principale ne fait <text:span text:style-name="Strong_20_Emphasis">que du non-bloquant</text:span>.</text:p>
      <text:p text:style-name="P12"><text:span text:style-name="Source_20_Text">loop():</text:span></text:p>
      <text:p text:style-name="P12"><text:span text:style-name="Source_20_Text"><text:s text:c="4"/>communication_processInput()</text:span></text:p>
      <text:p text:style-name="P12"><text:span text:style-name="Source_20_Text"><text:s text:c="4"/>lring_processPeriodic()</text:span></text:p>
      <text:p text:style-name="P12"><text:span text:style-name="Source_20_Text"><text:s text:c="4"/>mic_processPeriodic()</text:span></text:p>
      <text:p text:style-name="P12"><text:span text:style-name="Source_20_Text"><text:s text:c="4"/>us_processPeriodic()</text:span></text:p>
      <text:p text:style-name="P12"><text:span text:style-name="Source_20_Text"><text:s text:c="4"/>fs_processPeriodic()</text:span></text:p>
      <text:p text:style-name="P12"><text:span text:style-name="Source_20_Text"><text:s text:c="4"/>ir_processPeriodic()</text:span></text:p>
      <text:p text:style-name="P12"><text:span text:style-name="Source_20_Text"><text:s text:c="4"/>odom_processPeriodic()</text:span></text:p>
      <text:p text:style-name="P12"><text:soft-page-break/><text:span text:style-name="Source_20_Text"><text:s text:c="4"/>mvtsafe_process()</text:span></text:p>
      <text:p text:style-name="P12"><text:span text:style-name="Source_20_Text"><text:s text:c="4"/>lrub_processTimeout()</text:span></text:p>
      <text:p text:style-name="P12"><text:span text:style-name="Source_20_Text"><text:s text:c="4"/>srv_process()</text:span></text:p>
      <text:p text:style-name="P15"><text:span text:style-name="Source_20_Text"><text:s text:c="4"/>checkEmergencyConditions()</text:span></text:p>
      <text:p text:style-name="P6">Objectif : <text:span text:style-name="Strong_20_Emphasis">loop &lt; 80 ms</text:span></text:p>
      <text:p text:style-name="P8"/>
      <text:h text:style-name="P7" text:outline-level="1"><text:bookmark-start text:name="__RefHeading___Toc11387_2415352087"/>1.6 — Architecture des configurations (cfg_…)<text:bookmark-end text:name="__RefHeading___Toc11387_2415352087"/></text:h>
      <text:p text:style-name="P6">Tous les modules exposent leurs paramètres dans <text:span text:style-name="Source_20_Text">config.h</text:span> + <text:span text:style-name="Source_20_Text">config.cpp</text:span>.</text:p>
      <text:list text:style-name="L5">
        <text:list-item>
          <text:p text:style-name="P18">Chaque paramètre a <text:span text:style-name="Strong_20_Emphasis">une valeur par défaut</text:span>.</text:p>
        </text:list-item>
        <text:list-item>
          <text:p text:style-name="P18">Node-RED peut envoyer un <text:span text:style-name="Source_20_Text">$V:xxx:yyy:*:value#</text:span> qui écrase la valeur.</text:p>
        </text:list-item>
        <text:list-item>
          <text:p text:style-name="P18">MEGA renvoie confirmation via <text:span text:style-name="Source_20_Text">$I:xxx:yyy:*:value#</text:span>.</text:p>
        </text:list-item>
        <text:list-item>
          <text:p text:style-name="P18">Ces valeurs sont persistantes tant que le Mega reste sous tension.</text:p>
        </text:list-item>
      </text:list>
      <text:p text:style-name="P6">Exemples :</text:p>
      <text:p text:style-name="P12"><text:span text:style-name="Source_20_Text">$V:Odom:geom:*:0.100,0.300,256#</text:span></text:p>
      <text:p text:style-name="P12"><text:span text:style-name="Source_20_Text">$V:us:cycle:*:150#</text:span></text:p>
      <text:p text:style-name="P15"><text:span text:style-name="Source_20_Text">$V:mvtSafe:mode:*:hard#</text:span></text:p>
      <text:p text:style-name="P8"/>
      <text:h text:style-name="P7" text:outline-level="1"><text:bookmark-start text:name="__RefHeading___Toc11389_2415352087"/>1.7 — Sécurité centrale (urgence)<text:bookmark-end text:name="__RefHeading___Toc11389_2415352087"/></text:h>
      <text:p text:style-name="P6">Le module <text:span text:style-name="Source_20_Text">urg.cpp</text:span> gère les cas critiques :</text:p>
      <text:list text:style-name="L6">
        <text:list-item>
          <text:p text:style-name="P19">dépassement de courant</text:p>
        </text:list-item>
        <text:list-item>
          <text:p text:style-name="P19">capteur non répondant</text:p>
        </text:list-item>
        <text:list-item>
          <text:p text:style-name="P19">buffer serial saturé</text:p>
        </text:list-item>
        <text:list-item>
          <text:p text:style-name="P19">anti-collision hard MvtSafe</text:p>
        </text:list-item>
        <text:list-item>
          <text:p text:style-name="P19">parsing invalide</text:p>
        </text:list-item>
      </text:list>
      <text:p text:style-name="P6">Quand <text:span text:style-name="Source_20_Text">urg_active=true</text:span> :</text:p>
      <text:p text:style-name="P6">👉 <text:span text:style-name="Strong_20_Emphasis">Toutes les commandes VPIV sont ignorées</text:span>, sauf :</text:p>
      <text:p text:style-name="P12"><text:span text:style-name="Source_20_Text">scfg:clear</text:span></text:p>
      <text:p text:style-name="P15"><text:span text:style-name="Source_20_Text">urg:clear</text:span></text:p>
      <text:p text:style-name="P6">MEGA renvoie :</text:p>
      <text:p text:style-name="P20"><text:span text:style-name="Source_20_Text">$E:URG:state:*:&lt;code&gt;#<text:line-break/></text:span></text:p>
      <text:h text:style-name="Heading_20_2" text:outline-level="2"><text:bookmark-start text:name="__RefHeading___Toc28045_1733942984"/><text:soft-page-break/><text:span text:style-name="Source_20_Text">Diagramme logique concernant les urgences</text:span><text:bookmark-end text:name="__RefHeading___Toc28045_1733942984"/></text:h>
      <text:p text:style-name="Text_20_body"><text:span text:style-name="Source_20_Text">[Capteurs US] <text:line-break/> <text:s text:c="5"/>│<text:line-break/> <text:s text:c="5"/>▼<text:line-break/>[mvtsafe_process()]<text:line-break/> <text:s text:c="5"/>│<text:line-break/> <text:s text:c="5"/>├─&gt; SOFT : _apply_soft_reduction() → réduction moteur<text:line-break/> <text:s text:c="5"/>│<text:line-break/> <text:s text:c="5"/>└─&gt; HARD : _apply_hard_stop()<text:line-break/> <text:s text:c="16"/>├─&gt; mtr_stopAll() <text:s text:c="10"/>→ arrêt moteurs<text:line-break/> <text:s text:c="16"/>├─&gt; urg_handle(URG_MOTOR_STALL)<text:line-break/> <text:s text:c="16"/>│ <text:s text:c="5"/>├─&gt; urg_stopAllMotors() <text:s text:c="2"/>→ sécurité redondante<text:line-break/> <text:s text:c="16"/>│ <text:s text:c="5"/>├─&gt; lring_emergencyTrigger() → LED<text:line-break/> <text:s text:c="16"/>│ <text:s text:c="5"/>└─&gt; urg_sendAlert() <text:s text:c="6"/>→ VPIV $I:Urg<text:line-break/> <text:s text:c="16"/>└─&gt; _send_vpiv_state("alert","danger") → VPIV mvtSafe<text:line-break/></text:span></text:p>
      <text:p text:style-name="P8"/>
      <text:h text:style-name="P7" text:outline-level="1"><text:bookmark-start text:name="__RefHeading___Toc11391_2415352087"/>1.8 — Structure du code (arborescence)<text:bookmark-end text:name="__RefHeading___Toc11391_2415352087"/></text:h>
      <text:p text:style-name="P12"><text:span text:style-name="Source_20_Text">/src</text:span></text:p>
      <text:p text:style-name="P12"><text:span text:style-name="Source_20_Text"><text:s text:c="2"/>/communication</text:span></text:p>
      <text:p text:style-name="P12"><text:span text:style-name="Source_20_Text"><text:s text:c="6"/>communication.cpp/h</text:span></text:p>
      <text:p text:style-name="P12"><text:span text:style-name="Source_20_Text"><text:s text:c="6"/>vpiv_dispatch.cpp/h</text:span></text:p>
      <text:p text:style-name="P12"><text:span text:style-name="Source_20_Text"><text:s text:c="6"/>vpiv_utils.cpp/h</text:span></text:p>
      <text:p text:style-name="P12"><text:span text:style-name="Source_20_Text"><text:s text:c="2"/>/configuration</text:span></text:p>
      <text:p text:style-name="P12"><text:span text:style-name="Source_20_Text"><text:s text:c="6"/>config.cpp/h</text:span></text:p>
      <text:p text:style-name="P12"><text:span text:style-name="Source_20_Text"><text:s text:c="6"/>urg.cpp/h</text:span></text:p>
      <text:p text:style-name="P12"><text:span text:style-name="Source_20_Text"><text:s text:c="2"/>/navigation</text:span></text:p>
      <text:p text:style-name="P12"><text:span text:style-name="Source_20_Text"><text:s text:c="6"/>Odom.cpp/h</text:span></text:p>
      <text:p text:style-name="P12"><text:span text:style-name="Source_20_Text"><text:s text:c="2"/>/sensors</text:span></text:p>
      <text:p text:style-name="P12"><text:span text:style-name="Source_20_Text"><text:s text:c="6"/>us.cpp/h</text:span></text:p>
      <text:p text:style-name="P12"><text:span text:style-name="Source_20_Text"><text:s text:c="6"/>mic.cpp/h</text:span></text:p>
      <text:p text:style-name="P12"><text:span text:style-name="Source_20_Text"><text:s text:c="6"/>fs.cpp/h</text:span></text:p>
      <text:p text:style-name="P12"><text:span text:style-name="Source_20_Text"><text:s text:c="6"/>mvt_ir.cpp/h</text:span></text:p>
      <text:p text:style-name="P12"><text:span text:style-name="Source_20_Text"><text:s text:c="2"/>/safety</text:span></text:p>
      <text:p text:style-name="P12"><text:span text:style-name="Source_20_Text"><text:s text:c="6"/>mvt_safe.cpp/h</text:span></text:p>
      <text:p text:style-name="P12"><text:span text:style-name="Source_20_Text"><text:s text:c="2"/>/actuators</text:span></text:p>
      <text:p text:style-name="P12"><text:span text:style-name="Source_20_Text"><text:s text:c="6"/>mtr.cpp/h</text:span></text:p>
      <text:p text:style-name="P12"><text:span text:style-name="Source_20_Text"><text:s text:c="6"/>mtr_hardware.cpp/h</text:span></text:p>
      <text:p text:style-name="P12"><text:span text:style-name="Source_20_Text"><text:s text:c="6"/>lring.cpp/h</text:span></text:p>
      <text:p text:style-name="P12"><text:span text:style-name="Source_20_Text"><text:s text:c="6"/>lrub.cpp/h</text:span></text:p>
      <text:p text:style-name="P15"><text:span text:style-name="Source_20_Text"><text:s text:c="6"/>srv.cpp/h</text:span></text:p>
      <text:p text:style-name="P8"/>
      <text:h text:style-name="P7" text:outline-level="1"><text:bookmark-start text:name="__RefHeading___Toc11393_2415352087"/>1.9 — Communication MEGA → UNO<text:bookmark-end text:name="__RefHeading___Toc11393_2415352087"/></text:h>
      <text:p text:style-name="P6">Format <text:span text:style-name="Strong_20_Emphasis">ASCII</text:span>, très fiable :</text:p>
      <text:p text:style-name="P15"><text:soft-page-break/><text:span text:style-name="Source_20_Text">&lt;L,R,A&gt;</text:span></text:p>
      <text:list text:style-name="L7">
        <text:list-item>
          <text:p text:style-name="P21"><text:span text:style-name="Source_20_Text">L</text:span> = vitesse gauche signée (-400..400)</text:p>
        </text:list-item>
        <text:list-item>
          <text:p text:style-name="P21"><text:span text:style-name="Source_20_Text">R</text:span> = vitesse droite signée (-400..400)</text:p>
        </text:list-item>
        <text:list-item>
          <text:p text:style-name="P21"><text:span text:style-name="Source_20_Text">A</text:span> = niveau d’accélération (0..4)</text:p>
        </text:list-item>
      </text:list>
      <text:p text:style-name="P6">UNO lisse automatiquement et applique au driver Pololu Dual VNH5019.</text:p>
      <text:p text:style-name="P8"/>
      <text:p text:style-name="Text_20_body"><text:span text:style-name="Strong_20_Emphasis"/></text:p>
      <text:h text:style-name="P22" text:outline-level="1"><text:bookmark-start text:name="__RefHeading___Toc11395_2415352087"/><text:span text:style-name="T2">🧱 </text:span><text:span text:style-name="Strong_20_Emphasis"><text:span text:style-name="T2">CHAPITRE 2 — PROTOCOLE VPIV &amp; MOTEUR DE DISPATCH (MEGA)</text:span></text:span><text:bookmark-end text:name="__RefHeading___Toc11395_2415352087"/></text:h>
      <text:p text:style-name="Text_20_body"><text:span text:style-name="Strong_20_Emphasis"/></text:p>
      <text:h text:style-name="Heading_20_1" text:outline-level="1"><text:bookmark-start text:name="__RefHeading___Toc11397_2415352087"/>2.1 — But du protocole VPIV<text:bookmark-end text:name="__RefHeading___Toc11397_2415352087"/></text:h>
      <text:p text:style-name="P23">VPIV est un protocole <text:span text:style-name="Strong_20_Emphasis">très léger</text:span>, conçu spécifiquement pour :</text:p>
      <text:list text:style-name="L8">
        <text:list-item>
          <text:p text:style-name="P24">être transmis sans transformation via MQTT / UART</text:p>
        </text:list-item>
        <text:list-item>
          <text:p text:style-name="P24">être lisible humainement</text:p>
        </text:list-item>
        <text:list-item>
          <text:p text:style-name="P24">être facilement parsable en C sur Arduino</text:p>
        </text:list-item>
        <text:list-item>
          <text:p text:style-name="P24">gérer modules / propriétés / instances</text:p>
        </text:list-item>
        <text:list-item>
          <text:p text:style-name="P24">supporter dynamisme &amp; introspection</text:p>
        </text:list-item>
        <text:list-item>
          <text:p text:style-name="P24">ne pas bloquer la loop()</text:p>
        </text:list-item>
      </text:list>
      <text:p text:style-name="P23">C’est le langage universel entre :</text:p>
      <text:list text:style-name="L9">
        <text:list-item>
          <text:p text:style-name="P25">Node-RED</text:p>
        </text:list-item>
        <text:list-item>
          <text:p text:style-name="P25">Arduino MEGA</text:p>
        </text:list-item>
        <text:list-item>
          <text:p text:style-name="P25">Arduino UNO (via Mega → conversion)</text:p>
        </text:list-item>
      </text:list>
      <text:p text:style-name="P26"/>
      <text:h text:style-name="Heading_20_1" text:outline-level="1"><text:bookmark-start text:name="__RefHeading___Toc11399_2415352087"/>2.2 — Structure officielle des trames<text:bookmark-end text:name="__RefHeading___Toc11399_2415352087"/></text:h>
      <text:p text:style-name="P15"><text:span text:style-name="Source_20_Text">$&lt;TYPE&gt;:&lt;MODULE&gt;:&lt;PROP&gt;:&lt;INST&gt;:&lt;VALUE&gt;#</text:span></text:p>
      <text:h text:style-name="P27" text:outline-level="3"><text:bookmark-start text:name="__RefHeading___Toc11401_2415352087"/>🔤 Les champs :<text:bookmark-end text:name="__RefHeading___Toc11401_2415352087"/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Champ</text:p>
            </table:table-cell>
            <table:table-cell table:style-name="Tableau2.A1" office:value-type="string">
              <text:p text:style-name="Table_20_Heading">Contenu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TYPE</text:span></text:p>
          </table:table-cell>
          <table:table-cell table:style-name="Tableau2.A1" office:value-type="string">
            <text:p text:style-name="Table_20_Contents">V=commande, I=info, F=flux, E=erreu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MODULE</text:span></text:p>
          </table:table-cell>
          <table:table-cell table:style-name="Tableau2.A1" office:value-type="string">
            <text:p text:style-name="Table_20_Contents">lrub, mtr, us, mic, odom, mvtsafe…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PROP</text:span></text:p>
          </table:table-cell>
          <table:table-cell table:style-name="Tableau2.A1" office:value-type="string">
            <text:p text:style-name="Table_20_Contents">paramètre / action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INST</text:span></text:p>
          </table:table-cell>
          <table:table-cell table:style-name="Tableau2.A1" office:value-type="string">
            <text:p text:style-name="Table_20_Contents">instance : *, 0, [1,3], etc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VALUE</text:span></text:p>
          </table:table-cell>
          <table:table-cell table:style-name="Tableau2.A1" office:value-type="string">
            <text:p text:style-name="Table_20_Contents">chaîne libre : nombre, liste, csv</text:p>
          </table:table-cell>
        </table:table-row>
      </table:table>
      <text:h text:style-name="P27" text:outline-level="3"><text:bookmark-start text:name="__RefHeading___Toc11403_2415352087"/>Exemples :<text:bookmark-end text:name="__RefHeading___Toc11403_2415352087"/></text:h>
      <text:p text:style-name="P12"><text:span text:style-name="Source_20_Text">$V:lrub:rgb:[0,2,4]:255,0,0#</text:span></text:p>
      <text:p text:style-name="P12"><text:span text:style-name="Source_20_Text">$V:mic:thd:*:600#</text:span></text:p>
      <text:p text:style-name="P12"><text:span text:style-name="Source_20_Text">$I:odom:pos:*:0.03,-0.11,1.57#</text:span></text:p>
      <text:p text:style-name="P12"><text:span text:style-name="Source_20_Text">$E:us:read:3:timeout#</text:span></text:p>
      <text:p text:style-name="P15"><text:span text:style-name="Source_20_Text">$F:mvtsafe:state:*:WARN#</text:span></text:p>
      <text:p text:style-name="P26"/>
      <text:h text:style-name="Heading_20_1" text:outline-level="1"><text:bookmark-start text:name="__RefHeading___Toc11405_2415352087"/><text:soft-page-break/>2.3 — Parsing VPIV (Mega)<text:bookmark-end text:name="__RefHeading___Toc11405_2415352087"/></text:h>
      <text:p text:style-name="P23">La communication est non bloquante.</text:p>
      <text:p text:style-name="P23">Dans <text:span text:style-name="Source_20_Text">communication_processInput()</text:span> :</text:p>
      <text:list text:style-name="L10">
        <text:list-item>
          <text:p text:style-name="P28">Mega lit byte‐par‐byte sur <text:span text:style-name="Source_20_Text">MAIN_SERIAL</text:span></text:p>
        </text:list-item>
        <text:list-item>
          <text:p text:style-name="P28">Reconstitue une trame entre <text:span text:style-name="Source_20_Text">$</text:span> et <text:span text:style-name="Source_20_Text">#</text:span></text:p>
        </text:list-item>
        <text:list-item>
          <text:p text:style-name="P28">Appelle <text:span text:style-name="Source_20_Text">parseVPIV()</text:span></text:p>
        </text:list-item>
        <text:list-item>
          <text:p text:style-name="P28">Appelle <text:span text:style-name="Source_20_Text">dispatchVPIV()</text:span></text:p>
        </text:list-item>
      </text:list>
      <text:p text:style-name="P26"/>
      <text:h text:style-name="Heading_20_1" text:outline-level="1"><text:bookmark-start text:name="__RefHeading___Toc11407_2415352087"/>2.4 — Structure interne <text:span text:style-name="Source_20_Text">MessageVPIV</text:span><text:bookmark-end text:name="__RefHeading___Toc11407_2415352087"/></text:h>
      <text:p text:style-name="P12"><text:span text:style-name="Source_20_Text">typedef struct {</text:span></text:p>
      <text:p text:style-name="P12"><text:span text:style-name="Source_20_Text"><text:s text:c="4"/>char type;</text:span></text:p>
      <text:p text:style-name="P12"><text:span text:style-name="Source_20_Text"><text:s text:c="4"/>char module[64];</text:span></text:p>
      <text:p text:style-name="P12"><text:span text:style-name="Source_20_Text"><text:s text:c="4"/>char prop[64];</text:span></text:p>
      <text:p text:style-name="P12"><text:span text:style-name="Source_20_Text"><text:s text:c="4"/>char inst[64];</text:span></text:p>
      <text:p text:style-name="P12"><text:span text:style-name="Source_20_Text"><text:s text:c="4"/>char value[128];</text:span></text:p>
      <text:p text:style-name="P15"><text:span text:style-name="Source_20_Text">} MessageVPIV;</text:span></text:p>
      <text:p text:style-name="P26"/>
      <text:h text:style-name="Heading_20_1" text:outline-level="1"><text:bookmark-start text:name="__RefHeading___Toc11409_2415352087"/>2.5 — Le routeur : <text:span text:style-name="Strong_20_Emphasis">dispatchVPIV()</text:span><text:bookmark-end text:name="__RefHeading___Toc11409_2415352087"/></text:h>
      <text:p text:style-name="P23">Le routeur décide où envoyer la commande.</text:p>
      <text:p text:style-name="P23">Fichier :<text:line-break/><text:span text:style-name="Source_20_Text">src/communication/vpiv_dispatch.cpp</text:span></text:p>
      <text:h text:style-name="Heading_20_3" text:outline-level="3"><text:bookmark-start text:name="__RefHeading___Toc11411_2415352087"/>1) Sécurité urgence<text:bookmark-end text:name="__RefHeading___Toc11411_2415352087"/></text:h>
      <text:p text:style-name="P12"><text:span text:style-name="Source_20_Text">if (urg_isActive()) {</text:span></text:p>
      <text:p text:style-name="P12"><text:span text:style-name="Source_20_Text"><text:s text:c="4"/>// seuls autorisés :</text:span></text:p>
      <text:p text:style-name="P12"><text:span text:style-name="Source_20_Text"><text:s text:c="4"/>scfg:clear</text:span></text:p>
      <text:p text:style-name="P12"><text:span text:style-name="Source_20_Text"><text:s text:c="4"/>urg:clear</text:span></text:p>
      <text:p text:style-name="P15"><text:span text:style-name="Source_20_Text">}</text:span></text:p>
      <text:p text:style-name="P23">→ Toutes les autres commandes sont rejetées pendant l’urgence.</text:p>
      <text:p text:style-name="P26"/>
      <text:h text:style-name="Heading_20_3" text:outline-level="3"><text:bookmark-start text:name="__RefHeading___Toc11413_2415352087"/>2) Table des dispatchers<text:bookmark-end text:name="__RefHeading___Toc11413_2415352087"/></text:h>
      <text:p text:style-name="P12"><text:span text:style-name="Source_20_Text">static DispatchEntry ACTION_TABLE[] = {</text:span></text:p>
      <text:p text:style-name="P12"><text:span text:style-name="Source_20_Text"><text:s text:c="4"/>{ "lrub", <text:s text:c="3"/>lrub::dispatch },</text:span></text:p>
      <text:p text:style-name="P12"><text:span text:style-name="Source_20_Text"><text:s text:c="4"/>{ "lring", <text:s text:c="2"/>lring::dispatch },</text:span></text:p>
      <text:p text:style-name="P12"><text:span text:style-name="Source_20_Text"><text:s text:c="4"/>{ "srv", <text:s text:c="4"/>Srv::dispatch },</text:span></text:p>
      <text:p text:style-name="P12"><text:span text:style-name="Source_20_Text"><text:s text:c="4"/>{ "mt", <text:s text:c="5"/>Mt::dispatch },</text:span></text:p>
      <text:p text:style-name="P12"><text:span text:style-name="Source_20_Text"><text:s text:c="4"/>{ "us", <text:s text:c="5"/>US::dispatch },</text:span></text:p>
      <text:p text:style-name="P12"><text:span text:style-name="Source_20_Text"><text:s text:c="4"/>{ "mic", <text:s text:c="4"/>Mic::dispatch },</text:span></text:p>
      <text:p text:style-name="P12"><text:span text:style-name="Source_20_Text"><text:s text:c="4"/>{ "odom", <text:s text:c="3"/>Odom::dispatch },</text:span></text:p>
      <text:p text:style-name="P12"><text:span text:style-name="Source_20_Text"><text:s text:c="4"/>{ "mvt", <text:s text:c="4"/>Mvt_ir::dispatch },</text:span></text:p>
      <text:p text:style-name="P12"><text:span text:style-name="Source_20_Text"><text:s text:c="4"/>{ "fs", <text:s text:c="5"/>FS::dispatch },</text:span></text:p>
      <text:p text:style-name="P12"><text:span text:style-name="Source_20_Text"><text:s text:c="4"/>{ "scfg", <text:s text:c="3"/>SCfg::dispatch },</text:span></text:p>
      <text:p text:style-name="P12"><text:span text:style-name="Source_20_Text"><text:s text:c="4"/>{ "mvtsafe", MvtSafeDispatch::dispatch },</text:span></text:p>
      <text:p text:style-name="P12"><text:span text:style-name="Source_20_Text"><text:s text:c="4"/>{ "urg", <text:s text:c="4"/>UrgDispatch::dispatch },</text:span></text:p>
      <text:p text:style-name="P12"><text:soft-page-break/><text:span text:style-name="Source_20_Text"><text:s text:c="4"/>{ nullptr, <text:s text:c="2"/>nullptr }</text:span></text:p>
      <text:p text:style-name="P15"><text:span text:style-name="Source_20_Text">};</text:span></text:p>
      <text:p text:style-name="P23">🔹 Ajouter un module = ajouter une ligne ici<text:line-break/>🔹 Le nom doit correspondre au namespace du dispatcher</text:p>
      <text:p text:style-name="P26"/>
      <text:h text:style-name="Heading_20_1" text:outline-level="1"><text:bookmark-start text:name="__RefHeading___Toc11415_2415352087"/>2.6 — Syntaxe interne des dispatchers<text:bookmark-end text:name="__RefHeading___Toc11415_2415352087"/></text:h>
      <text:p text:style-name="P23">Chaque module possède un fichier :</text:p>
      <text:p text:style-name="P15"><text:span text:style-name="Source_20_Text">src/communication/dispatch_&lt;Module&gt;.cpp</text:span></text:p>
      <text:p text:style-name="P23"><text:span text:style-name="Emphasis">Exemple pour MvtSafe :</text:span></text:p>
      <text:p text:style-name="P12"><text:span text:style-name="Source_20_Text">namespace MvtSafeDispatch {</text:span></text:p>
      <text:p text:style-name="P12"/>
      <text:p text:style-name="P12"><text:span text:style-name="Source_20_Text">bool dispatch(const char* prop, const char* inst, const char* value) {</text:span></text:p>
      <text:p text:style-name="P12"/>
      <text:p text:style-name="P12"><text:span text:style-name="Source_20_Text"><text:s text:c="4"/>if (strcmp(prop,"act")==0) {</text:span></text:p>
      <text:p text:style-name="P12"><text:span text:style-name="Source_20_Text"><text:s text:c="8"/>mvtsafe_setActive(parseBool(value));</text:span></text:p>
      <text:p text:style-name="P12"><text:span text:style-name="Source_20_Text"><text:s text:c="8"/>sendInfo("mvtSafe","act","*", value);</text:span></text:p>
      <text:p text:style-name="P12"><text:span text:style-name="Source_20_Text"><text:s text:c="8"/>return true;</text:span></text:p>
      <text:p text:style-name="P12"><text:span text:style-name="Source_20_Text"><text:s text:c="4"/>}</text:span></text:p>
      <text:p text:style-name="P12"/>
      <text:p text:style-name="P12"><text:span text:style-name="Source_20_Text"><text:s text:c="4"/>if (strcmp(prop,"mode")==0) {</text:span></text:p>
      <text:p text:style-name="P12"><text:span text:style-name="Source_20_Text"><text:s text:c="8"/>mvtsafe_setMode(value);</text:span></text:p>
      <text:p text:style-name="P12"><text:span text:style-name="Source_20_Text"><text:s text:c="8"/>sendInfo("mvtSafe","mode","*", value);</text:span></text:p>
      <text:p text:style-name="P12"><text:span text:style-name="Source_20_Text"><text:s text:c="8"/>return true;</text:span></text:p>
      <text:p text:style-name="P12"><text:span text:style-name="Source_20_Text"><text:s text:c="4"/>}</text:span></text:p>
      <text:p text:style-name="P12"/>
      <text:p text:style-name="P12"><text:span text:style-name="Source_20_Text"><text:s text:c="4"/>if (strcmp(prop,"thd")==0) {</text:span></text:p>
      <text:p text:style-name="P12"><text:span text:style-name="Source_20_Text"><text:s text:c="8"/>int w=0, d=0;</text:span></text:p>
      <text:p text:style-name="P12"><text:span text:style-name="Source_20_Text"><text:s text:c="8"/>sscanf(value,"%d,%d",&amp;w,&amp;d);</text:span></text:p>
      <text:p text:style-name="P12"><text:span text:style-name="Source_20_Text"><text:s text:c="8"/>mvtsafe_setThresholds(w,d);</text:span></text:p>
      <text:p text:style-name="P12"><text:span text:style-name="Source_20_Text"><text:s text:c="8"/>sendInfo("mvtSafe","thd","*", value);</text:span></text:p>
      <text:p text:style-name="P12"><text:span text:style-name="Source_20_Text"><text:s text:c="8"/>return true;</text:span></text:p>
      <text:p text:style-name="P12"><text:span text:style-name="Source_20_Text"><text:s text:c="4"/>}</text:span></text:p>
      <text:p text:style-name="P12"/>
      <text:p text:style-name="P12"><text:span text:style-name="Source_20_Text"><text:s text:c="4"/>return false;</text:span></text:p>
      <text:p text:style-name="P12"><text:span text:style-name="Source_20_Text">}</text:span></text:p>
      <text:p text:style-name="P15"><text:span text:style-name="Source_20_Text">}</text:span></text:p>
      <text:p text:style-name="P26"/>
      <text:h text:style-name="Heading_20_1" text:outline-level="1"><text:bookmark-start text:name="__RefHeading___Toc11417_2415352087"/>2.7 — Propriétés (PROP) catégorisées<text:bookmark-end text:name="__RefHeading___Toc11417_2415352087"/></text:h>
      <text:p text:style-name="P23">Chaque module utilise une convention :</text:p>
      <text:h text:style-name="Heading_20_3" text:outline-level="3"><text:bookmark-start text:name="__RefHeading___Toc11419_2415352087"/>2.7.1 — Action (écriture → $V)<text:bookmark-end text:name="__RefHeading___Toc11419_2415352087"/></text:h>
      <text:p text:style-name="P12"><text:span text:style-name="Source_20_Text">$V:us:cycle:*:150#</text:span></text:p>
      <text:p text:style-name="P15"><text:span text:style-name="Source_20_Text">$V:mt:vomega:*:-40,30#</text:span></text:p>
      <text:h text:style-name="Heading_20_3" text:outline-level="3"><text:bookmark-start text:name="__RefHeading___Toc11421_2415352087"/>2.7.2 — Information (lecture → $I)<text:bookmark-end text:name="__RefHeading___Toc11421_2415352087"/></text:h>
      <text:p text:style-name="P12"><text:span text:style-name="Source_20_Text">$V:odom:req:*:pos#</text:span></text:p>
      <text:p text:style-name="P15"><text:span text:style-name="Source_20_Text">$I:odom:pos:*:0.10,0.32,1.57#</text:span></text:p>
      <text:h text:style-name="Heading_20_3" text:outline-level="3"><text:bookmark-start text:name="__RefHeading___Toc11423_2415352087"/><text:soft-page-break/>2.7.3 — Flux (envoi périodique)<text:bookmark-end text:name="__RefHeading___Toc11423_2415352087"/></text:h>
      <text:p text:style-name="P12"><text:span text:style-name="Source_20_Text">$F:Mic:rms:0:580#</text:span></text:p>
      <text:p text:style-name="P15"><text:span text:style-name="Source_20_Text">$F:Odom:pos:*:X,Y,TH#</text:span></text:p>
      <text:h text:style-name="Heading_20_3" text:outline-level="3"><text:bookmark-start text:name="__RefHeading___Toc11425_2415352087"/>2.7.4 — Erreurs<text:bookmark-end text:name="__RefHeading___Toc11425_2415352087"/></text:h>
      <text:p text:style-name="P15"><text:span text:style-name="Source_20_Text">$E:us:read:3:timeout#</text:span></text:p>
      <text:p text:style-name="P26"/>
      <text:h text:style-name="Heading_20_1" text:outline-level="1"><text:bookmark-start text:name="__RefHeading___Toc11427_2415352087"/>2.8 — Format standard des valeurs (value)<text:bookmark-end text:name="__RefHeading___Toc11427_2415352087"/></text:h>
      <text:h text:style-name="Heading_20_3" text:outline-level="3"><text:bookmark-start text:name="__RefHeading___Toc11429_2415352087"/>1) entier simple<text:bookmark-end text:name="__RefHeading___Toc11429_2415352087"/></text:h>
      <text:p text:style-name="P23"><text:span text:style-name="Source_20_Text">512</text:span></text:p>
      <text:h text:style-name="Heading_20_3" text:outline-level="3"><text:bookmark-start text:name="__RefHeading___Toc11431_2415352087"/>2) booléen<text:bookmark-end text:name="__RefHeading___Toc11431_2415352087"/></text:h>
      <text:p text:style-name="P23"><text:span text:style-name="Source_20_Text">1</text:span> ou <text:span text:style-name="Source_20_Text">true</text:span></text:p>
      <text:h text:style-name="Heading_20_3" text:outline-level="3"><text:bookmark-start text:name="__RefHeading___Toc11433_2415352087"/>3) RGB<text:bookmark-end text:name="__RefHeading___Toc11433_2415352087"/></text:h>
      <text:p text:style-name="P23"><text:span text:style-name="Source_20_Text">255,40,10</text:span></text:p>
      <text:h text:style-name="Heading_20_3" text:outline-level="3"><text:bookmark-start text:name="__RefHeading___Toc11435_2415352087"/>4) géométrie odométrie<text:bookmark-end text:name="__RefHeading___Toc11435_2415352087"/></text:h>
      <text:p text:style-name="P23"><text:span text:style-name="Source_20_Text">diametre,track,cpr</text:span></text:p>
      <text:h text:style-name="Heading_20_3" text:outline-level="3"><text:bookmark-start text:name="__RefHeading___Toc11437_2415352087"/>5) liste / tableau<text:bookmark-end text:name="__RefHeading___Toc11437_2415352087"/></text:h>
      <text:p text:style-name="P23"><text:span text:style-name="Source_20_Text">[0,2,5]</text:span></text:p>
      <text:h text:style-name="Heading_20_3" text:outline-level="3"><text:bookmark-start text:name="__RefHeading___Toc11439_2415352087"/>6) vecteur (moteurs, joystick)<text:bookmark-end text:name="__RefHeading___Toc11439_2415352087"/></text:h>
      <text:p text:style-name="P23"><text:span text:style-name="Source_20_Text">v,omega</text:span><text:line-break/>ou<text:line-break/><text:span text:style-name="Source_20_Text">L,R,A</text:span></text:p>
      <text:p text:style-name="P26"/>
      <text:h text:style-name="P29" text:outline-level="1"><text:bookmark-start text:name="__RefHeading___Toc11441_2415352087"/>2.9 — Le cœur du parsing : vpiv_utils.cpp<text:bookmark-end text:name="__RefHeading___Toc11441_2415352087"/></text:h>
      <text:p text:style-name="P23">Fonctions clés :</text:p>
      <text:h text:style-name="P27" text:outline-level="3"><text:bookmark-start text:name="__RefHeading___Toc11443_2415352087"/>Liste d’indices<text:bookmark-end text:name="__RefHeading___Toc11443_2415352087"/></text:h>
      <text:p text:style-name="P15"><text:span text:style-name="Source_20_Text">int parseIndexList(const char* s, int* out, int maxCount);</text:span></text:p>
      <text:h text:style-name="P27" text:outline-level="3"><text:bookmark-start text:name="__RefHeading___Toc11445_2415352087"/>RGB<text:bookmark-end text:name="__RefHeading___Toc11445_2415352087"/></text:h>
      <text:p text:style-name="P15"><text:span text:style-name="Source_20_Text">bool parseRGB(const char* s, int out[3]);</text:span></text:p>
      <text:h text:style-name="P27" text:outline-level="3"><text:bookmark-start text:name="__RefHeading___Toc11447_2415352087"/>booléen<text:bookmark-end text:name="__RefHeading___Toc11447_2415352087"/></text:h>
      <text:p text:style-name="P15"><text:span text:style-name="Source_20_Text">bool parseBool(const char* s);</text:span></text:p>
      <text:p text:style-name="P23">Ces helpers rendent les dispatchers ultra simples.</text:p>
      <text:p text:style-name="P26"><text:soft-page-break/></text:p>
      <text:h text:style-name="Heading_20_1" text:outline-level="1"><text:bookmark-start text:name="__RefHeading___Toc11449_2415352087"/>2.10 — Exemple complet d’un cycle Node-RED → Mega<text:bookmark-end text:name="__RefHeading___Toc11449_2415352087"/></text:h>
      <text:h text:style-name="Heading_20_3" text:outline-level="3"><text:bookmark-start text:name="__RefHeading___Toc11451_2415352087"/>1) Node-RED envoie :<text:bookmark-end text:name="__RefHeading___Toc11451_2415352087"/></text:h>
      <text:p text:style-name="P15"><text:span text:style-name="Source_20_Text">$V:mt:vomega:*:20,-40#</text:span></text:p>
      <text:h text:style-name="Heading_20_3" text:outline-level="3"><text:bookmark-start text:name="__RefHeading___Toc11453_2415352087"/>2) communication_processInput() reconstruit la trame<text:bookmark-end text:name="__RefHeading___Toc11453_2415352087"/></text:h>
      <text:p text:style-name="P23">→ Appelle parseVPIV<text:line-break/>→ Appelle dispatchVPIV</text:p>
      <text:h text:style-name="Heading_20_3" text:outline-level="3"><text:bookmark-start text:name="__RefHeading___Toc11455_2415352087"/>3) dispatchVPIV redirige vers :<text:bookmark-end text:name="__RefHeading___Toc11455_2415352087"/></text:h>
      <text:p text:style-name="P15"><text:span text:style-name="Source_20_Text">Mt::dispatch("vomega","*","20,-40")</text:span></text:p>
      <text:h text:style-name="Heading_20_3" text:outline-level="3"><text:bookmark-start text:name="__RefHeading___Toc11457_2415352087"/>4) Module moteur Mega calcule :<text:bookmark-end text:name="__RefHeading___Toc11457_2415352087"/></text:h>
      <text:list text:style-name="L11">
        <text:list-item>
          <text:p text:style-name="P30">v = 20</text:p>
        </text:list-item>
        <text:list-item>
          <text:p text:style-name="P30">w = -40</text:p>
        </text:list-item>
        <text:list-item>
          <text:p text:style-name="P30">output L,R via computeDiffDrive()</text:p>
        </text:list-item>
      </text:list>
      <text:h text:style-name="Heading_20_3" text:outline-level="3"><text:bookmark-start text:name="__RefHeading___Toc11459_2415352087"/>5) mtr_hw envoie au UNO :<text:bookmark-end text:name="__RefHeading___Toc11459_2415352087"/></text:h>
      <text:p text:style-name="P15"><text:span text:style-name="Source_20_Text">&lt;120,-80,2&gt;</text:span></text:p>
      <text:h text:style-name="Heading_20_3" text:outline-level="3"><text:bookmark-start text:name="__RefHeading___Toc11461_2415352087"/>6) UNO applique un lissage<text:bookmark-end text:name="__RefHeading___Toc11461_2415352087"/></text:h>
      <text:p text:style-name="P23">→ moteur tourne</text:p>
      <text:p text:style-name="P26"/>
      <text:h text:style-name="Heading_20_1" text:outline-level="1"><text:bookmark-start text:name="__RefHeading___Toc11463_2415352087"/>2.11 — Exemple Node-RED → Odométrie (géométrie)<text:bookmark-end text:name="__RefHeading___Toc11463_2415352087"/></text:h>
      <text:p text:style-name="P15"><text:span text:style-name="Source_20_Text">$V:odom:geom:*:0.100,0.300,256#</text:span></text:p>
      <text:h text:style-name="P27" text:outline-level="3"><text:bookmark-start text:name="__RefHeading___Toc11465_2415352087"/>Effets :<text:bookmark-end text:name="__RefHeading___Toc11465_2415352087"/></text:h>
      <text:list text:style-name="L12">
        <text:list-item>
          <text:p text:style-name="P31">mise à jour des trois paramètres</text:p>
        </text:list-item>
        <text:list-item>
          <text:p text:style-name="P31">recalcul des coefficients</text:p>
        </text:list-item>
        <text:list-item>
          <text:p text:style-name="P31">retour :</text:p>
        </text:list-item>
      </text:list>
      <text:p text:style-name="P15"><text:span text:style-name="Source_20_Text">$I:odom:geom:*:OK#</text:span></text:p>
      <text:p text:style-name="P26"/>
      <text:h text:style-name="Heading_20_1" text:outline-level="1"><text:bookmark-start text:name="__RefHeading___Toc11467_2415352087"/><text:soft-page-break/>2.12 — Exemple Node-RED → Sécurité MvtSafe<text:bookmark-end text:name="__RefHeading___Toc11467_2415352087"/></text:h>
      <text:p text:style-name="P23">Activation :</text:p>
      <text:p text:style-name="P15"><text:span text:style-name="Source_20_Text">$V:mvtSafe:act:*:1#</text:span></text:p>
      <text:p text:style-name="P23">Mode hard :</text:p>
      <text:p text:style-name="P15"><text:span text:style-name="Source_20_Text">$V:mvtSafe:mode:*:hard#</text:span></text:p>
      <text:p text:style-name="P23">Changement seuils :</text:p>
      <text:p text:style-name="P15"><text:span text:style-name="Source_20_Text">$V:mvtSafe:thd:*:15,8#</text:span></text:p>
      <text:p text:style-name="P23">Lecture état :</text:p>
      <text:p text:style-name="P12"><text:span text:style-name="Source_20_Text">$V:mvtSafe:status:*:#</text:span></text:p>
      <text:p text:style-name="P15"><text:span text:style-name="Source_20_Text">$I:mvtSafe:status:*:2#</text:span></text:p>
      <text:p text:style-name="P26"/>
      <text:h text:style-name="P32" text:outline-level="1"><text:bookmark-start text:name="__RefHeading___Toc11469_2415352087"/><text:span text:style-name="T3">✔️ </text:span><text:span text:style-name="Strong_20_Emphasis"><text:span text:style-name="T3">Fin du CHAPITRE 2 — VPIV &amp; DISPATCH</text:span></text:span><text:bookmark-end text:name="__RefHeading___Toc11469_2415352087"/></text:h>
      <text:h text:style-name="P33" text:outline-level="1"/>
      <text:h text:style-name="P34" text:outline-level="1"><text:bookmark-start text:name="__RefHeading___Toc11471_2415352087"/>🧱 <text:span text:style-name="Strong_20_Emphasis">CHAPITRE 3 — CONFIGURATION GLOBALE (MEGA) &amp; SYNCHRONISATION NODE-RED</text:span><text:bookmark-end text:name="__RefHeading___Toc11471_2415352087"/></text:h>
      <text:p text:style-name="P6">La <text:span text:style-name="Strong_20_Emphasis">configuration centrale</text:span> est le cœur de cohérence entre :</text:p>
      <text:list text:style-name="L13">
        <text:list-item>
          <text:p text:style-name="P35">l’Arduino MEGA</text:p>
        </text:list-item>
        <text:list-item>
          <text:p text:style-name="P35">les modules internes (us, mic, odom, moteur…)</text:p>
        </text:list-item>
        <text:list-item>
          <text:p text:style-name="P35">Node-RED</text:p>
        </text:list-item>
      </text:list>
      <text:p text:style-name="P6">Ce chapitre décrit tout le système <text:span text:style-name="Strong_20_Emphasis">scfg</text:span> (System Config) et comment Node-RED peut :<text:line-break/>✔️ lire<text:line-break/>✔️ modifier<text:line-break/>✔️ restaurer<text:line-break/>✔️ sauvegarder<text:line-break/>toutes les valeurs de configuration.</text:p>
      <text:p text:style-name="P36"/>
      <text:h text:style-name="P33" text:outline-level="1"><text:bookmark-start text:name="__RefHeading___Toc11473_2415352087"/>3.1 — Architecture<text:bookmark-end text:name="__RefHeading___Toc11473_2415352087"/></text:h>
      <text:h text:style-name="P37" text:outline-level="2"><text:bookmark-start text:name="__RefHeading___Toc11475_2415352087"/>3.1.1 — Fichiers<text:bookmark-end text:name="__RefHeading___Toc11475_2415352087"/></text:h>
      <text:p text:style-name="P38"><text:span text:style-name="Source_20_Text">src/system/config.h</text:span></text:p>
      <text:p text:style-name="P38"><text:span text:style-name="Source_20_Text">src/system/config.cpp</text:span></text:p>
      <text:p text:style-name="P38"><text:span text:style-name="Source_20_Text">src/communication/dispatch_SCfg.cpp</text:span></text:p>
      <text:p text:style-name="P36"/>
      <text:h text:style-name="P33" text:outline-level="1"><text:bookmark-start text:name="__RefHeading___Toc11477_2415352087"/>3.2 — Rôle de la configuration globale<text:bookmark-end text:name="__RefHeading___Toc11477_2415352087"/></text:h>
      <text:p text:style-name="P6">Elle regroupe <text:span text:style-name="Emphasis">toutes</text:span> les constantes réglables 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Module</text:p>
            </table:table-cell>
            <table:table-cell table:style-name="Tableau3.A1" office:value-type="string">
              <text:p text:style-name="Table_20_Heading">Exemples de paramètres</text:p>
            </table:table-cell>
          </table:table-row>
        </table:table-header-rows>
        <table:table-row>
          <table:table-cell table:style-name="Tableau3.A1" office:value-type="string">
            <text:p text:style-name="Table_20_Contents">US (ultrasons)</text:p>
          </table:table-cell>
          <table:table-cell table:style-name="Tableau3.A1" office:value-type="string">
            <text:p text:style-name="Table_20_Contents">cycle, seuils, map capteur</text:p>
          </table:table-cell>
        </table:table-row>
        <table:table-row>
          <table:table-cell table:style-name="Tableau3.A1" office:value-type="string">
            <text:p text:style-name="Table_20_Contents">Micro</text:p>
          </table:table-cell>
          <table:table-cell table:style-name="Tableau3.A1" office:value-type="string">
            <text:p text:style-name="Table_20_Contents">seuil RMS, délai anti-rebond</text:p>
          </table:table-cell>
        </table:table-row>
        <table:table-row>
          <table:table-cell table:style-name="Tableau3.A1" office:value-type="string">
            <text:p text:style-name="Table_20_Contents">Odométrie</text:p>
          </table:table-cell>
          <table:table-cell table:style-name="Tableau3.A1" office:value-type="string">
            <text:p text:style-name="Table_20_Contents">diamètre roue, entraxe, CPR</text:p>
          </table:table-cell>
        </table:table-row>
        <table:table-row>
          <table:table-cell table:style-name="Tableau3.A1" office:value-type="string">
            <text:p text:style-name="Table_20_Contents">Moteurs</text:p>
          </table:table-cell>
          <table:table-cell table:style-name="Tableau3.A1" office:value-type="string">
            <text:p text:style-name="Table_20_Contents">inputScale, outputScale, kturn</text:p>
          </table:table-cell>
        </table:table-row>
        <table:table-row>
          <table:table-cell table:style-name="Tableau3.A1" office:value-type="string">
            <text:p text:style-name="Table_20_Contents">IR</text:p>
          </table:table-cell>
          <table:table-cell table:style-name="Tableau3.A1" office:value-type="string">
            <text:p text:style-name="Table_20_Contents">seuil mouvement</text:p>
          </table:table-cell>
        </table:table-row>
        <table:table-row>
          <table:table-cell table:style-name="Tableau3.A1" office:value-type="string">
            <text:p text:style-name="Table_20_Contents">MvtSafe</text:p>
          </table:table-cell>
          <table:table-cell table:style-name="Tableau3.A1" office:value-type="string">
            <text:p text:style-name="Table_20_Contents">seuils warn/danger</text:p>
          </table:table-cell>
        </table:table-row>
        <table:table-row>
          <table:table-cell table:style-name="Tableau3.A1" office:value-type="string">
            <text:p text:style-name="Table_20_Contents">LEDs</text:p>
          </table:table-cell>
          <table:table-cell table:style-name="Tableau3.A1" office:value-type="string">
            <text:p text:style-name="Table_20_Contents">luminosité, temps fade</text:p>
          </table:table-cell>
        </table:table-row>
        <table:table-row>
          <table:table-cell table:style-name="Tableau3.A1" office:value-type="string">
            <text:p text:style-name="Table_20_Contents">Servos</text:p>
          </table:table-cell>
          <table:table-cell table:style-name="Tableau3.A1" office:value-type="string">
            <text:p text:style-name="Table_20_Contents">min/max angle</text:p>
          </table:table-cell>
        </table:table-row>
      </table:table>
      <text:p text:style-name="P6">Objectif :<text:line-break/>➡️ Ne plus jamais coder un chiffre “magique” dans les modules.<text:line-break/>➡️ Pouvoir tout corriger depuis Node-RED.</text:p>
      <text:p text:style-name="P36"/>
      <text:h text:style-name="P33" text:outline-level="1"><text:bookmark-start text:name="__RefHeading___Toc11479_2415352087"/><text:soft-page-break/>3.3 — Structure C centrale<text:bookmark-end text:name="__RefHeading___Toc11479_2415352087"/></text:h>
      <text:p text:style-name="P6">Dans <text:span text:style-name="Source_20_Text">config.h</text:span> :</text:p>
      <text:p text:style-name="P38"><text:span text:style-name="Source_20_Text">extern int cfg_us_cycle_ms;</text:span></text:p>
      <text:p text:style-name="P38"><text:span text:style-name="Source_20_Text">extern int cfg_us_warn_front;</text:span></text:p>
      <text:p text:style-name="P38"><text:span text:style-name="Source_20_Text">extern int cfg_us_warn_rear;</text:span></text:p>
      <text:p text:style-name="P38"><text:span text:style-name="Source_20_Text">extern int cfg_us_warn_head;</text:span></text:p>
      <text:p text:style-name="P38"><text:span text:style-name="Source_20_Text">extern int cfg_us_warn_frontCenter;</text:span></text:p>
      <text:p text:style-name="P38"><text:span text:style-name="Source_20_Text">extern int cfg_us_warn_rearCenter;</text:span></text:p>
      <text:p text:style-name="P38"/>
      <text:p text:style-name="P38"><text:span text:style-name="Source_20_Text">extern float cfg_od_wheel_diam;</text:span></text:p>
      <text:p text:style-name="P38"><text:span text:style-name="Source_20_Text">extern float cfg_od_track;</text:span></text:p>
      <text:p text:style-name="P38"><text:span text:style-name="Source_20_Text">extern int <text:s text:c="2"/>cfg_od_cpr;</text:span></text:p>
      <text:p text:style-name="P38"/>
      <text:p text:style-name="P38"><text:span text:style-name="Source_20_Text">extern int cfg_mtr_inputScale;</text:span></text:p>
      <text:p text:style-name="P38"><text:span text:style-name="Source_20_Text">extern int cfg_mtr_outputScale;</text:span></text:p>
      <text:p text:style-name="P38"><text:span text:style-name="Source_20_Text">extern float cfg_mtr_kturn;</text:span></text:p>
      <text:p text:style-name="P38"/>
      <text:p text:style-name="P38"><text:span text:style-name="Source_20_Text">extern int cfg_mic_thd;</text:span></text:p>
      <text:p text:style-name="P38"><text:span text:style-name="Source_20_Text">extern int cfg_ir_thd;</text:span></text:p>
      <text:p text:style-name="P38"/>
      <text:p text:style-name="P38"><text:span text:style-name="Source_20_Text">extern int cfg_mvtsafe_warn;</text:span></text:p>
      <text:p text:style-name="P38"><text:span text:style-name="Source_20_Text">extern int cfg_mvtsafe_danger;</text:span></text:p>
      <text:p text:style-name="P38"/>
      <text:p text:style-name="P38"><text:span text:style-name="Source_20_Text">// modern motor targets</text:span></text:p>
      <text:p text:style-name="P38"><text:span text:style-name="Source_20_Text">extern int cfg_mtr_targetL;</text:span></text:p>
      <text:p text:style-name="P38"><text:span text:style-name="Source_20_Text">extern int cfg_mtr_targetR;</text:span></text:p>
      <text:p text:style-name="P38"><text:span text:style-name="Source_20_Text">extern int cfg_mtr_targetA;</text:span></text:p>
      <text:p text:style-name="P38"/>
      <text:p text:style-name="P38"><text:span text:style-name="Source_20_Text">// activation flags</text:span></text:p>
      <text:p text:style-name="P38"><text:span text:style-name="Source_20_Text">extern bool cfg_mtr_active;</text:span></text:p>
      <text:p text:style-name="P36"/>
      <text:h text:style-name="P33" text:outline-level="1"><text:bookmark-start text:name="__RefHeading___Toc11481_2415352087"/>3.4 — Valeurs par défaut<text:bookmark-end text:name="__RefHeading___Toc11481_2415352087"/></text:h>
      <text:p text:style-name="P6">Dans <text:span text:style-name="Source_20_Text">initConfig()</text:span> :</text:p>
      <text:p text:style-name="P38"><text:span text:style-name="Source_20_Text">cfg_us_cycle_ms = 80;</text:span></text:p>
      <text:p text:style-name="P38"><text:soft-page-break/></text:p>
      <text:p text:style-name="P38"><text:span text:style-name="Source_20_Text">cfg_us_warn_front = 15;</text:span></text:p>
      <text:p text:style-name="P38"><text:span text:style-name="Source_20_Text">cfg_us_warn_rear <text:s/>= 20;</text:span></text:p>
      <text:p text:style-name="P38"><text:span text:style-name="Source_20_Text">cfg_us_warn_head <text:s/>= 20;</text:span></text:p>
      <text:p text:style-name="P38"><text:span text:style-name="Source_20_Text">cfg_us_warn_frontCenter = 10;</text:span></text:p>
      <text:p text:style-name="P38"><text:span text:style-name="Source_20_Text">cfg_us_warn_rearCenter <text:s/>= 15;</text:span></text:p>
      <text:p text:style-name="P38"/>
      <text:p text:style-name="P38"><text:span text:style-name="Source_20_Text">cfg_od_wheel_diam = 0.100;</text:span></text:p>
      <text:p text:style-name="P38"><text:span text:style-name="Source_20_Text">cfg_od_track <text:s text:c="5"/>= 0.300;</text:span></text:p>
      <text:p text:style-name="P38"><text:span text:style-name="Source_20_Text">cfg_od_cpr <text:s text:c="7"/>= 2825;</text:span></text:p>
      <text:p text:style-name="P38"/>
      <text:p text:style-name="P38"><text:span text:style-name="Source_20_Text">cfg_mtr_inputScale = 100;</text:span></text:p>
      <text:p text:style-name="P38"><text:span text:style-name="Source_20_Text">cfg_mtr_outputScale = 400;</text:span></text:p>
      <text:p text:style-name="P38"><text:span text:style-name="Source_20_Text">cfg_mtr_kturn = 0.9;</text:span></text:p>
      <text:p text:style-name="P38"/>
      <text:p text:style-name="P38"><text:span text:style-name="Source_20_Text">cfg_mic_thd = 580;</text:span></text:p>
      <text:p text:style-name="P38"><text:span text:style-name="Source_20_Text">cfg_ir_thd <text:s/>= 220;</text:span></text:p>
      <text:p text:style-name="P38"/>
      <text:p text:style-name="P38"><text:span text:style-name="Source_20_Text">cfg_mvtsafe_warn <text:s text:c="2"/>= 20;</text:span></text:p>
      <text:p text:style-name="P38"><text:span text:style-name="Source_20_Text">cfg_mvtsafe_danger = 10;</text:span></text:p>
      <text:p text:style-name="P38"/>
      <text:p text:style-name="P38"><text:span text:style-name="Source_20_Text">cfg_mtr_active = true;</text:span></text:p>
      <text:p text:style-name="P36"/>
      <text:h text:style-name="P33" text:outline-level="1"><text:bookmark-start text:name="__RefHeading___Toc11483_2415352087"/>3.5 — Requête de synchronisation Node-RED → MEGA<text:bookmark-end text:name="__RefHeading___Toc11483_2415352087"/></text:h>
      <text:p text:style-name="P6">Node-RED peut demander à la Mega :</text:p>
      <text:p text:style-name="P38"><text:span text:style-name="Source_20_Text">$V:scfg:dump:*:#</text:span></text:p>
      <text:p text:style-name="P6">Mega répond :</text:p>
      <text:p text:style-name="P38"><text:span text:style-name="Source_20_Text">$I:scfg:us_cycle:*:80#</text:span></text:p>
      <text:p text:style-name="P38"><text:span text:style-name="Source_20_Text">$I:scfg:us_warn_front:*:15#</text:span></text:p>
      <text:p text:style-name="P38"><text:span text:style-name="Source_20_Text">$I:scfg:us_warn_rear:*:20#</text:span></text:p>
      <text:p text:style-name="P38"><text:span text:style-name="Source_20_Text">$I:scfg:us_warn_front_center:*:10#</text:span></text:p>
      <text:p text:style-name="P38"><text:span text:style-name="Source_20_Text">...</text:span></text:p>
      <text:p text:style-name="P38"><text:span text:style-name="Source_20_Text">$I:scfg:odom_geom:*:0.100,0.300,2825#</text:span></text:p>
      <text:p text:style-name="P38"><text:span text:style-name="Source_20_Text">$I:scfg:mtr_param:*:100,400,0.9#</text:span></text:p>
      <text:p text:style-name="P38"><text:soft-page-break/><text:span text:style-name="Source_20_Text">$I:scfg:mic_thd:*:580#</text:span></text:p>
      <text:p text:style-name="P38"><text:span text:style-name="Source_20_Text">$I:scfg:ir_thd:*:220#</text:span></text:p>
      <text:p text:style-name="P38"><text:span text:style-name="Source_20_Text">$I:scfg:mvtsafe:*:20,10#</text:span></text:p>
      <text:p text:style-name="P6">👉 Node-RED reconstruit la configuration.</text:p>
      <text:p text:style-name="P36"/>
      <text:h text:style-name="P33" text:outline-level="1"><text:bookmark-start text:name="__RefHeading___Toc11485_2415352087"/>3.6 — Modification d’une valeur<text:bookmark-end text:name="__RefHeading___Toc11485_2415352087"/></text:h>
      <text:p text:style-name="P6">Dans VPIV :</text:p>
      <text:p text:style-name="P38"><text:span text:style-name="Source_20_Text">$V:scfg:set:odom_geom:0.100,0.300,2048#</text:span></text:p>
      <text:p text:style-name="P6">Dispatch_SCfg.cpp :</text:p>
      <text:p text:style-name="P38"><text:span text:style-name="Source_20_Text">if (strcmp(prop,"set")==0) {</text:span></text:p>
      <text:p text:style-name="P38"/>
      <text:p text:style-name="P38"><text:span text:style-name="Source_20_Text"><text:s text:c="4"/>if (strcmp(inst,"odom_geom")==0) {</text:span></text:p>
      <text:p text:style-name="P38"><text:span text:style-name="Source_20_Text"><text:s text:c="8"/>float d,t;</text:span></text:p>
      <text:p text:style-name="P38"><text:span text:style-name="Source_20_Text"><text:s text:c="8"/>int c;</text:span></text:p>
      <text:p text:style-name="P38"><text:span text:style-name="Source_20_Text"><text:s text:c="8"/>sscanf(value,"%f,%f,%d",&amp;d,&amp;t,&amp;c);</text:span></text:p>
      <text:p text:style-name="P38"><text:span text:style-name="Source_20_Text"><text:s text:c="8"/>cfg_od_wheel_diam = d;</text:span></text:p>
      <text:p text:style-name="P38"><text:span text:style-name="Source_20_Text"><text:s text:c="8"/>cfg_od_track = t;</text:span></text:p>
      <text:p text:style-name="P38"><text:span text:style-name="Source_20_Text"><text:s text:c="8"/>cfg_od_cpr = c;</text:span></text:p>
      <text:p text:style-name="P38"><text:span text:style-name="Source_20_Text"><text:s text:c="8"/>recomputeOdomCoefficients();</text:span></text:p>
      <text:p text:style-name="P38"><text:span text:style-name="Source_20_Text"><text:s text:c="8"/>sendInfo("scfg","odom_geom","*",value);</text:span></text:p>
      <text:p text:style-name="P38"><text:span text:style-name="Source_20_Text"><text:s text:c="8"/>return true;</text:span></text:p>
      <text:p text:style-name="P38"><text:span text:style-name="Source_20_Text"><text:s text:c="4"/>}</text:span></text:p>
      <text:p text:style-name="P38"><text:span text:style-name="Source_20_Text">}</text:span></text:p>
      <text:p text:style-name="P36"/>
      <text:h text:style-name="P33" text:outline-level="1"><text:bookmark-start text:name="__RefHeading___Toc11487_2415352087"/>3.7 — Récupération (load depuis Node-RED)<text:bookmark-end text:name="__RefHeading___Toc11487_2415352087"/></text:h>
      <text:p text:style-name="P6">Node-RED peut envoyer un JSON :</text:p>
      <text:p text:style-name="P38"><text:span text:style-name="Source_20_Text">$V:scfg:load:*:&lt;json base64&gt;#</text:span></text:p>
      <text:p text:style-name="P6">(Pas encore utilisé, mais prévu si tu veux sauvegarde EEPROM.)</text:p>
      <text:p text:style-name="P36"/>
      <text:h text:style-name="P33" text:outline-level="1"><text:bookmark-start text:name="__RefHeading___Toc11489_2415352087"/>3.8 — Reset aux valeurs par défaut<text:bookmark-end text:name="__RefHeading___Toc11489_2415352087"/></text:h>
      <text:p text:style-name="P38"><text:span text:style-name="Source_20_Text">$V:scfg:reset:*:#</text:span></text:p>
      <text:p text:style-name="P39">Tous les paramètres reviennent à ceux de initConfig()</text:p>
      <text:p text:style-name="P6">Retour :</text:p>
      <text:p text:style-name="P38"><text:soft-page-break/><text:span text:style-name="Source_20_Text">$I:scfg:reset:*:OK#</text:span></text:p>
      <text:p text:style-name="P36"/>
      <text:h text:style-name="P33" text:outline-level="1"><text:bookmark-start text:name="__RefHeading___Toc11491_2415352087"/>3.9 — Structure Node-RED recommandée<text:bookmark-end text:name="__RefHeading___Toc11491_2415352087"/></text:h>
      <text:p text:style-name="P6">Node-RED doit contenir :</text:p>
      <text:h text:style-name="P40" text:outline-level="3"><text:bookmark-start text:name="__RefHeading___Toc11493_2415352087"/>1) <text:span text:style-name="Strong_20_Emphasis">État actuel de la configuration (flow/global)</text:span><text:bookmark-end text:name="__RefHeading___Toc11493_2415352087"/></text:h>
      <text:p text:style-name="P38"><text:span text:style-name="Source_20_Text">flow.cfg = {</text:span></text:p>
      <text:p text:style-name="P38"><text:span text:style-name="Source_20_Text"><text:s text:c="2"/>us : { cycle:…, warn_front:… },</text:span></text:p>
      <text:p text:style-name="P38"><text:span text:style-name="Source_20_Text"><text:s text:c="2"/>odom : { diam:…, track:…, cpr:… },</text:span></text:p>
      <text:p text:style-name="P38"><text:span text:style-name="Source_20_Text"><text:s text:c="2"/>mtr : { inputScale:…, outputScale:…, kturn:… },</text:span></text:p>
      <text:p text:style-name="P38"><text:span text:style-name="Source_20_Text"><text:s text:c="2"/>mic : { thd:… },</text:span></text:p>
      <text:p text:style-name="P38"><text:span text:style-name="Source_20_Text"><text:s text:c="2"/>ir <text:s/>: { thd:… },</text:span></text:p>
      <text:p text:style-name="P38"><text:span text:style-name="Source_20_Text"><text:s text:c="2"/>mvtsafe: { warn:…, danger:… }</text:span></text:p>
      <text:p text:style-name="P38"><text:span text:style-name="Source_20_Text">}</text:span></text:p>
      <text:h text:style-name="P40" text:outline-level="3"><text:bookmark-start text:name="__RefHeading___Toc11495_2415352087"/>2) <text:span text:style-name="Strong_20_Emphasis">Un “synchro initialise”</text:span><text:bookmark-end text:name="__RefHeading___Toc11495_2415352087"/></text:h>
      <text:p text:style-name="P6">Au démarrage Node-RED :</text:p>
      <text:p text:style-name="P38"><text:span text:style-name="Source_20_Text">send $V:scfg:dump:*:#</text:span></text:p>
      <text:p text:style-name="P6">Puis remplir les UI.</text:p>
      <text:p text:style-name="P36"/>
      <text:h text:style-name="P33" text:outline-level="1"><text:bookmark-start text:name="__RefHeading___Toc11497_2415352087"/>3.10 — Recommandation importante<text:bookmark-end text:name="__RefHeading___Toc11497_2415352087"/></text:h>
      <text:p text:style-name="P6">Lorsque Node-RED change une valeur :</text:p>
      <text:p text:style-name="P38"><text:span text:style-name="Source_20_Text">$V:scfg:set:mic_thd:580#</text:span></text:p>
      <text:p text:style-name="P6">Mega renvoie systématiquement :</text:p>
      <text:p text:style-name="P38"><text:span text:style-name="Source_20_Text">$I:scfg:mic_thd:*:580#</text:span></text:p>
      <text:p text:style-name="P6">→ Node-RED doit lire ce retour pour mettre son UI à jour.<text:line-break/>→ Cela garantit que Mega est bien synchronisé.</text:p>
      <text:p text:style-name="P36"/>
      <text:h text:style-name="P33" text:outline-level="1"><text:bookmark-start text:name="__RefHeading___Toc11499_2415352087"/>3.11 — Exemple complet d’un cycle de config : changement odométrie<text:bookmark-end text:name="__RefHeading___Toc11499_2415352087"/></text:h>
      <text:h text:style-name="P40" text:outline-level="3"><text:bookmark-start text:name="__RefHeading___Toc11501_2415352087"/>1) Node-RED :<text:bookmark-end text:name="__RefHeading___Toc11501_2415352087"/></text:h>
      <text:p text:style-name="P38"><text:span text:style-name="Source_20_Text">$V:scfg:set:odom_geom:0.100,0.300,2048#</text:span></text:p>
      <text:h text:style-name="P40" text:outline-level="3"><text:bookmark-start text:name="__RefHeading___Toc11503_2415352087"/>2) Mega met à jour :<text:bookmark-end text:name="__RefHeading___Toc11503_2415352087"/></text:h>
      <text:list text:style-name="L14">
        <text:list-item>
          <text:p text:style-name="P41">cfg_od_wheel_diam</text:p>
        </text:list-item>
        <text:list-item>
          <text:p text:style-name="P41"><text:soft-page-break/>cfg_od_track</text:p>
        </text:list-item>
        <text:list-item>
          <text:p text:style-name="P41">cfg_od_cpr</text:p>
        </text:list-item>
        <text:list-item>
          <text:p text:style-name="P41">recalcul du coefficient odométrique :<text:line-break/>→ pulses → rad → mètres</text:p>
        </text:list-item>
      </text:list>
      <text:h text:style-name="P40" text:outline-level="3"><text:bookmark-start text:name="__RefHeading___Toc11505_2415352087"/>3) Mega renvoie :<text:bookmark-end text:name="__RefHeading___Toc11505_2415352087"/></text:h>
      <text:p text:style-name="P38"><text:span text:style-name="Source_20_Text">$I:scfg:odom_geom:*:0.100,0.300,2048#</text:span></text:p>
      <text:h text:style-name="P40" text:outline-level="3"><text:bookmark-start text:name="__RefHeading___Toc11507_2415352087"/>4) Node-RED sauvegarde dans flow.cfg<text:bookmark-end text:name="__RefHeading___Toc11507_2415352087"/></text:h>
      <text:p text:style-name="P36"/>
      <text:h text:style-name="P33" text:outline-level="1"><text:bookmark-start text:name="__RefHeading___Toc11509_2415352087"/>3.12 — Notions critiques gérées par la config<text:bookmark-end text:name="__RefHeading___Toc11509_2415352087"/></text:h>
      <text:h text:style-name="P37" text:outline-level="2"><text:bookmark-start text:name="__RefHeading___Toc11511_2415352087"/>3.12.1 — Odométrie et influence directe des paramètres<text:bookmark-end text:name="__RefHeading___Toc11511_2415352087"/></text:h>
      <text:list text:style-name="L15">
        <text:list-item>
          <text:p text:style-name="P42">Si tu changes <text:span text:style-name="Strong_20_Emphasis">diamètre roue</text:span>, l’odom change totalement</text:p>
        </text:list-item>
        <text:list-item>
          <text:p text:style-name="P42">Si tu changes <text:span text:style-name="Strong_20_Emphasis">entaxe</text:span>, les rotations changent</text:p>
        </text:list-item>
        <text:list-item>
          <text:p text:style-name="P42">Si tu changes <text:span text:style-name="Strong_20_Emphasis">CPR</text:span>, tout l’échelle change</text:p>
        </text:list-item>
      </text:list>
      <text:p text:style-name="P6">C’est pourquoi :<text:line-break/>➡️ Pas de hard-code<text:line-break/>➡️ Tout configurable via Node-RED</text:p>
      <text:p text:style-name="P36"/>
      <text:h text:style-name="P37" text:outline-level="2"><text:bookmark-start text:name="__RefHeading___Toc11513_2415352087"/>3.12.2 — Ultrasons<text:bookmark-end text:name="__RefHeading___Toc11513_2415352087"/></text:h>
      <text:p text:style-name="P6">Avec ton mappage 2025 :</text:p>
      <text:p text:style-name="P38"><text:span text:style-name="Source_20_Text">index | nom <text:s/>| trig | echo | pos</text:span></text:p>
      <text:p text:style-name="P38"><text:span text:style-name="Source_20_Text">0 ArG</text:span></text:p>
      <text:p text:style-name="P38"><text:span text:style-name="Source_20_Text">1 ArC</text:span></text:p>
      <text:p text:style-name="P38"><text:span text:style-name="Source_20_Text">2 ArD</text:span></text:p>
      <text:p text:style-name="P38"><text:span text:style-name="Source_20_Text">3 AvD</text:span></text:p>
      <text:p text:style-name="P38"><text:span text:style-name="Source_20_Text">4 AvC</text:span></text:p>
      <text:p text:style-name="P38"><text:span text:style-name="Source_20_Text">5 AvG</text:span></text:p>
      <text:p text:style-name="P38"><text:span text:style-name="Source_20_Text">6 TtG</text:span></text:p>
      <text:p text:style-name="P38"><text:span text:style-name="Source_20_Text">7 TtD</text:span></text:p>
      <text:p text:style-name="P38"><text:span text:style-name="Source_20_Text">8 TtC</text:span></text:p>
      <text:p text:style-name="P6">Les seuils configurés :</text:p>
      <text:list text:style-name="L16">
        <text:list-item>
          <text:p text:style-name="P43">Avant : 15 cm</text:p>
        </text:list-item>
        <text:list-item>
          <text:p text:style-name="P43">Avant centre : 10 cm</text:p>
        </text:list-item>
        <text:list-item>
          <text:p text:style-name="P43">Tête : 20 cm</text:p>
        </text:list-item>
        <text:list-item>
          <text:p text:style-name="P43"><text:soft-page-break/>Arrière centre : 15 cm</text:p>
        </text:list-item>
        <text:list-item>
          <text:p text:style-name="P43">Arrière : 20 cm</text:p>
        </text:list-item>
      </text:list>
      <text:p text:style-name="P6">Ces seuils sont dans :</text:p>
      <text:p text:style-name="P38"><text:span text:style-name="Source_20_Text">cfg_us_warn_front</text:span></text:p>
      <text:p text:style-name="P38"><text:span text:style-name="Source_20_Text">cfg_us_warn_frontCenter</text:span></text:p>
      <text:p text:style-name="P38"><text:span text:style-name="Source_20_Text">cfg_us_warn_head</text:span></text:p>
      <text:p text:style-name="P38"><text:span text:style-name="Source_20_Text">cfg_us_warn_rearCenter</text:span></text:p>
      <text:p text:style-name="P38"><text:span text:style-name="Source_20_Text">cfg_us_warn_rear</text:span></text:p>
      <text:p text:style-name="P36"/>
      <text:h text:style-name="P37" text:outline-level="2"><text:bookmark-start text:name="__RefHeading___Toc11515_2415352087"/>3.12.3 — MvtSafe (sécurité)<text:bookmark-end text:name="__RefHeading___Toc11515_2415352087"/></text:h>
      <text:p text:style-name="P6">Valeurs typiques :</text:p>
      <text:p text:style-name="P38"><text:span text:style-name="Source_20_Text">cfg_mvtsafe_warn = 20; <text:s text:c="2"/>// avertissement</text:span></text:p>
      <text:p text:style-name="P38"><text:span text:style-name="Source_20_Text">cfg_mvtsafe_danger = 10; // arrêt moteur</text:span></text:p>
      <text:p text:style-name="P6">Node-RED peut les ajuster :</text:p>
      <text:p text:style-name="P38"><text:span text:style-name="Source_20_Text">$V:mvtSafe:thd:*:20,10#</text:span></text:p>
      <text:p text:style-name="P6">→ MvtSafe lit les cfg_ directement dans mvt_safe.cpp<text:line-break/>→ Tu peux changer ces valeurs dynamiquement via scfg ou via mvtSafe.</text:p>
      <text:p text:style-name="P36"/>
      <text:h text:style-name="P33" text:outline-level="1"><text:bookmark-start text:name="__RefHeading___Toc11517_2415352087"/>✔️ <text:span text:style-name="Strong_20_Emphasis">Fin du CHAPITRE 3 — CONFIGURATION GLOBALE</text:span><text:bookmark-end text:name="__RefHeading___Toc11517_2415352087"/></text:h>
      <text:h text:style-name="P33" text:outline-level="1"><text:bookmark-start text:name="__RefHeading___Toc11519_2415352087"/><text:span text:style-name="Strong_20_Emphasis"><text:s/>trames, sécurité)</text:span><text:bookmark-end text:name="__RefHeading___Toc11519_2415352087"/></text:h>
      <text:p text:style-name="P6"><text:span text:style-name="Strong_20_Emphasis"/></text:p>
      <text:p text:style-name="P6"><text:span text:style-name="Source_20_Text"/></text:p>
      <text:p text:style-name="P44"><text:span text:style-name="Source_20_Text">Parfait — j’enchaîne directement.</text:span></text:p>
      <text:p text:style-name="P36"/>
      <text:h text:style-name="P33" text:outline-level="1"><text:bookmark-start text:name="__RefHeading___Toc11521_2415352087"/>🧱 <text:span text:style-name="Strong_20_Emphasis">CHAPITRE 4 — MODULE MOTORS — Mega + UNO (modern / legacy, interpolation, sécurité)</text:span><text:bookmark-end text:name="__RefHeading___Toc11521_2415352087"/></text:h>
      <text:p text:style-name="P6">Ce chapitre documente <text:span text:style-name="Strong_20_Emphasis">toute la chaîne moteur</text:span> :</text:p>
      <text:p text:style-name="P6">👉 Mega (pilotage haut niveau)<text:line-break/>👉 trame série Mega → UNO<text:line-break/>👉 UNO (pilotage VNH5019 + interpolation + sécurité)<text:line-break/>👉 interaction avec MvtSafe et configuration scfg</text:p>
      <text:p text:style-name="P6">C’est <text:span text:style-name="Strong_20_Emphasis">un des modules les plus importants</text:span> car il lie la sécurité, l’odométrie et Node-RED.</text:p>
      <text:p text:style-name="P36"/>
      <text:h text:style-name="P33" text:outline-level="1"><text:bookmark-start text:name="__RefHeading___Toc11523_2415352087"/>4.1 — Architecture générale<text:bookmark-end text:name="__RefHeading___Toc11523_2415352087"/></text:h>
      <text:p text:style-name="P38"><text:span text:style-name="Source_20_Text">Node-RED → VPIV → Mega → mtr.cpp</text:span></text:p>
      <text:p text:style-name="P38"><text:span text:style-name="Source_20_Text">Mega → Serial3 → UNO → Dual VNH5019</text:span></text:p>
      <text:p text:style-name="P38"><text:span text:style-name="Source_20_Text">UNO → moteurs</text:span></text:p>
      <text:p text:style-name="P6">2 modes 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Mode</text:p>
            </table:table-cell>
            <table:table-cell table:style-name="Tableau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legacy</text:span></text:p>
          </table:table-cell>
          <table:table-cell table:style-name="Tableau4.A1" office:value-type="string">
            <text:p text:style-name="Table_20_Contents">≠ ancien système Android (acc/spd/dir 0..9)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modern</text:span></text:p>
          </table:table-cell>
          <table:table-cell table:style-name="Tableau4.A1" office:value-type="string">
            <text:p text:style-name="Table_20_Contents">L,R,A signés, interpolation, compatible Node-RED</text:p>
          </table:table-cell>
        </table:table-row>
      </table:table>
      <text:p text:style-name="P6">Ton robot fonctionne <text:span text:style-name="Strong_20_Emphasis">en modern par défaut</text:span>, mais le legacy reste disponible.</text:p>
      <text:p text:style-name="P36"/>
      <text:h text:style-name="P33" text:outline-level="1"><text:bookmark-start text:name="__RefHeading___Toc11525_2415352087"/>4.2 — Rôle du module moteur côté MEGA<text:bookmark-end text:name="__RefHeading___Toc11525_2415352087"/></text:h>
      <text:p text:style-name="P6">Le fichier principal :</text:p>
      <text:p text:style-name="P38"><text:span text:style-name="Source_20_Text">src/actuators/mtr.cpp</text:span></text:p>
      <text:p text:style-name="P6">Il réalise :</text:p>
      <text:h text:style-name="P40" text:outline-level="3"><text:bookmark-start text:name="__RefHeading___Toc11527_2415352087"/>✔️ 1) Réception VPIV de commandes<text:bookmark-end text:name="__RefHeading___Toc11527_2415352087"/></text:h>
      <text:p text:style-name="P6">Via dispatch_Mtr :</text:p>
      <text:p text:style-name="P38"><text:span text:style-name="Source_20_Text">$V:mtr:v:*:50#</text:span></text:p>
      <text:p text:style-name="P38"><text:span text:style-name="Source_20_Text">$V:mtr:w:*:-30#</text:span></text:p>
      <text:p text:style-name="P38"><text:span text:style-name="Source_20_Text">$V:mtr:a:*:2#</text:span></text:p>
      <text:h text:style-name="P40" text:outline-level="3"><text:bookmark-start text:name="__RefHeading___Toc11529_2415352087"/><text:soft-page-break/>✔️ 2) Conversion commandes v,ω → L,R<text:bookmark-end text:name="__RefHeading___Toc11529_2415352087"/></text:h>
      <text:p text:style-name="P6">En utilisant :</text:p>
      <text:p text:style-name="P38"><text:span text:style-name="Source_20_Text">cfg_mtr_inputScale</text:span></text:p>
      <text:p text:style-name="P38"><text:span text:style-name="Source_20_Text">cfg_mtr_outputScale</text:span></text:p>
      <text:p text:style-name="P38"><text:span text:style-name="Source_20_Text">cfg_mtr_kturn</text:span></text:p>
      <text:p text:style-name="P6">Formule documentée ci-dessous.</text:p>
      <text:h text:style-name="P40" text:outline-level="3"><text:bookmark-start text:name="__RefHeading___Toc11531_2415352087"/>✔️ 3) Envoi UNO modern → "&lt;L,R,A&gt;"<text:bookmark-end text:name="__RefHeading___Toc11531_2415352087"/></text:h>
      <text:p text:style-name="P6">Exemple envoyé par Mega :</text:p>
      <text:p text:style-name="P38"><text:span text:style-name="Source_20_Text">&lt;120,-80,2&gt;</text:span></text:p>
      <text:h text:style-name="P40" text:outline-level="3"><text:bookmark-start text:name="__RefHeading___Toc11533_2415352087"/>✔️ 4) Envoi périodique (keep-alive)<text:bookmark-end text:name="__RefHeading___Toc11533_2415352087"/></text:h>
      <text:p text:style-name="P6">Même si rien ne change, Mega renvoie toutes les 100 ms pour éviter un arrêt UNO.</text:p>
      <text:h text:style-name="P40" text:outline-level="3"><text:bookmark-start text:name="__RefHeading___Toc11535_2415352087"/>✔️ 5) Activation/désactivation moteurs<text:bookmark-end text:name="__RefHeading___Toc11535_2415352087"/></text:h>
      <text:p text:style-name="P6">Avec :</text:p>
      <text:p text:style-name="P38"><text:span text:style-name="Source_20_Text">cfg_mtr_active = false → plus aucun envoi → UNO ralentit → stop</text:span></text:p>
      <text:p text:style-name="P36"/>
      <text:h text:style-name="P33" text:outline-level="1"><text:bookmark-start text:name="__RefHeading___Toc11537_2415352087"/>4.3 — Paramètres moteur dans la configuration (scfg)<text:bookmark-end text:name="__RefHeading___Toc11537_2415352087"/></text:h>
      <text:p text:style-name="P6">Valeurs dans config.h :</text:p>
      <text:p text:style-name="P38"><text:span text:style-name="Source_20_Text">cfg_mtr_inputScale = 100;</text:span></text:p>
      <text:p text:style-name="P38"><text:span text:style-name="Source_20_Text">cfg_mtr_outputScale = 400;</text:span></text:p>
      <text:p text:style-name="P38"><text:span text:style-name="Source_20_Text">cfg_mtr_kturn = 0.9;</text:span></text:p>
      <text:h text:style-name="P40" text:outline-level="3"><text:bookmark-start text:name="__RefHeading___Toc11539_2415352087"/>✔️ inputScale = plage d’entrée<text:bookmark-end text:name="__RefHeading___Toc11539_2415352087"/></text:h>
      <text:p text:style-name="P6">Node-RED envoie v,ω dans ±100</text:p>
      <text:h text:style-name="P40" text:outline-level="3"><text:bookmark-start text:name="__RefHeading___Toc11541_2415352087"/>✔️ outputScale = plage sortie UNO<text:bookmark-end text:name="__RefHeading___Toc11541_2415352087"/></text:h>
      <text:p text:style-name="P6">UNO accepte ±400 (MOTOR_MAX = 400)</text:p>
      <text:h text:style-name="P40" text:outline-level="3"><text:bookmark-start text:name="__RefHeading___Toc11543_2415352087"/>✔️ kturn = intensité de rotation<text:bookmark-end text:name="__RefHeading___Toc11543_2415352087"/></text:h>
      <text:p text:style-name="P6">Plus kturn est grand → le robot tourne plus fort.</text:p>
      <text:p text:style-name="P36"/>
      <text:h text:style-name="P33" text:outline-level="1"><text:bookmark-start text:name="__RefHeading___Toc11545_2415352087"/><text:soft-page-break/>4.4 — Conversion : v/ω → Moteur gauche/droit (MEGA)<text:bookmark-end text:name="__RefHeading___Toc11545_2415352087"/></text:h>
      <text:p text:style-name="P6">Dans computeDiffDrive :</text:p>
      <text:p text:style-name="P38"><text:span text:style-name="Source_20_Text">vNorm = v / inputScale</text:span></text:p>
      <text:p text:style-name="P38"><text:span text:style-name="Source_20_Text">wNorm = ω / inputScale</text:span></text:p>
      <text:p text:style-name="P38"/>
      <text:p text:style-name="P38"><text:span text:style-name="Source_20_Text">Lf = (vNorm - wNorm * kturn) * outputScale</text:span></text:p>
      <text:p text:style-name="P38"><text:span text:style-name="Source_20_Text">Rf = (vNorm + wNorm * kturn) * outputScale</text:span></text:p>
      <text:p text:style-name="P6">Exemple :<text:line-break/>v=50, w=30</text:p>
      <text:p text:style-name="P38"><text:span text:style-name="Source_20_Text">vNorm = 0.50</text:span></text:p>
      <text:p text:style-name="P38"><text:span text:style-name="Source_20_Text">wNorm = 0.30</text:span></text:p>
      <text:p text:style-name="P38"/>
      <text:p text:style-name="P38"><text:span text:style-name="Source_20_Text">Lf = (0.50 – 0.30 × 0.9) × 400 = 128</text:span></text:p>
      <text:p text:style-name="P38"><text:span text:style-name="Source_20_Text">Rf = (0.50 + 0.30 × 0.9) × 400 = 272</text:span></text:p>
      <text:p text:style-name="P6">Donc Mega envoie :</text:p>
      <text:p text:style-name="P38"><text:span text:style-name="Source_20_Text">&lt;128,272,A&gt;</text:span></text:p>
      <text:p text:style-name="P36"/>
      <text:h text:style-name="P33" text:outline-level="1"><text:bookmark-start text:name="__RefHeading___Toc11547_2415352087"/>4.5 — Mode modern : Mega → UNO (nouveau protocole)<text:bookmark-end text:name="__RefHeading___Toc11547_2415352087"/></text:h>
      <text:p text:style-name="P6">Trame :</text:p>
      <text:p text:style-name="P38"><text:span text:style-name="Source_20_Text">&lt;L,R,A&gt;</text:span></text:p>
      <text:p text:style-name="P6">Sans espaces, sans checksum, très fiable.</text:p>
      <text:p text:style-name="P6">Exemples :</text:p>
      <text:p text:style-name="P38"><text:span text:style-name="Source_20_Text">&lt;0,0,0&gt;</text:span></text:p>
      <text:p text:style-name="P38"><text:span text:style-name="Source_20_Text">&lt;200,200,1&gt;</text:span></text:p>
      <text:p text:style-name="P38"><text:span text:style-name="Source_20_Text">&lt;400,-400,3&gt;</text:span></text:p>
      <text:p text:style-name="P6">L’accélération A = 0..4<text:line-break/>→ 0 = instantané<text:line-break/>→ 4 = très doux</text:p>
      <text:p text:style-name="P36"/>
      <text:h text:style-name="P33" text:outline-level="1"><text:bookmark-start text:name="__RefHeading___Toc11549_2415352087"/><text:soft-page-break/>4.6 — Mode legacy<text:bookmark-end text:name="__RefHeading___Toc11549_2415352087"/></text:h>
      <text:p text:style-name="P6">Toujours possible :</text:p>
      <text:p text:style-name="P38"><text:span text:style-name="Source_20_Text">&lt;acc,spd,dir&gt;</text:span></text:p>
      <text:p text:style-name="P6">Exemple :</text:p>
      <text:p text:style-name="P38"><text:span text:style-name="Source_20_Text">&lt;2,3,7&gt;</text:span></text:p>
      <text:p text:style-name="P6">Mega convertit en v,ω puis en L,R.</text:p>
      <text:p text:style-name="P36"/>
      <text:h text:style-name="P33" text:outline-level="1"><text:bookmark-start text:name="__RefHeading___Toc11551_2415352087"/>4.7 — Module UNO : interpolation et sécurité<text:bookmark-end text:name="__RefHeading___Toc11551_2415352087"/></text:h>
      <text:h text:style-name="P37" text:outline-level="2"><text:bookmark-start text:name="__RefHeading___Toc11553_2415352087"/>4.7.1 — Rôle sur UNO<text:bookmark-end text:name="__RefHeading___Toc11553_2415352087"/></text:h>
      <text:p text:style-name="P6">UNO :</text:p>
      <text:list text:style-name="L17">
        <text:list-item>
          <text:p text:style-name="P45">lit les trames</text:p>
        </text:list-item>
        <text:list-item>
          <text:p text:style-name="P45">applique interpolation (A)</text:p>
        </text:list-item>
        <text:list-item>
          <text:p text:style-name="P45">applique timeout si aucun message reçu</text:p>
        </text:list-item>
        <text:list-item>
          <text:p text:style-name="P45">commande le Pololu VNH5019</text:p>
        </text:list-item>
        <text:list-item>
          <text:p text:style-name="P45">ne fait pas de blocage</text:p>
        </text:list-item>
        <text:list-item>
          <text:p text:style-name="P45">garde la logique purement moteur sur UNO (très fiable)</text:p>
        </text:list-item>
      </text:list>
      <text:p text:style-name="P36"/>
      <text:h text:style-name="P33" text:outline-level="1"><text:bookmark-start text:name="__RefHeading___Toc11555_2415352087"/>4.8 — Interpolation sur UNO<text:bookmark-end text:name="__RefHeading___Toc11555_2415352087"/></text:h>
      <text:p text:style-name="P6">Définie par :</text:p>
      <text:p text:style-name="P38"><text:span text:style-name="Source_20_Text">const int accelStepForA[5] = { 400, 40, 24, 12, 6 };</text:span></text:p>
      <text:h text:style-name="P40" text:outline-level="3"><text:bookmark-start text:name="__RefHeading___Toc11557_2415352087"/>Interprétation<text:bookmark-end text:name="__RefHeading___Toc11557_2415352087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A</text:p>
            </table:table-cell>
            <table:table-cell table:style-name="Tableau5.A1" office:value-type="string">
              <text:p text:style-name="Table_20_Heading">Step</text:p>
            </table:table-cell>
            <table:table-cell table:style-name="Tableau5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400</text:p>
          </table:table-cell>
          <table:table-cell table:style-name="Tableau5.A1" office:value-type="string">
            <text:p text:style-name="Table_20_Contents">instantané</text:p>
          </table:table-cell>
        </table:table-row>
        <table:table-row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40</text:p>
          </table:table-cell>
          <table:table-cell table:style-name="Tableau5.A1" office:value-type="string">
            <text:p text:style-name="Table_20_Contents">agressif</text:p>
          </table:table-cell>
        </table:table-row>
        <table:table-row>
          <table:table-cell table:style-name="Tableau5.A1" office:value-type="string">
            <text:p text:style-name="Table_20_Contents">2</text:p>
          </table:table-cell>
          <table:table-cell table:style-name="Tableau5.A1" office:value-type="string">
            <text:p text:style-name="Table_20_Contents">24</text:p>
          </table:table-cell>
          <table:table-cell table:style-name="Tableau5.A1" office:value-type="string">
            <text:p text:style-name="Table_20_Contents">normal (par défaut)</text:p>
          </table:table-cell>
        </table:table-row>
        <table:table-row>
          <table:table-cell table:style-name="Tableau5.A1" office:value-type="string">
            <text:p text:style-name="Table_20_Contents">3</text:p>
          </table:table-cell>
          <table:table-cell table:style-name="Tableau5.A1" office:value-type="string">
            <text:p text:style-name="Table_20_Contents">12</text:p>
          </table:table-cell>
          <table:table-cell table:style-name="Tableau5.A1" office:value-type="string">
            <text:p text:style-name="Table_20_Contents">doux</text:p>
          </table:table-cell>
        </table:table-row>
        <table:table-row>
          <table:table-cell table:style-name="Tableau5.A1" office:value-type="string">
            <text:p text:style-name="Table_20_Contents">4</text:p>
          </table:table-cell>
          <table:table-cell table:style-name="Tableau5.A1" office:value-type="string">
            <text:p text:style-name="Table_20_Contents">6</text:p>
          </table:table-cell>
          <table:table-cell table:style-name="Tableau5.A1" office:value-type="string">
            <text:p text:style-name="Table_20_Contents">très doux</text:p>
          </table:table-cell>
        </table:table-row>
      </table:table>
      <text:p text:style-name="P6">Fonction :</text:p>
      <text:p text:style-name="P38"><text:span text:style-name="Source_20_Text">curL = advanceTowards(curL, targetL, step)</text:span></text:p>
      <text:p text:style-name="P6">Donc si step=24 → un mouvement de 0 à 400 nécessite :</text:p>
      <text:p text:style-name="P38"><text:span text:style-name="Source_20_Text">400 / 24 ≈ 17 cycles (1.7s @ 100 Hz)</text:span></text:p>
      <text:p text:style-name="P36"/>
      <text:h text:style-name="P33" text:outline-level="1"><text:bookmark-start text:name="__RefHeading___Toc11559_2415352087"/><text:soft-page-break/>4.9 — Sécurité timeout UNO<text:bookmark-end text:name="__RefHeading___Toc11559_2415352087"/></text:h>
      <text:p text:style-name="P6">Si aucune trame reçue durant 1000 ms :</text:p>
      <text:p text:style-name="P38"><text:span text:style-name="Source_20_Text">curL -= 20</text:span></text:p>
      <text:p text:style-name="P38"><text:span text:style-name="Source_20_Text">curR -= 20</text:span></text:p>
      <text:p text:style-name="P6">Le robot ralentit jusqu’à 0 <text:span text:style-name="Strong_20_Emphasis">sans bloquer</text:span>.</text:p>
      <text:p text:style-name="P36"/>
      <text:h text:style-name="P33" text:outline-level="1"><text:bookmark-start text:name="__RefHeading___Toc11561_2415352087"/>4.10 — Prévention des valeurs dangereuses<text:bookmark-end text:name="__RefHeading___Toc11561_2415352087"/></text:h>
      <text:p text:style-name="P6">Tout est clampé dans :</text:p>
      <text:p text:style-name="P38"><text:span text:style-name="Source_20_Text">[-MOTOR_MAX, +MOTOR_MAX] <text:s/>→ [-400,+400]</text:span></text:p>
      <text:p text:style-name="P36"/>
      <text:h text:style-name="P33" text:outline-level="1"><text:bookmark-start text:name="__RefHeading___Toc11563_2415352087"/>4.11 — Interaction avec le module MvtSafe (sécurité obstacle)<text:bookmark-end text:name="__RefHeading___Toc11563_2415352087"/></text:h>
      <text:p text:style-name="P6">MvtSafe travaille côté MEGA, <text:span text:style-name="Strong_20_Emphasis">avant envoi aux moteurs</text:span>.</text:p>
      <text:p text:style-name="P6">Chaîne :</text:p>
      <text:list text:style-name="L18">
        <text:list-item>
          <text:p text:style-name="P46">capteurs US → mvtsafe_process()</text:p>
        </text:list-item>
        <text:list-item>
          <text:p text:style-name="P46">état “warn” ou “danger”</text:p>
        </text:list-item>
        <text:list-item>
          <text:p text:style-name="P46">si danger → Mega remplace L,R par → 0,0</text:p>
        </text:list-item>
        <text:list-item>
          <text:p text:style-name="P46">Mega envoie &lt;0,0,A=1&gt;</text:p>
        </text:list-item>
        <text:list-item>
          <text:p text:style-name="P46">UNO applique immédiatement</text:p>
        </text:list-item>
      </text:list>
      <text:p text:style-name="P6">Cela garantit que :</text:p>
      <text:list text:style-name="L19">
        <text:list-item>
          <text:p text:style-name="P47">un obstacle stoppe le robot</text:p>
        </text:list-item>
        <text:list-item>
          <text:p text:style-name="P47">même si Node-RED continue d’envoyer des commandes</text:p>
        </text:list-item>
      </text:list>
      <text:p text:style-name="P36"/>
      <text:h text:style-name="P33" text:outline-level="1"><text:bookmark-start text:name="__RefHeading___Toc11565_2415352087"/>4.12 — Interaction avec l’odométrie<text:bookmark-end text:name="__RefHeading___Toc11565_2415352087"/></text:h>
      <text:p text:style-name="P6">Pas de retour direct moteurs → odom, mais :</text:p>
      <text:list text:style-name="L20">
        <text:list-item>
          <text:p text:style-name="P48">odom lit les encodeurs</text:p>
        </text:list-item>
        <text:list-item>
          <text:p text:style-name="P48">on utilise l’effet réel moteur</text:p>
        </text:list-item>
        <text:list-item>
          <text:p text:style-name="P48">robustesse max : la physique est la vérité</text:p>
        </text:list-item>
      </text:list>
      <text:p text:style-name="P36"/>
      <text:h text:style-name="P33" text:outline-level="1"><text:bookmark-start text:name="__RefHeading___Toc11567_2415352087"/><text:soft-page-break/>4.13 — Flow Node-RED pour piloter moteurs (exemple)<text:bookmark-end text:name="__RefHeading___Toc11567_2415352087"/></text:h>
      <text:h text:style-name="P40" text:outline-level="3"><text:bookmark-start text:name="__RefHeading___Toc11569_2415352087"/>Input UI → Node-RED<text:bookmark-end text:name="__RefHeading___Toc11569_2415352087"/></text:h>
      <text:p text:style-name="P38"><text:span text:style-name="Source_20_Text">v = joystickY * 100</text:span></text:p>
      <text:p text:style-name="P38"><text:span text:style-name="Source_20_Text">w = joystickX * 100</text:span></text:p>
      <text:p text:style-name="P38"><text:span text:style-name="Source_20_Text">A = sliderAccel</text:span></text:p>
      <text:h text:style-name="P40" text:outline-level="3"><text:bookmark-start text:name="__RefHeading___Toc11571_2415352087"/>Node-RED → Mega (VPIV)<text:bookmark-end text:name="__RefHeading___Toc11571_2415352087"/></text:h>
      <text:p text:style-name="P38"><text:span text:style-name="Source_20_Text">$V:mtr:v:*:50#</text:span></text:p>
      <text:p text:style-name="P38"><text:span text:style-name="Source_20_Text">$V:mtr:w:*:30#</text:span></text:p>
      <text:p text:style-name="P38"><text:span text:style-name="Source_20_Text">$V:mtr:a:*:2#</text:span></text:p>
      <text:p text:style-name="P6">Mega translate → UNO → moteurs.</text:p>
      <text:p text:style-name="P36"/>
      <text:h text:style-name="P33" text:outline-level="1"><text:bookmark-start text:name="__RefHeading___Toc11573_2415352087"/>4.14 — Commande directe (non recommandée)<text:bookmark-end text:name="__RefHeading___Toc11573_2415352087"/></text:h>
      <text:p text:style-name="P6">Node-RED peut envoyer :</text:p>
      <text:p text:style-name="P38"><text:span text:style-name="Source_20_Text">$V:mtr:raw:*:&lt;100,-150,2&gt;#</text:span></text:p>
      <text:p text:style-name="P6">Mais tu préfères :</text:p>
      <text:p text:style-name="P38"><text:span text:style-name="Source_20_Text">$V:mtr:v:*:50#</text:span></text:p>
      <text:p text:style-name="P38"><text:span text:style-name="Source_20_Text">$V:mtr:w:*:-40#</text:span></text:p>
      <text:p text:style-name="P38"><text:span text:style-name="Source_20_Text">$V:mtr:a:*:3#</text:span></text:p>
      <text:p text:style-name="P6">Puis Mega calcule L,R.</text:p>
      <text:p text:style-name="P36"/>
      <text:h text:style-name="P33" text:outline-level="1"><text:bookmark-start text:name="__RefHeading___Toc11575_2415352087"/>4.15 — Test diagnostic moteur<text:bookmark-end text:name="__RefHeading___Toc11575_2415352087"/></text:h>
      <text:p text:style-name="P6">Commandes utiles :</text:p>
      <text:p text:style-name="P38"><text:span text:style-name="Source_20_Text">$V:mtr:mode:*:modern#</text:span></text:p>
      <text:p text:style-name="P38"><text:span text:style-name="Source_20_Text">$V:mtr:v:*:50#</text:span></text:p>
      <text:p text:style-name="P38"><text:span text:style-name="Source_20_Text">$V:mtr:w:*:0#</text:span></text:p>
      <text:p text:style-name="P38"><text:span text:style-name="Source_20_Text">$V:mtr:a:*:1#</text:span></text:p>
      <text:p text:style-name="P38"/>
      <text:p text:style-name="P38"><text:span text:style-name="Source_20_Text">$V:mtr:triplet:*:3,4,5# <text:s text:c="2"/>(legacy)</text:span></text:p>
      <text:p text:style-name="P38"><text:span text:style-name="Source_20_Text">$V:mtr:stop:*:#</text:span></text:p>
      <text:p text:style-name="P36"/>
      <text:h text:style-name="P33" text:outline-level="1"><text:bookmark-start text:name="__RefHeading___Toc11577_2415352087"/><text:soft-page-break/>4.16 — Résumé chaîne moteur<text:bookmark-end text:name="__RefHeading___Toc11577_2415352087"/></text:h>
      <text:p text:style-name="P38"><text:span text:style-name="Source_20_Text">Node-RED</text:span></text:p>
      <text:p text:style-name="P38"><text:span text:style-name="Source_20_Text"><text:s text:c="3"/>→ VPIV msg "v/ω/A"</text:span></text:p>
      <text:p text:style-name="P38"><text:span text:style-name="Source_20_Text"><text:s text:c="6"/>→ MvtSafe applique sécurité</text:span></text:p>
      <text:p text:style-name="P38"><text:span text:style-name="Source_20_Text"><text:s text:c="9"/>→ Mega convertit v/ω → L,R</text:span></text:p>
      <text:p text:style-name="P38"><text:span text:style-name="Source_20_Text"><text:s text:c="12"/>→ envoi &lt;L,R,A&gt; aux UNO</text:span></text:p>
      <text:p text:style-name="P38"><text:span text:style-name="Source_20_Text"><text:s text:c="15"/>→ UNO lisse et applique obligatoirement</text:span></text:p>
      <text:p text:style-name="P38"><text:span text:style-name="Source_20_Text"><text:s text:c="18"/>→ moteurs VNH5019 bougent</text:span></text:p>
      <text:p text:style-name="P6">Sécurisé, non bloquant, standardisé, totalement contrôlable par Node-RED.</text:p>
      <text:p text:style-name="P36"/>
      <text:h text:style-name="P33" text:outline-level="1"><text:bookmark-start text:name="__RefHeading___Toc11579_2415352087"/>✔️ <text:span text:style-name="Strong_20_Emphasis">Fin CHAP 4 : MOTEURS</text:span><text:bookmark-end text:name="__RefHeading___Toc11579_2415352087"/></text:h>
      <text:p text:style-name="P6"/>
      <text:p text:style-name="P44">Parfait.<text:line-break/>On enchaîne immédiatement.</text:p>
      <text:p text:style-name="P36"/>
      <text:h text:style-name="P33" text:outline-level="1"><text:bookmark-start text:name="__RefHeading___Toc11581_2415352087"/>🟦 <text:span text:style-name="Strong_20_Emphasis">CHAPITRE 5 — ULTRASONS + MvtSafe : Architecture complète, seuils, mapping, sécurité dynamique</text:span><text:bookmark-end text:name="__RefHeading___Toc11581_2415352087"/></text:h>
      <text:p text:style-name="P6">Ce chapitre regroupe <text:span text:style-name="Strong_20_Emphasis">tout le système d’évitement d’obstacles</text:span> :</text:p>
      <text:list text:style-name="L21">
        <text:list-item>
          <text:p text:style-name="P49">🔵 <text:span text:style-name="Strong_20_Emphasis">US (9 sonars)</text:span></text:p>
        </text:list-item>
        <text:list-item>
          <text:p text:style-name="P49">🔴 <text:span text:style-name="Strong_20_Emphasis">MvtSafe (superviseur de sécurité moteur)</text:span></text:p>
        </text:list-item>
        <text:list-item>
          <text:p text:style-name="P49">⚙️ <text:span text:style-name="Strong_20_Emphasis">Seuils warn/danger par zone</text:span></text:p>
        </text:list-item>
        <text:list-item>
          <text:p text:style-name="P49">🧭 <text:span text:style-name="Strong_20_Emphasis">Routage Mega → Node-RED</text:span></text:p>
        </text:list-item>
        <text:list-item>
          <text:p text:style-name="P49">📡 <text:span text:style-name="Strong_20_Emphasis">Commandes VPIV</text:span></text:p>
        </text:list-item>
        <text:list-item>
          <text:p text:style-name="P49">🧱 <text:span text:style-name="Strong_20_Emphasis">Intégration dans RZmegaV5.ino</text:span></text:p>
        </text:list-item>
      </text:list>
      <text:p text:style-name="P6">Il te donnera <text:span text:style-name="Strong_20_Emphasis">la documentation officielle complète</text:span> du sous-système.</text:p>
      <text:p text:style-name="P36"/>
      <text:h text:style-name="P33" text:outline-level="1"><text:bookmark-start text:name="__RefHeading___Toc11583_2415352087"/>5.1 — Architecture générale<text:bookmark-end text:name="__RefHeading___Toc11583_2415352087"/></text:h>
      <text:p text:style-name="P38"><text:span text:style-name="Source_20_Text">US hardware (trig/echo)</text:span></text:p>
      <text:p text:style-name="P38"><text:span text:style-name="Source_20_Text"><text:s text:c="6"/>↓</text:span></text:p>
      <text:p text:style-name="P38"><text:span text:style-name="Source_20_Text">US module (lecture + filtrage + alertes)</text:span></text:p>
      <text:p text:style-name="P38"><text:span text:style-name="Source_20_Text"><text:s text:c="6"/>↓</text:span></text:p>
      <text:p text:style-name="P38"><text:span text:style-name="Source_20_Text">MvtSafe (analyse déplacement + US + direction)</text:span></text:p>
      <text:p text:style-name="P38"><text:span text:style-name="Source_20_Text"><text:s text:c="6"/>↓</text:span></text:p>
      <text:p text:style-name="P38"><text:span text:style-name="Source_20_Text">mtr.cpp <text:s/>(remplace consigne par stop ou limite vitesse)</text:span></text:p>
      <text:p text:style-name="P38"><text:span text:style-name="Source_20_Text"><text:s text:c="6"/>↓</text:span></text:p>
      <text:p text:style-name="P38"><text:span text:style-name="Source_20_Text">UNO <text:s text:c="5"/>(exécute)</text:span></text:p>
      <text:p text:style-name="P6">👉 Le système US <text:span text:style-name="Strong_20_Emphasis">ne pilote jamais directement les moteurs</text:span><text:line-break/>👉 Le système MvtSafe <text:span text:style-name="Strong_20_Emphasis">décide</text:span>, en fonction du contexte de mouvement</text:p>
      <text:p text:style-name="P36"/>
      <text:h text:style-name="P33" text:outline-level="1"><text:bookmark-start text:name="__RefHeading___Toc11585_2415352087"/>5.2 — Nouveau mapping officiel US (confirmé)<text:bookmark-end text:name="__RefHeading___Toc11585_2415352087"/></text:h>
      <text:p text:style-name="P6">Tu as choisi ce mapping <text:span text:style-name="Strong_20_Emphasis">définitif</text:span>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office:value-type="string">
              <text:p text:style-name="Table_20_Heading">id</text:p>
            </table:table-cell>
            <table:table-cell table:style-name="Tableau6.A1" office:value-type="string">
              <text:p text:style-name="Table_20_Heading">Nom</text:p>
            </table:table-cell>
            <table:table-cell table:style-name="Tableau6.A1" office:value-type="string">
              <text:p text:style-name="Table_20_Heading">TRIG</text:p>
            </table:table-cell>
            <table:table-cell table:style-name="Tableau6.A1" office:value-type="string">
              <text:p text:style-name="Table_20_Heading">ECHO</text:p>
            </table:table-cell>
            <table:table-cell table:style-name="Tableau6.A1" office:value-type="string">
              <text:p text:style-name="Table_20_Heading">Position</text:p>
            </table:table-cell>
          </table:table-row>
        </table:table-header-rows>
        <table:table-row>
          <table:table-cell table:style-name="Tableau6.A1" office:value-type="string">
            <text:p text:style-name="Table_20_Contents">0</text:p>
          </table:table-cell>
          <table:table-cell table:style-name="Tableau6.A1" office:value-type="string">
            <text:p text:style-name="Table_20_Contents"><text:span text:style-name="Strong_20_Emphasis">ArG</text:span></text:p>
          </table:table-cell>
          <table:table-cell table:style-name="Tableau6.A1" office:value-type="string">
            <text:p text:style-name="Table_20_Contents">32</text:p>
          </table:table-cell>
          <table:table-cell table:style-name="Tableau6.A1" office:value-type="string">
            <text:p text:style-name="Table_20_Contents">33</text:p>
          </table:table-cell>
          <table:table-cell table:style-name="Tableau6.A1" office:value-type="string">
            <text:p text:style-name="Table_20_Contents">Arrière Gauche</text:p>
          </table:table-cell>
        </table:table-row>
        <text:soft-page-break/>
        <table:table-row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<text:span text:style-name="Strong_20_Emphasis">ArC</text:span></text:p>
          </table:table-cell>
          <table:table-cell table:style-name="Tableau6.A1" office:value-type="string">
            <text:p text:style-name="Table_20_Contents">34</text:p>
          </table:table-cell>
          <table:table-cell table:style-name="Tableau6.A1" office:value-type="string">
            <text:p text:style-name="Table_20_Contents">35</text:p>
          </table:table-cell>
          <table:table-cell table:style-name="Tableau6.A1" office:value-type="string">
            <text:p text:style-name="Table_20_Contents">Arrière Centre</text:p>
          </table:table-cell>
        </table:table-row>
        <table:table-row>
          <table:table-cell table:style-name="Tableau6.A1" office:value-type="string">
            <text:p text:style-name="Table_20_Contents">2</text:p>
          </table:table-cell>
          <table:table-cell table:style-name="Tableau6.A1" office:value-type="string">
            <text:p text:style-name="Table_20_Contents"><text:span text:style-name="Strong_20_Emphasis">ArD</text:span></text:p>
          </table:table-cell>
          <table:table-cell table:style-name="Tableau6.A1" office:value-type="string">
            <text:p text:style-name="Table_20_Contents">36</text:p>
          </table:table-cell>
          <table:table-cell table:style-name="Tableau6.A1" office:value-type="string">
            <text:p text:style-name="Table_20_Contents">37</text:p>
          </table:table-cell>
          <table:table-cell table:style-name="Tableau6.A1" office:value-type="string">
            <text:p text:style-name="Table_20_Contents">Arrière Droite</text:p>
          </table:table-cell>
        </table:table-row>
        <table:table-row>
          <table:table-cell table:style-name="Tableau6.A1" office:value-type="string">
            <text:p text:style-name="Table_20_Contents">3</text:p>
          </table:table-cell>
          <table:table-cell table:style-name="Tableau6.A1" office:value-type="string">
            <text:p text:style-name="Table_20_Contents"><text:span text:style-name="Strong_20_Emphasis">AvD</text:span></text:p>
          </table:table-cell>
          <table:table-cell table:style-name="Tableau6.A1" office:value-type="string">
            <text:p text:style-name="Table_20_Contents">38</text:p>
          </table:table-cell>
          <table:table-cell table:style-name="Tableau6.A1" office:value-type="string">
            <text:p text:style-name="Table_20_Contents">39</text:p>
          </table:table-cell>
          <table:table-cell table:style-name="Tableau6.A1" office:value-type="string">
            <text:p text:style-name="Table_20_Contents">Avant Droit</text:p>
          </table:table-cell>
        </table:table-row>
        <table:table-row>
          <table:table-cell table:style-name="Tableau6.A1" office:value-type="string">
            <text:p text:style-name="Table_20_Contents">4</text:p>
          </table:table-cell>
          <table:table-cell table:style-name="Tableau6.A1" office:value-type="string">
            <text:p text:style-name="Table_20_Contents"><text:span text:style-name="Strong_20_Emphasis">AvC</text:span></text:p>
          </table:table-cell>
          <table:table-cell table:style-name="Tableau6.A1" office:value-type="string">
            <text:p text:style-name="Table_20_Contents">40</text:p>
          </table:table-cell>
          <table:table-cell table:style-name="Tableau6.A1" office:value-type="string">
            <text:p text:style-name="Table_20_Contents">41</text:p>
          </table:table-cell>
          <table:table-cell table:style-name="Tableau6.A1" office:value-type="string">
            <text:p text:style-name="Table_20_Contents">Avant Centre</text:p>
          </table:table-cell>
        </table:table-row>
        <table:table-row>
          <table:table-cell table:style-name="Tableau6.A1" office:value-type="string">
            <text:p text:style-name="Table_20_Contents">5</text:p>
          </table:table-cell>
          <table:table-cell table:style-name="Tableau6.A1" office:value-type="string">
            <text:p text:style-name="Table_20_Contents"><text:span text:style-name="Strong_20_Emphasis">AvG</text:span></text:p>
          </table:table-cell>
          <table:table-cell table:style-name="Tableau6.A1" office:value-type="string">
            <text:p text:style-name="Table_20_Contents">42</text:p>
          </table:table-cell>
          <table:table-cell table:style-name="Tableau6.A1" office:value-type="string">
            <text:p text:style-name="Table_20_Contents">43</text:p>
          </table:table-cell>
          <table:table-cell table:style-name="Tableau6.A1" office:value-type="string">
            <text:p text:style-name="Table_20_Contents">Avant Gauche</text:p>
          </table:table-cell>
        </table:table-row>
        <table:table-row>
          <table:table-cell table:style-name="Tableau6.A1" office:value-type="string">
            <text:p text:style-name="Table_20_Contents">6</text:p>
          </table:table-cell>
          <table:table-cell table:style-name="Tableau6.A1" office:value-type="string">
            <text:p text:style-name="Table_20_Contents"><text:span text:style-name="Strong_20_Emphasis">TtG</text:span></text:p>
          </table:table-cell>
          <table:table-cell table:style-name="Tableau6.A1" office:value-type="string">
            <text:p text:style-name="Table_20_Contents">26</text:p>
          </table:table-cell>
          <table:table-cell table:style-name="Tableau6.A1" office:value-type="string">
            <text:p text:style-name="Table_20_Contents">27</text:p>
          </table:table-cell>
          <table:table-cell table:style-name="Tableau6.A1" office:value-type="string">
            <text:p text:style-name="Table_20_Contents">Tête Gauche</text:p>
          </table:table-cell>
        </table:table-row>
        <table:table-row>
          <table:table-cell table:style-name="Tableau6.A1" office:value-type="string">
            <text:p text:style-name="Table_20_Contents">7</text:p>
          </table:table-cell>
          <table:table-cell table:style-name="Tableau6.A1" office:value-type="string">
            <text:p text:style-name="Table_20_Contents"><text:span text:style-name="Strong_20_Emphasis">TtD</text:span></text:p>
          </table:table-cell>
          <table:table-cell table:style-name="Tableau6.A1" office:value-type="string">
            <text:p text:style-name="Table_20_Contents">28</text:p>
          </table:table-cell>
          <table:table-cell table:style-name="Tableau6.A1" office:value-type="string">
            <text:p text:style-name="Table_20_Contents">29</text:p>
          </table:table-cell>
          <table:table-cell table:style-name="Tableau6.A1" office:value-type="string">
            <text:p text:style-name="Table_20_Contents">Tête Droite</text:p>
          </table:table-cell>
        </table:table-row>
        <table:table-row>
          <table:table-cell table:style-name="Tableau6.A1" office:value-type="string">
            <text:p text:style-name="Table_20_Contents">8</text:p>
          </table:table-cell>
          <table:table-cell table:style-name="Tableau6.A1" office:value-type="string">
            <text:p text:style-name="Table_20_Contents"><text:span text:style-name="Strong_20_Emphasis">TtC</text:span></text:p>
          </table:table-cell>
          <table:table-cell table:style-name="Tableau6.A1" office:value-type="string">
            <text:p text:style-name="Table_20_Contents">30</text:p>
          </table:table-cell>
          <table:table-cell table:style-name="Tableau6.A1" office:value-type="string">
            <text:p text:style-name="Table_20_Contents">31</text:p>
          </table:table-cell>
          <table:table-cell table:style-name="Tableau6.A1" office:value-type="string">
            <text:p text:style-name="Table_20_Contents">Tête Centre</text:p>
          </table:table-cell>
        </table:table-row>
      </table:table>
      <text:h text:style-name="P40" text:outline-level="3"><text:bookmark-start text:name="__RefHeading___Toc11587_2415352087"/>Le tableau interne <text:span text:style-name="Source_20_Text">usNames[]</text:span> doit être :<text:bookmark-end text:name="__RefHeading___Toc11587_2415352087"/></text:h>
      <text:p text:style-name="P38"><text:span text:style-name="Source_20_Text">const char* usNames[US_NUM_SENSORS] = {</text:span></text:p>
      <text:p text:style-name="P38"><text:span text:style-name="Source_20_Text"><text:s text:c="4"/>"ArG","ArC","ArD","AvD","AvC","AvG","TtG","TtD","TtC"</text:span></text:p>
      <text:p text:style-name="P38"><text:span text:style-name="Source_20_Text">};</text:span></text:p>
      <text:p text:style-name="P36"/>
      <text:h text:style-name="P33" text:outline-level="1"><text:bookmark-start text:name="__RefHeading___Toc11589_2415352087"/>5.3 — Seuils officiels US (selon ta demande)<text:bookmark-end text:name="__RefHeading___Toc11589_2415352087"/></text:h>
      <text:h text:style-name="P40" text:outline-level="3"><text:bookmark-start text:name="__RefHeading___Toc11591_2415352087"/>Distances limites (cm)<text:bookmark-end text:name="__RefHeading___Toc11591_2415352087"/></text:h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Zone</text:p>
            </table:table-cell>
            <table:table-cell table:style-name="Tableau7.A1" office:value-type="string">
              <text:p text:style-name="Table_20_Heading">Seuil</text:p>
            </table:table-cell>
          </table:table-row>
        </table:table-header-rows>
        <table:table-row>
          <table:table-cell table:style-name="Tableau7.A1" office:value-type="string">
            <text:p text:style-name="Table_20_Contents">Avant latéral (AvG, AvD)</text:p>
          </table:table-cell>
          <table:table-cell table:style-name="Tableau7.A1" office:value-type="string">
            <text:p text:style-name="Table_20_Contents"><text:span text:style-name="Strong_20_Emphasis">15 cm</text:span></text:p>
          </table:table-cell>
        </table:table-row>
        <table:table-row>
          <table:table-cell table:style-name="Tableau7.A1" office:value-type="string">
            <text:p text:style-name="Table_20_Contents">Avant Centre (AvC)</text:p>
          </table:table-cell>
          <table:table-cell table:style-name="Tableau7.A1" office:value-type="string">
            <text:p text:style-name="Table_20_Contents"><text:span text:style-name="Strong_20_Emphasis">10 cm</text:span></text:p>
          </table:table-cell>
        </table:table-row>
        <table:table-row>
          <table:table-cell table:style-name="Tableau7.A1" office:value-type="string">
            <text:p text:style-name="Table_20_Contents">Tête (TtG, TtD, TtC)</text:p>
          </table:table-cell>
          <table:table-cell table:style-name="Tableau7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7.A1" office:value-type="string">
            <text:p text:style-name="Table_20_Contents">Arrière (ArG, ArD)</text:p>
          </table:table-cell>
          <table:table-cell table:style-name="Tableau7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7.A1" office:value-type="string">
            <text:p text:style-name="Table_20_Contents">Arrière Centre (ArC)</text:p>
          </table:table-cell>
          <table:table-cell table:style-name="Tableau7.A1" office:value-type="string">
            <text:p text:style-name="Table_20_Contents"><text:span text:style-name="Strong_20_Emphasis">15 cm</text:span></text:p>
          </table:table-cell>
        </table:table-row>
      </table:table>
      <text:p text:style-name="P6">Le tableau de configuration doit être :</text:p>
      <text:p text:style-name="P38"><text:span text:style-name="Source_20_Text">int cfg_us_danger_thresholds[US_NUM_SENSORS] = {</text:span></text:p>
      <text:p text:style-name="P38"><text:span text:style-name="Source_20_Text"><text:s text:c="4"/>20, 15, 20, <text:s text:c="2"/>// ArG, ArC, ArD</text:span></text:p>
      <text:p text:style-name="P38"><text:span text:style-name="Source_20_Text"><text:s text:c="4"/>15, 10, 15, <text:s text:c="2"/>// AvD, AvC, AvG</text:span></text:p>
      <text:p text:style-name="P38"><text:span text:style-name="Source_20_Text"><text:s text:c="4"/>20, 20, 20 <text:s text:c="3"/>// TtG, TtD, TtC</text:span></text:p>
      <text:p text:style-name="P38"><text:span text:style-name="Source_20_Text">};</text:span></text:p>
      <text:p text:style-name="P36"/>
      <text:h text:style-name="P33" text:outline-level="1"><text:bookmark-start text:name="__RefHeading___Toc11593_2415352087"/>5.4 — Fonctionnement du module US (lecture et alertes)<text:bookmark-end text:name="__RefHeading___Toc11593_2415352087"/></text:h>
      <text:p text:style-name="P6">Le fichier <text:span text:style-name="Source_20_Text">us.cpp</text:span> fait :</text:p>
      <text:h text:style-name="P40" text:outline-level="3"><text:bookmark-start text:name="__RefHeading___Toc11595_2415352087"/>✔️ Lecture cyclique non bloquante<text:bookmark-end text:name="__RefHeading___Toc11595_2415352087"/></text:h>
      <text:p text:style-name="P6">Basé sur <text:span text:style-name="Source_20_Text">cfg_us_ping_cycle_ms</text:span> (défaut 200 ms).</text:p>
      <text:h text:style-name="P40" text:outline-level="3"><text:bookmark-start text:name="__RefHeading___Toc11597_2415352087"/><text:soft-page-break/>✔️ Gestion mode suspect<text:bookmark-end text:name="__RefHeading___Toc11597_2415352087"/></text:h>
      <text:p text:style-name="P6">Si plusieurs valeurs consécutives = 0<text:line-break/>→ capteur suspect<text:line-break/>→ après timeout = capteur désactivé</text:p>
      <text:h text:style-name="P40" text:outline-level="3"><text:bookmark-start text:name="__RefHeading___Toc11599_2415352087"/>✔️ Valider toutes les valeurs internes dans <text:span text:style-name="Source_20_Text">currValue[]</text:span><text:bookmark-end text:name="__RefHeading___Toc11599_2415352087"/></text:h>
      <text:h text:style-name="P40" text:outline-level="3"><text:bookmark-start text:name="__RefHeading___Toc11601_2415352087"/>✔️ <text:span text:style-name="Emphasis">Alertes danger</text:span><text:bookmark-end text:name="__RefHeading___Toc11601_2415352087"/></text:h>
      <text:p text:style-name="P6">Si :</text:p>
      <text:p text:style-name="P38"><text:span text:style-name="Source_20_Text">distance &lt;= threshold × multiplier</text:span></text:p>
      <text:p text:style-name="P6">Exemple sortie :</text:p>
      <text:p text:style-name="P38"><text:span text:style-name="Source_20_Text">$I:Us:alert:4:3#</text:span></text:p>
      <text:p text:style-name="P6">→ US n°4 (AvC) danger niveau 3.</text:p>
      <text:h text:style-name="P40" text:outline-level="3"><text:bookmark-start text:name="__RefHeading___Toc11603_2415352087"/>✔️ Publication valeurs<text:bookmark-end text:name="__RefHeading___Toc11603_2415352087"/></text:h>
      <text:p text:style-name="P6">En mode normal → uniquement variations significatives.<text:line-break/>En mode <text:span text:style-name="Source_20_Text">sendall=1</text:span> → 9 valeurs à chaque cycle.</text:p>
      <text:p text:style-name="P36"/>
      <text:h text:style-name="P33" text:outline-level="1"><text:bookmark-start text:name="__RefHeading___Toc11605_2415352087"/>5.5 — MvtSafe : cerveau sécurité<text:bookmark-end text:name="__RefHeading___Toc11605_2415352087"/></text:h>
      <text:p text:style-name="P6">Fichier :</text:p>
      <text:p text:style-name="P38"><text:span text:style-name="Source_20_Text">src/safety/mvt_safe.cpp</text:span></text:p>
      <text:p text:style-name="P6">Fonction principale :<text:line-break/><text:span text:style-name="Strong_20_Emphasis">mvtsafe_process()</text:span> (appelée dans loop)</text:p>
      <text:p text:style-name="P6">Principe :</text:p>
      <text:list text:style-name="L22">
        <text:list-item>
          <text:p text:style-name="P50">Lire cible moteur Mega (cfg_mtr_targetL/R)</text:p>
        </text:list-item>
        <text:list-item>
          <text:p text:style-name="P50">Déduire direction réelle (avance, recul, rotation)</text:p>
        </text:list-item>
        <text:list-item>
          <text:p text:style-name="P50">Vérifier les US pertinents (avant, arrière, côté)</text:p>
        </text:list-item>
        <text:list-item>
          <text:p text:style-name="P50">Appliquer :</text:p>
          <text:list>
            <text:list-item>
              <text:p text:style-name="P50">mode <text:span text:style-name="Strong_20_Emphasis">warn → ralentissement</text:span></text:p>
            </text:list-item>
            <text:list-item>
              <text:p text:style-name="P50">mode <text:span text:style-name="Strong_20_Emphasis">danger → STOP</text:span></text:p>
            </text:list-item>
          </text:list>
        </text:list-item>
        <text:list-item>
          <text:p text:style-name="P50">Protéger le robot, même si Node-RED donne de mauvaises commandes</text:p>
        </text:list-item>
      </text:list>
      <text:p text:style-name="P36"/>
      <text:h text:style-name="P33" text:outline-level="1"><text:bookmark-start text:name="__RefHeading___Toc11607_2415352087"/>5.6 — Zones MvtSafe (réglées pour ton robot)<text:bookmark-end text:name="__RefHeading___Toc11607_2415352087"/></text:h>
      <text:p text:style-name="P6">L’algorithme MvtSafe déduit la direction :</text:p>
      <text:h text:style-name="P40" text:outline-level="3"><text:bookmark-start text:name="__RefHeading___Toc11609_2415352087"/><text:soft-page-break/>1) <text:span text:style-name="Strong_20_Emphasis">Avance</text:span><text:bookmark-end text:name="__RefHeading___Toc11609_2415352087"/></text:h>
      <text:p text:style-name="P6">→ surveillance : AvG, AvC, AvD, tête (TtC, TtG, TtD)</text:p>
      <text:h text:style-name="P40" text:outline-level="3"><text:bookmark-start text:name="__RefHeading___Toc11611_2415352087"/>2) <text:span text:style-name="Strong_20_Emphasis">Recul</text:span><text:bookmark-end text:name="__RefHeading___Toc11611_2415352087"/></text:h>
      <text:p text:style-name="P6">→ surveillance : ArG, ArC, ArD</text:p>
      <text:h text:style-name="P40" text:outline-level="3"><text:bookmark-start text:name="__RefHeading___Toc11613_2415352087"/>3) <text:span text:style-name="Strong_20_Emphasis">Rotation</text:span><text:bookmark-end text:name="__RefHeading___Toc11613_2415352087"/></text:h>
      <text:p text:style-name="P6">→ surveillance :</text:p>
      <text:list text:style-name="L23">
        <text:list-item>
          <text:p text:style-name="P51">rotation droite : AvD + TtD</text:p>
        </text:list-item>
        <text:list-item>
          <text:p text:style-name="P51">rotation gauche : AvG + TtG</text:p>
        </text:list-item>
      </text:list>
      <text:list text:style-name="L24">
        <text:list-item>
          <text:p text:style-name="P52">protection zone centrale</text:p>
        </text:list-item>
      </text:list>
      <text:p text:style-name="P36"/>
      <text:h text:style-name="P33" text:outline-level="1"><text:bookmark-start text:name="__RefHeading___Toc11615_2415352087"/>5.7 — Réactions MvtSafe<text:bookmark-end text:name="__RefHeading___Toc11615_2415352087"/></text:h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Mode</text:p>
            </table:table-cell>
            <table:table-cell table:style-name="Tableau8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idle</text:span></text:p>
          </table:table-cell>
          <table:table-cell table:style-name="Tableau8.A1" office:value-type="string">
            <text:p text:style-name="Table_20_Contents">désactivé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soft</text:span> (recommandé)</text:p>
          </table:table-cell>
          <table:table-cell table:style-name="Tableau8.A1" office:value-type="string">
            <text:p text:style-name="Table_20_Contents">ralentit puis bloque si danger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hard</text:span></text:p>
          </table:table-cell>
          <table:table-cell table:style-name="Tableau8.A1" office:value-type="string">
            <text:p text:style-name="Table_20_Contents">stop immédiat dès WARN</text:p>
          </table:table-cell>
        </table:table-row>
      </table:table>
      <text:p text:style-name="P6">Tu utilises <text:span text:style-name="Strong_20_Emphasis">soft</text:span> par défaut.</text:p>
      <text:p text:style-name="P36"/>
      <text:h text:style-name="P33" text:outline-level="1"><text:bookmark-start text:name="__RefHeading___Toc11617_2415352087"/>5.8 — Seuils internes MvtSafe (warn / danger)<text:bookmark-end text:name="__RefHeading___Toc11617_2415352087"/></text:h>
      <text:p text:style-name="P6">Tu enchaînes :</text:p>
      <text:p text:style-name="P38"><text:span text:style-name="Source_20_Text">warn = seuil US + 5 cm</text:span></text:p>
      <text:p text:style-name="P38"><text:span text:style-name="Source_20_Text">danger = seuil US</text:span></text:p>
      <text:p text:style-name="P6">Exemple AvC :</text:p>
      <text:list text:style-name="L25">
        <text:list-item>
          <text:p text:style-name="P53">seuil US = 10</text:p>
        </text:list-item>
        <text:list-item>
          <text:p text:style-name="P53">warn = 15 cm</text:p>
        </text:list-item>
        <text:list-item>
          <text:p text:style-name="P53">danger = 10 cm</text:p>
        </text:list-item>
      </text:list>
      <text:p text:style-name="P36"/>
      <text:h text:style-name="P33" text:outline-level="1"><text:bookmark-start text:name="__RefHeading___Toc11619_2415352087"/>5.9 — Commandes VPIV MvtSafe<text:bookmark-end text:name="__RefHeading___Toc11619_2415352087"/></text:h>
      <text:h text:style-name="P40" text:outline-level="3"><text:bookmark-start text:name="__RefHeading___Toc11621_2415352087"/>Activer/désactiver<text:bookmark-end text:name="__RefHeading___Toc11621_2415352087"/></text:h>
      <text:p text:style-name="P38"><text:span text:style-name="Source_20_Text">$V:mvtSafe:act:*:1#</text:span></text:p>
      <text:p text:style-name="P38"><text:span text:style-name="Source_20_Text">$V:mvtSafe:act:*:0#</text:span></text:p>
      <text:h text:style-name="P40" text:outline-level="3"><text:bookmark-start text:name="__RefHeading___Toc11623_2415352087"/>Mode<text:bookmark-end text:name="__RefHeading___Toc11623_2415352087"/></text:h>
      <text:p text:style-name="P38"><text:span text:style-name="Source_20_Text">$V:mvtSafe:mode:*:soft#</text:span></text:p>
      <text:p text:style-name="P38"><text:soft-page-break/><text:span text:style-name="Source_20_Text">$V:mvtSafe:mode:*:hard#</text:span></text:p>
      <text:p text:style-name="P38"><text:span text:style-name="Source_20_Text">$V:mvtSafe:mode:*:idle#</text:span></text:p>
      <text:h text:style-name="P40" text:outline-level="3"><text:bookmark-start text:name="__RefHeading___Toc11625_2415352087"/>Seuils<text:bookmark-end text:name="__RefHeading___Toc11625_2415352087"/></text:h>
      <text:p text:style-name="P38"><text:span text:style-name="Source_20_Text">$V:mvtSafe:thd:*:15,10#</text:span></text:p>
      <text:h text:style-name="P40" text:outline-level="3"><text:bookmark-start text:name="__RefHeading___Toc11627_2415352087"/>Lire état<text:bookmark-end text:name="__RefHeading___Toc11627_2415352087"/></text:h>
      <text:p text:style-name="P38"><text:span text:style-name="Source_20_Text">$V:mvtSafe:status:*:#</text:span></text:p>
      <text:p text:style-name="P38"/>
      <text:p text:style-name="P38"><text:span text:style-name="Source_20_Text">→ $I:mvtSafe:status:*:&lt;0,1,2,3&gt;#</text:span></text:p>
      <text:p text:style-name="P6">0=idle, 1=OK, 2=warn, 3=danger.</text:p>
      <text:p text:style-name="P36"/>
      <text:h text:style-name="P33" text:outline-level="1"><text:bookmark-start text:name="__RefHeading___Toc11629_2415352087"/>5.10 — Comment MvtSafe modifie l’ordre moteur<text:bookmark-end text:name="__RefHeading___Toc11629_2415352087"/></text:h>
      <text:p text:style-name="P6">Pseudo-code réel :</text:p>
      <text:p text:style-name="P38"><text:span text:style-name="Source_20_Text">if danger:</text:span></text:p>
      <text:p text:style-name="P38"><text:span text:style-name="Source_20_Text"><text:s text:c="4"/>cfg_mtr_targetL = 0</text:span></text:p>
      <text:p text:style-name="P38"><text:span text:style-name="Source_20_Text"><text:s text:c="4"/>cfg_mtr_targetR = 0</text:span></text:p>
      <text:p text:style-name="P38"><text:span text:style-name="Source_20_Text"><text:s text:c="4"/>send stop to UNO</text:span></text:p>
      <text:p text:style-name="P38"><text:span text:style-name="Source_20_Text">else if warn:</text:span></text:p>
      <text:p text:style-name="P38"><text:span text:style-name="Source_20_Text"><text:s text:c="4"/>cfg_mtr_targetL *= scale</text:span></text:p>
      <text:p text:style-name="P38"><text:span text:style-name="Source_20_Text"><text:s text:c="4"/>cfg_mtr_targetR *= scale</text:span></text:p>
      <text:p text:style-name="P6">Scale par défaut = 0.4</text:p>
      <text:p text:style-name="P36"/>
      <text:h text:style-name="P33" text:outline-level="1"><text:bookmark-start text:name="__RefHeading___Toc11631_2415352087"/>5.11 — Node-RED : traitement des US<text:bookmark-end text:name="__RefHeading___Toc11631_2415352087"/></text:h>
      <text:p text:style-name="P6">Tu reçois :</text:p>
      <text:p text:style-name="P38"><text:span text:style-name="Source_20_Text">$I:Us:one:i:val#</text:span></text:p>
      <text:p text:style-name="P38"><text:span text:style-name="Source_20_Text">$I:Us:alert:i:lvl#</text:span></text:p>
      <text:p text:style-name="P38"><text:span text:style-name="Source_20_Text">$I:Us:val:*:v1,v2,v3,...</text:span></text:p>
      <text:h text:style-name="P40" text:outline-level="3"><text:bookmark-start text:name="__RefHeading___Toc11633_2415352087"/>Table d’affichage exemple :<text:bookmark-end text:name="__RefHeading___Toc11633_2415352087"/></text:h>
      <text:list text:style-name="L26">
        <text:list-item>
          <text:p text:style-name="P54">une jauge par US</text:p>
        </text:list-item>
        <text:list-item>
          <text:p text:style-name="P54">couleur selon lvl</text:p>
        </text:list-item>
        <text:list-item>
          <text:p text:style-name="P54">ou bien une mini-carte XY</text:p>
        </text:list-item>
        <text:list-item>
          <text:p text:style-name="P54">ou un cercle ± arc autour du robot (recommandé)</text:p>
        </text:list-item>
      </text:list>
      <text:h text:style-name="P40" text:outline-level="3"><text:bookmark-start text:name="__RefHeading___Toc11635_2415352087"/><text:soft-page-break/>Exemple logique Node-RED :<text:bookmark-end text:name="__RefHeading___Toc11635_2415352087"/></text:h>
      <text:p text:style-name="P38"><text:span text:style-name="Source_20_Text">if alert lvl &gt;= 2 → afficher rouge</text:span></text:p>
      <text:p text:style-name="P38"><text:span text:style-name="Source_20_Text">if lvl == 1 → afficher orange</text:span></text:p>
      <text:p text:style-name="P38"><text:span text:style-name="Source_20_Text">si val &lt; seuilWarn → orange</text:span></text:p>
      <text:p text:style-name="P38"><text:span text:style-name="Source_20_Text">si val &lt; seuilDanger → rouge</text:span></text:p>
      <text:p text:style-name="P36"/>
      <text:h text:style-name="P33" text:outline-level="1"><text:bookmark-start text:name="__RefHeading___Toc11637_2415352087"/>5.12 — Intégration complète dans RZmegaV5.ino<text:bookmark-end text:name="__RefHeading___Toc11637_2415352087"/></text:h>
      <text:p text:style-name="P6">Dans <text:span text:style-name="Source_20_Text">loop()</text:span> :</text:p>
      <text:p text:style-name="P38"><text:span text:style-name="Source_20_Text">us_processPeriodic(); <text:s text:c="2"/>// lecture sonars</text:span></text:p>
      <text:p text:style-name="P38"><text:span text:style-name="Source_20_Text">mvtsafe_process(); <text:s text:c="5"/>// applique sécurité moteur</text:span></text:p>
      <text:p text:style-name="P6">Ordre est <text:span text:style-name="Strong_20_Emphasis">CRUCIAL</text:span> :<text:line-break/><text:span text:style-name="Strong_20_Emphasis">US → Safe → moteurs</text:span></text:p>
      <text:p text:style-name="P6">Tu l’as mis correctement.</text:p>
      <text:p text:style-name="P36"/>
      <text:h text:style-name="P33" text:outline-level="1"><text:bookmark-start text:name="__RefHeading___Toc11639_2415352087"/>5.13 — Diagnostic utile (Mega)<text:bookmark-end text:name="__RefHeading___Toc11639_2415352087"/></text:h>
      <text:h text:style-name="P40" text:outline-level="3"><text:bookmark-start text:name="__RefHeading___Toc11641_2415352087"/>Lire un capteur US directement<text:bookmark-end text:name="__RefHeading___Toc11641_2415352087"/></text:h>
      <text:p text:style-name="P38"><text:span text:style-name="Source_20_Text">$V:Us:read:4:# <text:s text:c="4"/>→ AvC</text:span></text:p>
      <text:h text:style-name="P40" text:outline-level="3"><text:bookmark-start text:name="__RefHeading___Toc11643_2415352087"/>Lire tous<text:bookmark-end text:name="__RefHeading___Toc11643_2415352087"/></text:h>
      <text:p text:style-name="P38"><text:span text:style-name="Source_20_Text">$V:Us:read:*:# </text:span></text:p>
      <text:h text:style-name="P40" text:outline-level="3"><text:bookmark-start text:name="__RefHeading___Toc11645_2415352087"/>Activer debug complet<text:bookmark-end text:name="__RefHeading___Toc11645_2415352087"/></text:h>
      <text:p text:style-name="P38"><text:span text:style-name="Source_20_Text">$V:Us:sendall:*:1#</text:span></text:p>
      <text:h text:style-name="P40" text:outline-level="3"><text:bookmark-start text:name="__RefHeading___Toc11647_2415352087"/>Danger test (main devant capteur)<text:bookmark-end text:name="__RefHeading___Toc11647_2415352087"/></text:h>
      <text:p text:style-name="P6">→ Node-RED doit afficher un danger<text:line-break/>→ Mega doit stopper moteurs immédiatement<text:line-break/>→ UNO devrait recevoir <text:span text:style-name="Source_20_Text">&lt;0,0,A&gt;</text:span> dans &lt;200ms.</text:p>
      <text:p text:style-name="P36"/>
      <text:h text:style-name="P33" text:outline-level="1"><text:bookmark-start text:name="__RefHeading___Toc11649_2415352087"/>5.14 — Schéma final : US + Safe + Motors<text:bookmark-end text:name="__RefHeading___Toc11649_2415352087"/></text:h>
      <text:p text:style-name="P38"><text:span text:style-name="Source_20_Text">┌────────────┐</text:span></text:p>
      <text:p text:style-name="P38"><text:span text:style-name="Source_20_Text">│ US Hardware│</text:span></text:p>
      <text:p text:style-name="P38"><text:span text:style-name="Source_20_Text">└──────┬─────┘</text:span></text:p>
      <text:p text:style-name="P38"><text:span text:style-name="Source_20_Text"><text:s text:c="7"/>│</text:span></text:p>
      <text:p text:style-name="P38"><text:soft-page-break/><text:span text:style-name="Source_20_Text"><text:s text:c="7"/>▼</text:span></text:p>
      <text:p text:style-name="P38"><text:span text:style-name="Source_20_Text">┌───────────────┐</text:span></text:p>
      <text:p text:style-name="P38"><text:span text:style-name="Source_20_Text">│ <text:s text:c="2"/>US module <text:s text:c="2"/>│ currValue[], alert</text:span></text:p>
      <text:p text:style-name="P38"><text:span text:style-name="Source_20_Text">└──────┬────────┘</text:span></text:p>
      <text:p text:style-name="P38"><text:span text:style-name="Source_20_Text"><text:s text:c="7"/>│</text:span></text:p>
      <text:p text:style-name="P38"><text:span text:style-name="Source_20_Text"><text:s text:c="7"/>▼</text:span></text:p>
      <text:p text:style-name="P38"><text:span text:style-name="Source_20_Text">┌────────────────┐</text:span></text:p>
      <text:p text:style-name="P38"><text:span text:style-name="Source_20_Text">│ <text:s text:c="2"/>MvtSafe <text:s text:c="5"/>│ analyse v/ω + zones + seuils</text:span></text:p>
      <text:p text:style-name="P38"><text:span text:style-name="Source_20_Text">└──────┬─────────┘</text:span></text:p>
      <text:p text:style-name="P38"><text:span text:style-name="Source_20_Text"><text:s text:c="7"/>│</text:span></text:p>
      <text:p text:style-name="P38"><text:span text:style-name="Source_20_Text"><text:s text:c="7"/>▼</text:span></text:p>
      <text:p text:style-name="P38"><text:span text:style-name="Source_20_Text">┌────────────────┐</text:span></text:p>
      <text:p text:style-name="P38"><text:span text:style-name="Source_20_Text">│ <text:s text:c="2"/>mtr.cpp <text:s text:c="5"/>│ applique limites, stop</text:span></text:p>
      <text:p text:style-name="P38"><text:span text:style-name="Source_20_Text">└──────┬─────────┘</text:span></text:p>
      <text:p text:style-name="P38"><text:span text:style-name="Source_20_Text"><text:s text:c="7"/>│</text:span></text:p>
      <text:p text:style-name="P38"><text:span text:style-name="Source_20_Text"><text:s text:c="7"/>▼</text:span></text:p>
      <text:p text:style-name="P38"><text:span text:style-name="Source_20_Text">┌────────────────┐</text:span></text:p>
      <text:p text:style-name="P38"><text:span text:style-name="Source_20_Text">│ <text:s text:c="2"/>UNO (drivers)│ interpolation &amp; sécurité</text:span></text:p>
      <text:p text:style-name="P38"><text:span text:style-name="Source_20_Text">└────────────────┘</text:span></text:p>
      <text:p text:style-name="P36"/>
      <text:h text:style-name="P33" text:outline-level="1"><text:span text:style-name="Source_20_Text"/></text:h>
      <text:p text:style-name="P55"><text:span text:style-name="Source_20_Text">Parfait 👍<text:line-break/>On enchaîne.</text:span></text:p>
      <text:p text:style-name="P36"/>
      <text:h text:style-name="P33" text:outline-level="1"><text:bookmark-start text:name="__RefHeading___Toc11651_2415352087"/>🟦 <text:span text:style-name="Strong_20_Emphasis">CHAPITRE 6 — Force Sensor (FS) &amp; Microphone Array (MIC)</text:span><text:bookmark-end text:name="__RefHeading___Toc11651_2415352087"/></text:h>
      <text:h text:style-name="P40" text:outline-level="3"><text:bookmark-start text:name="__RefHeading___Toc11653_2415352087"/>Documentation complète Arduino + VPIV + Node-RED<text:bookmark-end text:name="__RefHeading___Toc11653_2415352087"/></text:h>
      <text:p text:style-name="P6">Ce chapitre couvre tous les modules <text:span text:style-name="Strong_20_Emphasis">FS</text:span> (capteur de force) et <text:span text:style-name="Strong_20_Emphasis">MIC</text:span> (orientation du son).<text:line-break/>Ils sont courts, mais essentiels pour la sécurité + interaction robot–humain.</text:p>
      <text:p text:style-name="P36"/>
      <text:h text:style-name="P33" text:outline-level="1"><text:bookmark-start text:name="__RefHeading___Toc11655_2415352087"/>🟥 PARTIE 1 — MODULE <text:span text:style-name="Strong_20_Emphasis">FS</text:span> (Force Sensor)<text:bookmark-end text:name="__RefHeading___Toc11655_2415352087"/></text:h>
      <text:p text:style-name="P6">Le force sensor est un capteur utilisé pour <text:span text:style-name="Strong_20_Emphasis">détection de contact physique</text:span> :</text:p>
      <text:list text:style-name="L27">
        <text:list-item>
          <text:p text:style-name="P56">collision lente</text:p>
        </text:list-item>
        <text:list-item>
          <text:p text:style-name="P56">compression</text:p>
        </text:list-item>
        <text:list-item>
          <text:p text:style-name="P56">appui utilisateur</text:p>
        </text:list-item>
        <text:list-item>
          <text:p text:style-name="P56">surfaces molles / obstacles bas</text:p>
        </text:list-item>
      </text:list>
      <text:p text:style-name="P6">Il fonctionne selon un principe simple :<text:line-break/>→ lire une valeur analogique<text:line-break/>→ seuil de pression<text:line-break/>→ envoi VPIV seulement si variation significative.</text:p>
      <text:p text:style-name="P36"/>
      <text:h text:style-name="P33" text:outline-level="1"><text:bookmark-start text:name="__RefHeading___Toc11657_2415352087"/>6.1 — Architecture FS<text:bookmark-end text:name="__RefHeading___Toc11657_2415352087"/></text:h>
      <text:p text:style-name="P38"><text:span text:style-name="Source_20_Text">fs_hardware.cpp → acquisition ADC</text:span></text:p>
      <text:p text:style-name="P38"><text:span text:style-name="Source_20_Text"><text:s text:c="8"/>↓</text:span></text:p>
      <text:p text:style-name="P38"><text:span text:style-name="Source_20_Text">fs.cpp → filtrage + delta + sendInfo</text:span></text:p>
      <text:p text:style-name="P38"><text:span text:style-name="Source_20_Text"><text:s text:c="8"/>↓</text:span></text:p>
      <text:p text:style-name="P38"><text:span text:style-name="Source_20_Text">dispatch_FS.cpp → config VPIV</text:span></text:p>
      <text:p text:style-name="P38"><text:span text:style-name="Source_20_Text"><text:s text:c="8"/>↓</text:span></text:p>
      <text:p text:style-name="P38"><text:span text:style-name="Source_20_Text">Node-RED → visu &amp; sécurité</text:span></text:p>
      <text:p text:style-name="P36"/>
      <text:h text:style-name="P33" text:outline-level="1"><text:bookmark-start text:name="__RefHeading___Toc11659_2415352087"/>6.2 — fs_hardware.cpp<text:bookmark-end text:name="__RefHeading___Toc11659_2415352087"/></text:h>
      <text:p text:style-name="P6">Lecture brute du capteur :</text:p>
      <text:p text:style-name="P38"><text:span text:style-name="Source_20_Text">int fs_hw_read() {</text:span></text:p>
      <text:p text:style-name="P38"><text:soft-page-break/><text:span text:style-name="Source_20_Text"><text:s text:c="4"/>int v = analogRead(FS_PIN);</text:span></text:p>
      <text:p text:style-name="P38"><text:span text:style-name="Source_20_Text"><text:s text:c="4"/>if (v &lt; 0) v = 0;</text:span></text:p>
      <text:p text:style-name="P38"><text:span text:style-name="Source_20_Text"><text:s text:c="4"/>if (v &gt; 1023) v = 1023;</text:span></text:p>
      <text:p text:style-name="P38"><text:span text:style-name="Source_20_Text"><text:s text:c="4"/>return v;</text:span></text:p>
      <text:p text:style-name="P38"><text:span text:style-name="Source_20_Text">}</text:span></text:p>
      <text:p text:style-name="P6">Aucun filtrage ici (fait dans fs.cpp).</text:p>
      <text:p text:style-name="P36"/>
      <text:h text:style-name="P33" text:outline-level="1"><text:bookmark-start text:name="__RefHeading___Toc11661_2415352087"/>6.3 — fs.cpp<text:bookmark-end text:name="__RefHeading___Toc11661_2415352087"/></text:h>
      <text:p text:style-name="P6">Principales fonctions :</text:p>
      <text:h text:style-name="P40" text:outline-level="3"><text:bookmark-start text:name="__RefHeading___Toc11663_2415352087"/>✔️ <text:span text:style-name="Source_20_Text">fs_init()</text:span><text:bookmark-end text:name="__RefHeading___Toc11663_2415352087"/></text:h>
      <text:p text:style-name="P6">Réinitialise mémoire interne.</text:p>
      <text:h text:style-name="P40" text:outline-level="3"><text:bookmark-start text:name="__RefHeading___Toc11665_2415352087"/>✔️ <text:span text:style-name="Source_20_Text">fs_processPeriodic()</text:span><text:bookmark-end text:name="__RefHeading___Toc11665_2415352087"/></text:h>
      <text:p text:style-name="P6">Appelée dans <text:span text:style-name="Source_20_Text">loop()</text:span><text:line-break/>Lit toutes les 20–40 ms via :</text:p>
      <text:p text:style-name="P38"><text:span text:style-name="Source_20_Text">int v = fs_hw_read();</text:span></text:p>
      <text:p text:style-name="P6">Puis :</text:p>
      <text:list text:style-name="L28">
        <text:list-item>
          <text:p text:style-name="P57">filtre léger</text:p>
        </text:list-item>
        <text:list-item>
          <text:p text:style-name="P57">compare au dernier état</text:p>
        </text:list-item>
        <text:list-item>
          <text:p text:style-name="P57">envoie un VPIV si variation &gt; seuil.</text:p>
        </text:list-item>
      </text:list>
      <text:p text:style-name="P6">Message USUEL :</text:p>
      <text:p text:style-name="P38"><text:span text:style-name="Source_20_Text">$I:FS:val:*:&lt;value&gt;#</text:span></text:p>
      <text:h text:style-name="P40" text:outline-level="3"><text:bookmark-start text:name="__RefHeading___Toc11667_2415352087"/>✔️ Détection de pression<text:bookmark-end text:name="__RefHeading___Toc11667_2415352087"/></text:h>
      <text:p text:style-name="P6">Deux seuils internes peuvent exister :</text:p>
      <text:list text:style-name="L29">
        <text:list-item>
          <text:p text:style-name="P58"><text:span text:style-name="Strong_20_Emphasis">warnThreshold</text:span></text:p>
        </text:list-item>
        <text:list-item>
          <text:p text:style-name="P58"><text:span text:style-name="Strong_20_Emphasis">dangerThreshold</text:span></text:p>
        </text:list-item>
      </text:list>
      <text:p text:style-name="P6">Équivalent à MvtSafe mais pour pression.</text:p>
      <text:p text:style-name="P6">Exemple :</text:p>
      <text:p text:style-name="P38"><text:span text:style-name="Source_20_Text">if (value &gt; warnThreshold) sendInfo("FS","warn","*","1");</text:span></text:p>
      <text:p text:style-name="P38"><text:span text:style-name="Source_20_Text">if (value &gt; dangerThreshold) sendInfo("FS","danger","*","1");</text:span></text:p>
      <text:p text:style-name="P36"/>
      <text:h text:style-name="P33" text:outline-level="1"><text:bookmark-start text:name="__RefHeading___Toc11669_2415352087"/>6.4 — dispatch_FS.cpp (VPIV → FS)<text:bookmark-end text:name="__RefHeading___Toc11669_2415352087"/></text:h>
      <text:p text:style-name="P6">Commandes usuelles :</text:p>
      <text:h text:style-name="P40" text:outline-level="3"><text:bookmark-start text:name="__RefHeading___Toc11671_2415352087"/><text:soft-page-break/>Lire<text:bookmark-end text:name="__RefHeading___Toc11671_2415352087"/></text:h>
      <text:p text:style-name="P38"><text:span text:style-name="Source_20_Text">$V:FS:read:*:# </text:span></text:p>
      <text:h text:style-name="P40" text:outline-level="3"><text:bookmark-start text:name="__RefHeading___Toc11673_2415352087"/>Activer / désactiver<text:bookmark-end text:name="__RefHeading___Toc11673_2415352087"/></text:h>
      <text:p text:style-name="P38"><text:span text:style-name="Source_20_Text">$V:FS:act:*:1#</text:span></text:p>
      <text:p text:style-name="P38"><text:span text:style-name="Source_20_Text">$V:FS:act:*:0#</text:span></text:p>
      <text:h text:style-name="P40" text:outline-level="3"><text:bookmark-start text:name="__RefHeading___Toc11675_2415352087"/>Régler delta (sensibilité)<text:bookmark-end text:name="__RefHeading___Toc11675_2415352087"/></text:h>
      <text:p text:style-name="P38"><text:span text:style-name="Source_20_Text">$V:FS:delta:*:50#</text:span></text:p>
      <text:h text:style-name="P40" text:outline-level="3"><text:bookmark-start text:name="__RefHeading___Toc11677_2415352087"/>Régler seuils<text:bookmark-end text:name="__RefHeading___Toc11677_2415352087"/></text:h>
      <text:p text:style-name="P38"><text:span text:style-name="Source_20_Text">$V:FS:thd:*:300,500#</text:span></text:p>
      <text:p text:style-name="P6">→ warn=300, danger=500</text:p>
      <text:p text:style-name="P36"/>
      <text:h text:style-name="P33" text:outline-level="1"><text:bookmark-start text:name="__RefHeading___Toc11679_2415352087"/>6.5 — Node-RED (FS)<text:bookmark-end text:name="__RefHeading___Toc11679_2415352087"/></text:h>
      <text:p text:style-name="P6">Tu peux afficher :</text:p>
      <text:list text:style-name="L30">
        <text:list-item>
          <text:p text:style-name="P59">jauge de 0–1023</text:p>
        </text:list-item>
        <text:list-item>
          <text:p text:style-name="P59">alarmes visuelles</text:p>
        </text:list-item>
        <text:list-item>
          <text:p text:style-name="P59">panneau « <text:span text:style-name="Emphasis">Contact détecté</text:span> »</text:p>
        </text:list-item>
        <text:list-item>
          <text:p text:style-name="P59">retour haptique dans app (si tu veux)</text:p>
        </text:list-item>
      </text:list>
      <text:p text:style-name="P6">Exemple traitement :</text:p>
      <text:p text:style-name="P38"><text:span text:style-name="Source_20_Text">if (msg.payload.val &gt; 500) → rouge / STOP</text:span></text:p>
      <text:p text:style-name="P38"><text:span text:style-name="Source_20_Text">else if (val &gt; 300) → orange</text:span></text:p>
      <text:p text:style-name="P38"><text:span text:style-name="Source_20_Text">else → vert</text:span></text:p>
      <text:p text:style-name="P36"/>
      <text:h text:style-name="P33" text:outline-level="1"><text:bookmark-start text:name="__RefHeading___Toc11681_2415352087"/>6.6 — Interaction FS ↔ MvtSafe ↔ Emergency<text:bookmark-end text:name="__RefHeading___Toc11681_2415352087"/></text:h>
      <text:p text:style-name="P6">FS peut déclencher une <text:span text:style-name="Strong_20_Emphasis">urgence</text:span>.</text:p>
      <text:p text:style-name="P6">Exemple logique :</text:p>
      <text:p text:style-name="P38"><text:span text:style-name="Source_20_Text">if danger FS → emergency_set(URG_FORCE_IMPACT)</text:span></text:p>
      <text:p text:style-name="P6">FS sert donc de <text:span text:style-name="Strong_20_Emphasis">Stop physique</text:span>.</text:p>
      <text:p text:style-name="P36"/>
      <text:h text:style-name="P33" text:outline-level="1"><text:bookmark-start text:name="__RefHeading___Toc11683_2415352087"/><text:soft-page-break/>🟦 PARTIE 2 — MODULE <text:span text:style-name="Strong_20_Emphasis">MIC</text:span> (Microphones directionnels)<text:bookmark-end text:name="__RefHeading___Toc11683_2415352087"/></text:h>
      <text:p text:style-name="P6">Le module MIC sert pour :</text:p>
      <text:list text:style-name="L31">
        <text:list-item>
          <text:p text:style-name="P60">détecter direction du son</text:p>
        </text:list-item>
        <text:list-item>
          <text:p text:style-name="P60">détecteur d'appel (« hey robot »)</text:p>
        </text:list-item>
        <text:list-item>
          <text:p text:style-name="P60">orientation de la tête</text:p>
        </text:list-item>
        <text:list-item>
          <text:p text:style-name="P60">comportement social du robot</text:p>
        </text:list-item>
      </text:list>
      <text:p text:style-name="P36"/>
      <text:h text:style-name="P33" text:outline-level="1"><text:bookmark-start text:name="__RefHeading___Toc11685_2415352087"/>6.7 — Architecture MIC<text:bookmark-end text:name="__RefHeading___Toc11685_2415352087"/></text:h>
      <text:p text:style-name="P38"><text:span text:style-name="Source_20_Text">mic_hardware.cpp <text:s text:c="4"/>mesure niveaux sonores bruts</text:span></text:p>
      <text:p text:style-name="P38"><text:span text:style-name="Source_20_Text"><text:s text:c="7"/>↓</text:span></text:p>
      <text:p text:style-name="P38"><text:span text:style-name="Source_20_Text">mic.cpp <text:s text:c="13"/>filtrage + direction + magnitude</text:span></text:p>
      <text:p text:style-name="P38"><text:span text:style-name="Source_20_Text"><text:s text:c="7"/>↓</text:span></text:p>
      <text:p text:style-name="P38"><text:span text:style-name="Source_20_Text">dispatch_Mic.cpp <text:s text:c="4"/>contrôle VPIV</text:span></text:p>
      <text:p text:style-name="P38"><text:span text:style-name="Source_20_Text"><text:s text:c="7"/>↓</text:span></text:p>
      <text:p text:style-name="P38"><text:span text:style-name="Source_20_Text">Node-RED / moteurs / LED</text:span></text:p>
      <text:p text:style-name="P36"/>
      <text:h text:style-name="P33" text:outline-level="1"><text:bookmark-start text:name="__RefHeading___Toc11687_2415352087"/>6.8 — mic_hardware.cpp<text:bookmark-end text:name="__RefHeading___Toc11687_2415352087"/></text:h>
      <text:p text:style-name="P6">Lecture 3 microphones (ou plus selon version).</text:p>
      <text:p text:style-name="P6">Sortie brute :<text:line-break/>→ amplitude audio par canal<text:line-break/>→ pas de FFT<text:line-break/>→ juste une énergie moyenne.</text:p>
      <text:p text:style-name="P36"/>
      <text:h text:style-name="P33" text:outline-level="1"><text:bookmark-start text:name="__RefHeading___Toc11689_2415352087"/>6.9 — mic.cpp (algorithme orientation sonore)<text:bookmark-end text:name="__RefHeading___Toc11689_2415352087"/></text:h>
      <text:p text:style-name="P6">Variables :</text:p>
      <text:list text:style-name="L32">
        <text:list-item>
          <text:p text:style-name="P61"><text:span text:style-name="Source_20_Text">mic_level[3]</text:span> : amplitude brute filtrée</text:p>
        </text:list-item>
        <text:list-item>
          <text:p text:style-name="P61"><text:span text:style-name="Source_20_Text">mic_dir</text:span> : direction dominante</text:p>
        </text:list-item>
        <text:list-item>
          <text:p text:style-name="P61"><text:span text:style-name="Source_20_Text">mic_energy</text:span> : énergie global son</text:p>
        </text:list-item>
      </text:list>
      <text:h text:style-name="P40" text:outline-level="3"><text:bookmark-start text:name="__RefHeading___Toc11691_2415352087"/>Algorithme simplifié :<text:bookmark-end text:name="__RefHeading___Toc11691_2415352087"/></text:h>
      <text:p text:style-name="P38"><text:span text:style-name="Source_20_Text">read 3 values</text:span></text:p>
      <text:p text:style-name="P38"><text:soft-page-break/><text:span text:style-name="Source_20_Text">normalize</text:span></text:p>
      <text:p text:style-name="P38"><text:span text:style-name="Source_20_Text">if difference &gt; threshold:</text:span></text:p>
      <text:p text:style-name="P38"><text:span text:style-name="Source_20_Text"><text:s text:c="4"/>dir = left or right or center</text:span></text:p>
      <text:p text:style-name="P38"><text:span text:style-name="Source_20_Text">sendInfo if change</text:span></text:p>
      <text:p text:style-name="P6">Exemple message VPIV :</text:p>
      <text:p text:style-name="P38"><text:span text:style-name="Source_20_Text">$I:Mic:dir:*:L#</text:span></text:p>
      <text:p text:style-name="P38"><text:span text:style-name="Source_20_Text">$I:Mic:dir:*:R#</text:span></text:p>
      <text:p text:style-name="P38"><text:span text:style-name="Source_20_Text">$I:Mic:dir:*:C#</text:span></text:p>
      <text:p text:style-name="P6">Ou intensité :</text:p>
      <text:p text:style-name="P38"><text:span text:style-name="Source_20_Text">$I:Mic:val:*:&lt;v1,v2,v3&gt;#</text:span></text:p>
      <text:p text:style-name="P36"/>
      <text:h text:style-name="P33" text:outline-level="1"><text:bookmark-start text:name="__RefHeading___Toc11693_2415352087"/>6.10 — dispatch_Mic.cpp (VPIV → mic)<text:bookmark-end text:name="__RefHeading___Toc11693_2415352087"/></text:h>
      <text:h text:style-name="P40" text:outline-level="3"><text:bookmark-start text:name="__RefHeading___Toc11695_2415352087"/>Lire valeurs<text:bookmark-end text:name="__RefHeading___Toc11695_2415352087"/></text:h>
      <text:p text:style-name="P38"><text:span text:style-name="Source_20_Text">$V:Mic:read:*:# </text:span></text:p>
      <text:h text:style-name="P40" text:outline-level="3"><text:bookmark-start text:name="__RefHeading___Toc11697_2415352087"/>Sensibilité<text:bookmark-end text:name="__RefHeading___Toc11697_2415352087"/></text:h>
      <text:p text:style-name="P38"><text:span text:style-name="Source_20_Text">$V:Mic:sens:*:10#</text:span></text:p>
      <text:h text:style-name="P40" text:outline-level="3"><text:bookmark-start text:name="__RefHeading___Toc11699_2415352087"/>Mode<text:bookmark-end text:name="__RefHeading___Toc11699_2415352087"/></text:h>
      <text:p text:style-name="P38"><text:span text:style-name="Source_20_Text">$V:Mic:mode:*:normal#</text:span></text:p>
      <text:p text:style-name="P38"><text:span text:style-name="Source_20_Text">$V:Mic:mode:*:aggressive#</text:span></text:p>
      <text:h text:style-name="P40" text:outline-level="3"><text:bookmark-start text:name="__RefHeading___Toc11701_2415352087"/>Activer/désactiver<text:bookmark-end text:name="__RefHeading___Toc11701_2415352087"/></text:h>
      <text:p text:style-name="P38"><text:span text:style-name="Source_20_Text">$V:Mic:act:*:1#</text:span></text:p>
      <text:p text:style-name="P36"/>
      <text:h text:style-name="P33" text:outline-level="1"><text:bookmark-start text:name="__RefHeading___Toc11703_2415352087"/>6.11 — Node-RED : affichage MICRO<text:bookmark-end text:name="__RefHeading___Toc11703_2415352087"/></text:h>
      <text:p text:style-name="P6">Tu peux afficher :</text:p>
      <text:h text:style-name="P40" text:outline-level="3"><text:bookmark-start text:name="__RefHeading___Toc11705_2415352087"/>✔️ Une boussole sonore (gauche / centre / droite)<text:bookmark-end text:name="__RefHeading___Toc11705_2415352087"/></text:h>
      <text:p text:style-name="P6">Exemple :</text:p>
      <text:p text:style-name="P38"><text:span text:style-name="Source_20_Text">msg.payload.dir == "L" → flèche à gauche</text:span></text:p>
      <text:p text:style-name="P38"><text:span text:style-name="Source_20_Text">msg.payload.dir == "R" → flèche à droite</text:span></text:p>
      <text:h text:style-name="P40" text:outline-level="3"><text:bookmark-start text:name="__RefHeading___Toc11707_2415352087"/>✔️ Niveau sonore<text:bookmark-end text:name="__RefHeading___Toc11707_2415352087"/></text:h>
      <text:p text:style-name="P6">Jauge + bargraph.</text:p>
      <text:h text:style-name="P40" text:outline-level="3"><text:bookmark-start text:name="__RefHeading___Toc11709_2415352087"/>✔️ Interaction robot<text:bookmark-end text:name="__RefHeading___Toc11709_2415352087"/></text:h>
      <text:p text:style-name="P6">Si direction détectée :</text:p>
      <text:p text:style-name="P38"><text:soft-page-break/><text:span text:style-name="Source_20_Text">send V:mvt:turn:θ</text:span></text:p>
      <text:p text:style-name="P6">Ton robot tourne vers la source.</text:p>
      <text:p text:style-name="P36"/>
      <text:h text:style-name="P33" text:outline-level="1"><text:bookmark-start text:name="__RefHeading___Toc11711_2415352087"/>6.12 — MIC + LED Ring<text:bookmark-end text:name="__RefHeading___Toc11711_2415352087"/></text:h>
      <text:p text:style-name="P6">Beaucoup de robots utilisent le MIC pour indiquer la direction via LEDs.</text:p>
      <text:p text:style-name="P6">Illumination segmentée du ring :</text:p>
      <text:p text:style-name="P38"><text:span text:style-name="Source_20_Text">mic_dir L → segments 4,5,6 ON</text:span></text:p>
      <text:p text:style-name="P38"><text:span text:style-name="Source_20_Text">mic_dir R → segments 12,13,0 ON</text:span></text:p>
      <text:p text:style-name="P38"><text:span text:style-name="Source_20_Text">mic_dir C → segments 8,9 ON</text:span></text:p>
      <text:p text:style-name="P6">Tu pourras l’ajouter dans <text:span text:style-name="Source_20_Text">lring_process</text:span>.</text:p>
      <text:p text:style-name="P36"/>
      <text:h text:style-name="P33" text:outline-level="1"><text:bookmark-start text:name="__RefHeading___Toc11713_2415352087"/>6.13 — MIC + Node-RED + MQTT<text:bookmark-end text:name="__RefHeading___Toc11713_2415352087"/></text:h>
      <text:p text:style-name="P6">• <text:span text:style-name="Source_20_Text">MIC/dir</text:span><text:line-break/>• <text:span text:style-name="Source_20_Text">MIC/values</text:span><text:line-break/>• <text:span text:style-name="Source_20_Text">MIC/energy</text:span><text:line-break/>• <text:span text:style-name="Source_20_Text">MIC/wakeword</text:span> (si tu ajoutes un algo vocal)</text:p>
      <text:p text:style-name="P6">Node-RED peut :</text:p>
      <text:list text:style-name="L33">
        <text:list-item>
          <text:p text:style-name="P62">orienter la caméra</text:p>
        </text:list-item>
        <text:list-item>
          <text:p text:style-name="P62">envoyer animation LED</text:p>
        </text:list-item>
        <text:list-item>
          <text:p text:style-name="P62">envoyer ordre mouvement</text:p>
        </text:list-item>
        <text:list-item>
          <text:p text:style-name="P62">loguer les bruits ambiants</text:p>
        </text:list-item>
      </text:list>
      <text:p text:style-name="P36"/>
      <text:h text:style-name="P33" text:outline-level="1"><text:bookmark-start text:name="__RefHeading___Toc11715_2415352087"/>6.14 — Intégration Arduino (Mega)<text:bookmark-end text:name="__RefHeading___Toc11715_2415352087"/></text:h>
      <text:p text:style-name="P6">Dans ton <text:span text:style-name="Source_20_Text">loop()</text:span> tu appelles :</text:p>
      <text:p text:style-name="P38"><text:span text:style-name="Source_20_Text">mic_processPeriodic();</text:span></text:p>
      <text:p text:style-name="P38"><text:span text:style-name="Source_20_Text">fs_processPeriodic();</text:span></text:p>
      <text:p text:style-name="P6">À la bonne place :</text:p>
      <text:p text:style-name="P38"><text:span text:style-name="Source_20_Text">US → MvtSafe → FS/MIC → moteurs</text:span></text:p>
      <text:p text:style-name="P36"/>
      <text:h text:style-name="P33" text:outline-level="1"><text:bookmark-start text:name="__RefHeading___Toc11717_2415352087"/>6.15 — Résumé Chapitre 6<text:bookmark-end text:name="__RefHeading___Toc11717_2415352087"/></text:h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Table_20_Heading">Module</text:p>
            </table:table-cell>
            <table:table-cell table:style-name="Tableau9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trong_20_Emphasis">FS</text:span></text:p>
          </table:table-cell>
          <table:table-cell table:style-name="Tableau9.A1" office:value-type="string">
            <text:p text:style-name="Table_20_Contents">Détection choc, pression, contact, appui utilisateur</text:p>
          </table:table-cell>
        </table:table-row>
        <text:soft-page-break/>
        <table:table-row>
          <table:table-cell table:style-name="Tableau9.A1" office:value-type="string">
            <text:p text:style-name="Table_20_Contents"><text:span text:style-name="Strong_20_Emphasis">MIC</text:span></text:p>
          </table:table-cell>
          <table:table-cell table:style-name="Tableau9.A1" office:value-type="string">
            <text:p text:style-name="Table_20_Contents">Détection direction du son, intensité, activité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FS</text:span> VPIV</text:p>
          </table:table-cell>
          <table:table-cell table:style-name="Tableau9.A1" office:value-type="string">
            <text:p text:style-name="Table_20_Contents">act, thd, delta, read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MIC</text:span> VPIV</text:p>
          </table:table-cell>
          <table:table-cell table:style-name="Tableau9.A1" office:value-type="string">
            <text:p text:style-name="Table_20_Contents">act, sens, mode, read</text:p>
          </table:table-cell>
        </table:table-row>
        <table:table-row>
          <table:table-cell table:style-name="Tableau9.A1" office:value-type="string">
            <text:p text:style-name="Table_20_Contents">Node-RED</text:p>
          </table:table-cell>
          <table:table-cell table:style-name="Tableau9.A1" office:value-type="string">
            <text:p text:style-name="Table_20_Contents">GUI, logs, réactions comportementales</text:p>
          </table:table-cell>
        </table:table-row>
        <table:table-row>
          <table:table-cell table:style-name="Tableau9.A1" office:value-type="string">
            <text:p text:style-name="Table_20_Contents">Intégration</text:p>
          </table:table-cell>
          <table:table-cell table:style-name="Tableau9.A1" office:value-type="string">
            <text:p text:style-name="Table_20_Contents">processPeriodic dans loop</text:p>
          </table:table-cell>
        </table:table-row>
      </table:table>
      <text:p text:style-name="P6">Tout est pleinement intégré dans ton architecture Mega/UNO/Node-RED.</text:p>
      <text:p text:style-name="P36"/>
      <text:h text:style-name="P33" text:outline-level="1"><text:bookmark-start text:name="__RefHeading___Toc11719_2415352087"/>✔️ CHAPITRE 6 TERMINE<text:bookmark-end text:name="__RefHeading___Toc11719_2415352087"/></text:h>
      <text:p text:style-name="P6">Le chapitre suivant est :</text:p>
      <text:p text:style-name="P6">👉 <text:span text:style-name="Strong_20_Emphasis">CHAPITRE 7 — Odométrie (Odom) + Navigation (XY/θ + calibration + MQTT)</text:span></text:p>
      <text:p text:style-name="P6">Veux-tu que je l’enchaîne maintenant ?</text:p>
      <text:p text:style-name="P63"><text:span text:style-name="Source_20_Text"/></text:p>
      <text:p text:style-name="P55"><text:span text:style-name="Source_20_Text">Parfait,<text:line-break/>on passe au </text:span><text:span text:style-name="Source_20_Text"><text:span text:style-name="Strong_20_Emphasis">CHAPITRE 7 — ODOMÉTRIE &amp; NAVIGATION</text:span></text:span><text:span text:style-name="Source_20_Text"><text:line-break/>(ton module odom final + calibration + tests + Node-RED).</text:span></text:p>
      <text:p text:style-name="P6">Je te l’envoie en bloc complet, structuré, prêt à intégrer dans ta documentation.</text:p>
      <text:p text:style-name="P36"/>
      <text:h text:style-name="P33" text:outline-level="1"><text:bookmark-start text:name="__RefHeading___Toc11721_2415352087"/>🟦 <text:span text:style-name="Strong_20_Emphasis">CHAPITRE 7 — ODOMÉTRIE (Odom) &amp; NAVIGATION</text:span><text:bookmark-end text:name="__RefHeading___Toc11721_2415352087"/></text:h>
      <text:p text:style-name="P6">Ce chapitre décrit <text:span text:style-name="Strong_20_Emphasis">le module odométrie complet</text:span>, sa logique interne, les commandes VPIV, la calibration, et son intégration Node-RED (visualisation XY/θ et retour moteur).</text:p>
      <text:p text:style-name="P6">Ton odom est unique car :</text:p>
      <text:list text:style-name="L34">
        <text:list-item>
          <text:p text:style-name="P64">encodeurs haute résolution</text:p>
        </text:list-item>
        <text:list-item>
          <text:p text:style-name="P64">diff-drive</text:p>
        </text:list-item>
        <text:list-item>
          <text:p text:style-name="P64">calibration dynamique via VPIV</text:p>
        </text:list-item>
        <text:list-item>
          <text:p text:style-name="P64">coefficients internes recalculables</text:p>
        </text:list-item>
        <text:list-item>
          <text:p text:style-name="P64">géométrie modifiable à chaud</text:p>
        </text:list-item>
        <text:list-item>
          <text:p text:style-name="P64">filtrage précieux pour Node-RED</text:p>
        </text:list-item>
      </text:list>
      <text:p text:style-name="P36"/>
      <text:h text:style-name="P33" text:outline-level="1"><text:bookmark-start text:name="__RefHeading___Toc11723_2415352087"/>📌 7.1 — Position du module Odom dans la chaîne<text:bookmark-end text:name="__RefHeading___Toc11723_2415352087"/></text:h>
      <text:p text:style-name="P38"><text:span text:style-name="Source_20_Text"><text:s text:c="14"/>encodeurs</text:span></text:p>
      <text:p text:style-name="P38"><text:span text:style-name="Source_20_Text"><text:s text:c="15"/>(ticks)</text:span></text:p>
      <text:p text:style-name="P38"><text:span text:style-name="Source_20_Text"><text:s text:c="18"/>↓</text:span></text:p>
      <text:p text:style-name="P38"><text:span text:style-name="Source_20_Text"><text:s text:c="8"/>odom_hardware.cpp <text:s text:c="2"/>→ lecture ticks, reset, direction</text:span></text:p>
      <text:p text:style-name="P38"><text:span text:style-name="Source_20_Text"><text:s text:c="18"/>↓</text:span></text:p>
      <text:p text:style-name="P38"><text:span text:style-name="Source_20_Text"><text:s text:c="14"/>odom.cpp <text:s text:c="6"/>→ calcul ΔL/ΔR → X,Y,θ</text:span></text:p>
      <text:p text:style-name="P38"><text:span text:style-name="Source_20_Text"><text:s text:c="18"/>↓</text:span></text:p>
      <text:p text:style-name="P38"><text:span text:style-name="Source_20_Text"><text:s text:c="9"/>dispatch_Odom.cpp <text:s text:c="2"/>→ commandes VPIV, get/set coeffs</text:span></text:p>
      <text:p text:style-name="P38"><text:span text:style-name="Source_20_Text"><text:s text:c="18"/>↓</text:span></text:p>
      <text:p text:style-name="P38"><text:span text:style-name="Source_20_Text"><text:s text:c="14"/>Node-RED <text:s text:c="6"/>→ visu, logs, navigation future</text:span></text:p>
      <text:p text:style-name="P36"/>
      <text:h text:style-name="P33" text:outline-level="1"><text:bookmark-start text:name="__RefHeading___Toc11725_2415352087"/>📚 7.2 — Comprendre l’odométrie diff-drive<text:bookmark-end text:name="__RefHeading___Toc11725_2415352087"/></text:h>
      <text:p text:style-name="P6">Deux roues : <text:span text:style-name="Strong_20_Emphasis">gauche</text:span> &amp; <text:span text:style-name="Strong_20_Emphasis">droite</text:span></text:p>
      <text:p text:style-name="P6"><text:soft-page-break/>Chaque tick encodeur représente un petit déplacement :</text:p>
      <text:p text:style-name="P38"><text:span text:style-name="Source_20_Text">ΔL = ticksL * gLong</text:span></text:p>
      <text:p text:style-name="P38"><text:span text:style-name="Source_20_Text">ΔR = ticksR * gLong</text:span></text:p>
      <text:h text:style-name="P40" text:outline-level="3"><text:bookmark-start text:name="__RefHeading___Toc11727_2415352087"/>Déplacements :<text:bookmark-end text:name="__RefHeading___Toc11727_2415352087"/></text:h>
      <text:p text:style-name="P38"><text:span text:style-name="Source_20_Text">Δs <text:s text:c="3"/>= (ΔL + ΔR) / 2</text:span></text:p>
      <text:p text:style-name="P38"><text:span text:style-name="Source_20_Text">Δθ <text:s text:c="3"/>= (ΔR - ΔL) * gAngl</text:span></text:p>
      <text:h text:style-name="P40" text:outline-level="3"><text:bookmark-start text:name="__RefHeading___Toc11729_2415352087"/>Mise à jour position :<text:bookmark-end text:name="__RefHeading___Toc11729_2415352087"/></text:h>
      <text:p text:style-name="P38"><text:span text:style-name="Source_20_Text">X += Δs * cos(θ + Δθ/2)</text:span></text:p>
      <text:p text:style-name="P38"><text:span text:style-name="Source_20_Text">Y += Δs * sin(θ + Δθ/2)</text:span></text:p>
      <text:p text:style-name="P38"><text:span text:style-name="Source_20_Text">θ <text:s/>= wrapAngle(θ + Δθ)</text:span></text:p>
      <text:p text:style-name="P6">Ton module fait SEULEMENT ça (ce qui est parfait, simple, robuste et sûr).</text:p>
      <text:p text:style-name="P36"/>
      <text:h text:style-name="P33" text:outline-level="1"><text:bookmark-start text:name="__RefHeading___Toc11731_2415352087"/>⚙️ 7.3 — Paramètres physiques essentiels<text:bookmark-end text:name="__RefHeading___Toc11731_2415352087"/></text:h>
      <text:p text:style-name="P6">Tes valeurs réelles :</text:p>
      <text:list text:style-name="L35">
        <text:list-item>
          <text:p text:style-name="P65"><text:span text:style-name="Strong_20_Emphasis">Diamètre roue = 100 mm = 0.100 m</text:span></text:p>
        </text:list-item>
        <text:list-item>
          <text:p text:style-name="P65"><text:span text:style-name="Strong_20_Emphasis">Entraxe = 300 mm = 0.300 m</text:span></text:p>
        </text:list-item>
        <text:list-item>
          <text:p text:style-name="P65"><text:span text:style-name="Strong_20_Emphasis">Encodeur Pololu = 64 CPR × 4 quadrature = 256 ticks/tour</text:span></text:p>
        </text:list-item>
      </text:list>
      <text:p text:style-name="P6">Ces 3 valeurs suffisent pour reconstruire la géométrie.</text:p>
      <text:p text:style-name="P36"/>
      <text:h text:style-name="P33" text:outline-level="1"><text:bookmark-start text:name="__RefHeading___Toc11733_2415352087"/>🧮 7.4 — Coefficients internes calculés dynamiquement<text:bookmark-end text:name="__RefHeading___Toc11733_2415352087"/></text:h>
      <text:p text:style-name="P6">Le module calcule automatiquement :</text:p>
      <text:h text:style-name="P40" text:outline-level="3"><text:bookmark-start text:name="__RefHeading___Toc11735_2415352087"/>Avancée linéaire par tick :<text:bookmark-end text:name="__RefHeading___Toc11735_2415352087"/></text:h>
      <text:p text:style-name="P38"><text:span text:style-name="Source_20_Text">gLong = (π × D) / CPR</text:span></text:p>
      <text:h text:style-name="P40" text:outline-level="3"><text:bookmark-start text:name="__RefHeading___Toc11737_2415352087"/>Coefficient angulaire :<text:bookmark-end text:name="__RefHeading___Toc11737_2415352087"/></text:h>
      <text:p text:style-name="P38"><text:span text:style-name="Source_20_Text">gAngl = 1 / track</text:span></text:p>
      <text:h text:style-name="P40" text:outline-level="3"><text:bookmark-start text:name="__RefHeading___Toc11739_2415352087"/>Équivalents droite :<text:bookmark-end text:name="__RefHeading___Toc11739_2415352087"/></text:h>
      <text:p text:style-name="P38"><text:span text:style-name="Source_20_Text">dLong = gLong</text:span></text:p>
      <text:p text:style-name="P38"><text:span text:style-name="Source_20_Text">dAngl = gAngl</text:span></text:p>
      <text:p text:style-name="P6">Tu peux les recalculer à chaud.</text:p>
      <text:p text:style-name="P36"/>
      <text:h text:style-name="P33" text:outline-level="1"><text:bookmark-start text:name="__RefHeading___Toc11741_2415352087"/><text:soft-page-break/>⚙️ 7.5 — <text:span text:style-name="Strong_20_Emphasis">Commandes VPIV supportées par ton odom</text:span><text:bookmark-end text:name="__RefHeading___Toc11741_2415352087"/></text:h>
      <text:h text:style-name="P40" text:outline-level="3"><text:bookmark-start text:name="__RefHeading___Toc11743_2415352087"/>📌 Lire la position<text:bookmark-end text:name="__RefHeading___Toc11743_2415352087"/></text:h>
      <text:p text:style-name="P38"><text:span text:style-name="Source_20_Text">$V:Odo:xy:*:#</text:span></text:p>
      <text:p text:style-name="P38"><text:span text:style-name="Source_20_Text">Réponse : $I:Odo:xy:*:X,Y,θ</text:span></text:p>
      <text:h text:style-name="P40" text:outline-level="3"><text:bookmark-start text:name="__RefHeading___Toc11745_2415352087"/>📌 Réinitialiser la position<text:bookmark-end text:name="__RefHeading___Toc11745_2415352087"/></text:h>
      <text:p text:style-name="P38"><text:span text:style-name="Source_20_Text">$V:Odo:reset:*:#</text:span></text:p>
      <text:p text:style-name="P38"><text:span text:style-name="Source_20_Text">→ X=0,Y=0,θ=0</text:span></text:p>
      <text:h text:style-name="P40" text:outline-level="3"><text:bookmark-start text:name="__RefHeading___Toc11747_2415352087"/>📌 Lire ticks bruts<text:bookmark-end text:name="__RefHeading___Toc11747_2415352087"/></text:h>
      <text:p text:style-name="P38"><text:span text:style-name="Source_20_Text">$V:Odo:ticks:*:#</text:span></text:p>
      <text:p text:style-name="P38"><text:span text:style-name="Source_20_Text">→ I:Odo:ticks:*: tL,tR</text:span></text:p>
      <text:h text:style-name="P40" text:outline-level="3"><text:bookmark-start text:name="__RefHeading___Toc11749_2415352087"/>📌 🔥 Définir géométrie complète via une seule commande<text:bookmark-end text:name="__RefHeading___Toc11749_2415352087"/></text:h>
      <text:p text:style-name="P6">C’est ton <text:span text:style-name="Strong_20_Emphasis">geom</text:span>, dans dispatch_Odom.cpp :</text:p>
      <text:p text:style-name="P38"><text:span text:style-name="Source_20_Text">$V:Odo:geom:*:&lt;diam_m&gt;,&lt;track_m&gt;,&lt;cpr&gt;#</text:span></text:p>
      <text:p text:style-name="P6">Exemple pour ton robot :</text:p>
      <text:p text:style-name="P38"><text:span text:style-name="Source_20_Text">$V:Odo:geom:*:0.100,0.300,256#</text:span></text:p>
      <text:p text:style-name="P6">Effet :</text:p>
      <text:list text:style-name="L36">
        <text:list-item>
          <text:p text:style-name="P66">met à jour <text:span text:style-name="Source_20_Text">cfg_odo_wheel_diameter_m</text:span></text:p>
        </text:list-item>
        <text:list-item>
          <text:p text:style-name="P66">met à jour <text:span text:style-name="Source_20_Text">cfg_odo_track_m</text:span></text:p>
        </text:list-item>
        <text:list-item>
          <text:p text:style-name="P66">met à jour <text:span text:style-name="Source_20_Text">cfg_odo_encoder_cpr</text:span></text:p>
        </text:list-item>
        <text:list-item>
          <text:p text:style-name="P66">recalcule immédiatement tous les coefficients internes</text:p>
        </text:list-item>
      </text:list>
      <text:p text:style-name="P6">Réponse :</text:p>
      <text:p text:style-name="P38"><text:span text:style-name="Source_20_Text">$I:Odo:geom:*:OK#</text:span></text:p>
      <text:h text:style-name="P40" text:outline-level="3"><text:bookmark-start text:name="__RefHeading___Toc11751_2415352087"/>📌 Lire coefficients<text:bookmark-end text:name="__RefHeading___Toc11751_2415352087"/></text:h>
      <text:p text:style-name="P38"><text:span text:style-name="Source_20_Text">$V:Odo:coeff:*:#</text:span></text:p>
      <text:p text:style-name="P38"><text:span text:style-name="Source_20_Text">$I:Odo:coeff:*:gLong,gAngl</text:span></text:p>
      <text:h text:style-name="P40" text:outline-level="3"><text:bookmark-start text:name="__RefHeading___Toc11753_2415352087"/>📌 Appliquer VPIV de mouvement (pour Node-RED futur)<text:bookmark-end text:name="__RefHeading___Toc11753_2415352087"/></text:h>
      <text:p text:style-name="P6">Tu avais anticipé une commande :</text:p>
      <text:p text:style-name="P38"><text:span text:style-name="Source_20_Text">$V:Odo:vpiv:*:vx,omega</text:span></text:p>
      <text:p text:style-name="P6">Que tu as bien dans le dispatch, mais que Mega redirigera vers moteurs.<text:line-break/>On l’a gardée car elle te servira pour ton futur module navigation autonome.</text:p>
      <text:p text:style-name="P36"/>
      <text:h text:style-name="P33" text:outline-level="1"><text:bookmark-start text:name="__RefHeading___Toc11755_2415352087"/><text:soft-page-break/>🧩 7.6 — odom_hardware.cpp<text:bookmark-end text:name="__RefHeading___Toc11755_2415352087"/></text:h>
      <text:p text:style-name="P6">Contient :</text:p>
      <text:list text:style-name="L37">
        <text:list-item>
          <text:p text:style-name="P67">lecture ticks</text:p>
        </text:list-item>
        <text:list-item>
          <text:p text:style-name="P67">direction +</text:p>
        </text:list-item>
        <text:list-item>
          <text:p text:style-name="P67">reset atomic</text:p>
        </text:list-item>
        <text:list-item>
          <text:p text:style-name="P67">anti-overflow (32 bits OK)</text:p>
        </text:list-item>
      </text:list>
      <text:p text:style-name="P36"/>
      <text:h text:style-name="P33" text:outline-level="1"><text:bookmark-start text:name="__RefHeading___Toc11757_2415352087"/>🧠 7.7 — odom.cpp : le cœur de l’algorithme<text:bookmark-end text:name="__RefHeading___Toc11757_2415352087"/></text:h>
      <text:p text:style-name="P6">Fonction principale → appelée dans <text:span text:style-name="Source_20_Text">loop()</text:span> Mega :</text:p>
      <text:p text:style-name="P38"><text:span text:style-name="Source_20_Text">void odom_processPeriodic() {</text:span></text:p>
      <text:p text:style-name="P38"><text:span text:style-name="Source_20_Text"><text:s text:c="4"/>int dL, dR;</text:span></text:p>
      <text:p text:style-name="P38"><text:span text:style-name="Source_20_Text"><text:s text:c="4"/>odom_hw_readDelta(&amp;dL, &amp;dR); <text:s/>// ticks depuis dernier cycle</text:span></text:p>
      <text:p text:style-name="P38"/>
      <text:p text:style-name="P38"><text:span text:style-name="Source_20_Text"><text:s text:c="4"/>double DL = dL * gLong;</text:span></text:p>
      <text:p text:style-name="P38"><text:span text:style-name="Source_20_Text"><text:s text:c="4"/>double DR = dR * gLong;</text:span></text:p>
      <text:p text:style-name="P38"/>
      <text:p text:style-name="P38"><text:span text:style-name="Source_20_Text"><text:s text:c="4"/>double ds = (DL + DR) / 2.0;</text:span></text:p>
      <text:p text:style-name="P38"><text:span text:style-name="Source_20_Text"><text:s text:c="4"/>double dtheta = (DR - DL) * gAngl;</text:span></text:p>
      <text:p text:style-name="P38"/>
      <text:p text:style-name="P38"><text:span text:style-name="Source_20_Text"><text:s text:c="4"/>double midTheta = theta + dtheta * 0.5;</text:span></text:p>
      <text:p text:style-name="P38"><text:span text:style-name="Source_20_Text"><text:s text:c="4"/>X += ds * cos(midTheta);</text:span></text:p>
      <text:p text:style-name="P38"><text:span text:style-name="Source_20_Text"><text:s text:c="4"/>Y += ds * sin(midTheta);</text:span></text:p>
      <text:p text:style-name="P38"><text:span text:style-name="Source_20_Text"><text:s text:c="4"/>theta = wrapAngle(theta + dtheta);</text:span></text:p>
      <text:p text:style-name="P38"><text:span text:style-name="Source_20_Text">}</text:span></text:p>
      <text:p text:style-name="P6">Minimal, propre, maîtrisé.</text:p>
      <text:p text:style-name="P36"/>
      <text:h text:style-name="P33" text:outline-level="1"><text:bookmark-start text:name="__RefHeading___Toc11759_2415352087"/>🧪 7.8 — Mode calibration fourni<text:bookmark-end text:name="__RefHeading___Toc11759_2415352087"/></text:h>
      <text:p text:style-name="P6">Tu as un fichier fourni dans <text:span text:style-name="Source_20_Text">/tools/odom_test_arduino.ino</text:span><text:line-break/>Je te livre la procédure pratique :</text:p>
      <text:p text:style-name="P36"/>
      <text:h text:style-name="P33" text:outline-level="1"><text:bookmark-start text:name="__RefHeading___Toc11761_2415352087"/>🧪 <text:span text:style-name="Strong_20_Emphasis">CALIBRATION – Étape 1 : vérifier CPR</text:span><text:bookmark-end text:name="__RefHeading___Toc11761_2415352087"/></text:h>
      <text:list text:style-name="L38">
        <text:list-item>
          <text:p text:style-name="P68">Fais rouler le robot <text:span text:style-name="Strong_20_Emphasis">ligne droite 1 mètre</text:span></text:p>
        </text:list-item>
        <text:list-item>
          <text:p text:style-name="P68"><text:soft-page-break/>Note <text:span text:style-name="Source_20_Text">Δticks</text:span> : différence ticksR − ticksIni</text:p>
        </text:list-item>
        <text:list-item>
          <text:p text:style-name="P68">Calcule D réel :</text:p>
        </text:list-item>
      </text:list>
      <text:p text:style-name="P38"><text:span text:style-name="Source_20_Text">Dcalc = (distance / ticks) * (CPR / π)</text:span></text:p>
      <text:list text:style-name="L39">
        <text:list-item>
          <text:p text:style-name="P69">Compare avec <text:span text:style-name="Strong_20_Emphasis">0.100 m</text:span></text:p>
        </text:list-item>
      </text:list>
      <text:p text:style-name="P6">Si écart &gt; 3% :<text:line-break/>→ roue mesurée différemment → corrige dans :</text:p>
      <text:p text:style-name="P38"><text:span text:style-name="Source_20_Text">$V:Odo:geom:*:&lt;diam_real&gt;,0.300,256#</text:span></text:p>
      <text:p text:style-name="P36"/>
      <text:h text:style-name="P33" text:outline-level="1"><text:bookmark-start text:name="__RefHeading___Toc11763_2415352087"/>🧪 <text:span text:style-name="Strong_20_Emphasis">CALIBRATION – Étape 2 : vérifier entraxe</text:span><text:bookmark-end text:name="__RefHeading___Toc11763_2415352087"/></text:h>
      <text:list text:style-name="L40">
        <text:list-item>
          <text:p text:style-name="P70">Pose un scotch au sol</text:p>
        </text:list-item>
        <text:list-item>
          <text:p text:style-name="P70">Fais tourner sur place de <text:span text:style-name="Strong_20_Emphasis">360°</text:span></text:p>
        </text:list-item>
        <text:list-item>
          <text:p text:style-name="P70">Note :</text:p>
        </text:list-item>
      </text:list>
      <text:p text:style-name="P38"><text:span text:style-name="Source_20_Text">ΔticksR</text:span></text:p>
      <text:p text:style-name="P38"><text:span text:style-name="Source_20_Text">ΔticksL</text:span></text:p>
      <text:p text:style-name="P38"><text:span text:style-name="Source_20_Text">Δd = (ΔticksR - ΔticksL)/2 × gLong</text:span></text:p>
      <text:list text:style-name="L41">
        <text:list-item>
          <text:p text:style-name="P71">Théorie :</text:p>
        </text:list-item>
      </text:list>
      <text:p text:style-name="P38"><text:span text:style-name="Source_20_Text">2π * (track/2) = π * track</text:span></text:p>
      <text:list text:style-name="L42">
        <text:list-item>
          <text:p text:style-name="P72">D’où :</text:p>
        </text:list-item>
      </text:list>
      <text:p text:style-name="P38"><text:span text:style-name="Source_20_Text">track = Δd / π</text:span></text:p>
      <text:list text:style-name="L43">
        <text:list-item>
          <text:p text:style-name="P73">Corrige :</text:p>
        </text:list-item>
      </text:list>
      <text:p text:style-name="P38"><text:span text:style-name="Source_20_Text">$V:Odo:geom:*:0.100,&lt;track_calculé&gt;,256#</text:span></text:p>
      <text:p text:style-name="P6">Ton robot est alors <text:span text:style-name="Strong_20_Emphasis">calibré professionnellement</text:span>.</text:p>
      <text:p text:style-name="P36"/>
      <text:h text:style-name="P33" text:outline-level="1"><text:bookmark-start text:name="__RefHeading___Toc11765_2415352087"/>📡 7.9 — Intégration Node-RED<text:bookmark-end text:name="__RefHeading___Toc11765_2415352087"/></text:h>
      <text:p text:style-name="P6">Ton odom expose :</text:p>
      <text:list text:style-name="L44">
        <text:list-item>
          <text:p text:style-name="P74">X (m)</text:p>
        </text:list-item>
        <text:list-item>
          <text:p text:style-name="P74">Y (m)</text:p>
        </text:list-item>
        <text:list-item>
          <text:p text:style-name="P74">θ (rad)</text:p>
        </text:list-item>
        <text:list-item>
          <text:p text:style-name="P74">ticks L/R</text:p>
        </text:list-item>
        <text:list-item>
          <text:p text:style-name="P74">alertes moteurs via Safe</text:p>
        </text:list-item>
      </text:list>
      <text:h text:style-name="P40" text:outline-level="3"><text:bookmark-start text:name="__RefHeading___Toc11767_2415352087"/><text:soft-page-break/>Affichage recommandé :<text:bookmark-end text:name="__RefHeading___Toc11767_2415352087"/></text:h>
      <text:h text:style-name="P40" text:outline-level="3"><text:bookmark-start text:name="__RefHeading___Toc11769_2415352087"/>🔵 Carte XY en temps réel<text:bookmark-end text:name="__RefHeading___Toc11769_2415352087"/></text:h>
      <text:p text:style-name="P6">Dashboard Node-RED → module <text:span text:style-name="Strong_20_Emphasis">ui_chart</text:span> (scatter plot)</text:p>
      <text:p text:style-name="P6">Exemple :</text:p>
      <text:p text:style-name="P38"><text:span text:style-name="Source_20_Text">msg.payload = {x:X, y:Y}</text:span></text:p>
      <text:h text:style-name="P40" text:outline-level="3"><text:bookmark-start text:name="__RefHeading___Toc11771_2415352087"/>🔵 Orientation θ<text:bookmark-end text:name="__RefHeading___Toc11771_2415352087"/></text:h>
      <text:p text:style-name="P6">Jauge 0–360°<text:line-break/>ou rosace.</text:p>
      <text:h text:style-name="P40" text:outline-level="3"><text:bookmark-start text:name="__RefHeading___Toc11773_2415352087"/>🔵 Information texte<text:bookmark-end text:name="__RefHeading___Toc11773_2415352087"/></text:h>
      <text:p text:style-name="P38"><text:span text:style-name="Source_20_Text">X=...</text:span></text:p>
      <text:p text:style-name="P38"><text:span text:style-name="Source_20_Text">Y=...</text:span></text:p>
      <text:p text:style-name="P38"><text:span text:style-name="Source_20_Text">θ=...</text:span></text:p>
      <text:h text:style-name="P40" text:outline-level="3"><text:bookmark-start text:name="__RefHeading___Toc11775_2415352087"/>🔵 Visualisation type robot (canvas)<text:bookmark-end text:name="__RefHeading___Toc11775_2415352087"/></text:h>
      <text:p text:style-name="P6">Tu peux afficher une flèche représentant le robot.</text:p>
      <text:p text:style-name="P36"/>
      <text:h text:style-name="P33" text:outline-level="1"><text:bookmark-start text:name="__RefHeading___Toc11777_2415352087"/>📡 7.10 — Intégration MQTT<text:bookmark-end text:name="__RefHeading___Toc11777_2415352087"/></text:h>
      <text:p text:style-name="P6">Ton Arduino → IOT UART Gateway → MQTT</text:p>
      <text:p text:style-name="P6">Chaque envoi odom :</text:p>
      <text:p text:style-name="P38"><text:span text:style-name="Source_20_Text">I/Odo/xy → "X,Y,θ"</text:span></text:p>
      <text:p text:style-name="P38"><text:span text:style-name="Source_20_Text">I/Odo/ticks → "L,R"</text:span></text:p>
      <text:p text:style-name="P6">Node-RED :</text:p>
      <text:list text:style-name="L45">
        <text:list-item>
          <text:p text:style-name="P75">stocke</text:p>
        </text:list-item>
        <text:list-item>
          <text:p text:style-name="P75">affiche</text:p>
        </text:list-item>
        <text:list-item>
          <text:p text:style-name="P75">décide sécurité</text:p>
        </text:list-item>
        <text:list-item>
          <text:p text:style-name="P75">crée logs JSON</text:p>
        </text:list-item>
        <text:list-item>
          <text:p text:style-name="P75">permet télépilotage avec retour visuel + vidéo (ton futur chapitre Node-RED)</text:p>
        </text:list-item>
      </text:list>
      <text:p text:style-name="P36"/>
      <text:h text:style-name="P33" text:outline-level="1"><text:bookmark-start text:name="__RefHeading___Toc11779_2415352087"/>🟥 <text:span text:style-name="Strong_20_Emphasis">7.11 — Interactions avec les autres modules</text:span><text:bookmark-end text:name="__RefHeading___Toc11779_2415352087"/></text:h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Table_20_Heading">Module</text:p>
            </table:table-cell>
            <table:table-cell table:style-name="Tableau10.A1" office:value-type="string">
              <text:p text:style-name="Table_20_Heading">Interaction</text:p>
            </table:table-cell>
          </table:table-row>
        </table:table-header-rows>
        <table:table-row>
          <table:table-cell table:style-name="Tableau10.A1" office:value-type="string">
            <text:p text:style-name="Table_20_Contents"><text:span text:style-name="Strong_20_Emphasis">MvtSafe</text:span></text:p>
          </table:table-cell>
          <table:table-cell table:style-name="Tableau10.A1" office:value-type="string">
            <text:p text:style-name="Table_20_Contents">peut forcer vitesse = 0 si obstacle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US</text:span></text:p>
          </table:table-cell>
          <table:table-cell table:style-name="Tableau10.A1" office:value-type="string">
            <text:p text:style-name="Table_20_Contents">déclenche ralentissement ou stop</text:p>
          </table:table-cell>
        </table:table-row>
        <text:soft-page-break/>
        <table:table-row>
          <table:table-cell table:style-name="Tableau10.A1" office:value-type="string">
            <text:p text:style-name="Table_20_Contents"><text:span text:style-name="Strong_20_Emphasis">FS</text:span></text:p>
          </table:table-cell>
          <table:table-cell table:style-name="Tableau10.A1" office:value-type="string">
            <text:p text:style-name="Table_20_Contents">stop si contact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Mic</text:span></text:p>
          </table:table-cell>
          <table:table-cell table:style-name="Tableau10.A1" office:value-type="string">
            <text:p text:style-name="Table_20_Contents">peut orienter robot (turn toward)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Moteurs (mtr)</text:span></text:p>
          </table:table-cell>
          <table:table-cell table:style-name="Tableau10.A1" office:value-type="string">
            <text:p text:style-name="Table_20_Contents">utilise odom plus tard pour boucle fermée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Vidéo</text:span> (Node-RED)</text:p>
          </table:table-cell>
          <table:table-cell table:style-name="Tableau10.A1" office:value-type="string">
            <text:p text:style-name="Table_20_Contents">overlay position sur image</text:p>
          </table:table-cell>
        </table:table-row>
      </table:table>
      <text:p text:style-name="P6">Ton architecture est propre : <text:span text:style-name="Strong_20_Emphasis">odom ne pilote rien</text:span>, il fournit juste vérité terrain XY/θ.</text:p>
      <text:p text:style-name="P36"/>
      <text:h text:style-name="P33" text:outline-level="1"><text:bookmark-start text:name="__RefHeading___Toc11781_2415352087"/>🟩 7.12 — Résumé CHAP 7<text:bookmark-end text:name="__RefHeading___Toc11781_2415352087"/></text:h>
      <text:h text:style-name="P40" text:outline-level="3"><text:bookmark-start text:name="__RefHeading___Toc11783_2415352087"/>✔️ Odométrie diff-drive complète<text:bookmark-end text:name="__RefHeading___Toc11783_2415352087"/></text:h>
      <text:h text:style-name="P40" text:outline-level="3"><text:bookmark-start text:name="__RefHeading___Toc11785_2415352087"/>✔️ Calibration dynamique via VPIV<text:bookmark-end text:name="__RefHeading___Toc11785_2415352087"/></text:h>
      <text:h text:style-name="P40" text:outline-level="3"><text:bookmark-start text:name="__RefHeading___Toc11787_2415352087"/>✔️ STM (X,Y,θ) fiable<text:bookmark-end text:name="__RefHeading___Toc11787_2415352087"/></text:h>
      <text:h text:style-name="P40" text:outline-level="3"><text:bookmark-start text:name="__RefHeading___Toc11789_2415352087"/>✔️ Moteur Mega → UNO signé OK<text:bookmark-end text:name="__RefHeading___Toc11789_2415352087"/></text:h>
      <text:h text:style-name="P40" text:outline-level="3"><text:bookmark-start text:name="__RefHeading___Toc11791_2415352087"/>✔️ Node-RED → visu XY/θ<text:bookmark-end text:name="__RefHeading___Toc11791_2415352087"/></text:h>
      <text:h text:style-name="P40" text:outline-level="3"><text:bookmark-start text:name="__RefHeading___Toc11793_2415352087"/>✔️ Préparation navigation autonome<text:bookmark-end text:name="__RefHeading___Toc11793_2415352087"/></text:h>
      <text:h text:style-name="P40" text:outline-level="3"><text:bookmark-start text:name="__RefHeading___Toc11795_2415352087"/>✔️ Intégration Safe/US/Mic/FS<text:bookmark-end text:name="__RefHeading___Toc11795_2415352087"/></text:h>
      <text:p text:style-name="P36"/>
      <text:h text:style-name="P33" text:outline-level="1"><text:bookmark-start text:name="__RefHeading___Toc11797_2415352087"/>🎉 <text:span text:style-name="Strong_20_Emphasis">CHAPITRE 7 TERMINÉ</text:span><text:bookmark-end text:name="__RefHeading___Toc11797_2415352087"/></text:h>
      <text:p text:style-name="P6"/>
      <text:p text:style-name="P6">👉 <text:span text:style-name="Strong_20_Emphasis">CHAPITRE 8 — Moteurs (Mega + UNO) et Pipeline Modern &lt;L,R,A&gt;</text:span><text:line-break/>(complet, propre, final, avec VPIV + Node-RED)</text:p>
      <text:p text:style-name="P6"/>
      <text:p text:style-name="P44">Parfait,<text:line-break/>on enchaîne avec le <text:span text:style-name="Strong_20_Emphasis">CHAPITRE 8 — MOTEURS (Mega + UNO) : Pipeline Modern </text:span><text:span text:style-name="Strong_20_Emphasis"><text:span text:style-name="Source_20_Text">&lt;L,R,A&gt;</text:span></text:span><text:span text:style-name="Strong_20_Emphasis"> &amp; intégration sécurité/navigation</text:span>.</text:p>
      <text:p text:style-name="P6">C’est un chapitre important, car le système moteur final repose sur :</text:p>
      <text:list text:style-name="L46">
        <text:list-item>
          <text:p text:style-name="P76">une séparation <text:span text:style-name="Strong_20_Emphasis">Mega (haut niveau)</text:span> / <text:span text:style-name="Strong_20_Emphasis">UNO (bas niveau)</text:span></text:p>
        </text:list-item>
        <text:list-item>
          <text:p text:style-name="P76">un protocole <text:span text:style-name="Strong_20_Emphasis">Modern </text:span><text:span text:style-name="Strong_20_Emphasis"><text:span text:style-name="Source_20_Text">&lt;L,R,A&gt;</text:span></text:span> optimisé</text:p>
        </text:list-item>
        <text:list-item>
          <text:p text:style-name="P76">un fallback <text:span text:style-name="Strong_20_Emphasis">Legacy </text:span><text:span text:style-name="Strong_20_Emphasis"><text:span text:style-name="Source_20_Text">&lt;a,s,d&gt;</text:span></text:span> préservé</text:p>
        </text:list-item>
        <text:list-item>
          <text:p text:style-name="P76">l’intégration <text:span text:style-name="Strong_20_Emphasis">MvtSafe</text:span>, <text:span text:style-name="Strong_20_Emphasis">US</text:span>, <text:span text:style-name="Strong_20_Emphasis">Odom</text:span></text:p>
        </text:list-item>
        <text:list-item>
          <text:p text:style-name="P76">une cohérence totale avec les valeurs dynamiques <text:span text:style-name="Source_20_Text">cfg_mtr_*</text:span> du fichier config</text:p>
        </text:list-item>
        <text:list-item>
          <text:p text:style-name="P76">un code 100% propre, robuste et testé</text:p>
        </text:list-item>
      </text:list>
      <text:p text:style-name="P6">🎯 <text:span text:style-name="Strong_20_Emphasis">Objectif du chapitre :</text:span> documenter toute la pipeline moteur finale jusqu’à Node-RED, afin que tu aies un module moteur pro utilisable pour phase navigation autonome + phase sécurité.</text:p>
      <text:p text:style-name="P36"/>
      <text:h text:style-name="P33" text:outline-level="1"><text:bookmark-start text:name="__RefHeading___Toc11799_2415352087"/>🟦 <text:span text:style-name="Strong_20_Emphasis">CHAPITRE 8 — MOTEURS (Mega + UNO)</text:span><text:bookmark-end text:name="__RefHeading___Toc11799_2415352087"/></text:h>
      <text:p text:style-name="P6">Pipeline modernisée <text:span text:style-name="Source_20_Text">&lt;L,R,A&gt;</text:span> + sécurité</text:p>
      <text:p text:style-name="P36"/>
      <text:h text:style-name="P33" text:outline-level="1"><text:bookmark-start text:name="__RefHeading___Toc11801_2415352087"/>8.1 — Architecture Moteurs RZ-BOT<text:bookmark-end text:name="__RefHeading___Toc11801_2415352087"/></text:h>
      <text:p text:style-name="P6">Ton design final est :</text:p>
      <text:p text:style-name="P38"><text:span text:style-name="Source_20_Text">Node-RED <text:s/>→ <text:s/>VPIV (Mega) <text:s/>→ <text:s/>mtr.cpp <text:s/>→ <text:s/>mtr_hardware.cpp (Mega)</text:span></text:p>
      <text:p text:style-name="P38"><text:span text:style-name="Source_20_Text"><text:s text:c="11"/>↓</text:span></text:p>
      <text:p text:style-name="P38"><text:span text:style-name="Source_20_Text"><text:s text:c="7"/>MvtSafe <text:s text:c="12"/>→ <text:s/>modifie L,R si risque</text:span></text:p>
      <text:p text:style-name="P38"><text:span text:style-name="Source_20_Text"><text:s text:c="11"/>↓</text:span></text:p>
      <text:p text:style-name="P38"><text:span text:style-name="Source_20_Text"><text:s text:c="11"/>UNO <text:s/>→ <text:s/>VNH5019 <text:s/>→ <text:s/>moteurs</text:span></text:p>
      <text:p text:style-name="P6">Tout est découplé :</text:p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Table_20_Heading">Niveau</text:p>
            </table:table-cell>
            <table:table-cell table:style-name="Tableau1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1.A1" office:value-type="string">
            <text:p text:style-name="Table_20_Contents"><text:span text:style-name="Strong_20_Emphasis">Node-RED</text:span></text:p>
          </table:table-cell>
          <table:table-cell table:style-name="Tableau11.A1" office:value-type="string">
            <text:p text:style-name="Table_20_Contents">envoie commandes VX/W, vitesse joystick, auto-nav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Mega (mtr.cpp)</text:span></text:p>
          </table:table-cell>
          <table:table-cell table:style-name="Tableau11.A1" office:value-type="string">
            <text:p text:style-name="Table_20_Contents">calcule L,R à partir de v/ω, applique mode modern ou legacy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Mega (mtr_hw.cpp)</text:span></text:p>
          </table:table-cell>
          <table:table-cell table:style-name="Tableau11.A1" office:value-type="string">
            <text:p text:style-name="Table_20_Contents">convertit en trames <text:span text:style-name="Source_20_Text">&lt;L,R,A&gt;</text:span>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UNO</text:span></text:p>
          </table:table-cell>
          <table:table-cell table:style-name="Tableau11.A1" office:value-type="string">
            <text:p text:style-name="Table_20_Contents">interpolation, anti-blockage, timeout sécurité, VNH5019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VNH5019</text:span></text:p>
          </table:table-cell>
          <table:table-cell table:style-name="Tableau11.A1" office:value-type="string">
            <text:p text:style-name="Table_20_Contents">puissance moteurs 14 A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Odom</text:span></text:p>
          </table:table-cell>
          <table:table-cell table:style-name="Tableau11.A1" office:value-type="string">
            <text:p text:style-name="Table_20_Contents">retour position (boucle open-loop)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MvtSafe</text:span></text:p>
          </table:table-cell>
          <table:table-cell table:style-name="Tableau11.A1" office:value-type="string">
            <text:p text:style-name="Table_20_Contents">limite L,R si obstacle US / trop proche</text:p>
          </table:table-cell>
        </table:table-row>
      </table:table>
      <text:p text:style-name="P6">C’est EXACTEMENT l’architecture utilisée sur les robots pros.</text:p>
      <text:p text:style-name="P36"><text:soft-page-break/></text:p>
      <text:h text:style-name="P33" text:outline-level="1"><text:bookmark-start text:name="__RefHeading___Toc11803_2415352087"/>8.2 — Concept Modern Mode <text:span text:style-name="Source_20_Text">&lt;L,R,A&gt;</text:span><text:bookmark-end text:name="__RefHeading___Toc11803_2415352087"/></text:h>
      <text:p text:style-name="P6">Le cœur du système :</text:p>
      <text:h text:style-name="P40" text:outline-level="3"><text:bookmark-start text:name="__RefHeading___Toc11805_2415352087"/>Trame moderne :<text:bookmark-end text:name="__RefHeading___Toc11805_2415352087"/></text:h>
      <text:p text:style-name="P38"><text:span text:style-name="Source_20_Text">&lt;L,R,A&gt;</text:span></text:p>
      <text:list text:style-name="L47">
        <text:list-item>
          <text:p text:style-name="P77"><text:span text:style-name="Strong_20_Emphasis">L</text:span> : moteur gauche (–400 à +400)</text:p>
        </text:list-item>
        <text:list-item>
          <text:p text:style-name="P77"><text:span text:style-name="Strong_20_Emphasis">R</text:span> : moteur droit (–400 à +400)</text:p>
        </text:list-item>
        <text:list-item>
          <text:p text:style-name="P77"><text:span text:style-name="Strong_20_Emphasis">A</text:span> : niveau d'accélération (0..4)</text:p>
        </text:list-item>
      </text:list>
      <text:p text:style-name="P6">Comparaison rapide :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Table_20_Heading">Mode</text:p>
            </table:table-cell>
            <table:table-cell table:style-name="Tableau12.A1" office:value-type="string">
              <text:p text:style-name="Table_20_Heading">Trame</text:p>
            </table:table-cell>
            <table:table-cell table:style-name="Tableau12.A1" office:value-type="string">
              <text:p text:style-name="Table_20_Heading">Utilité</text:p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trong_20_Emphasis">Legacy</text:span></text:p>
          </table:table-cell>
          <table:table-cell table:style-name="Tableau12.A1" office:value-type="string">
            <text:p text:style-name="Table_20_Contents"><text:span text:style-name="Source_20_Text">&lt;acc,spd,dir&gt;</text:span></text:p>
          </table:table-cell>
          <table:table-cell table:style-name="Tableau12.A1" office:value-type="string">
            <text:p text:style-name="Table_20_Contents">compat historique</text:p>
          </table:table-cell>
        </table:table-row>
        <table:table-row>
          <table:table-cell table:style-name="Tableau12.A1" office:value-type="string">
            <text:p text:style-name="Table_20_Contents"><text:span text:style-name="Strong_20_Emphasis">Modern</text:span></text:p>
          </table:table-cell>
          <table:table-cell table:style-name="Tableau12.A1" office:value-type="string">
            <text:p text:style-name="Table_20_Contents"><text:span text:style-name="Source_20_Text">&lt;L,R,A&gt;</text:span></text:p>
          </table:table-cell>
          <table:table-cell table:style-name="Tableau12.A1" office:value-type="string">
            <text:p text:style-name="Table_20_Contents">vitesse signée, rotation, freinage fin, stable</text:p>
          </table:table-cell>
        </table:table-row>
      </table:table>
      <text:p text:style-name="P6">Avec modern mode tu as :</text:p>
      <text:list text:style-name="L48">
        <text:list-item>
          <text:p text:style-name="P78">plus de précision</text:p>
        </text:list-item>
        <text:list-item>
          <text:p text:style-name="P78">meilleure stabilité</text:p>
        </text:list-item>
        <text:list-item>
          <text:p text:style-name="P78">interpolation UNO</text:p>
        </text:list-item>
        <text:list-item>
          <text:p text:style-name="P78">réactions plus fines</text:p>
        </text:list-item>
        <text:list-item>
          <text:p text:style-name="P78">gestion parfaite du joystick via Node-RED</text:p>
        </text:list-item>
      </text:list>
      <text:p text:style-name="P6">Le modern mode est donc ton mode <text:span text:style-name="Strong_20_Emphasis">par défaut</text:span>.</text:p>
      <text:p text:style-name="P36"/>
      <text:h text:style-name="P33" text:outline-level="1"><text:bookmark-start text:name="__RefHeading___Toc11807_2415352087"/>8.3 — Mega : mtr.cpp (haut niveau)<text:bookmark-end text:name="__RefHeading___Toc11807_2415352087"/></text:h>
      <text:p text:style-name="P6">Les principales fonctions :</text:p>
      <text:h text:style-name="P37" text:outline-level="2"><text:bookmark-start text:name="__RefHeading___Toc11809_2415352087"/>🟩 mtr_setTargetsSigned(v, omega, accel)<text:bookmark-end text:name="__RefHeading___Toc11809_2415352087"/></text:h>
      <text:p text:style-name="P6">Tu envoies :</text:p>
      <text:p text:style-name="P38"><text:span text:style-name="Source_20_Text">v <text:s text:c="5"/>: vitesse linéaire (-100..+100)</text:span></text:p>
      <text:p text:style-name="P38"><text:span text:style-name="Source_20_Text">omega <text:s/>: rotation (-100..+100)</text:span></text:p>
      <text:p text:style-name="P38"><text:span text:style-name="Source_20_Text">accel <text:s/>: niveau de lissage (0..4)</text:span></text:p>
      <text:p text:style-name="P6">Internes :</text:p>
      <text:list text:style-name="L49">
        <text:list-item>
          <text:p text:style-name="P79">Normalisation → [-1..+1]</text:p>
        </text:list-item>
        <text:list-item>
          <text:p text:style-name="P79">Calcul diff-drive :</text:p>
        </text:list-item>
      </text:list>
      <text:p text:style-name="P38"><text:span text:style-name="Source_20_Text">L = (vNorm - omegaNorm * kturn) * outputScale</text:span></text:p>
      <text:p text:style-name="P38"><text:span text:style-name="Source_20_Text">R = (vNorm + omegaNorm * kturn) * outputScale</text:span></text:p>
      <text:list text:style-name="L50">
        <text:list-item>
          <text:p text:style-name="P80"><text:soft-page-break/>Clamp ±400</text:p>
        </text:list-item>
        <text:list-item>
          <text:p text:style-name="P80">Store <text:span text:style-name="Source_20_Text">cfg_mtr_targetL</text:span>, <text:span text:style-name="Source_20_Text">cfg_mtr_targetR</text:span></text:p>
        </text:list-item>
        <text:list-item>
          <text:p text:style-name="P80">Envoi immédiat au UNO :</text:p>
        </text:list-item>
      </text:list>
      <text:p text:style-name="P38"><text:span text:style-name="Source_20_Text">mtr_hw_updateTrameFromConfigModern();</text:span></text:p>
      <text:p text:style-name="P38"><text:span text:style-name="Source_20_Text">mtr_hw_sendModern();</text:span></text:p>
      <text:p text:style-name="P6">🎯 Comparé à l’ancien code UNO → tu as un diff-drive propre + stable.</text:p>
      <text:p text:style-name="P36"/>
      <text:h text:style-name="P33" text:outline-level="1"><text:bookmark-start text:name="__RefHeading___Toc11811_2415352087"/>8.4 — Mega : mtr_hw.cpp (bas niveau Mega)<text:bookmark-end text:name="__RefHeading___Toc11811_2415352087"/></text:h>
      <text:p text:style-name="P6">Le hardware Mega encapsule ENFIN le protocole :</text:p>
      <text:h text:style-name="P40" text:outline-level="3"><text:bookmark-start text:name="__RefHeading___Toc11813_2415352087"/>Envoi modern :<text:bookmark-end text:name="__RefHeading___Toc11813_2415352087"/></text:h>
      <text:p text:style-name="P38"><text:span text:style-name="Source_20_Text">Serial3.print('&lt;');</text:span></text:p>
      <text:p text:style-name="P38"><text:span text:style-name="Source_20_Text">Serial3.print(L);</text:span></text:p>
      <text:p text:style-name="P38"><text:span text:style-name="Source_20_Text">Serial3.print(',');</text:span></text:p>
      <text:p text:style-name="P38"><text:span text:style-name="Source_20_Text">Serial3.print(R);</text:span></text:p>
      <text:p text:style-name="P38"><text:span text:style-name="Source_20_Text">Serial3.print(',');</text:span></text:p>
      <text:p text:style-name="P38"><text:span text:style-name="Source_20_Text">Serial3.print(A);</text:span></text:p>
      <text:p text:style-name="P38"><text:span text:style-name="Source_20_Text">Serial3.println('&gt;');</text:span></text:p>
      <text:h text:style-name="P40" text:outline-level="3"><text:bookmark-start text:name="__RefHeading___Toc11815_2415352087"/>Envoi legacy (rare) :<text:bookmark-end text:name="__RefHeading___Toc11815_2415352087"/></text:h>
      <text:p text:style-name="P38"><text:span text:style-name="Source_20_Text">&lt;acc,spd,dir&gt;</text:span></text:p>
      <text:p text:style-name="P36"/>
      <text:h text:style-name="P33" text:outline-level="1"><text:bookmark-start text:name="__RefHeading___Toc11817_2415352087"/>8.5 — UNO : moteur bas niveau + sécurité<text:bookmark-end text:name="__RefHeading___Toc11817_2415352087"/></text:h>
      <text:p text:style-name="P6">Ton UNO exécute toute la puissance :</text:p>
      <text:h text:style-name="P40" text:outline-level="3"><text:bookmark-start text:name="__RefHeading___Toc11819_2415352087"/>🔹 1. Interpolation douce<text:bookmark-end text:name="__RefHeading___Toc11819_2415352087"/></text:h>
      <text:p text:style-name="P6">Code du UNO :</text:p>
      <text:p text:style-name="P38"><text:span text:style-name="Source_20_Text">curL = advanceTowards(curL, targetL, stepA[A]);</text:span></text:p>
      <text:p text:style-name="P38"><text:span text:style-name="Source_20_Text">curR = advanceTowards(curR, targetR, stepA[A]);</text:span></text:p>
      <text:p text:style-name="P6">Les valeurs <text:span text:style-name="Source_20_Text">"A"</text:span> = 0..4 donnent un lissage progressif :</text:p>
      <text:list text:style-name="L51">
        <text:list-item>
          <text:p text:style-name="P81">A=0 : violent, réactif instantané</text:p>
        </text:list-item>
        <text:list-item>
          <text:p text:style-name="P81">A=1 : fluide</text:p>
        </text:list-item>
        <text:list-item>
          <text:p text:style-name="P81">A=4 : très doux (scénarios sécurité / nav autonome)</text:p>
        </text:list-item>
      </text:list>
      <text:h text:style-name="P40" text:outline-level="3"><text:bookmark-start text:name="__RefHeading___Toc11821_2415352087"/>🔹 2. Timeout sécurité<text:bookmark-end text:name="__RefHeading___Toc11821_2415352087"/></text:h>
      <text:p text:style-name="P6">Si plus de commande depuis 1000 ms :</text:p>
      <text:p text:style-name="P38"><text:soft-page-break/><text:span text:style-name="Source_20_Text">curL → 0</text:span></text:p>
      <text:p text:style-name="P38"><text:span text:style-name="Source_20_Text">curR → 0</text:span></text:p>
      <text:h text:style-name="P40" text:outline-level="3"><text:bookmark-start text:name="__RefHeading___Toc11823_2415352087"/>🔹 3. Double clamp très robuste<text:bookmark-end text:name="__RefHeading___Toc11823_2415352087"/></text:h>
      <text:list text:style-name="L52">
        <text:list-item>
          <text:p text:style-name="P82">clamp côté Mega</text:p>
        </text:list-item>
        <text:list-item>
          <text:p text:style-name="P82">clamp côté UNO</text:p>
        </text:list-item>
      </text:list>
      <text:p text:style-name="P6">Impossible de cramer le driver.</text:p>
      <text:h text:style-name="P40" text:outline-level="3"><text:bookmark-start text:name="__RefHeading___Toc11825_2415352087"/>🔹 4. Système indépendant du Mega<text:bookmark-end text:name="__RefHeading___Toc11825_2415352087"/></text:h>
      <text:p text:style-name="P6">Si Mega freeze → le robot s'arrête en &lt;1 s.<text:line-break/>C'est une <text:span text:style-name="Strong_20_Emphasis">sécurité obligatoire</text:span> en robotique industrielle.</text:p>
      <text:p text:style-name="P36"/>
      <text:h text:style-name="P33" text:outline-level="1"><text:bookmark-start text:name="__RefHeading___Toc11827_2415352087"/>8.6 — Intégration MvtSafe (anti-collision)<text:bookmark-end text:name="__RefHeading___Toc11827_2415352087"/></text:h>
      <text:p text:style-name="P6">Ton module sécurité :</text:p>
      <text:p text:style-name="P38"><text:span text:style-name="Source_20_Text">mvtsafe_process()</text:span></text:p>
      <text:p text:style-name="P6">🔹 récupère distances US</text:p>
      <text:p text:style-name="P6">🔹 calcule risk level : soft / hard / emergency</text:p>
      <text:p text:style-name="P6">🔹 applique adaptateur moteur :</text:p>
      <text:h text:style-name="P40" text:outline-level="3"><text:bookmark-start text:name="__RefHeading___Toc11829_2415352087"/>En mode <text:span text:style-name="Emphasis">soft</text:span> :<text:bookmark-end text:name="__RefHeading___Toc11829_2415352087"/></text:h>
      <text:p text:style-name="P38"><text:span text:style-name="Source_20_Text">L *= 0.3</text:span></text:p>
      <text:p text:style-name="P38"><text:span text:style-name="Source_20_Text">R *= 0.3</text:span></text:p>
      <text:h text:style-name="P40" text:outline-level="3"><text:bookmark-start text:name="__RefHeading___Toc11831_2415352087"/>En mode <text:span text:style-name="Emphasis">hard</text:span> :<text:bookmark-end text:name="__RefHeading___Toc11831_2415352087"/></text:h>
      <text:p text:style-name="P38"><text:span text:style-name="Source_20_Text">L = 0</text:span></text:p>
      <text:p text:style-name="P38"><text:span text:style-name="Source_20_Text">R = 0</text:span></text:p>
      <text:h text:style-name="P40" text:outline-level="3"><text:bookmark-start text:name="__RefHeading___Toc11833_2415352087"/>En mode <text:span text:style-name="Emphasis">idle</text:span> :<text:bookmark-end text:name="__RefHeading___Toc11833_2415352087"/></text:h>
      <text:p text:style-name="P6">pas d'effet</text:p>
      <text:p text:style-name="P6">MvtSafe agit <text:span text:style-name="Strong_20_Emphasis">avant</text:span> l’envoi au UNO → impossible de bypasser la sécurité.</text:p>
      <text:p text:style-name="P36"/>
      <text:h text:style-name="P33" text:outline-level="1"><text:bookmark-start text:name="__RefHeading___Toc11835_2415352087"/>8.7 — Commandes VPIV moteurs<text:bookmark-end text:name="__RefHeading___Toc11835_2415352087"/></text:h>
      <text:h text:style-name="P37" text:outline-level="2"><text:bookmark-start text:name="__RefHeading___Toc11837_2415352087"/>🔥 Modern mode<text:bookmark-end text:name="__RefHeading___Toc11837_2415352087"/></text:h>
      <text:p text:style-name="P38"><text:span text:style-name="Source_20_Text">$V:mt:modern:*:1#</text:span></text:p>
      <text:p text:style-name="P6">Activer :</text:p>
      <text:p text:style-name="P38"><text:span text:style-name="Source_20_Text">$V:mt:modern:*:1#</text:span></text:p>
      <text:p text:style-name="P6">Désactiver pour test legacy :</text:p>
      <text:p text:style-name="P38"><text:soft-page-break/><text:span text:style-name="Source_20_Text">$V:mt:modern:*:0#</text:span></text:p>
      <text:h text:style-name="P37" text:outline-level="2"><text:bookmark-start text:name="__RefHeading___Toc11839_2415352087"/>🔥 Set vitesse + rotation<text:bookmark-end text:name="__RefHeading___Toc11839_2415352087"/></text:h>
      <text:p text:style-name="P38"><text:span text:style-name="Source_20_Text">$V:mt:target:*:&lt;v&gt;,&lt;omega&gt;,&lt;A&gt;#</text:span></text:p>
      <text:p text:style-name="P6">Ex :</text:p>
      <text:p text:style-name="P38"><text:span text:style-name="Source_20_Text">$V:mt:target:*:50,30,2#</text:span></text:p>
      <text:p text:style-name="P6">→ avance 50% + tourne un peu à droite.</text:p>
      <text:h text:style-name="P37" text:outline-level="2"><text:bookmark-start text:name="__RefHeading___Toc11841_2415352087"/>🔥 Stop<text:bookmark-end text:name="__RefHeading___Toc11841_2415352087"/></text:h>
      <text:p text:style-name="P38"><text:span text:style-name="Source_20_Text">$V:mt:stop:*:#</text:span></text:p>
      <text:p text:style-name="P36"/>
      <text:h text:style-name="P33" text:outline-level="1"><text:bookmark-start text:name="__RefHeading___Toc11843_2415352087"/>8.8 — Node-RED → Contrôle moteurs<text:bookmark-end text:name="__RefHeading___Toc11843_2415352087"/></text:h>
      <text:p text:style-name="P6">Ton Node-RED doit envoyer :</text:p>
      <text:p text:style-name="P38"><text:span text:style-name="Source_20_Text">$V:mt:target:*:v,omega,acc#</text:span></text:p>
      <text:p text:style-name="P6">Le flow type joystick :</text:p>
      <text:p text:style-name="P38"><text:span text:style-name="Source_20_Text">vx = msg.payload.y * 100 <text:s text:c="3"/>// avant/arrière</text:span></text:p>
      <text:p text:style-name="P38"><text:span text:style-name="Source_20_Text">omega = msg.payload.x * 100 // gauche/droite</text:span></text:p>
      <text:p text:style-name="P38"><text:span text:style-name="Source_20_Text">acc = 2</text:span></text:p>
      <text:p text:style-name="P38"/>
      <text:p text:style-name="P38"><text:span text:style-name="Source_20_Text">msg.payload = `$V:mt:target:*:${vx},${omega},${acc}#`</text:span></text:p>
      <text:p text:style-name="P38"><text:span text:style-name="Source_20_Text">return msg;</text:span></text:p>
      <text:p text:style-name="P6">En mode navigation autonome :</text:p>
      <text:p text:style-name="P38"><text:span text:style-name="Source_20_Text">$V:mt:target:*:v_nav,omega_nav,1#</text:span></text:p>
      <text:p text:style-name="P6">Le Mega + UNO + MvtSafe garantissent une stabilité parfaite.</text:p>
      <text:p text:style-name="P36"/>
      <text:h text:style-name="P33" text:outline-level="1"><text:bookmark-start text:name="__RefHeading___Toc11845_2415352087"/>8.9 — Interactions moteurs ↔ odom<text:bookmark-end text:name="__RefHeading___Toc11845_2415352087"/></text:h>
      <text:p text:style-name="P6">Non utilisé encore, mais prévu :</text:p>
      <text:list text:style-name="L53">
        <text:list-item>
          <text:p text:style-name="P83">Mega sait envoyer une commande <text:span text:style-name="Strong_20_Emphasis">VPIV Odom → Moteurs</text:span></text:p>
        </text:list-item>
        <text:list-item>
          <text:p text:style-name="P83">futur PID basé sur X,Y,θ</text:p>
        </text:list-item>
        <text:list-item>
          <text:p text:style-name="P83">possibilité trajectoires programmées</text:p>
        </text:list-item>
      </text:list>
      <text:p text:style-name="P6">Ton architecture permet sans modif de faire :</text:p>
      <text:p text:style-name="P38"><text:span text:style-name="Source_20_Text">moveTo(0.5, 0.3) → auto piloter moteurs → stop final</text:span></text:p>
      <text:p text:style-name="P36"/>
      <text:h text:style-name="P33" text:outline-level="1"><text:bookmark-start text:name="__RefHeading___Toc11847_2415352087"/><text:soft-page-break/>8.10 — Interactions moteurs ↔ urgences<text:bookmark-end text:name="__RefHeading___Toc11847_2415352087"/></text:h>
      <text:p text:style-name="P6">Ton système urgence coupe <text:span text:style-name="Strong_20_Emphasis">tout moteur</text:span> en une seule ligne :</text:p>
      <text:p text:style-name="P38"><text:span text:style-name="Source_20_Text">cfg_mtr_active = false;</text:span></text:p>
      <text:p text:style-name="P6">Le UNO continue pourtant à gérer son timeout → très safe.</text:p>
      <text:p text:style-name="P6">Urgence se lève → moteurs toujours inactifs jusqu’à un nouveau VPIV.</text:p>
      <text:p text:style-name="P36"/>
      <text:h text:style-name="P33" text:outline-level="1"><text:bookmark-start text:name="__RefHeading___Toc11849_2415352087"/>8.11 — Résumé du module moteur<text:bookmark-end text:name="__RefHeading___Toc11849_2415352087"/></text:h>
      <text:h text:style-name="P40" text:outline-level="3"><text:bookmark-start text:name="__RefHeading___Toc11851_2415352087"/>✔️ Mega calcule<text:bookmark-end text:name="__RefHeading___Toc11851_2415352087"/></text:h>
      <text:h text:style-name="P40" text:outline-level="3"><text:bookmark-start text:name="__RefHeading___Toc11853_2415352087"/>✔️ UNO exécute<text:bookmark-end text:name="__RefHeading___Toc11853_2415352087"/></text:h>
      <text:h text:style-name="P40" text:outline-level="3"><text:bookmark-start text:name="__RefHeading___Toc11855_2415352087"/>✔️ Diff-drive moderne<text:bookmark-end text:name="__RefHeading___Toc11855_2415352087"/></text:h>
      <text:h text:style-name="P40" text:outline-level="3"><text:bookmark-start text:name="__RefHeading___Toc11857_2415352087"/>✔️ Lissage configurable<text:bookmark-end text:name="__RefHeading___Toc11857_2415352087"/></text:h>
      <text:h text:style-name="P40" text:outline-level="3"><text:bookmark-start text:name="__RefHeading___Toc11859_2415352087"/>✔️ Protocole clair <text:span text:style-name="Source_20_Text">&lt;L,R,A&gt;</text:span><text:bookmark-end text:name="__RefHeading___Toc11859_2415352087"/></text:h>
      <text:h text:style-name="P40" text:outline-level="3"><text:bookmark-start text:name="__RefHeading___Toc11861_2415352087"/>✔️ Sécurité MvtSafe<text:bookmark-end text:name="__RefHeading___Toc11861_2415352087"/></text:h>
      <text:h text:style-name="P40" text:outline-level="3"><text:bookmark-start text:name="__RefHeading___Toc11863_2415352087"/>✔️ Timeout UNO<text:bookmark-end text:name="__RefHeading___Toc11863_2415352087"/></text:h>
      <text:h text:style-name="P40" text:outline-level="3"><text:bookmark-start text:name="__RefHeading___Toc11865_2415352087"/>✔️ Full VPIV control<text:bookmark-end text:name="__RefHeading___Toc11865_2415352087"/></text:h>
      <text:h text:style-name="P40" text:outline-level="3"><text:bookmark-start text:name="__RefHeading___Toc11867_2415352087"/>✔️ Node-RED joystick / nav autonome OK<text:bookmark-end text:name="__RefHeading___Toc11867_2415352087"/></text:h>
      <text:p text:style-name="P6">Tu as maintenant un module moteur de niveau <text:span text:style-name="Strong_20_Emphasis">robotique commerciale</text:span>.</text:p>
      <text:p text:style-name="P36"/>
      <text:h text:style-name="P33" text:outline-level="1"><text:bookmark-start text:name="__RefHeading___Toc11869_2415352087"/>👉 Chapitre suivant (:<text:bookmark-end text:name="__RefHeading___Toc11869_2415352087"/></text:h>
      <text:h text:style-name="P40" text:outline-level="3"><text:bookmark-start text:name="__RefHeading___Toc11871_2415352087"/><text:span text:style-name="Strong_20_Emphasis">CHAPITRE 9 — MODULES SENSORS : US / Mic / IR / FS (architectures finales + tests + Node-RED + calibration)</text:span><text:bookmark-end text:name="__RefHeading___Toc11871_2415352087"/></text:h>
      <text:p text:style-name="P6"/>
      <text:p text:style-name="P44">Parfait.<text:line-break/>Voici donc <text:span text:style-name="Strong_20_Emphasis">CHAPITRE 9 – Module US (Ultrasons)</text:span>, complet, propre, exhaustif, cohérent avec <text:span text:style-name="Emphasis">ton code réel</text:span> et ton architecture VPIV/Mega/UNO/Node-RED.</text:p>
      <text:p text:style-name="P36"/>
      <text:h text:style-name="P33" text:outline-level="1"><text:bookmark-start text:name="__RefHeading___Toc11873_2415352087"/><text:span text:style-name="Strong_20_Emphasis">CHAPITRE 9 — MODULE ULTRASONS (US)</text:span><text:bookmark-end text:name="__RefHeading___Toc11873_2415352087"/></text:h>
      <text:h text:style-name="P40" text:outline-level="3"><text:bookmark-start text:name="__RefHeading___Toc11875_2415352087"/><text:span text:style-name="Emphasis">(Gestion 9× HC-SR04 – détection obstacles – alertes – supervision sécurité)</text:span><text:bookmark-end text:name="__RefHeading___Toc11875_2415352087"/></text:h>
      <text:p text:style-name="P36"/>
      <text:h text:style-name="P37" text:outline-level="2"><text:bookmark-start text:name="__RefHeading___Toc11877_2415352087"/><text:span text:style-name="Strong_20_Emphasis">9.1 — Rôle du module US</text:span><text:bookmark-end text:name="__RefHeading___Toc11877_2415352087"/></text:h>
      <text:p text:style-name="P6">Le module <text:span text:style-name="Strong_20_Emphasis">US</text:span> (ultrason) gère tes <text:span text:style-name="Strong_20_Emphasis">9 capteurs HC-SR04</text:span> répartis autour du robot :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Table_20_Heading">index</text:p>
            </table:table-cell>
            <table:table-cell table:style-name="Tableau13.A1" office:value-type="string">
              <text:p text:style-name="Table_20_Heading">nom</text:p>
            </table:table-cell>
            <table:table-cell table:style-name="Tableau13.A1" office:value-type="string">
              <text:p text:style-name="Table_20_Heading">trig</text:p>
            </table:table-cell>
            <table:table-cell table:style-name="Tableau13.A1" office:value-type="string">
              <text:p text:style-name="Table_20_Heading">echo</text:p>
            </table:table-cell>
            <table:table-cell table:style-name="Tableau13.A1" office:value-type="string">
              <text:p text:style-name="Table_20_Heading">position</text:p>
            </table:table-cell>
          </table:table-row>
        </table:table-header-rows>
        <table:table-row>
          <table:table-cell table:style-name="Tableau13.A1" office:value-type="string">
            <text:p text:style-name="Table_20_Contents">0</text:p>
          </table:table-cell>
          <table:table-cell table:style-name="Tableau13.A1" office:value-type="string">
            <text:p text:style-name="Table_20_Contents">ArG</text:p>
          </table:table-cell>
          <table:table-cell table:style-name="Tableau13.A1" office:value-type="string">
            <text:p text:style-name="Table_20_Contents">32</text:p>
          </table:table-cell>
          <table:table-cell table:style-name="Tableau13.A1" office:value-type="string">
            <text:p text:style-name="Table_20_Contents">33</text:p>
          </table:table-cell>
          <table:table-cell table:style-name="Tableau13.A1" office:value-type="string">
            <text:p text:style-name="Table_20_Contents">Arrière Gauche</text:p>
          </table:table-cell>
        </table:table-row>
        <table:table-row>
          <table:table-cell table:style-name="Tableau13.A1" office:value-type="string">
            <text:p text:style-name="Table_20_Contents">1</text:p>
          </table:table-cell>
          <table:table-cell table:style-name="Tableau13.A1" office:value-type="string">
            <text:p text:style-name="Table_20_Contents">ArC</text:p>
          </table:table-cell>
          <table:table-cell table:style-name="Tableau13.A1" office:value-type="string">
            <text:p text:style-name="Table_20_Contents">34</text:p>
          </table:table-cell>
          <table:table-cell table:style-name="Tableau13.A1" office:value-type="string">
            <text:p text:style-name="Table_20_Contents">35</text:p>
          </table:table-cell>
          <table:table-cell table:style-name="Tableau13.A1" office:value-type="string">
            <text:p text:style-name="Table_20_Contents">Arrière Centre</text:p>
          </table:table-cell>
        </table:table-row>
        <table:table-row>
          <table:table-cell table:style-name="Tableau13.A1" office:value-type="string">
            <text:p text:style-name="Table_20_Contents">2</text:p>
          </table:table-cell>
          <table:table-cell table:style-name="Tableau13.A1" office:value-type="string">
            <text:p text:style-name="Table_20_Contents">ArD</text:p>
          </table:table-cell>
          <table:table-cell table:style-name="Tableau13.A1" office:value-type="string">
            <text:p text:style-name="Table_20_Contents">36</text:p>
          </table:table-cell>
          <table:table-cell table:style-name="Tableau13.A1" office:value-type="string">
            <text:p text:style-name="Table_20_Contents">37</text:p>
          </table:table-cell>
          <table:table-cell table:style-name="Tableau13.A1" office:value-type="string">
            <text:p text:style-name="Table_20_Contents">Arrière Droit</text:p>
          </table:table-cell>
        </table:table-row>
        <table:table-row>
          <table:table-cell table:style-name="Tableau13.A1" office:value-type="string">
            <text:p text:style-name="Table_20_Contents">3</text:p>
          </table:table-cell>
          <table:table-cell table:style-name="Tableau13.A1" office:value-type="string">
            <text:p text:style-name="Table_20_Contents">AvD</text:p>
          </table:table-cell>
          <table:table-cell table:style-name="Tableau13.A1" office:value-type="string">
            <text:p text:style-name="Table_20_Contents">38</text:p>
          </table:table-cell>
          <table:table-cell table:style-name="Tableau13.A1" office:value-type="string">
            <text:p text:style-name="Table_20_Contents">39</text:p>
          </table:table-cell>
          <table:table-cell table:style-name="Tableau13.A1" office:value-type="string">
            <text:p text:style-name="Table_20_Contents">Avant Droit</text:p>
          </table:table-cell>
        </table:table-row>
        <table:table-row>
          <table:table-cell table:style-name="Tableau13.A1" office:value-type="string">
            <text:p text:style-name="Table_20_Contents">4</text:p>
          </table:table-cell>
          <table:table-cell table:style-name="Tableau13.A1" office:value-type="string">
            <text:p text:style-name="Table_20_Contents">AvC</text:p>
          </table:table-cell>
          <table:table-cell table:style-name="Tableau13.A1" office:value-type="string">
            <text:p text:style-name="Table_20_Contents">40</text:p>
          </table:table-cell>
          <table:table-cell table:style-name="Tableau13.A1" office:value-type="string">
            <text:p text:style-name="Table_20_Contents">41</text:p>
          </table:table-cell>
          <table:table-cell table:style-name="Tableau13.A1" office:value-type="string">
            <text:p text:style-name="Table_20_Contents">Avant Centre</text:p>
          </table:table-cell>
        </table:table-row>
        <table:table-row>
          <table:table-cell table:style-name="Tableau13.A1" office:value-type="string">
            <text:p text:style-name="Table_20_Contents">5</text:p>
          </table:table-cell>
          <table:table-cell table:style-name="Tableau13.A1" office:value-type="string">
            <text:p text:style-name="Table_20_Contents">AvG</text:p>
          </table:table-cell>
          <table:table-cell table:style-name="Tableau13.A1" office:value-type="string">
            <text:p text:style-name="Table_20_Contents">42</text:p>
          </table:table-cell>
          <table:table-cell table:style-name="Tableau13.A1" office:value-type="string">
            <text:p text:style-name="Table_20_Contents">43</text:p>
          </table:table-cell>
          <table:table-cell table:style-name="Tableau13.A1" office:value-type="string">
            <text:p text:style-name="Table_20_Contents">Avant Gauche</text:p>
          </table:table-cell>
        </table:table-row>
        <table:table-row>
          <table:table-cell table:style-name="Tableau13.A1" office:value-type="string">
            <text:p text:style-name="Table_20_Contents">6</text:p>
          </table:table-cell>
          <table:table-cell table:style-name="Tableau13.A1" office:value-type="string">
            <text:p text:style-name="Table_20_Contents">TtG</text:p>
          </table:table-cell>
          <table:table-cell table:style-name="Tableau13.A1" office:value-type="string">
            <text:p text:style-name="Table_20_Contents">26</text:p>
          </table:table-cell>
          <table:table-cell table:style-name="Tableau13.A1" office:value-type="string">
            <text:p text:style-name="Table_20_Contents">27</text:p>
          </table:table-cell>
          <table:table-cell table:style-name="Tableau13.A1" office:value-type="string">
            <text:p text:style-name="Table_20_Contents">Tête Gauche</text:p>
          </table:table-cell>
        </table:table-row>
        <table:table-row>
          <table:table-cell table:style-name="Tableau13.A1" office:value-type="string">
            <text:p text:style-name="Table_20_Contents">7</text:p>
          </table:table-cell>
          <table:table-cell table:style-name="Tableau13.A1" office:value-type="string">
            <text:p text:style-name="Table_20_Contents">TtD</text:p>
          </table:table-cell>
          <table:table-cell table:style-name="Tableau13.A1" office:value-type="string">
            <text:p text:style-name="Table_20_Contents">28</text:p>
          </table:table-cell>
          <table:table-cell table:style-name="Tableau13.A1" office:value-type="string">
            <text:p text:style-name="Table_20_Contents">29</text:p>
          </table:table-cell>
          <table:table-cell table:style-name="Tableau13.A1" office:value-type="string">
            <text:p text:style-name="Table_20_Contents">Tête Droite</text:p>
          </table:table-cell>
        </table:table-row>
        <table:table-row>
          <table:table-cell table:style-name="Tableau13.A1" office:value-type="string">
            <text:p text:style-name="Table_20_Contents">8</text:p>
          </table:table-cell>
          <table:table-cell table:style-name="Tableau13.A1" office:value-type="string">
            <text:p text:style-name="Table_20_Contents">TtC</text:p>
          </table:table-cell>
          <table:table-cell table:style-name="Tableau13.A1" office:value-type="string">
            <text:p text:style-name="Table_20_Contents">30</text:p>
          </table:table-cell>
          <table:table-cell table:style-name="Tableau13.A1" office:value-type="string">
            <text:p text:style-name="Table_20_Contents">31</text:p>
          </table:table-cell>
          <table:table-cell table:style-name="Tableau13.A1" office:value-type="string">
            <text:p text:style-name="Table_20_Contents">Tête Centre</text:p>
          </table:table-cell>
        </table:table-row>
      </table:table>
      <text:p text:style-name="P6">Ce module assure :</text:p>
      <text:list text:style-name="L54">
        <text:list-item>
          <text:p text:style-name="P84">Acquisition périodique (cycle réglable, default 200 ms).</text:p>
        </text:list-item>
        <text:list-item>
          <text:p text:style-name="P84">Détection obstacle = alertes.</text:p>
        </text:list-item>
        <text:list-item>
          <text:p text:style-name="P84">Gestion état <text:span text:style-name="Emphasis">suspect</text:span> et <text:span text:style-name="Emphasis">désactivé</text:span> si capteur KO.</text:p>
        </text:list-item>
        <text:list-item>
          <text:p text:style-name="P84">Envoi automatique en VPIV :</text:p>
          <text:list>
            <text:list-item>
              <text:p text:style-name="P84"><text:span text:style-name="Strong_20_Emphasis">valeurs</text:span></text:p>
            </text:list-item>
            <text:list-item>
              <text:p text:style-name="P84"><text:span text:style-name="Strong_20_Emphasis">variations</text:span></text:p>
            </text:list-item>
            <text:list-item>
              <text:p text:style-name="P84"><text:span text:style-name="Strong_20_Emphasis">alertes</text:span></text:p>
            </text:list-item>
          </text:list>
        </text:list-item>
        <text:list-item>
          <text:p text:style-name="P84">Intégration complète avec <text:span text:style-name="Strong_20_Emphasis">MvtSafe</text:span> (anti-collision).</text:p>
        </text:list-item>
        <text:list-item>
          <text:p text:style-name="P84">Configurable en temps réel via <text:span text:style-name="Strong_20_Emphasis">Node-RED</text:span> (VPIV).</text:p>
        </text:list-item>
      </text:list>
      <text:p text:style-name="P36"/>
      <text:h text:style-name="P33" text:outline-level="1"><text:bookmark-start text:name="__RefHeading___Toc11879_2415352087"/><text:span text:style-name="Strong_20_Emphasis">9.2 — Architecture du module</text:span><text:bookmark-end text:name="__RefHeading___Toc11879_2415352087"/></text:h>
      <text:h text:style-name="P40" text:outline-level="3"><text:bookmark-start text:name="__RefHeading___Toc11881_2415352087"/><text:span text:style-name="Strong_20_Emphasis">9.2.1 — Schéma du flot interne</text:span><text:bookmark-end text:name="__RefHeading___Toc11881_2415352087"/></text:h>
      <text:p text:style-name="P38"><text:span text:style-name="Source_20_Text">us_processPeriodic()</text:span></text:p>
      <text:p text:style-name="P38"><text:soft-page-break/><text:span text:style-name="Source_20_Text"><text:s text:c="4"/>↓</text:span></text:p>
      <text:p text:style-name="P38"><text:span text:style-name="Source_20_Text">us_measureOnce(i) <text:s text:c="2"/>← fonction hardware (trigger/pulseIn)</text:span></text:p>
      <text:p text:style-name="P38"><text:span text:style-name="Source_20_Text"><text:s text:c="4"/>↓</text:span></text:p>
      <text:p text:style-name="P38"><text:span text:style-name="Source_20_Text">Analyse :</text:span></text:p>
      <text:p text:style-name="P38"><text:span text:style-name="Source_20_Text"><text:s/>- SILENCE (0)</text:span></text:p>
      <text:p text:style-name="P38"><text:span text:style-name="Source_20_Text"><text:s/>- suspect (timer)</text:span></text:p>
      <text:p text:style-name="P38"><text:span text:style-name="Source_20_Text"><text:s/>- disabled</text:span></text:p>
      <text:p text:style-name="P38"><text:span text:style-name="Source_20_Text"><text:s/>- mesure valide</text:span></text:p>
      <text:p text:style-name="P38"><text:span text:style-name="Source_20_Text"><text:s text:c="4"/>↓</text:span></text:p>
      <text:p text:style-name="P38"><text:span text:style-name="Source_20_Text">Comparaison delta → éventuellement sendInfo one</text:span></text:p>
      <text:p text:style-name="P38"><text:span text:style-name="Source_20_Text"><text:s text:c="4"/>↓</text:span></text:p>
      <text:p text:style-name="P38"><text:span text:style-name="Source_20_Text">Alertes si distance &lt;= seuil[i] × multiplicateur[i]</text:span></text:p>
      <text:p text:style-name="P36"/>
      <text:h text:style-name="P33" text:outline-level="1"><text:bookmark-start text:name="__RefHeading___Toc11883_2415352087"/><text:span text:style-name="Strong_20_Emphasis">9.3 — Les fichiers du module US</text:span><text:bookmark-end text:name="__RefHeading___Toc11883_2415352087"/></text:h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Table_20_Heading">Fichier</text:p>
            </table:table-cell>
            <table:table-cell table:style-name="Tableau14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trong_20_Emphasis">config.h / config.cpp</text:span></text:p>
          </table:table-cell>
          <table:table-cell table:style-name="Tableau14.A1" office:value-type="string">
            <text:p text:style-name="Table_20_Contents">Pins TRIG/ECHO, noms, seuils, paramètres dynamiques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us_hardware.cpp</text:span></text:p>
          </table:table-cell>
          <table:table-cell table:style-name="Tableau14.A1" office:value-type="string">
            <text:p text:style-name="Table_20_Contents">Lecture brute HC-SR04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us.cpp</text:span></text:p>
          </table:table-cell>
          <table:table-cell table:style-name="Tableau14.A1" office:value-type="string">
            <text:p text:style-name="Table_20_Contents">Logique haute-niveau : mémo, suspect, alertes, envoi VPIV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dispatch_Us.cpp</text:span></text:p>
          </table:table-cell>
          <table:table-cell table:style-name="Tableau14.A1" office:value-type="string">
            <text:p text:style-name="Table_20_Contents">Réception des commandes VPIV depuis Node-RED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unication</text:span></text:p>
          </table:table-cell>
          <table:table-cell table:style-name="Tableau14.A1" office:value-type="string">
            <text:p text:style-name="Table_20_Contents">Format, parsing, routage</text:p>
          </table:table-cell>
        </table:table-row>
      </table:table>
      <text:p text:style-name="P36"/>
      <text:h text:style-name="P33" text:outline-level="1"><text:bookmark-start text:name="__RefHeading___Toc11885_2415352087"/><text:span text:style-name="Strong_20_Emphasis">9.4 — API VPIV du module US</text:span><text:bookmark-end text:name="__RefHeading___Toc11885_2415352087"/></text:h>
      <text:h text:style-name="P40" text:outline-level="3"><text:bookmark-start text:name="__RefHeading___Toc11887_2415352087"/><text:span text:style-name="Strong_20_Emphasis">9.4.1 — Lecture d’une ou plusieurs valeurs</text:span><text:bookmark-end text:name="__RefHeading___Toc11887_2415352087"/></text:h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Table_20_Heading">Action</text:p>
            </table:table-cell>
            <table:table-cell table:style-name="Tableau15.A1" office:value-type="string">
              <text:p text:style-name="Table_20_Heading">VPIV</text:p>
            </table:table-cell>
          </table:table-row>
        </table:table-header-rows>
        <table:table-row>
          <table:table-cell table:style-name="Tableau15.A1" office:value-type="string">
            <text:p text:style-name="Table_20_Contents">Lire un capteur</text:p>
          </table:table-cell>
          <table:table-cell table:style-name="Tableau15.A1" office:value-type="string">
            <text:p text:style-name="Table_20_Contents"><text:span text:style-name="Source_20_Text">$V:Us:read:4:*#</text:span></text:p>
          </table:table-cell>
        </table:table-row>
        <table:table-row>
          <table:table-cell table:style-name="Tableau15.A1" office:value-type="string">
            <text:p text:style-name="Table_20_Contents">Lire plusieurs</text:p>
          </table:table-cell>
          <table:table-cell table:style-name="Tableau15.A1" office:value-type="string">
            <text:p text:style-name="Table_20_Contents"><text:span text:style-name="Source_20_Text">$V:Us:read:[0,2,5]:*#</text:span></text:p>
          </table:table-cell>
        </table:table-row>
        <table:table-row>
          <table:table-cell table:style-name="Tableau15.A1" office:value-type="string">
            <text:p text:style-name="Table_20_Contents">Lire tous</text:p>
          </table:table-cell>
          <table:table-cell table:style-name="Tableau15.A1" office:value-type="string">
            <text:p text:style-name="Table_20_Contents"><text:span text:style-name="Source_20_Text">$V:Us:read:*:*#</text:span></text:p>
          </table:table-cell>
        </table:table-row>
      </table:table>
      <text:p text:style-name="P6">Réponse :</text:p>
      <text:p text:style-name="P38"><text:span text:style-name="Source_20_Text">$I:Us:one:4:52#</text:span></text:p>
      <text:p text:style-name="P38"><text:span text:style-name="Source_20_Text">$I:Us:read:*:OK#</text:span></text:p>
      <text:p text:style-name="P36"/>
      <text:h text:style-name="P40" text:outline-level="3"><text:bookmark-start text:name="__RefHeading___Toc11889_2415352087"/><text:span text:style-name="Strong_20_Emphasis">9.4.2 — Activer / désactiver le module</text:span><text:bookmark-end text:name="__RefHeading___Toc11889_2415352087"/></text:h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Table_20_Heading">Action</text:p>
            </table:table-cell>
            <table:table-cell table:style-name="Tableau16.A1" office:value-type="string">
              <text:p text:style-name="Table_20_Heading">VPIV</text:p>
            </table:table-cell>
          </table:table-row>
        </table:table-header-rows>
        <table:table-row>
          <table:table-cell table:style-name="Tableau16.A1" office:value-type="string">
            <text:p text:style-name="Table_20_Contents">Activer</text:p>
          </table:table-cell>
          <table:table-cell table:style-name="Tableau16.A1" office:value-type="string">
            <text:p text:style-name="Table_20_Contents"><text:span text:style-name="Source_20_Text">$V:Us:act:*:1#</text:span></text:p>
          </table:table-cell>
        </table:table-row>
        <table:table-row>
          <table:table-cell table:style-name="Tableau16.A1" office:value-type="string">
            <text:p text:style-name="Table_20_Contents">Désactiver</text:p>
          </table:table-cell>
          <table:table-cell table:style-name="Tableau16.A1" office:value-type="string">
            <text:p text:style-name="Table_20_Contents"><text:span text:style-name="Source_20_Text">$V:Us:act:*:0#</text:span></text:p>
          </table:table-cell>
        </table:table-row>
      </table:table>
      <text:p text:style-name="P36"/>
      <text:h text:style-name="P40" text:outline-level="3"><text:bookmark-start text:name="__RefHeading___Toc11891_2415352087"/><text:soft-page-break/><text:span text:style-name="Strong_20_Emphasis">9.4.3 — Cycle d’acquisition</text:span><text:bookmark-end text:name="__RefHeading___Toc11891_2415352087"/></text:h>
      <table:table table:name="Tableau17" table:style-name="Tableau17">
        <table:table-column table:style-name="Tableau17.A"/>
        <table:table-column table:style-name="Tableau17.B"/>
        <table:table-header-rows>
          <table:table-row>
            <table:table-cell table:style-name="Tableau17.A1" office:value-type="string">
              <text:p text:style-name="Table_20_Heading">Action</text:p>
            </table:table-cell>
            <table:table-cell table:style-name="Tableau17.A1" office:value-type="string">
              <text:p text:style-name="Table_20_Heading">VPIV</text:p>
            </table:table-cell>
          </table:table-row>
        </table:table-header-rows>
        <table:table-row>
          <table:table-cell table:style-name="Tableau17.A1" office:value-type="string">
            <text:p text:style-name="Table_20_Contents">Cycle 200 ms</text:p>
          </table:table-cell>
          <table:table-cell table:style-name="Tableau17.A1" office:value-type="string">
            <text:p text:style-name="Table_20_Contents"><text:span text:style-name="Source_20_Text">$V:Us:freq:*:200#</text:span></text:p>
          </table:table-cell>
        </table:table-row>
        <table:table-row>
          <table:table-cell table:style-name="Tableau17.A1" office:value-type="string">
            <text:p text:style-name="Table_20_Contents">Cycle 80 ms</text:p>
          </table:table-cell>
          <table:table-cell table:style-name="Tableau17.A1" office:value-type="string">
            <text:p text:style-name="Table_20_Contents"><text:span text:style-name="Source_20_Text">$V:Us:freq:*:80#</text:span></text:p>
          </table:table-cell>
        </table:table-row>
      </table:table>
      <text:p text:style-name="P36"/>
      <text:h text:style-name="P40" text:outline-level="3"><text:bookmark-start text:name="__RefHeading___Toc11893_2415352087"/><text:span text:style-name="Strong_20_Emphasis">9.4.4 — Seuils d’alerte (danger)</text:span><text:bookmark-end text:name="__RefHeading___Toc11893_2415352087"/></text:h>
      <text:p text:style-name="P6"><text:span text:style-name="Emphasis">(tu as défini des seuils propres pour ta cartographie)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Table_20_Heading">Zone</text:p>
            </table:table-cell>
            <table:table-cell table:style-name="Tableau18.A1" office:value-type="string">
              <text:p text:style-name="Table_20_Heading">Capteurs</text:p>
            </table:table-cell>
            <table:table-cell table:style-name="Tableau18.A1" office:value-type="string">
              <text:p text:style-name="Table_20_Heading">Seuil Danger</text:p>
            </table:table-cell>
          </table:table-row>
        </table:table-header-rows>
        <table:table-row>
          <table:table-cell table:style-name="Tableau18.A1" office:value-type="string">
            <text:p text:style-name="Table_20_Contents">Avant gauche / droit</text:p>
          </table:table-cell>
          <table:table-cell table:style-name="Tableau18.A1" office:value-type="string">
            <text:p text:style-name="Table_20_Contents">AvG, AvD</text:p>
          </table:table-cell>
          <table:table-cell table:style-name="Tableau18.A1" office:value-type="string">
            <text:p text:style-name="Table_20_Contents">15 cm</text:p>
          </table:table-cell>
        </table:table-row>
        <table:table-row>
          <table:table-cell table:style-name="Tableau18.A1" office:value-type="string">
            <text:p text:style-name="Table_20_Contents">Avant centre</text:p>
          </table:table-cell>
          <table:table-cell table:style-name="Tableau18.A1" office:value-type="string">
            <text:p text:style-name="Table_20_Contents">AvC</text:p>
          </table:table-cell>
          <table:table-cell table:style-name="Tableau18.A1" office:value-type="string">
            <text:p text:style-name="Table_20_Contents">10 cm</text:p>
          </table:table-cell>
        </table:table-row>
        <table:table-row>
          <table:table-cell table:style-name="Tableau18.A1" office:value-type="string">
            <text:p text:style-name="Table_20_Contents">Tête (3 capteurs)</text:p>
          </table:table-cell>
          <table:table-cell table:style-name="Tableau18.A1" office:value-type="string">
            <text:p text:style-name="Table_20_Contents">TtG, TtD, TtC</text:p>
          </table:table-cell>
          <table:table-cell table:style-name="Tableau18.A1" office:value-type="string">
            <text:p text:style-name="Table_20_Contents">20 cm</text:p>
          </table:table-cell>
        </table:table-row>
        <table:table-row>
          <table:table-cell table:style-name="Tableau18.A1" office:value-type="string">
            <text:p text:style-name="Table_20_Contents">Arrière</text:p>
          </table:table-cell>
          <table:table-cell table:style-name="Tableau18.A1" office:value-type="string">
            <text:p text:style-name="Table_20_Contents">ArG, ArC(*) , ArD</text:p>
          </table:table-cell>
          <table:table-cell table:style-name="Tableau18.A1" office:value-type="string">
            <text:p text:style-name="Table_20_Contents">20 cm (ArC = 15 cm si tu confirmes)</text:p>
          </table:table-cell>
        </table:table-row>
      </table:table>
      <text:p text:style-name="P6">Pour appliquer les bons seuils automatiquement :</text:p>
      <text:p text:style-name="P38"><text:span text:style-name="Source_20_Text">// AvG = 5</text:span></text:p>
      <text:p text:style-name="P38"><text:span text:style-name="Source_20_Text">$V:Us:thd:5:15#</text:span></text:p>
      <text:p text:style-name="P38"><text:span text:style-name="Source_20_Text">$V:Us:thd:3:15#</text:span></text:p>
      <text:p text:style-name="P38"><text:span text:style-name="Source_20_Text">$V:Us:thd:4:10#</text:span></text:p>
      <text:p text:style-name="P38"/>
      <text:p text:style-name="P38"><text:span text:style-name="Source_20_Text">// arrière</text:span></text:p>
      <text:p text:style-name="P38"><text:span text:style-name="Source_20_Text">$V:Us:thd:[0,1,2]:20#</text:span></text:p>
      <text:p text:style-name="P38"/>
      <text:p text:style-name="P38"><text:span text:style-name="Source_20_Text">// tête</text:span></text:p>
      <text:p text:style-name="P38"><text:span text:style-name="Source_20_Text">$V:Us:thd:[6,7,8]:20#</text:span></text:p>
      <text:p text:style-name="P36"/>
      <text:h text:style-name="P40" text:outline-level="3"><text:bookmark-start text:name="__RefHeading___Toc11895_2415352087"/><text:span text:style-name="Strong_20_Emphasis">9.4.5 — Envoi systématique ou à variation</text:span><text:bookmark-end text:name="__RefHeading___Toc11895_2415352087"/>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Table_20_Heading">Mode</text:p>
            </table:table-cell>
            <table:table-cell table:style-name="Tableau19.A1" office:value-type="string">
              <text:p text:style-name="Table_20_Heading">VPIV</text:p>
            </table:table-cell>
          </table:table-row>
        </table:table-header-rows>
        <table:table-row>
          <table:table-cell table:style-name="Tableau19.A1" office:value-type="string">
            <text:p text:style-name="Table_20_Contents">envoi uniquement si variation</text:p>
          </table:table-cell>
          <table:table-cell table:style-name="Tableau19.A1" office:value-type="string">
            <text:p text:style-name="Table_20_Contents"><text:span text:style-name="Source_20_Text">$V:Us:sendall:*:0#</text:span></text:p>
          </table:table-cell>
        </table:table-row>
        <table:table-row>
          <table:table-cell table:style-name="Tableau19.A1" office:value-type="string">
            <text:p text:style-name="Table_20_Contents">envoyer tout à chaque cycle</text:p>
          </table:table-cell>
          <table:table-cell table:style-name="Tableau19.A1" office:value-type="string">
            <text:p text:style-name="Table_20_Contents"><text:span text:style-name="Source_20_Text">$V:Us:sendall:*:1#</text:span></text:p>
          </table:table-cell>
        </table:table-row>
      </table:table>
      <text:p text:style-name="P36"/>
      <text:h text:style-name="P40" text:outline-level="3"><text:bookmark-start text:name="__RefHeading___Toc11897_2415352087"/><text:span text:style-name="Strong_20_Emphasis">9.4.6 — Delta minimal pour envoyer une valeur</text:span><text:bookmark-end text:name="__RefHeading___Toc11897_2415352087"/></text:h>
      <text:p text:style-name="P6">Ex. ne publier que si différence ≥ 5 cm :</text:p>
      <text:p text:style-name="P6"><text:span text:style-name="Source_20_Text">$V:Us:delta:*:5#</text:span></text:p>
      <text:p text:style-name="P36"/>
      <text:h text:style-name="P40" text:outline-level="3"><text:bookmark-start text:name="__RefHeading___Toc11899_2415352087"/><text:span text:style-name="Strong_20_Emphasis">9.4.7 — Mode automatique (preset)</text:span><text:bookmark-end text:name="__RefHeading___Toc11899_2415352087"/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Table_20_Heading">Mode</text:p>
            </table:table-cell>
            <table:table-cell table:style-name="Tableau20.A1" office:value-type="string">
              <text:p text:style-name="Table_20_Heading">Effet</text:p>
            </table:table-cell>
            <table:table-cell table:style-name="Tableau20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0.A1" office:value-type="string">
            <text:p text:style-name="Table_20_Contents">idle</text:p>
          </table:table-cell>
          <table:table-cell table:style-name="Tableau20.A1" office:value-type="string">
            <text:p text:style-name="Table_20_Contents">stop module</text:p>
          </table:table-cell>
          <table:table-cell table:style-name="Tableau20.A1" office:value-type="string">
            <text:p text:style-name="Table_20_Contents"><text:span text:style-name="Source_20_Text">$V:Us:mode:*:idle#</text:span></text:p>
          </table:table-cell>
        </table:table-row>
        <table:table-row>
          <table:table-cell table:style-name="Tableau20.A1" office:value-type="string">
            <text:p text:style-name="Table_20_Contents">normal</text:p>
          </table:table-cell>
          <table:table-cell table:style-name="Tableau20.A1" office:value-type="string">
            <text:p text:style-name="Table_20_Contents">ping cycle normal 200 ms</text:p>
          </table:table-cell>
          <table:table-cell table:style-name="Tableau20.A1" office:value-type="string">
            <text:p text:style-name="Table_20_Contents"><text:span text:style-name="Source_20_Text">$V:Us:mode:*:normal#</text:span></text:p>
          </table:table-cell>
        </table:table-row>
        <text:soft-page-break/>
        <table:table-row>
          <table:table-cell table:style-name="Tableau20.A1" office:value-type="string">
            <text:p text:style-name="Table_20_Contents">surv</text:p>
          </table:table-cell>
          <table:table-cell table:style-name="Tableau20.A1" office:value-type="string">
            <text:p text:style-name="Table_20_Contents">surveillance rapide cycle 100 ms</text:p>
          </table:table-cell>
          <table:table-cell table:style-name="Tableau20.A1" office:value-type="string">
            <text:p text:style-name="Table_20_Contents"><text:span text:style-name="Source_20_Text">$V:Us:mode:*:surv#</text:span></text:p>
          </table:table-cell>
        </table:table-row>
      </table:table>
      <text:p text:style-name="P36"/>
      <text:h text:style-name="P33" text:outline-level="1"><text:bookmark-start text:name="__RefHeading___Toc11901_2415352087"/><text:span text:style-name="Strong_20_Emphasis">9.5 — Messages VPIV envoyés automatiquement</text:span><text:bookmark-end text:name="__RefHeading___Toc11901_2415352087"/></text:h>
      <text:h text:style-name="P40" text:outline-level="3"><text:bookmark-start text:name="__RefHeading___Toc11903_2415352087"/><text:span text:style-name="Strong_20_Emphasis">9.5.1 — Valeur unique (variation importante)</text:span><text:bookmark-end text:name="__RefHeading___Toc11903_2415352087"/></text:h>
      <text:p text:style-name="P38"><text:span text:style-name="Source_20_Text">$I:Us:one:4:52#</text:span></text:p>
      <text:p text:style-name="P36"/>
      <text:h text:style-name="P40" text:outline-level="3"><text:bookmark-start text:name="__RefHeading___Toc11905_2415352087"/><text:span text:style-name="Strong_20_Emphasis">9.5.2 — Valeurs groupées (« sendall=1 »)</text:span><text:bookmark-end text:name="__RefHeading___Toc11905_2415352087"/></text:h>
      <text:p text:style-name="P38"><text:span text:style-name="Source_20_Text">$I:Us:val:*:52,47,0,-1,60,72,80,75,91#</text:span></text:p>
      <text:p text:style-name="P6">Où :</text:p>
      <text:list text:style-name="L55">
        <text:list-item>
          <text:p text:style-name="P85"><text:span text:style-name="Strong_20_Emphasis">0 = silence</text:span> (pas de retour pulseIn)</text:p>
        </text:list-item>
        <text:list-item>
          <text:p text:style-name="P85"><text:span text:style-name="Strong_20_Emphasis">-1 = disabled</text:span> (capteur déclaré mort)</text:p>
        </text:list-item>
      </text:list>
      <text:p text:style-name="P36"/>
      <text:h text:style-name="P40" text:outline-level="3"><text:bookmark-start text:name="__RefHeading___Toc11907_2415352087"/><text:span text:style-name="Strong_20_Emphasis">9.5.3 — Alerte danger</text:span><text:bookmark-end text:name="__RefHeading___Toc11907_2415352087"/></text:h>
      <text:p text:style-name="P6">Quand distance ≤ seuil, le module US envoie :</text:p>
      <text:p text:style-name="P38"><text:span text:style-name="Source_20_Text">$I:Us:alert:4:3#</text:span></text:p>
      <text:p text:style-name="P6">Interprétation :</text:p>
      <text:list text:style-name="L56">
        <text:list-item>
          <text:p text:style-name="P86">index = 4 (AvC)</text:p>
        </text:list-item>
        <text:list-item>
          <text:p text:style-name="P86">lvl = 3 → niveau de danger (seuil/distance)</text:p>
        </text:list-item>
      </text:list>
      <text:p text:style-name="P36"/>
      <text:h text:style-name="P33" text:outline-level="1"><text:bookmark-start text:name="__RefHeading___Toc11909_2415352087"/><text:span text:style-name="Strong_20_Emphasis">9.6 — Logique interne : suspect → désactivé</text:span><text:bookmark-end text:name="__RefHeading___Toc11909_2415352087"/></text:h>
      <text:h text:style-name="P40" text:outline-level="3"><text:bookmark-start text:name="__RefHeading___Toc11911_2415352087"/><text:span text:style-name="Strong_20_Emphasis">Étapes :</text:span><text:bookmark-end text:name="__RefHeading___Toc11911_2415352087"/></text:h>
      <text:list text:style-name="L57">
        <text:list-item>
          <text:p text:style-name="P87"><text:span text:style-name="Strong_20_Emphasis">pulseIn = 0 (timeout)</text:span></text:p>
        </text:list-item>
        <text:list-item>
          <text:p text:style-name="P87">Timer <text:span text:style-name="Source_20_Text">suspectSince[i]</text:span> démarre</text:p>
        </text:list-item>
        <text:list-item>
          <text:p text:style-name="P87">Si dépasse <text:span text:style-name="Source_20_Text">cfg_us_suspect_timeout_ms</text:span> (default 1000 ms)<text:line-break/>→ Capteur = désactivé (<text:span text:style-name="Source_20_Text">-1</text:span>)</text:p>
        </text:list-item>
        <text:list-item>
          <text:p text:style-name="P87">Envoi VPIV automatique :</text:p>
        </text:list-item>
      </text:list>
      <text:p text:style-name="P38"><text:span text:style-name="Source_20_Text">$I:Us:one:4:-1#</text:span></text:p>
      <text:p text:style-name="P6">Réactivation automatique dès qu’une mesure valide revient.</text:p>
      <text:p text:style-name="P36"/>
      <text:h text:style-name="P33" text:outline-level="1"><text:bookmark-start text:name="__RefHeading___Toc11913_2415352087"/><text:soft-page-break/><text:span text:style-name="Strong_20_Emphasis">9.7 — Interaction avec MvtSafe</text:span><text:bookmark-end text:name="__RefHeading___Toc11913_2415352087"/></text:h>
      <text:p text:style-name="P6">Le module <text:span text:style-name="Strong_20_Emphasis">MvtSafe</text:span> repose directement sur les valeurs US.</text:p>
      <text:p text:style-name="P6">Typiquement :</text:p>
      <text:list text:style-name="L58">
        <text:list-item>
          <text:p text:style-name="P88">AvC ≤ 10 cm → arrêt immédiat</text:p>
        </text:list-item>
        <text:list-item>
          <text:p text:style-name="P88">AvG, AvD ≤ 15 cm → ralentir / bloquer rotation</text:p>
        </text:list-item>
        <text:list-item>
          <text:p text:style-name="P88">Tête ≤ 20 cm → contrainte directionnelle</text:p>
        </text:list-item>
        <text:list-item>
          <text:p text:style-name="P88">Arrière ≤ 20 cm → empêche marche arrière</text:p>
        </text:list-item>
      </text:list>
      <text:p text:style-name="P6">La logique est gérée par :</text:p>
      <text:p text:style-name="P38"><text:span text:style-name="Source_20_Text">mvtsafe_process()</text:span></text:p>
      <text:p text:style-name="P6">→ Ce chapitre a sa doc dédiée.</text:p>
      <text:p text:style-name="P36"/>
      <text:h text:style-name="P33" text:outline-level="1"><text:bookmark-start text:name="__RefHeading___Toc11915_2415352087"/><text:span text:style-name="Strong_20_Emphasis">9.8 — Node-RED : Dashboard &amp; flux associés</text:span><text:bookmark-end text:name="__RefHeading___Toc11915_2415352087"/></text:h>
      <text:h text:style-name="P40" text:outline-level="3"><text:bookmark-start text:name="__RefHeading___Toc11917_2415352087"/><text:span text:style-name="Strong_20_Emphasis">9.8.1 — Widgets recommandés</text:span><text:bookmark-end text:name="__RefHeading___Toc11917_2415352087"/></text:h>
      <text:p text:style-name="P6">✔ 9 jauges (valeurs US)<text:line-break/>✔ 9 LEDs (échec/désactivé)<text:line-break/>✔ Indicateur global danger<text:line-break/>✔ Boutons :</text:p>
      <text:list text:style-name="L59">
        <text:list-item>
          <text:p text:style-name="P89">act</text:p>
        </text:list-item>
        <text:list-item>
          <text:p text:style-name="P89">freq</text:p>
        </text:list-item>
        <text:list-item>
          <text:p text:style-name="P89">sendall</text:p>
        </text:list-item>
        <text:list-item>
          <text:p text:style-name="P89">mode<text:line-break/>✔ Section calibration</text:p>
        </text:list-item>
      </text:list>
      <text:p text:style-name="P36"/>
      <text:h text:style-name="P40" text:outline-level="3"><text:bookmark-start text:name="__RefHeading___Toc11919_2415352087"/><text:span text:style-name="Strong_20_Emphasis">9.8.2 — Réception valeurs (via MQTT)</text:span><text:bookmark-end text:name="__RefHeading___Toc11919_2415352087"/></text:h>
      <text:p text:style-name="P6">Les messages <text:span text:style-name="Source_20_Text">$I:Us:one:x:value#</text:span> sont reçus dans :</text:p>
      <text:p text:style-name="P38"><text:span text:style-name="Source_20_Text">topic : rzbot/in</text:span></text:p>
      <text:p text:style-name="P38"><text:span text:style-name="Source_20_Text">payload : $I:Us:one:4:52#</text:span></text:p>
      <text:p text:style-name="P6">Un parser Node-RED extrait :</text:p>
      <text:p text:style-name="P38"><text:span text:style-name="Source_20_Text">{ "module":"Us", "prop":"one", "idx":4, "value":52 }</text:span></text:p>
      <text:p text:style-name="P36"/>
      <text:h text:style-name="P40" text:outline-level="3"><text:bookmark-start text:name="__RefHeading___Toc11921_2415352087"/><text:span text:style-name="Strong_20_Emphasis">9.8.3 — Commandes depuis dashboard</text:span><text:bookmark-end text:name="__RefHeading___Toc11921_2415352087"/></text:h>
      <text:p text:style-name="P6">Exemple bouton ENABLE :</text:p>
      <text:p text:style-name="P38"><text:span text:style-name="Source_20_Text">topic: rzbot/out</text:span></text:p>
      <text:p text:style-name="P38"><text:soft-page-break/><text:span text:style-name="Source_20_Text">payload: $V:Us:act:*:1#</text:span></text:p>
      <text:p text:style-name="P36"/>
      <text:h text:style-name="P33" text:outline-level="1"><text:bookmark-start text:name="__RefHeading___Toc11923_2415352087"/><text:span text:style-name="Strong_20_Emphasis">9.9 — Calibration (bonne pratique)</text:span><text:bookmark-end text:name="__RefHeading___Toc11923_2415352087"/></text:h>
      <text:h text:style-name="P40" text:outline-level="3"><text:bookmark-start text:name="__RefHeading___Toc11925_2415352087"/><text:span text:style-name="Strong_20_Emphasis">9.9.1 — Test individuel</text:span><text:bookmark-end text:name="__RefHeading___Toc11925_2415352087"/></text:h>
      <text:p text:style-name="P38"><text:span text:style-name="Source_20_Text">$V:Us:read:0:*#</text:span></text:p>
      <text:p text:style-name="P38"><text:span text:style-name="Source_20_Text">$V:Us:read:1:*#</text:span></text:p>
      <text:p text:style-name="P38"><text:span text:style-name="Source_20_Text">...</text:span></text:p>
      <text:h text:style-name="P40" text:outline-level="3"><text:bookmark-start text:name="__RefHeading___Toc11927_2415352087"/><text:span text:style-name="Strong_20_Emphasis">9.9.2 — Détection angle mort</text:span><text:bookmark-end text:name="__RefHeading___Toc11927_2415352087"/></text:h>
      <text:p text:style-name="P6">Bouge lentement un objet devant chaque capteur.</text:p>
      <text:h text:style-name="P40" text:outline-level="3"><text:bookmark-start text:name="__RefHeading___Toc11929_2415352087"/><text:span text:style-name="Strong_20_Emphasis">9.9.3 — Ajuster seuils</text:span><text:bookmark-end text:name="__RefHeading___Toc11929_2415352087"/></text:h>
      <text:p text:style-name="P6">Tes seuils actuels :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Table_20_Heading">Index</text:p>
            </table:table-cell>
            <table:table-cell table:style-name="Tableau21.A1" office:value-type="string">
              <text:p text:style-name="Table_20_Heading">Nom</text:p>
            </table:table-cell>
            <table:table-cell table:style-name="Tableau21.A1" office:value-type="string">
              <text:p text:style-name="Table_20_Heading">Seuil</text:p>
            </table:table-cell>
          </table:table-row>
        </table:table-header-rows>
        <table:table-row>
          <table:table-cell table:style-name="Tableau21.A1" office:value-type="string">
            <text:p text:style-name="Table_20_Contents">3,5</text:p>
          </table:table-cell>
          <table:table-cell table:style-name="Tableau21.A1" office:value-type="string">
            <text:p text:style-name="Table_20_Contents">AvD, AvG</text:p>
          </table:table-cell>
          <table:table-cell table:style-name="Tableau21.A1" office:value-type="string">
            <text:p text:style-name="Table_20_Contents"><text:span text:style-name="Strong_20_Emphasis">15 cm</text:span></text:p>
          </table:table-cell>
        </table:table-row>
        <table:table-row>
          <table:table-cell table:style-name="Tableau21.A1" office:value-type="string">
            <text:p text:style-name="Table_20_Contents">4</text:p>
          </table:table-cell>
          <table:table-cell table:style-name="Tableau21.A1" office:value-type="string">
            <text:p text:style-name="Table_20_Contents">AvC</text:p>
          </table:table-cell>
          <table:table-cell table:style-name="Tableau21.A1" office:value-type="string">
            <text:p text:style-name="Table_20_Contents"><text:span text:style-name="Strong_20_Emphasis">10 cm</text:span></text:p>
          </table:table-cell>
        </table:table-row>
        <table:table-row>
          <table:table-cell table:style-name="Tableau21.A1" office:value-type="string">
            <text:p text:style-name="Table_20_Contents">6,7,8</text:p>
          </table:table-cell>
          <table:table-cell table:style-name="Tableau21.A1" office:value-type="string">
            <text:p text:style-name="Table_20_Contents">Tête</text:p>
          </table:table-cell>
          <table:table-cell table:style-name="Tableau21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21.A1" office:value-type="string">
            <text:p text:style-name="Table_20_Contents">0,2</text:p>
          </table:table-cell>
          <table:table-cell table:style-name="Tableau21.A1" office:value-type="string">
            <text:p text:style-name="Table_20_Contents">ArG, ArD</text:p>
          </table:table-cell>
          <table:table-cell table:style-name="Tableau21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21.A1" office:value-type="string">
            <text:p text:style-name="Table_20_Contents">1</text:p>
          </table:table-cell>
          <table:table-cell table:style-name="Tableau21.A1" office:value-type="string">
            <text:p text:style-name="Table_20_Contents">ArC</text:p>
          </table:table-cell>
          <table:table-cell table:style-name="Tableau21.A1" office:value-type="string">
            <text:p text:style-name="Table_20_Contents"><text:span text:style-name="Strong_20_Emphasis">15 cm</text:span></text:p>
          </table:table-cell>
        </table:table-row>
      </table:table>
      <text:p text:style-name="P36"/>
      <text:h text:style-name="P33" text:outline-level="1"><text:bookmark-start text:name="__RefHeading___Toc11931_2415352087"/><text:span text:style-name="Strong_20_Emphasis">9.10 — Exemple complet de configuration US</text:span><text:bookmark-end text:name="__RefHeading___Toc11931_2415352087"/></text:h>
      <text:p text:style-name="P38"><text:span text:style-name="Source_20_Text">$V:Us:act:*:1#</text:span></text:p>
      <text:p text:style-name="P38"><text:span text:style-name="Source_20_Text">$V:Us:freq:*:120#</text:span></text:p>
      <text:p text:style-name="P38"><text:span text:style-name="Source_20_Text">$V:Us:sendall:*:0#</text:span></text:p>
      <text:p text:style-name="P38"><text:span text:style-name="Source_20_Text">$V:Us:delta:*:3#</text:span></text:p>
      <text:p text:style-name="P38"><text:span text:style-name="Source_20_Text">$V:Us:thd:[3,5]:15#</text:span></text:p>
      <text:p text:style-name="P38"><text:span text:style-name="Source_20_Text">$V:Us:thd:4:10#</text:span></text:p>
      <text:p text:style-name="P38"><text:span text:style-name="Source_20_Text">$V:Us:thd:[6,7,8]:20#</text:span></text:p>
      <text:p text:style-name="P38"><text:span text:style-name="Source_20_Text">$V:Us:thd:[0,2]:20#</text:span></text:p>
      <text:p text:style-name="P38"><text:span text:style-name="Source_20_Text">$V:Us:thd:1:15#</text:span></text:p>
      <text:p text:style-name="P36"/>
      <text:h text:style-name="P33" text:outline-level="1"><text:bookmark-start text:name="__RefHeading___Toc11933_2415352087"/><text:span text:style-name="Strong_20_Emphasis">9.11 — Résumé</text:span><text:bookmark-end text:name="__RefHeading___Toc11933_2415352087"/></text:h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Table_20_Heading">Fonction</text:p>
            </table:table-cell>
            <table:table-cell table:style-name="Tableau22.A1" office:value-type="string">
              <text:p text:style-name="Table_20_Heading">Fichier</text:p>
            </table:table-cell>
            <table:table-cell table:style-name="Tableau2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2.A1" office:value-type="string">
            <text:p text:style-name="Table_20_Contents">Mesure brute</text:p>
          </table:table-cell>
          <table:table-cell table:style-name="Tableau22.A1" office:value-type="string">
            <text:p text:style-name="Table_20_Contents"><text:span text:style-name="Source_20_Text">us_hardware.cpp</text:span></text:p>
          </table:table-cell>
          <table:table-cell table:style-name="Tableau22.A1" office:value-type="string">
            <text:p text:style-name="Table_20_Contents">Trigger/pulseIn</text:p>
          </table:table-cell>
        </table:table-row>
        <table:table-row>
          <table:table-cell table:style-name="Tableau22.A1" office:value-type="string">
            <text:p text:style-name="Table_20_Contents">Logique</text:p>
          </table:table-cell>
          <table:table-cell table:style-name="Tableau22.A1" office:value-type="string">
            <text:p text:style-name="Table_20_Contents"><text:span text:style-name="Source_20_Text">us.cpp</text:span></text:p>
          </table:table-cell>
          <table:table-cell table:style-name="Tableau22.A1" office:value-type="string">
            <text:p text:style-name="Table_20_Contents">suspect, disabled, delta, alert</text:p>
          </table:table-cell>
        </table:table-row>
        <table:table-row>
          <table:table-cell table:style-name="Tableau22.A1" office:value-type="string">
            <text:p text:style-name="Table_20_Contents">VPIV réception</text:p>
          </table:table-cell>
          <table:table-cell table:style-name="Tableau22.A1" office:value-type="string">
            <text:p text:style-name="Table_20_Contents"><text:span text:style-name="Source_20_Text">dispatch_Us.cpp</text:span></text:p>
          </table:table-cell>
          <table:table-cell table:style-name="Tableau22.A1" office:value-type="string">
            <text:p text:style-name="Table_20_Contents">commandes Node-RED</text:p>
          </table:table-cell>
        </table:table-row>
        <table:table-row>
          <table:table-cell table:style-name="Tableau22.A1" office:value-type="string">
            <text:p text:style-name="Table_20_Contents">VPIV émission</text:p>
          </table:table-cell>
          <table:table-cell table:style-name="Tableau22.A1" office:value-type="string">
            <text:p text:style-name="Table_20_Contents"><text:span text:style-name="Source_20_Text">communication.cpp</text:span></text:p>
          </table:table-cell>
          <table:table-cell table:style-name="Tableau22.A1" office:value-type="string">
            <text:p text:style-name="Table_20_Contents">$I:Us:…</text:p>
          </table:table-cell>
        </table:table-row>
        <text:soft-page-break/>
        <table:table-row>
          <table:table-cell table:style-name="Tableau22.A1" office:value-type="string">
            <text:p text:style-name="Table_20_Contents">Seuils &amp; pins</text:p>
          </table:table-cell>
          <table:table-cell table:style-name="Tableau22.A1" office:value-type="string">
            <text:p text:style-name="Table_20_Contents"><text:span text:style-name="Source_20_Text">config.cpp</text:span></text:p>
          </table:table-cell>
          <table:table-cell table:style-name="Tableau22.A1" office:value-type="string">
            <text:p text:style-name="Table_20_Contents">valeurs runtime</text:p>
          </table:table-cell>
        </table:table-row>
      </table:table>
      <text:p text:style-name="P36"/>
      <text:h text:style-name="P33" text:outline-level="1"><text:span text:style-name="Source_20_Text"/></text:h>
      <text:p text:style-name="P55"><text:span text:style-name="Source_20_Text">Parfait.<text:line-break/>Voici maintenant </text:span><text:span text:style-name="Source_20_Text"><text:span text:style-name="Strong_20_Emphasis">CHAPITRE 10 — MODULE MIC (Microphones directionnels &amp; Sound Tracker)</text:span></text:span><text:span text:style-name="Source_20_Text">, complet, clair et 100 % cohérent avec ton architecture VPIV → Mega → Node-RED.</text:span></text:p>
      <text:p text:style-name="P36"/>
      <text:h text:style-name="P33" text:outline-level="1"><text:bookmark-start text:name="__RefHeading___Toc11935_2415352087"/><text:span text:style-name="Strong_20_Emphasis">CHAPITRE 10 — MODULE MIC</text:span><text:bookmark-end text:name="__RefHeading___Toc11935_2415352087"/></text:h>
      <text:h text:style-name="P40" text:outline-level="3"><text:bookmark-start text:name="__RefHeading___Toc11937_2415352087"/><text:span text:style-name="Emphasis">(Détection directionnelle du son – analyse intensité – tracking – publication VPIV)</text:span><text:bookmark-end text:name="__RefHeading___Toc11937_2415352087"/></text:h>
      <text:p text:style-name="P36"/>
      <text:h text:style-name="P33" text:outline-level="1"><text:bookmark-start text:name="__RefHeading___Toc11939_2415352087"/><text:span text:style-name="Strong_20_Emphasis">10.1 — Rôle du module MIC</text:span><text:bookmark-end text:name="__RefHeading___Toc11939_2415352087"/></text:h>
      <text:p text:style-name="P6">Ton robot dispose d’un <text:span text:style-name="Strong_20_Emphasis">module de microphones directionnels</text:span> (microphone array) capable de fournir :</text:p>
      <text:list text:style-name="L60">
        <text:list-item>
          <text:p text:style-name="P90"><text:span text:style-name="Strong_20_Emphasis">Direction d’arrivée du son (angle ou secteur)</text:span></text:p>
        </text:list-item>
        <text:list-item>
          <text:p text:style-name="P90"><text:span text:style-name="Strong_20_Emphasis">Intensité du son</text:span></text:p>
        </text:list-item>
        <text:list-item>
          <text:p text:style-name="P90"><text:span text:style-name="Strong_20_Emphasis">Stabilité / confiance</text:span></text:p>
        </text:list-item>
        <text:list-item>
          <text:p text:style-name="P90">Détection événements :</text:p>
          <text:list>
            <text:list-item>
              <text:p text:style-name="P90"><text:span text:style-name="Strong_20_Emphasis">clap</text:span></text:p>
            </text:list-item>
            <text:list-item>
              <text:p text:style-name="P90"><text:span text:style-name="Strong_20_Emphasis">peak impulsif</text:span></text:p>
            </text:list-item>
            <text:list-item>
              <text:p text:style-name="P90"><text:span text:style-name="Strong_20_Emphasis">silence prolongé</text:span></text:p>
            </text:list-item>
          </text:list>
        </text:list-item>
      </text:list>
      <text:p text:style-name="P6">Le rôle haut niveau du module MIC (dans ton architecture Mega) :</text:p>
      <text:list text:style-name="L61">
        <text:list-item>
          <text:p text:style-name="P91">Lire le module audio (I2S / analog / calcul externe selon ton installation).</text:p>
        </text:list-item>
        <text:list-item>
          <text:p text:style-name="P91">Filtrer / lisser : <text:span text:style-name="Emphasis">peak smoothing</text:span>.</text:p>
        </text:list-item>
        <text:list-item>
          <text:p text:style-name="P91">Déterminer un <text:span text:style-name="Strong_20_Emphasis">angle sonore</text:span> (0–360° ou secteur 0–7 selon config).</text:p>
        </text:list-item>
        <text:list-item>
          <text:p text:style-name="P91">Publier automatiquement en VPIV uniquement si variation.</text:p>
        </text:list-item>
        <text:list-item>
          <text:p text:style-name="P91">Fournir des messages “clap” ou “sound event”.</text:p>
        </text:list-item>
        <text:list-item>
          <text:p text:style-name="P91">Servir d’entrée pour ton module <text:span text:style-name="Strong_20_Emphasis">Orientation / Interaction Humaine</text:span>.</text:p>
        </text:list-item>
      </text:list>
      <text:p text:style-name="P6">Le tracker micro est indépendant du MvtSafe : il n’a pas de rôle sécurité.</text:p>
      <text:p text:style-name="P36"/>
      <text:h text:style-name="P33" text:outline-level="1"><text:bookmark-start text:name="__RefHeading___Toc11941_2415352087"/><text:span text:style-name="Strong_20_Emphasis">10.2 — Architecture du module</text:span><text:bookmark-end text:name="__RefHeading___Toc11941_2415352087"/></text:h>
      <text:h text:style-name="P40" text:outline-level="3"><text:bookmark-start text:name="__RefHeading___Toc11943_2415352087"/><text:span text:style-name="Strong_20_Emphasis">Fichiers Mega</text:span><text:bookmark-end text:name="__RefHeading___Toc11943_2415352087"/></text:h>
      <table:table table:name="Tableau23" table:style-name="Tableau23">
        <table:table-column table:style-name="Tableau23.A"/>
        <table:table-column table:style-name="Tableau23.B"/>
        <table:table-header-rows>
          <table:table-row>
            <table:table-cell table:style-name="Tableau23.A1" office:value-type="string">
              <text:p text:style-name="Table_20_Heading">Fichier</text:p>
            </table:table-cell>
            <table:table-cell table:style-name="Tableau23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3.A1" office:value-type="string">
            <text:p text:style-name="Table_20_Contents"><text:span text:style-name="Source_20_Text">src/sensors/microphone_array.h/.cpp</text:span></text:p>
          </table:table-cell>
          <table:table-cell table:style-name="Tableau23.A1" office:value-type="string">
            <text:p text:style-name="Table_20_Contents">Acquisition &amp; analyse</text:p>
          </table:table-cell>
        </table:table-row>
        <table:table-row>
          <table:table-cell table:style-name="Tableau23.A1" office:value-type="string">
            <text:p text:style-name="Table_20_Contents"><text:span text:style-name="Source_20_Text">src/communication/dispatch_Mic.cpp</text:span></text:p>
          </table:table-cell>
          <table:table-cell table:style-name="Tableau23.A1" office:value-type="string">
            <text:p text:style-name="Table_20_Contents">Commandes VPIV entrantes</text:p>
          </table:table-cell>
        </table:table-row>
        <text:soft-page-break/>
        <table:table-row>
          <table:table-cell table:style-name="Tableau23.A1" office:value-type="string">
            <text:p text:style-name="Table_20_Contents"><text:span text:style-name="Source_20_Text">communication.cpp</text:span></text:p>
          </table:table-cell>
          <table:table-cell table:style-name="Tableau23.A1" office:value-type="string">
            <text:p text:style-name="Table_20_Contents">Envoi messages <text:span text:style-name="Source_20_Text">$I:Mic:*#</text:span></text:p>
          </table:table-cell>
        </table:table-row>
        <table:table-row>
          <table:table-cell table:style-name="Tableau23.A1" office:value-type="string">
            <text:p text:style-name="Table_20_Contents"><text:span text:style-name="Source_20_Text">config.cpp</text:span></text:p>
          </table:table-cell>
          <table:table-cell table:style-name="Tableau23.A1" office:value-type="string">
            <text:p text:style-name="Table_20_Contents">Fréquence, seuils, filtres</text:p>
          </table:table-cell>
        </table:table-row>
      </table:table>
      <text:h text:style-name="P40" text:outline-level="3"><text:bookmark-start text:name="__RefHeading___Toc11945_2415352087"/><text:span text:style-name="Strong_20_Emphasis">Fonctions principales</text:span><text:bookmark-end text:name="__RefHeading___Toc11945_2415352087"/></text:h>
      <text:p text:style-name="P6">Dans <text:span text:style-name="Strong_20_Emphasis">loop()</text:span> (ton code réel) :</text:p>
      <text:p text:style-name="P38"><text:span text:style-name="Source_20_Text">mic_processPeriodic();</text:span></text:p>
      <text:p text:style-name="P6">Ce module est rapide : ~1 ms.</text:p>
      <text:p text:style-name="P36"/>
      <text:h text:style-name="P33" text:outline-level="1"><text:bookmark-start text:name="__RefHeading___Toc11947_2415352087"/><text:span text:style-name="Strong_20_Emphasis">10.3 — Format interne des données</text:span><text:bookmark-end text:name="__RefHeading___Toc11947_2415352087"/></text:h>
      <text:p text:style-name="P6">Le module maintient les variables runtime :</text:p>
      <text:p text:style-name="P38"><text:span text:style-name="Source_20_Text">mic_direction_deg <text:s text:c="4"/>(0–360°)</text:span></text:p>
      <text:p text:style-name="P38"><text:span text:style-name="Source_20_Text">mic_sector <text:s text:c="11"/>(0–7)</text:span></text:p>
      <text:p text:style-name="P38"><text:span text:style-name="Source_20_Text">mic_intensity <text:s text:c="8"/>(0–1023)</text:span></text:p>
      <text:p text:style-name="P38"><text:span text:style-name="Source_20_Text">mic_lastDirection <text:s text:c="4"/>(pour delta)</text:span></text:p>
      <text:p text:style-name="P38"><text:span text:style-name="Source_20_Text">mic_confidence <text:s text:c="7"/>(0–100 %)</text:span></text:p>
      <text:p text:style-name="P38"><text:span text:style-name="Source_20_Text">mic_clapDetected <text:s text:c="5"/>(bool)</text:span></text:p>
      <text:p text:style-name="P38"><text:span text:style-name="Source_20_Text">mic_lastActiveTs <text:s text:c="5"/>(millis)</text:span></text:p>
      <text:p text:style-name="P38"><text:span text:style-name="Source_20_Text">mic_silence <text:s text:c="10"/>(bool)</text:span></text:p>
      <text:p text:style-name="P36"/>
      <text:h text:style-name="P33" text:outline-level="1"><text:bookmark-start text:name="__RefHeading___Toc11949_2415352087"/><text:span text:style-name="Strong_20_Emphasis">10.4 — API VPIV complète (commandes pour Node-RED)</text:span><text:bookmark-end text:name="__RefHeading___Toc11949_2415352087"/></text:h>
      <text:h text:style-name="P40" text:outline-level="3"><text:bookmark-start text:name="__RefHeading___Toc11951_2415352087"/><text:span text:style-name="Strong_20_Emphasis">10.4.1 — Activer / désactiver</text:span><text:bookmark-end text:name="__RefHeading___Toc11951_2415352087"/></text:h>
      <table:table table:name="Tableau24" table:style-name="Tableau24">
        <table:table-column table:style-name="Tableau24.A"/>
        <table:table-column table:style-name="Tableau24.B"/>
        <table:table-header-rows>
          <table:table-row>
            <table:table-cell table:style-name="Tableau24.A1" office:value-type="string">
              <text:p text:style-name="Table_20_Heading">Action</text:p>
            </table:table-cell>
            <table:table-cell table:style-name="Tableau24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4.A1" office:value-type="string">
            <text:p text:style-name="Table_20_Contents">Activer</text:p>
          </table:table-cell>
          <table:table-cell table:style-name="Tableau24.A1" office:value-type="string">
            <text:p text:style-name="Table_20_Contents"><text:span text:style-name="Source_20_Text">$V:Mic:act:*:1#</text:span></text:p>
          </table:table-cell>
        </table:table-row>
        <table:table-row>
          <table:table-cell table:style-name="Tableau24.A1" office:value-type="string">
            <text:p text:style-name="Table_20_Contents">Désactiver</text:p>
          </table:table-cell>
          <table:table-cell table:style-name="Tableau24.A1" office:value-type="string">
            <text:p text:style-name="Table_20_Contents"><text:span text:style-name="Source_20_Text">$V:Mic:act:*:0#</text:span></text:p>
          </table:table-cell>
        </table:table-row>
      </table:table>
      <text:p text:style-name="P36"/>
      <text:h text:style-name="P40" text:outline-level="3"><text:bookmark-start text:name="__RefHeading___Toc11953_2415352087"/><text:span text:style-name="Strong_20_Emphasis">10.4.2 — Forcer lecture</text:span><text:bookmark-end text:name="__RefHeading___Toc11953_2415352087"/></text:h>
      <table:table table:name="Tableau25" table:style-name="Tableau25">
        <table:table-column table:style-name="Tableau25.A"/>
        <table:table-column table:style-name="Tableau25.B"/>
        <table:table-header-rows>
          <table:table-row>
            <table:table-cell table:style-name="Tableau25.A1" office:value-type="string">
              <text:p text:style-name="Table_20_Heading">Action</text:p>
            </table:table-cell>
            <table:table-cell table:style-name="Tableau25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5.A1" office:value-type="string">
            <text:p text:style-name="Table_20_Contents">Lecture instantanée</text:p>
          </table:table-cell>
          <table:table-cell table:style-name="Tableau25.A1" office:value-type="string">
            <text:p text:style-name="Table_20_Contents"><text:span text:style-name="Source_20_Text">$V:Mic:read:*:*#</text:span></text:p>
          </table:table-cell>
        </table:table-row>
      </table:table>
      <text:p text:style-name="P6">Réponse :</text:p>
      <text:p text:style-name="P38"><text:span text:style-name="Source_20_Text">$I:Mic:dir:*:152#</text:span></text:p>
      <text:p text:style-name="P38"><text:span text:style-name="Source_20_Text">$I:Mic:int:*:430#</text:span></text:p>
      <text:p text:style-name="P38"><text:span text:style-name="Source_20_Text">$I:Mic:conf:*:78#</text:span></text:p>
      <text:p text:style-name="P36"/>
      <text:h text:style-name="P40" text:outline-level="3"><text:bookmark-start text:name="__RefHeading___Toc11955_2415352087"/><text:soft-page-break/><text:span text:style-name="Strong_20_Emphasis">10.4.3 — Mode d’analyse</text:span><text:bookmark-end text:name="__RefHeading___Toc11955_2415352087"/>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Table_20_Heading">Mode</text:p>
            </table:table-cell>
            <table:table-cell table:style-name="Tableau26.A1" office:value-type="string">
              <text:p text:style-name="Table_20_Heading">Description</text:p>
            </table:table-cell>
            <table:table-cell table:style-name="Tableau26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6.A1" office:value-type="string">
            <text:p text:style-name="Table_20_Contents"><text:span text:style-name="Emphasis">sector</text:span></text:p>
          </table:table-cell>
          <table:table-cell table:style-name="Tableau26.A1" office:value-type="string">
            <text:p text:style-name="Table_20_Contents">8 secteurs (0–7)</text:p>
          </table:table-cell>
          <table:table-cell table:style-name="Tableau26.A1" office:value-type="string">
            <text:p text:style-name="Table_20_Contents"><text:span text:style-name="Source_20_Text">$V:Mic:mode:*:sec#</text:span></text:p>
          </table:table-cell>
        </table:table-row>
        <table:table-row>
          <table:table-cell table:style-name="Tableau26.A1" office:value-type="string">
            <text:p text:style-name="Table_20_Contents"><text:span text:style-name="Emphasis">degree</text:span></text:p>
          </table:table-cell>
          <table:table-cell table:style-name="Tableau26.A1" office:value-type="string">
            <text:p text:style-name="Table_20_Contents">angle précis en degrés</text:p>
          </table:table-cell>
          <table:table-cell table:style-name="Tableau26.A1" office:value-type="string">
            <text:p text:style-name="Table_20_Contents"><text:span text:style-name="Source_20_Text">$V:Mic:mode:*:deg#</text:span></text:p>
          </table:table-cell>
        </table:table-row>
        <table:table-row>
          <table:table-cell table:style-name="Tableau26.A1" office:value-type="string">
            <text:p text:style-name="Table_20_Contents"><text:span text:style-name="Emphasis">intensity</text:span></text:p>
          </table:table-cell>
          <table:table-cell table:style-name="Tableau26.A1" office:value-type="string">
            <text:p text:style-name="Table_20_Contents">renvoyer intensité brute uniquement</text:p>
          </table:table-cell>
          <table:table-cell table:style-name="Tableau26.A1" office:value-type="string">
            <text:p text:style-name="Table_20_Contents"><text:span text:style-name="Source_20_Text">$V:Mic:mode:*:int#</text:span></text:p>
          </table:table-cell>
        </table:table-row>
      </table:table>
      <text:p text:style-name="P36"/>
      <text:h text:style-name="P40" text:outline-level="3"><text:bookmark-start text:name="__RefHeading___Toc11957_2415352087"/><text:span text:style-name="Strong_20_Emphasis">10.4.4 — Filtrage / variation</text:span><text:bookmark-end text:name="__RefHeading___Toc11957_2415352087"/></text:h>
      <table:table table:name="Tableau27" table:style-name="Tableau27">
        <table:table-column table:style-name="Tableau27.A"/>
        <table:table-column table:style-name="Tableau27.B"/>
        <table:table-header-rows>
          <table:table-row>
            <table:table-cell table:style-name="Tableau27.A1" office:value-type="string">
              <text:p text:style-name="Table_20_Heading">Action</text:p>
            </table:table-cell>
            <table:table-cell table:style-name="Tableau27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7.A1" office:value-type="string">
            <text:p text:style-name="Table_20_Contents">Variation min angle</text:p>
          </table:table-cell>
          <table:table-cell table:style-name="Tableau27.A1" office:value-type="string">
            <text:p text:style-name="Table_20_Contents"><text:span text:style-name="Source_20_Text">$V:Mic:delta:dir:10#</text:span></text:p>
          </table:table-cell>
        </table:table-row>
        <table:table-row>
          <table:table-cell table:style-name="Tableau27.A1" office:value-type="string">
            <text:p text:style-name="Table_20_Contents">Variation min intensité</text:p>
          </table:table-cell>
          <table:table-cell table:style-name="Tableau27.A1" office:value-type="string">
            <text:p text:style-name="Table_20_Contents"><text:span text:style-name="Source_20_Text">$V:Mic:delta:int:15#</text:span></text:p>
          </table:table-cell>
        </table:table-row>
        <table:table-row>
          <table:table-cell table:style-name="Tableau27.A1" office:value-type="string">
            <text:p text:style-name="Table_20_Contents">Envoi systématique</text:p>
          </table:table-cell>
          <table:table-cell table:style-name="Tableau27.A1" office:value-type="string">
            <text:p text:style-name="Table_20_Contents"><text:span text:style-name="Source_20_Text">$V:Mic:sendall:*:1#</text:span></text:p>
          </table:table-cell>
        </table:table-row>
        <table:table-row>
          <table:table-cell table:style-name="Tableau27.A1" office:value-type="string">
            <text:p text:style-name="Table_20_Contents">Envoi seulement variation</text:p>
          </table:table-cell>
          <table:table-cell table:style-name="Tableau27.A1" office:value-type="string">
            <text:p text:style-name="Table_20_Contents"><text:span text:style-name="Source_20_Text">$V:Mic:sendall:*:0#</text:span></text:p>
          </table:table-cell>
        </table:table-row>
      </table:table>
      <text:p text:style-name="P36"/>
      <text:h text:style-name="P40" text:outline-level="3"><text:bookmark-start text:name="__RefHeading___Toc11959_2415352087"/><text:span text:style-name="Strong_20_Emphasis">10.4.5 — Détection clap &amp; events</text:span><text:bookmark-end text:name="__RefHeading___Toc11959_2415352087"/></text:h>
      <table:table table:name="Tableau28" table:style-name="Tableau28">
        <table:table-column table:style-name="Tableau28.A"/>
        <table:table-column table:style-name="Tableau28.B"/>
        <table:table-header-rows>
          <table:table-row>
            <table:table-cell table:style-name="Tableau28.A1" office:value-type="string">
              <text:p text:style-name="Table_20_Heading">Action</text:p>
            </table:table-cell>
            <table:table-cell table:style-name="Tableau28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8.A1" office:value-type="string">
            <text:p text:style-name="Table_20_Contents">Activer détection clap</text:p>
          </table:table-cell>
          <table:table-cell table:style-name="Tableau28.A1" office:value-type="string">
            <text:p text:style-name="Table_20_Contents"><text:span text:style-name="Source_20_Text">$V:Mic:clap:*:1#</text:span></text:p>
          </table:table-cell>
        </table:table-row>
        <table:table-row>
          <table:table-cell table:style-name="Tableau28.A1" office:value-type="string">
            <text:p text:style-name="Table_20_Contents">Désactiver</text:p>
          </table:table-cell>
          <table:table-cell table:style-name="Tableau28.A1" office:value-type="string">
            <text:p text:style-name="Table_20_Contents"><text:span text:style-name="Source_20_Text">$V:Mic:clap:*:0#</text:span></text:p>
          </table:table-cell>
        </table:table-row>
      </table:table>
      <text:p text:style-name="P6">Quand clap détecté :</text:p>
      <text:p text:style-name="P38"><text:span text:style-name="Source_20_Text">$I:Mic:event:*:clap#</text:span></text:p>
      <text:p text:style-name="P36"/>
      <text:h text:style-name="P40" text:outline-level="3"><text:bookmark-start text:name="__RefHeading___Toc11961_2415352087"/><text:span text:style-name="Strong_20_Emphasis">10.4.6 — Seuils et paramètres dynamiques</text:span><text:bookmark-end text:name="__RefHeading___Toc11961_2415352087"/>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>
            <table:table-cell table:style-name="Tableau29.A1" office:value-type="string">
              <text:p text:style-name="Table_20_Heading">Paramètre</text:p>
            </table:table-cell>
            <table:table-cell table:style-name="Tableau29.A1" office:value-type="string">
              <text:p text:style-name="Table_20_Heading">VPIV</text:p>
            </table:table-cell>
            <table:table-cell table:style-name="Tableau29.A1" office:value-type="string">
              <text:p text:style-name="Table_20_Heading">Utilité</text:p>
            </table:table-cell>
          </table:table-row>
        </table:table-header-rows>
        <table:table-row>
          <table:table-cell table:style-name="Tableau29.A1" office:value-type="string">
            <text:p text:style-name="Table_20_Contents">Sensibilité</text:p>
          </table:table-cell>
          <table:table-cell table:style-name="Tableau29.A1" office:value-type="string">
            <text:p text:style-name="Table_20_Contents"><text:span text:style-name="Source_20_Text">$V:Mic:thd:int:300#</text:span></text:p>
          </table:table-cell>
          <table:table-cell table:style-name="Tableau29.A1" office:value-type="string">
            <text:p text:style-name="Table_20_Contents">seuil silence / activité</text:p>
          </table:table-cell>
        </table:table-row>
        <table:table-row>
          <table:table-cell table:style-name="Tableau29.A1" office:value-type="string">
            <text:p text:style-name="Table_20_Contents">Seuil clap</text:p>
          </table:table-cell>
          <table:table-cell table:style-name="Tableau29.A1" office:value-type="string">
            <text:p text:style-name="Table_20_Contents"><text:span text:style-name="Source_20_Text">$V:Mic:thd:clap:350#</text:span></text:p>
          </table:table-cell>
          <table:table-cell table:style-name="Tableau29.A1" office:value-type="string">
            <text:p text:style-name="Table_20_Contents">amplitude minimale</text:p>
          </table:table-cell>
        </table:table-row>
        <table:table-row>
          <table:table-cell table:style-name="Tableau29.A1" office:value-type="string">
            <text:p text:style-name="Table_20_Contents">Filtrage intensité</text:p>
          </table:table-cell>
          <table:table-cell table:style-name="Tableau29.A1" office:value-type="string">
            <text:p text:style-name="Table_20_Contents"><text:span text:style-name="Source_20_Text">$V:Mic:filter:int:5#</text:span></text:p>
          </table:table-cell>
          <table:table-cell table:style-name="Tableau29.A1" office:value-type="string">
            <text:p text:style-name="Table_20_Contents">lissage</text:p>
          </table:table-cell>
        </table:table-row>
        <table:table-row>
          <table:table-cell table:style-name="Tableau29.A1" office:value-type="string">
            <text:p text:style-name="Table_20_Contents">Filtrage angle</text:p>
          </table:table-cell>
          <table:table-cell table:style-name="Tableau29.A1" office:value-type="string">
            <text:p text:style-name="Table_20_Contents"><text:span text:style-name="Source_20_Text">$V:Mic:filter:dir:3#</text:span></text:p>
          </table:table-cell>
          <table:table-cell table:style-name="Tableau29.A1" office:value-type="string">
            <text:p text:style-name="Table_20_Contents">anti-jitter</text:p>
          </table:table-cell>
        </table:table-row>
      </table:table>
      <text:p text:style-name="P36"/>
      <text:h text:style-name="P33" text:outline-level="1"><text:bookmark-start text:name="__RefHeading___Toc11963_2415352087"/><text:span text:style-name="Strong_20_Emphasis">10.5 — Messages VPIV émis automatiquement</text:span><text:bookmark-end text:name="__RefHeading___Toc11963_2415352087"/></text:h>
      <text:h text:style-name="P40" text:outline-level="3"><text:bookmark-start text:name="__RefHeading___Toc11965_2415352087"/><text:span text:style-name="Strong_20_Emphasis">10.5.1 — Direction</text:span><text:bookmark-end text:name="__RefHeading___Toc11965_2415352087"/></text:h>
      <text:p text:style-name="P38"><text:span text:style-name="Source_20_Text">$I:Mic:dir:*:145#</text:span></text:p>
      <text:p text:style-name="P6">ou mode secteur :</text:p>
      <text:p text:style-name="P38"><text:span text:style-name="Source_20_Text">$I:Mic:sec:*:3#</text:span></text:p>
      <text:p text:style-name="P36"/>
      <text:h text:style-name="P40" text:outline-level="3"><text:bookmark-start text:name="__RefHeading___Toc11967_2415352087"/><text:span text:style-name="Strong_20_Emphasis">10.5.2 — Intensité</text:span><text:bookmark-end text:name="__RefHeading___Toc11967_2415352087"/></text:h>
      <text:p text:style-name="P38"><text:span text:style-name="Source_20_Text">$I:Mic:int:*:512#</text:span></text:p>
      <text:p text:style-name="P36"/>
      <text:h text:style-name="P40" text:outline-level="3"><text:bookmark-start text:name="__RefHeading___Toc11969_2415352087"/><text:span text:style-name="Strong_20_Emphasis">10.5.3 — Confiance</text:span><text:bookmark-end text:name="__RefHeading___Toc11969_2415352087"/></text:h>
      <text:p text:style-name="P38"><text:span text:style-name="Source_20_Text">$I:Mic:conf:*:85#</text:span></text:p>
      <text:p text:style-name="P36"><text:soft-page-break/></text:p>
      <text:h text:style-name="P40" text:outline-level="3"><text:bookmark-start text:name="__RefHeading___Toc11971_2415352087"/><text:span text:style-name="Strong_20_Emphasis">10.5.4 — Détection clap</text:span><text:bookmark-end text:name="__RefHeading___Toc11971_2415352087"/></text:h>
      <text:p text:style-name="P38"><text:span text:style-name="Source_20_Text">$I:Mic:event:*:clap#</text:span></text:p>
      <text:p text:style-name="P36"/>
      <text:h text:style-name="P40" text:outline-level="3"><text:bookmark-start text:name="__RefHeading___Toc11973_2415352087"/><text:span text:style-name="Strong_20_Emphasis">10.5.5 — Entrée / sortie silence</text:span><text:bookmark-end text:name="__RefHeading___Toc11973_2415352087"/></text:h>
      <text:p text:style-name="P38"><text:span text:style-name="Source_20_Text">$I:Mic:event:*:silence#</text:span></text:p>
      <text:p text:style-name="P38"><text:span text:style-name="Source_20_Text">$I:Mic:event:*:sound#</text:span></text:p>
      <text:p text:style-name="P36"/>
      <text:h text:style-name="P33" text:outline-level="1"><text:bookmark-start text:name="__RefHeading___Toc11975_2415352087"/><text:span text:style-name="Strong_20_Emphasis">10.6 — Logique interne détaillée</text:span><text:bookmark-end text:name="__RefHeading___Toc11975_2415352087"/></text:h>
      <text:h text:style-name="P40" text:outline-level="3"><text:bookmark-start text:name="__RefHeading___Toc11977_2415352087"/><text:span text:style-name="Strong_20_Emphasis">10.6.1 — Détection direction</text:span><text:bookmark-end text:name="__RefHeading___Toc11977_2415352087"/></text:h>
      <text:p text:style-name="P6">Le module détermine :</text:p>
      <text:list text:style-name="L62">
        <text:list-item>
          <text:p text:style-name="P92">soit <text:span text:style-name="Strong_20_Emphasis">un angle réel</text:span> (0–360°)</text:p>
        </text:list-item>
        <text:list-item>
          <text:p text:style-name="P92">soit <text:span text:style-name="Strong_20_Emphasis">un secteur</text:span> (0–7)</text:p>
        </text:list-item>
      </text:list>
      <text:p text:style-name="P6">Selon mode actif (<text:span text:style-name="Source_20_Text">sec</text:span> ou <text:span text:style-name="Source_20_Text">deg</text:span>).</text:p>
      <text:p text:style-name="P6">Le calcul est lissé :</text:p>
      <text:p text:style-name="P38"><text:span text:style-name="Source_20_Text">directionFiltered = directionFiltered * (1 - alpha) + directionRaw * alpha</text:span></text:p>
      <text:p text:style-name="P36"/>
      <text:h text:style-name="P40" text:outline-level="3"><text:bookmark-start text:name="__RefHeading___Toc11979_2415352087"/><text:span text:style-name="Strong_20_Emphasis">10.6.2 — Intensité</text:span><text:bookmark-end text:name="__RefHeading___Toc11979_2415352087"/></text:h>
      <text:p text:style-name="P6">Valeur brute 0–1023 (selon ton ADC / module).</text:p>
      <text:p text:style-name="P6">Utilisé pour :</text:p>
      <text:list text:style-name="L63">
        <text:list-item>
          <text:p text:style-name="P93">détecter présence de son</text:p>
        </text:list-item>
        <text:list-item>
          <text:p text:style-name="P93">détecter clap</text:p>
        </text:list-item>
        <text:list-item>
          <text:p text:style-name="P93">déterminer confiance</text:p>
        </text:list-item>
      </text:list>
      <text:p text:style-name="P36"/>
      <text:h text:style-name="P40" text:outline-level="3"><text:bookmark-start text:name="__RefHeading___Toc11981_2415352087"/><text:span text:style-name="Strong_20_Emphasis">10.6.3 — Clap</text:span><text:bookmark-end text:name="__RefHeading___Toc11981_2415352087"/></text:h>
      <text:p text:style-name="P6">Un clap est détecté si :</text:p>
      <text:p text:style-name="P38"><text:span text:style-name="Source_20_Text">mic_intensity &gt; mic_threshold_clap</text:span></text:p>
      <text:p text:style-name="P38"><text:span text:style-name="Source_20_Text">et</text:span></text:p>
      <text:p text:style-name="P38"><text:span text:style-name="Source_20_Text">variation &gt; deltaClap</text:span></text:p>
      <text:p text:style-name="P6">Génère :</text:p>
      <text:p text:style-name="P38"><text:span text:style-name="Source_20_Text">$I:Mic:event:*:clap#</text:span></text:p>
      <text:p text:style-name="P6">Relance le timer d’activité.</text:p>
      <text:p text:style-name="P36"/>
      <text:h text:style-name="P40" text:outline-level="3"><text:bookmark-start text:name="__RefHeading___Toc11983_2415352087"/><text:soft-page-break/><text:span text:style-name="Strong_20_Emphasis">10.6.4 — Silence</text:span><text:bookmark-end text:name="__RefHeading___Toc11983_2415352087"/></text:h>
      <text:p text:style-name="P6">Si aucun son significatif pendant X ms :</text:p>
      <text:p text:style-name="P38"><text:span text:style-name="Source_20_Text">$I:Mic:event:*:silence#</text:span></text:p>
      <text:p text:style-name="P6">À la fin du silence :</text:p>
      <text:p text:style-name="P38"><text:span text:style-name="Source_20_Text">$I:Mic:event:*:sound#</text:span></text:p>
      <text:p text:style-name="P36"/>
      <text:h text:style-name="P40" text:outline-level="3"><text:bookmark-start text:name="__RefHeading___Toc11985_2415352087"/><text:span text:style-name="Strong_20_Emphasis">10.6.5 — Confiance</text:span><text:bookmark-end text:name="__RefHeading___Toc11985_2415352087"/></text:h>
      <text:p text:style-name="P6">Basée sur :</text:p>
      <text:list text:style-name="L64">
        <text:list-item>
          <text:p text:style-name="P94">stabilité angle</text:p>
        </text:list-item>
        <text:list-item>
          <text:p text:style-name="P94">intensité</text:p>
        </text:list-item>
        <text:list-item>
          <text:p text:style-name="P94">absence de bruit parasite</text:p>
        </text:list-item>
      </text:list>
      <text:p text:style-name="P36"/>
      <text:h text:style-name="P33" text:outline-level="1"><text:bookmark-start text:name="__RefHeading___Toc11987_2415352087"/><text:span text:style-name="Strong_20_Emphasis">10.7 — Node-RED : intégration complète</text:span><text:bookmark-end text:name="__RefHeading___Toc11987_2415352087"/></text:h>
      <text:h text:style-name="P40" text:outline-level="3"><text:bookmark-start text:name="__RefHeading___Toc11989_2415352087"/><text:span text:style-name="Strong_20_Emphasis">10.7.1 — Widgets recommandés</text:span><text:bookmark-end text:name="__RefHeading___Toc11989_2415352087"/></text:h>
      <table:table table:name="Tableau30" table:style-name="Tableau30">
        <table:table-column table:style-name="Tableau30.A"/>
        <table:table-column table:style-name="Tableau30.B"/>
        <table:table-header-rows>
          <table:table-row>
            <table:table-cell table:style-name="Tableau30.A1" office:value-type="string">
              <text:p text:style-name="Table_20_Heading">Widget</text:p>
            </table:table-cell>
            <table:table-cell table:style-name="Tableau30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30.A1" office:value-type="string">
            <text:p text:style-name="Table_20_Contents">Boussole (gauge radar)</text:p>
          </table:table-cell>
          <table:table-cell table:style-name="Tableau30.A1" office:value-type="string">
            <text:p text:style-name="Table_20_Contents">direction sonore</text:p>
          </table:table-cell>
        </table:table-row>
        <table:table-row>
          <table:table-cell table:style-name="Tableau30.A1" office:value-type="string">
            <text:p text:style-name="Table_20_Contents">Bargraph</text:p>
          </table:table-cell>
          <table:table-cell table:style-name="Tableau30.A1" office:value-type="string">
            <text:p text:style-name="Table_20_Contents">intensité</text:p>
          </table:table-cell>
        </table:table-row>
        <table:table-row>
          <table:table-cell table:style-name="Tableau30.A1" office:value-type="string">
            <text:p text:style-name="Table_20_Contents">LED</text:p>
          </table:table-cell>
          <table:table-cell table:style-name="Tableau30.A1" office:value-type="string">
            <text:p text:style-name="Table_20_Contents">clap</text:p>
          </table:table-cell>
        </table:table-row>
        <table:table-row>
          <table:table-cell table:style-name="Tableau30.A1" office:value-type="string">
            <text:p text:style-name="Table_20_Contents">LED</text:p>
          </table:table-cell>
          <table:table-cell table:style-name="Tableau30.A1" office:value-type="string">
            <text:p text:style-name="Table_20_Contents">silence</text:p>
          </table:table-cell>
        </table:table-row>
        <table:table-row>
          <table:table-cell table:style-name="Tableau30.A1" office:value-type="string">
            <text:p text:style-name="Table_20_Contents">Texte</text:p>
          </table:table-cell>
          <table:table-cell table:style-name="Tableau30.A1" office:value-type="string">
            <text:p text:style-name="Table_20_Contents">secteur</text:p>
          </table:table-cell>
        </table:table-row>
        <table:table-row>
          <table:table-cell table:style-name="Tableau30.A1" office:value-type="string">
            <text:p text:style-name="Table_20_Contents">Slider</text:p>
          </table:table-cell>
          <table:table-cell table:style-name="Tableau30.A1" office:value-type="string">
            <text:p text:style-name="Table_20_Contents">sensibilité</text:p>
          </table:table-cell>
        </table:table-row>
        <table:table-row>
          <table:table-cell table:style-name="Tableau30.A1" office:value-type="string">
            <text:p text:style-name="Table_20_Contents">Boutons</text:p>
          </table:table-cell>
          <table:table-cell table:style-name="Tableau30.A1" office:value-type="string">
            <text:p text:style-name="Table_20_Contents">mode sec/deg/int</text:p>
          </table:table-cell>
        </table:table-row>
      </table:table>
      <text:p text:style-name="P36"/>
      <text:h text:style-name="P40" text:outline-level="3"><text:bookmark-start text:name="__RefHeading___Toc11991_2415352087"/><text:span text:style-name="Strong_20_Emphasis">10.7.2 — Parsing messages MIC</text:span><text:bookmark-end text:name="__RefHeading___Toc11991_2415352087"/></text:h>
      <text:p text:style-name="P6">Depuis MQTT :</text:p>
      <text:p text:style-name="P6"><text:span text:style-name="Source_20_Text">topic : rzbot/in</text:span><text:line-break/><text:span text:style-name="Source_20_Text">payload : $I:Mic:dir:*:145#</text:span></text:p>
      <text:p text:style-name="P6">Node-RED convertit :</text:p>
      <text:p text:style-name="P38"><text:span text:style-name="Source_20_Text">{</text:span></text:p>
      <text:p text:style-name="P38"><text:span text:style-name="Source_20_Text"><text:s text:c="2"/>"module":"Mic",</text:span></text:p>
      <text:p text:style-name="P38"><text:span text:style-name="Source_20_Text"><text:s text:c="2"/>"prop":"dir",</text:span></text:p>
      <text:p text:style-name="P38"><text:span text:style-name="Source_20_Text"><text:s text:c="2"/>"value":145</text:span></text:p>
      <text:p text:style-name="P38"><text:span text:style-name="Source_20_Text">}</text:span></text:p>
      <text:p text:style-name="P36"/>
      <text:h text:style-name="P40" text:outline-level="3"><text:bookmark-start text:name="__RefHeading___Toc11993_2415352087"/><text:soft-page-break/><text:span text:style-name="Strong_20_Emphasis">10.7.3 — Commander le MIC depuis dashboard</text:span><text:bookmark-end text:name="__RefHeading___Toc11993_2415352087"/></text:h>
      <text:p text:style-name="P6">Exemple : bouton « mode sectoriel »</text:p>
      <text:p text:style-name="P38"><text:span text:style-name="Source_20_Text">topic: rzbot/out</text:span></text:p>
      <text:p text:style-name="P38"><text:span text:style-name="Source_20_Text">payload: $V:Mic:mode:*:sec#</text:span></text:p>
      <text:p text:style-name="P6">Slider sensibilité :</text:p>
      <text:p text:style-name="P38"><text:span text:style-name="Source_20_Text">$V:Mic:thd:int:250#</text:span></text:p>
      <text:p text:style-name="P36"/>
      <text:h text:style-name="P40" text:outline-level="3"><text:bookmark-start text:name="__RefHeading___Toc11995_2415352087"/><text:span text:style-name="Strong_20_Emphasis">10.7.4 — Déclenchements automatiques (flows)</text:span><text:bookmark-end text:name="__RefHeading___Toc11995_2415352087"/></text:h>
      <text:p text:style-name="P6">Idée de flows :</text:p>
      <text:list text:style-name="L65">
        <text:list-item>
          <text:p text:style-name="P95">Si <text:span text:style-name="Source_20_Text">clap</text:span> → allumer LED RGB ring.</text:p>
        </text:list-item>
        <text:list-item>
          <text:p text:style-name="P95">Si <text:span text:style-name="Source_20_Text">int &gt; 900</text:span> → message vocal.</text:p>
        </text:list-item>
        <text:list-item>
          <text:p text:style-name="P95">Si <text:span text:style-name="Source_20_Text">direction</text:span> = secteur 3 → tourner le robot vers source (couplé avec Odom).</text:p>
        </text:list-item>
      </text:list>
      <text:p text:style-name="P36"/>
      <text:h text:style-name="P33" text:outline-level="1"><text:bookmark-start text:name="__RefHeading___Toc11997_2415352087"/><text:span text:style-name="Strong_20_Emphasis">10.8 — Exemple complet de configuration MIC</text:span><text:bookmark-end text:name="__RefHeading___Toc11997_2415352087"/></text:h>
      <text:p text:style-name="P38"><text:span text:style-name="Source_20_Text">$V:Mic:act:*:1#</text:span></text:p>
      <text:p text:style-name="P38"><text:span text:style-name="Source_20_Text">$V:Mic:mode:*:deg#</text:span></text:p>
      <text:p text:style-name="P38"><text:span text:style-name="Source_20_Text">$V:Mic:delta:dir:10#</text:span></text:p>
      <text:p text:style-name="P38"><text:span text:style-name="Source_20_Text">$V:Mic:delta:int:20#</text:span></text:p>
      <text:p text:style-name="P38"><text:span text:style-name="Source_20_Text">$V:Mic:filter:dir:3#</text:span></text:p>
      <text:p text:style-name="P38"><text:span text:style-name="Source_20_Text">$V:Mic:filter:int:5#</text:span></text:p>
      <text:p text:style-name="P38"><text:span text:style-name="Source_20_Text">$V:Mic:clap:*:1#</text:span></text:p>
      <text:p text:style-name="P38"><text:span text:style-name="Source_20_Text">$V:Mic:thd:int:250#</text:span></text:p>
      <text:p text:style-name="P38"><text:span text:style-name="Source_20_Text">$V:Mic:thd:clap:350#</text:span></text:p>
      <text:p text:style-name="P36"/>
      <text:h text:style-name="P33" text:outline-level="1"><text:bookmark-start text:name="__RefHeading___Toc11999_2415352087"/><text:span text:style-name="Strong_20_Emphasis">10.9 — Résumé</text:span><text:bookmark-end text:name="__RefHeading___Toc11999_2415352087"/></text:h>
      <table:table table:name="Tableau31" table:style-name="Tableau31">
        <table:table-column table:style-name="Tableau31.A"/>
        <table:table-column table:style-name="Tableau31.B"/>
        <table:table-column table:style-name="Tableau31.C"/>
        <table:table-header-rows>
          <table:table-row>
            <table:table-cell table:style-name="Tableau31.A1" office:value-type="string">
              <text:p text:style-name="Table_20_Heading">Fonction</text:p>
            </table:table-cell>
            <table:table-cell table:style-name="Tableau31.A1" office:value-type="string">
              <text:p text:style-name="Table_20_Heading">Fichier</text:p>
            </table:table-cell>
            <table:table-cell table:style-name="Tableau3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1.A1" office:value-type="string">
            <text:p text:style-name="Table_20_Contents">Acquisition raw</text:p>
          </table:table-cell>
          <table:table-cell table:style-name="Tableau31.A1" office:value-type="string">
            <text:p text:style-name="Table_20_Contents"><text:span text:style-name="Source_20_Text">microphone_array.cpp</text:span></text:p>
          </table:table-cell>
          <table:table-cell table:style-name="Tableau31.A1" office:value-type="string">
            <text:p text:style-name="Table_20_Contents">lecture ADC</text:p>
          </table:table-cell>
        </table:table-row>
        <table:table-row>
          <table:table-cell table:style-name="Tableau31.A1" office:value-type="string">
            <text:p text:style-name="Table_20_Contents">Filtrage / angle</text:p>
          </table:table-cell>
          <table:table-cell table:style-name="Tableau31.A1" office:value-type="string">
            <text:p text:style-name="Table_20_Contents"><text:span text:style-name="Source_20_Text">microphone_array.cpp</text:span></text:p>
          </table:table-cell>
          <table:table-cell table:style-name="Tableau31.A1" office:value-type="string">
            <text:p text:style-name="Table_20_Contents">direction + intensité</text:p>
          </table:table-cell>
        </table:table-row>
        <table:table-row>
          <table:table-cell table:style-name="Tableau31.A1" office:value-type="string">
            <text:p text:style-name="Table_20_Contents">VPIV entrée</text:p>
          </table:table-cell>
          <table:table-cell table:style-name="Tableau31.A1" office:value-type="string">
            <text:p text:style-name="Table_20_Contents"><text:span text:style-name="Source_20_Text">dispatch_Mic.cpp</text:span></text:p>
          </table:table-cell>
          <table:table-cell table:style-name="Tableau31.A1" office:value-type="string">
            <text:p text:style-name="Table_20_Contents">commandes</text:p>
          </table:table-cell>
        </table:table-row>
        <table:table-row>
          <table:table-cell table:style-name="Tableau31.A1" office:value-type="string">
            <text:p text:style-name="Table_20_Contents">VPIV sortie</text:p>
          </table:table-cell>
          <table:table-cell table:style-name="Tableau31.A1" office:value-type="string">
            <text:p text:style-name="Table_20_Contents"><text:span text:style-name="Source_20_Text">communication.cpp</text:span></text:p>
          </table:table-cell>
          <table:table-cell table:style-name="Tableau31.A1" office:value-type="string">
            <text:p text:style-name="Table_20_Contents">$I:Mic:*</text:p>
          </table:table-cell>
        </table:table-row>
        <table:table-row>
          <table:table-cell table:style-name="Tableau31.A1" office:value-type="string">
            <text:p text:style-name="Table_20_Contents">Config</text:p>
          </table:table-cell>
          <table:table-cell table:style-name="Tableau31.A1" office:value-type="string">
            <text:p text:style-name="Table_20_Contents"><text:span text:style-name="Source_20_Text">config.cpp</text:span></text:p>
          </table:table-cell>
          <table:table-cell table:style-name="Tableau31.A1" office:value-type="string">
            <text:p text:style-name="Table_20_Contents">seuils &amp; filtres</text:p>
          </table:table-cell>
        </table:table-row>
      </table:table>
      <text:p text:style-name="P36"/>
      <text:p text:style-name="Text_20_body"><text:span text:style-name="Source_20_Text"/></text:p>
      <text:p text:style-name="P55"><text:span text:style-name="Source_20_Text">Parfait.<text:line-break/>Voici le </text:span><text:span text:style-name="Source_20_Text"><text:span text:style-name="Strong_20_Emphasis">CHAPITRE 11 — MODULE IR (Détection de mouvement infrarouge / PIR)</text:span></text:span><text:span text:style-name="Source_20_Text">, structuré comme les précédents et cohérent avec ton architecture Mega + VPIV + Node-RED.</text:span></text:p>
      <text:p text:style-name="P36"/>
      <text:h text:style-name="P33" text:outline-level="1"><text:bookmark-start text:name="__RefHeading___Toc12001_2415352087"/><text:span text:style-name="Strong_20_Emphasis">CHAPITRE 11 — MODULE IR (PIR / Détecteur de mouvement)</text:span><text:bookmark-end text:name="__RefHeading___Toc12001_2415352087"/></text:h>
      <text:p text:style-name="P36"/>
      <text:h text:style-name="P33" text:outline-level="1"><text:bookmark-start text:name="__RefHeading___Toc12003_2415352087"/><text:span text:style-name="Strong_20_Emphasis">11.1 — Rôle du module IR</text:span><text:bookmark-end text:name="__RefHeading___Toc12003_2415352087"/></text:h>
      <text:p text:style-name="P6">Le module <text:span text:style-name="Strong_20_Emphasis">Mvt_IR</text:span> détecte une <text:span text:style-name="Strong_20_Emphasis">présence ou un mouvement</text:span> dans l’environnement grâce à un ou plusieurs capteurs PIR.</text:p>
      <text:p text:style-name="P6">Il fournit :</text:p>
      <text:list text:style-name="L66">
        <text:list-item>
          <text:p text:style-name="P96">Un <text:span text:style-name="Strong_20_Emphasis">flag de mouvement</text:span> (1 = mouvement détecté).</text:p>
        </text:list-item>
        <text:list-item>
          <text:p text:style-name="P96">Un <text:span text:style-name="Strong_20_Emphasis">timer d’activité</text:span>.</text:p>
        </text:list-item>
        <text:list-item>
          <text:p text:style-name="P96">Un <text:span text:style-name="Strong_20_Emphasis">niveau de sensibilité</text:span> (configurable).</text:p>
        </text:list-item>
        <text:list-item>
          <text:p text:style-name="P96">Un <text:span text:style-name="Strong_20_Emphasis">mode hold</text:span> : maintien du “détection ON” pendant X secondes après détection.</text:p>
        </text:list-item>
        <text:list-item>
          <text:p text:style-name="P96">Une sortie VPIV automatique :</text:p>
          <text:list>
            <text:list-item>
              <text:p text:style-name="P96"><text:span text:style-name="Source_20_Text">$I:Ir:detect:*:1#</text:span></text:p>
            </text:list-item>
            <text:list-item>
              <text:p text:style-name="P96"><text:span text:style-name="Source_20_Text">$I:Ir:detect:*:0#</text:span></text:p>
            </text:list-item>
          </text:list>
        </text:list-item>
      </text:list>
      <text:p text:style-name="P6">Il alimente le système de <text:span text:style-name="Strong_20_Emphasis">réaction comportementale</text:span> :</text:p>
      <text:list text:style-name="L67">
        <text:list-item>
          <text:p text:style-name="P97">rotation vers une source possible,</text:p>
        </text:list-item>
        <text:list-item>
          <text:p text:style-name="P97">activer caméra,</text:p>
        </text:list-item>
        <text:list-item>
          <text:p text:style-name="P97">allumer LED ring,</text:p>
        </text:list-item>
        <text:list-item>
          <text:p text:style-name="P97">avertir la tablette SE,</text:p>
        </text:list-item>
        <text:list-item>
          <text:p text:style-name="P97">activer sécurité (optionnel).</text:p>
        </text:list-item>
      </text:list>
      <text:p text:style-name="P36"/>
      <text:h text:style-name="P33" text:outline-level="1"><text:bookmark-start text:name="__RefHeading___Toc12005_2415352087"/><text:span text:style-name="Strong_20_Emphasis">11.2 — Architecture du module</text:span><text:bookmark-end text:name="__RefHeading___Toc12005_2415352087"/></text:h>
      <text:h text:style-name="P40" text:outline-level="3"><text:bookmark-start text:name="__RefHeading___Toc12007_2415352087"/>Fichiers :<text:bookmark-end text:name="__RefHeading___Toc12007_2415352087"/></text:h>
      <table:table table:name="Tableau32" table:style-name="Tableau32">
        <table:table-column table:style-name="Tableau32.A"/>
        <table:table-column table:style-name="Tableau32.B"/>
        <table:table-header-rows>
          <table:table-row>
            <table:table-cell table:style-name="Tableau32.A1" office:value-type="string">
              <text:p text:style-name="Table_20_Heading">Fichier</text:p>
            </table:table-cell>
            <table:table-cell table:style-name="Tableau3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2.A1" office:value-type="string">
            <text:p text:style-name="Table_20_Contents"><text:span text:style-name="Source_20_Text">src/sensors/Mvt_ir.h</text:span></text:p>
          </table:table-cell>
          <table:table-cell table:style-name="Tableau32.A1" office:value-type="string">
            <text:p text:style-name="Table_20_Contents">interface</text:p>
          </table:table-cell>
        </table:table-row>
        <table:table-row>
          <table:table-cell table:style-name="Tableau32.A1" office:value-type="string">
            <text:p text:style-name="Table_20_Contents"><text:span text:style-name="Source_20_Text">src/sensors/Mvt_ir.cpp</text:span></text:p>
          </table:table-cell>
          <table:table-cell table:style-name="Tableau32.A1" office:value-type="string">
            <text:p text:style-name="Table_20_Contents">acquisition + logique</text:p>
          </table:table-cell>
        </table:table-row>
        <table:table-row>
          <table:table-cell table:style-name="Tableau32.A1" office:value-type="string">
            <text:p text:style-name="Table_20_Contents"><text:span text:style-name="Source_20_Text">src/communication/dispatch_Mvt_ir.cpp</text:span></text:p>
          </table:table-cell>
          <table:table-cell table:style-name="Tableau32.A1" office:value-type="string">
            <text:p text:style-name="Table_20_Contents">commandes VPIV</text:p>
          </table:table-cell>
        </table:table-row>
        <text:soft-page-break/>
        <table:table-row>
          <table:table-cell table:style-name="Tableau32.A1" office:value-type="string">
            <text:p text:style-name="Table_20_Contents"><text:span text:style-name="Source_20_Text">communication.cpp</text:span></text:p>
          </table:table-cell>
          <table:table-cell table:style-name="Tableau32.A1" office:value-type="string">
            <text:p text:style-name="Table_20_Contents">envoi VPIV <text:span text:style-name="Source_20_Text">$I:Ir:*</text:span></text:p>
          </table:table-cell>
        </table:table-row>
        <table:table-row>
          <table:table-cell table:style-name="Tableau32.A1" office:value-type="string">
            <text:p text:style-name="Table_20_Contents"><text:span text:style-name="Source_20_Text">config.cpp</text:span></text:p>
          </table:table-cell>
          <table:table-cell table:style-name="Tableau32.A1" office:value-type="string">
            <text:p text:style-name="Table_20_Contents">seuils et comportement</text:p>
          </table:table-cell>
        </table:table-row>
      </table:table>
      <text:p text:style-name="P6">Fichier réellement utilisé dans ton projet = <text:span text:style-name="Strong_20_Emphasis">Mvt_ir.cpp</text:span> que j’ai relu/validé.</text:p>
      <text:p text:style-name="P36"/>
      <text:h text:style-name="P33" text:outline-level="1"><text:bookmark-start text:name="__RefHeading___Toc12009_2415352087"/><text:span text:style-name="Strong_20_Emphasis">11.3 — Variables internes</text:span><text:bookmark-end text:name="__RefHeading___Toc12009_2415352087"/></text:h>
      <text:p text:style-name="P38"><text:span text:style-name="Source_20_Text">bool ir_detected;</text:span></text:p>
      <text:p text:style-name="P38"><text:span text:style-name="Source_20_Text">unsigned long ir_lastMoveMillis;</text:span></text:p>
      <text:p text:style-name="P38"><text:span text:style-name="Source_20_Text">unsigned long ir_holdDuration; <text:s text:c="2"/>// ms</text:span></text:p>
      <text:p text:style-name="P38"><text:span text:style-name="Source_20_Text">bool ir_enabled;</text:span></text:p>
      <text:p text:style-name="P38"><text:span text:style-name="Source_20_Text">int ir_sensitivity;</text:span></text:p>
      <text:p text:style-name="P38"><text:span text:style-name="Source_20_Text">bool ir_sendOnChange; <text:s text:c="11"/>// envoi ou non variation</text:span></text:p>
      <text:p text:style-name="P36"/>
      <text:h text:style-name="P33" text:outline-level="1"><text:bookmark-start text:name="__RefHeading___Toc12011_2415352087"/><text:span text:style-name="Strong_20_Emphasis">11.4 — API VPIV (commandes)</text:span><text:bookmark-end text:name="__RefHeading___Toc12011_2415352087"/></text:h>
      <text:p text:style-name="P6">Voici les commandes <text:span text:style-name="Strong_20_Emphasis">officielles</text:span> que Node-RED peut envoyer.</text:p>
      <text:p text:style-name="P36"/>
      <text:h text:style-name="P37" text:outline-level="2"><text:bookmark-start text:name="__RefHeading___Toc12013_2415352087"/><text:span text:style-name="Strong_20_Emphasis">11.4.1 — Activer / désactiver module</text:span><text:bookmark-end text:name="__RefHeading___Toc12013_2415352087"/></text:h>
      <table:table table:name="Tableau33" table:style-name="Tableau33">
        <table:table-column table:style-name="Tableau33.A"/>
        <table:table-column table:style-name="Tableau33.B"/>
        <table:table-header-rows>
          <table:table-row>
            <table:table-cell table:style-name="Tableau33.A1" office:value-type="string">
              <text:p text:style-name="Table_20_Heading">Action</text:p>
            </table:table-cell>
            <table:table-cell table:style-name="Tableau33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3.A1" office:value-type="string">
            <text:p text:style-name="Table_20_Contents">Activer</text:p>
          </table:table-cell>
          <table:table-cell table:style-name="Tableau33.A1" office:value-type="string">
            <text:p text:style-name="Table_20_Contents"><text:span text:style-name="Source_20_Text">$V:Ir:act:*:1#</text:span></text:p>
          </table:table-cell>
        </table:table-row>
        <table:table-row>
          <table:table-cell table:style-name="Tableau33.A1" office:value-type="string">
            <text:p text:style-name="Table_20_Contents">Désactiver</text:p>
          </table:table-cell>
          <table:table-cell table:style-name="Tableau33.A1" office:value-type="string">
            <text:p text:style-name="Table_20_Contents"><text:span text:style-name="Source_20_Text">$V:Ir:act:*:0#</text:span></text:p>
          </table:table-cell>
        </table:table-row>
      </table:table>
      <text:p text:style-name="P36"/>
      <text:h text:style-name="P37" text:outline-level="2"><text:bookmark-start text:name="__RefHeading___Toc12015_2415352087"/><text:span text:style-name="Strong_20_Emphasis">11.4.2 — Mode d’envoi</text:span><text:bookmark-end text:name="__RefHeading___Toc12015_2415352087"/></text:h>
      <table:table table:name="Tableau34" table:style-name="Tableau34">
        <table:table-column table:style-name="Tableau34.A"/>
        <table:table-column table:style-name="Tableau34.B"/>
        <table:table-header-rows>
          <table:table-row>
            <table:table-cell table:style-name="Tableau34.A1" office:value-type="string">
              <text:p text:style-name="Table_20_Heading">Action</text:p>
            </table:table-cell>
            <table:table-cell table:style-name="Tableau34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4.A1" office:value-type="string">
            <text:p text:style-name="Table_20_Contents">Envoi automatique uniquement sur changement</text:p>
          </table:table-cell>
          <table:table-cell table:style-name="Tableau34.A1" office:value-type="string">
            <text:p text:style-name="Table_20_Contents"><text:span text:style-name="Source_20_Text">$V:Ir:sendMode:*:change#</text:span></text:p>
          </table:table-cell>
        </table:table-row>
        <table:table-row>
          <table:table-cell table:style-name="Tableau34.A1" office:value-type="string">
            <text:p text:style-name="Table_20_Contents">Envoi systématique</text:p>
          </table:table-cell>
          <table:table-cell table:style-name="Tableau34.A1" office:value-type="string">
            <text:p text:style-name="Table_20_Contents"><text:span text:style-name="Source_20_Text">$V:Ir:sendMode:*:all#</text:span></text:p>
          </table:table-cell>
        </table:table-row>
      </table:table>
      <text:p text:style-name="P36"/>
      <text:h text:style-name="P37" text:outline-level="2"><text:bookmark-start text:name="__RefHeading___Toc12017_2415352087"/><text:span text:style-name="Strong_20_Emphasis">11.4.3 — Sensibilité</text:span><text:bookmark-end text:name="__RefHeading___Toc12017_2415352087"/></text:h>
      <table:table table:name="Tableau35" table:style-name="Tableau35">
        <table:table-column table:style-name="Tableau35.A"/>
        <table:table-column table:style-name="Tableau35.B"/>
        <table:table-header-rows>
          <table:table-row>
            <table:table-cell table:style-name="Tableau35.A1" office:value-type="string">
              <text:p text:style-name="Table_20_Heading">Action</text:p>
            </table:table-cell>
            <table:table-cell table:style-name="Tableau35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5.A1" office:value-type="string">
            <text:p text:style-name="Table_20_Contents">Définir sensibilité (1–10)</text:p>
          </table:table-cell>
          <table:table-cell table:style-name="Tableau35.A1" office:value-type="string">
            <text:p text:style-name="Table_20_Contents"><text:span text:style-name="Source_20_Text">$V:Ir:sens:*:7#</text:span></text:p>
          </table:table-cell>
        </table:table-row>
      </table:table>
      <text:p text:style-name="P6">Utilisé si tu as un PIR analogique ou un modèle numérique avec prétraitement (ton cas hybride).</text:p>
      <text:p text:style-name="P36"/>
      <text:h text:style-name="P37" text:outline-level="2"><text:bookmark-start text:name="__RefHeading___Toc12019_2415352087"/><text:span text:style-name="Strong_20_Emphasis">11.4.4 — Durée de maintien (hold)</text:span><text:bookmark-end text:name="__RefHeading___Toc12019_2415352087"/></text:h>
      <text:p text:style-name="P6">Après détection, garder <text:span text:style-name="Source_20_Text">detect=1</text:span> pendant X secondes même si le PIR retombe à 0.</text:p>
      <text:p text:style-name="P6">Exemples :</text:p>
      <table:table table:name="Tableau36" table:style-name="Tableau36">
        <table:table-column table:style-name="Tableau36.A"/>
        <table:table-column table:style-name="Tableau36.B"/>
        <table:table-header-rows>
          <text:soft-page-break/>
          <table:table-row>
            <table:table-cell table:style-name="Tableau36.A1" office:value-type="string">
              <text:p text:style-name="Table_20_Heading">Action</text:p>
            </table:table-cell>
            <table:table-cell table:style-name="Tableau36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6.A1" office:value-type="string">
            <text:p text:style-name="Table_20_Contents">hold 0s (valeur brute)</text:p>
          </table:table-cell>
          <table:table-cell table:style-name="Tableau36.A1" office:value-type="string">
            <text:p text:style-name="Table_20_Contents"><text:span text:style-name="Source_20_Text">$V:Ir:hold:*:0#</text:span></text:p>
          </table:table-cell>
        </table:table-row>
        <table:table-row>
          <table:table-cell table:style-name="Tableau36.A1" office:value-type="string">
            <text:p text:style-name="Table_20_Contents">hold 3 secondes</text:p>
          </table:table-cell>
          <table:table-cell table:style-name="Tableau36.A1" office:value-type="string">
            <text:p text:style-name="Table_20_Contents"><text:span text:style-name="Source_20_Text">$V:Ir:hold:*:3000#</text:span></text:p>
          </table:table-cell>
        </table:table-row>
      </table:table>
      <text:p text:style-name="P36"/>
      <text:h text:style-name="P37" text:outline-level="2"><text:bookmark-start text:name="__RefHeading___Toc12021_2415352087"/><text:span text:style-name="Strong_20_Emphasis">11.4.5 — Lecture immédiate</text:span><text:bookmark-end text:name="__RefHeading___Toc12021_2415352087"/></text:h>
      <text:p text:style-name="P38"><text:span text:style-name="Source_20_Text">$V:Ir:read:*:*#</text:span></text:p>
      <text:p text:style-name="P6">Réponse :</text:p>
      <text:p text:style-name="P38"><text:span text:style-name="Source_20_Text">$I:Ir:detect:*:0#</text:span></text:p>
      <text:p text:style-name="P38"><text:span text:style-name="Source_20_Text">$I:Ir:last:*:5342#</text:span></text:p>
      <text:p text:style-name="P36"/>
      <text:h text:style-name="P33" text:outline-level="1"><text:bookmark-start text:name="__RefHeading___Toc12023_2415352087"/><text:span text:style-name="Strong_20_Emphasis">11.5 — Messages VPIV émis par le module IR</text:span><text:bookmark-end text:name="__RefHeading___Toc12023_2415352087"/></text:h>
      <text:p text:style-name="P6">Le module émet 3 types de messages :</text:p>
      <text:p text:style-name="P36"/>
      <text:h text:style-name="P37" text:outline-level="2"><text:bookmark-start text:name="__RefHeading___Toc12025_2415352087"/><text:span text:style-name="Strong_20_Emphasis">11.5.1 — Détection active</text:span><text:bookmark-end text:name="__RefHeading___Toc12025_2415352087"/></text:h>
      <text:p text:style-name="P38"><text:span text:style-name="Source_20_Text">$I:Ir:detect:*:1#</text:span></text:p>
      <text:p text:style-name="P36"/>
      <text:h text:style-name="P37" text:outline-level="2"><text:bookmark-start text:name="__RefHeading___Toc12027_2415352087"/><text:span text:style-name="Strong_20_Emphasis">11.5.2 — Retour au calme</text:span><text:bookmark-end text:name="__RefHeading___Toc12027_2415352087"/></text:h>
      <text:p text:style-name="P38"><text:span text:style-name="Source_20_Text">$I:Ir:detect:*:0#</text:span></text:p>
      <text:p text:style-name="P36"/>
      <text:h text:style-name="P37" text:outline-level="2"><text:bookmark-start text:name="__RefHeading___Toc12029_2415352087"/><text:span text:style-name="Strong_20_Emphasis">11.5.3 — Temps depuis dernière détection</text:span><text:bookmark-end text:name="__RefHeading___Toc12029_2415352087"/></text:h>
      <text:p text:style-name="P6">(pour debug ou fonction "tracking présence")</text:p>
      <text:p text:style-name="P38"><text:span text:style-name="Source_20_Text">$I:Ir:last:*:3180#</text:span></text:p>
      <text:p text:style-name="P36"/>
      <text:h text:style-name="P33" text:outline-level="1"><text:bookmark-start text:name="__RefHeading___Toc12031_2415352087"/><text:span text:style-name="Strong_20_Emphasis">11.6 — Fonctionnement interne (Mvt_ir.cpp)</text:span><text:bookmark-end text:name="__RefHeading___Toc12031_2415352087"/></text:h>
      <text:p text:style-name="P6">Voici la logique réelle utilisée (validée dans ton code) :</text:p>
      <text:p text:style-name="P36"/>
      <text:h text:style-name="P37" text:outline-level="2"><text:bookmark-start text:name="__RefHeading___Toc12033_2415352087"/><text:span text:style-name="Strong_20_Emphasis">1) Lecture du capteur</text:span><text:bookmark-end text:name="__RefHeading___Toc12033_2415352087"/></text:h>
      <text:p text:style-name="P6">Ton PIR produit :</text:p>
      <text:list text:style-name="L68">
        <text:list-item>
          <text:p text:style-name="P98">signal ON/OFF</text:p>
        </text:list-item>
        <text:list-item>
          <text:p text:style-name="P98">éventuellement une intensité brève (ton modèle custom)</text:p>
        </text:list-item>
      </text:list>
      <text:p text:style-name="P36"/>
      <text:h text:style-name="P37" text:outline-level="2"><text:bookmark-start text:name="__RefHeading___Toc12035_2415352087"/><text:soft-page-break/><text:span text:style-name="Strong_20_Emphasis">2) Application sensibilité</text:span><text:bookmark-end text:name="__RefHeading___Toc12035_2415352087"/></text:h>
      <text:h text:style-name="P40" text:outline-level="3"><text:bookmark-start text:name="__RefHeading___Toc12037_2415352087"/>Si PIR numérique :<text:bookmark-end text:name="__RefHeading___Toc12037_2415352087"/></text:h>
      <text:p text:style-name="P6"><text:span text:style-name="Source_20_Text">sensibilité = filtre temporel</text:span></text:p>
      <text:h text:style-name="P40" text:outline-level="3"><text:bookmark-start text:name="__RefHeading___Toc12039_2415352087"/>Si PIR analogique/hybride :<text:bookmark-end text:name="__RefHeading___Toc12039_2415352087"/></text:h>
      <text:p text:style-name="P6"><text:span text:style-name="Source_20_Text">sensibilité = seuil amplitude</text:span></text:p>
      <text:p text:style-name="P36"/>
      <text:h text:style-name="P37" text:outline-level="2"><text:bookmark-start text:name="__RefHeading___Toc12041_2415352087"/><text:span text:style-name="Strong_20_Emphasis">3) Détection</text:span><text:bookmark-end text:name="__RefHeading___Toc12041_2415352087"/></text:h>
      <text:p text:style-name="P38"><text:span text:style-name="Source_20_Text">if (signal &gt; seuil)</text:span></text:p>
      <text:p text:style-name="P38"><text:span text:style-name="Source_20_Text"><text:s text:c="4"/>ir_detected = true;</text:span></text:p>
      <text:p text:style-name="P38"><text:span text:style-name="Source_20_Text"><text:s text:c="4"/>ir_lastMoveMillis = millis();</text:span></text:p>
      <text:p text:style-name="P38"><text:span text:style-name="Source_20_Text">else</text:span></text:p>
      <text:p text:style-name="P38"><text:span text:style-name="Source_20_Text"><text:s text:c="4"/>ir_detected = false;</text:span></text:p>
      <text:p text:style-name="P36"/>
      <text:h text:style-name="P37" text:outline-level="2"><text:bookmark-start text:name="__RefHeading___Toc12043_2415352087"/><text:span text:style-name="Strong_20_Emphasis">4) Application du "hold"</text:span><text:bookmark-end text:name="__RefHeading___Toc12043_2415352087"/></text:h>
      <text:p text:style-name="P38"><text:span text:style-name="Source_20_Text">if (!ir_detected &amp;&amp; millis() - ir_lastMoveMillis &lt; ir_holdDuration)</text:span></text:p>
      <text:p text:style-name="P38"><text:span text:style-name="Source_20_Text"><text:s text:c="6"/>ir_detected = true;</text:span></text:p>
      <text:p text:style-name="P36"/>
      <text:h text:style-name="P37" text:outline-level="2"><text:bookmark-start text:name="__RefHeading___Toc12045_2415352087"/><text:span text:style-name="Strong_20_Emphasis">5) Comparaison ancienne/nouvelle valeur</text:span><text:bookmark-end text:name="__RefHeading___Toc12045_2415352087"/></text:h>
      <text:p text:style-name="P6">Si changement :</text:p>
      <text:list text:style-name="L69">
        <text:list-item>
          <text:p text:style-name="P99">envoyer VPIV</text:p>
        </text:list-item>
        <text:list-item>
          <text:p text:style-name="P99">mettre à jour état interne</text:p>
        </text:list-item>
      </text:list>
      <text:p text:style-name="P36"/>
      <text:h text:style-name="P33" text:outline-level="1"><text:bookmark-start text:name="__RefHeading___Toc12047_2415352087"/><text:span text:style-name="Strong_20_Emphasis">11.7 — Node-RED : intégration</text:span><text:bookmark-end text:name="__RefHeading___Toc12047_2415352087"/></text:h>
      <text:p text:style-name="P6">Voici ce que tu vas intégrer dans ton dashboard :</text:p>
      <text:p text:style-name="P36"/>
      <text:h text:style-name="P37" text:outline-level="2"><text:bookmark-start text:name="__RefHeading___Toc12049_2415352087"/><text:span text:style-name="Strong_20_Emphasis">11.7.1 — Widgets</text:span><text:bookmark-end text:name="__RefHeading___Toc12049_2415352087"/></text:h>
      <table:table table:name="Tableau37" table:style-name="Tableau37">
        <table:table-column table:style-name="Tableau37.A"/>
        <table:table-column table:style-name="Tableau37.B"/>
        <table:table-header-rows>
          <table:table-row>
            <table:table-cell table:style-name="Tableau37.A1" office:value-type="string">
              <text:p text:style-name="Table_20_Heading">Widget</text:p>
            </table:table-cell>
            <table:table-cell table:style-name="Tableau37.A1" office:value-type="string">
              <text:p text:style-name="Table_20_Heading">Utilité</text:p>
            </table:table-cell>
          </table:table-row>
        </table:table-header-rows>
        <table:table-row>
          <table:table-cell table:style-name="Tableau37.A1" office:value-type="string">
            <text:p text:style-name="Table_20_Contents">LED “Mouvement détecté”</text:p>
          </table:table-cell>
          <table:table-cell table:style-name="Tableau37.A1" office:value-type="string">
            <text:p text:style-name="Table_20_Contents">état instantané</text:p>
          </table:table-cell>
        </table:table-row>
        <table:table-row>
          <table:table-cell table:style-name="Tableau37.A1" office:value-type="string">
            <text:p text:style-name="Table_20_Contents">Texte “Dernière activité (s)”</text:p>
          </table:table-cell>
          <table:table-cell table:style-name="Tableau37.A1" office:value-type="string">
            <text:p text:style-name="Table_20_Contents">temps depuis dernière détection</text:p>
          </table:table-cell>
        </table:table-row>
        <table:table-row>
          <table:table-cell table:style-name="Tableau37.A1" office:value-type="string">
            <text:p text:style-name="Table_20_Contents">Slider sensibilité</text:p>
          </table:table-cell>
          <table:table-cell table:style-name="Tableau37.A1" office:value-type="string">
            <text:p text:style-name="Table_20_Contents"><text:span text:style-name="Source_20_Text">$V:Ir:sens:*:X#</text:span></text:p>
          </table:table-cell>
        </table:table-row>
        <table:table-row>
          <table:table-cell table:style-name="Tableau37.A1" office:value-type="string">
            <text:p text:style-name="Table_20_Contents">Slider hold</text:p>
          </table:table-cell>
          <table:table-cell table:style-name="Tableau37.A1" office:value-type="string">
            <text:p text:style-name="Table_20_Contents"><text:span text:style-name="Source_20_Text">$V:Ir:hold:*:X#</text:span></text:p>
          </table:table-cell>
        </table:table-row>
        <table:table-row>
          <table:table-cell table:style-name="Tableau37.A1" office:value-type="string">
            <text:p text:style-name="Table_20_Contents">Bouton ON/OFF</text:p>
          </table:table-cell>
          <table:table-cell table:style-name="Tableau37.A1" office:value-type="string">
            <text:p text:style-name="Table_20_Contents"><text:span text:style-name="Source_20_Text">$V:Ir:act:*:1#</text:span></text:p>
          </table:table-cell>
        </table:table-row>
        <table:table-row>
          <table:table-cell table:style-name="Tableau37.A1" office:value-type="string">
            <text:p text:style-name="Table_20_Contents">Switch mode d’envoi</text:p>
          </table:table-cell>
          <table:table-cell table:style-name="Tableau37.A1" office:value-type="string">
            <text:p text:style-name="Table_20_Contents"><text:span text:style-name="Source_20_Text">$V:Ir:sendMode:*:all#</text:span></text:p>
          </table:table-cell>
        </table:table-row>
      </table:table>
      <text:p text:style-name="P36"/>
      <text:h text:style-name="P37" text:outline-level="2"><text:bookmark-start text:name="__RefHeading___Toc12051_2415352087"/><text:soft-page-break/><text:span text:style-name="Strong_20_Emphasis">11.7.2 — Flows automatiques possibles</text:span><text:bookmark-end text:name="__RefHeading___Toc12051_2415352087"/></text:h>
      <text:h text:style-name="P40" text:outline-level="3"><text:bookmark-start text:name="__RefHeading___Toc12053_2415352087"/>1 <text:span text:style-name="Strong_20_Emphasis">Allumer anneau LED quand mouvement</text:span><text:bookmark-end text:name="__RefHeading___Toc12053_2415352087"/></text:h>
      <text:p text:style-name="P38"><text:span text:style-name="Source_20_Text">if msg.payload = "$I:Ir:detect:*:1#"</text:span></text:p>
      <text:p text:style-name="P38"><text:span text:style-name="Source_20_Text"><text:s text:c="4"/>→ $V:Lring:anim:*:pulse#</text:span></text:p>
      <text:h text:style-name="P40" text:outline-level="3"><text:bookmark-start text:name="__RefHeading___Toc12055_2415352087"/>2 <text:span text:style-name="Strong_20_Emphasis">Réveiller caméra SE</text:span><text:bookmark-end text:name="__RefHeading___Toc12055_2415352087"/></text:h>
      <text:p text:style-name="P38"><text:span text:style-name="Source_20_Text">detect=1 → $V:SE:cam:act:1#</text:span></text:p>
      <text:h text:style-name="P40" text:outline-level="3"><text:bookmark-start text:name="__RefHeading___Toc12057_2415352087"/>3 <text:span text:style-name="Strong_20_Emphasis">Notifier Node-RED d’activité humaine</text:span><text:bookmark-end text:name="__RefHeading___Toc12057_2415352087"/></text:h>
      <text:p text:style-name="P38"><text:span text:style-name="Source_20_Text">detect=1 → mqtt publish "presence/human" = true</text:span></text:p>
      <text:p text:style-name="P36"/>
      <text:h text:style-name="P33" text:outline-level="1"><text:bookmark-start text:name="__RefHeading___Toc12059_2415352087"/><text:span text:style-name="Strong_20_Emphasis">11.8 — Exemple de configuration complète IR</text:span><text:bookmark-end text:name="__RefHeading___Toc12059_2415352087"/></text:h>
      <text:p text:style-name="P38"><text:span text:style-name="Source_20_Text">$V:Ir:act:*:1#</text:span></text:p>
      <text:p text:style-name="P38"><text:span text:style-name="Source_20_Text">$V:Ir:sens:*:7#</text:span></text:p>
      <text:p text:style-name="P38"><text:span text:style-name="Source_20_Text">$V:Ir:sendMode:*:change#</text:span></text:p>
      <text:p text:style-name="P38"><text:span text:style-name="Source_20_Text">$V:Ir:hold:*:3000#</text:span></text:p>
      <text:p text:style-name="P36"/>
      <text:h text:style-name="P33" text:outline-level="1"><text:bookmark-start text:name="__RefHeading___Toc12061_2415352087"/><text:span text:style-name="Strong_20_Emphasis">11.9 — Résumé</text:span><text:bookmark-end text:name="__RefHeading___Toc12061_2415352087"/></text:h>
      <table:table table:name="Tableau38" table:style-name="Tableau38">
        <table:table-column table:style-name="Tableau38.A"/>
        <table:table-column table:style-name="Tableau38.B"/>
        <table:table-column table:style-name="Tableau38.C"/>
        <table:table-header-rows>
          <table:table-row>
            <table:table-cell table:style-name="Tableau38.A1" office:value-type="string">
              <text:p text:style-name="Table_20_Heading">Fonction</text:p>
            </table:table-cell>
            <table:table-cell table:style-name="Tableau38.A1" office:value-type="string">
              <text:p text:style-name="Table_20_Heading">Fichier</text:p>
            </table:table-cell>
            <table:table-cell table:style-name="Tableau38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8.A1" office:value-type="string">
            <text:p text:style-name="Table_20_Contents">Lecture PIR</text:p>
          </table:table-cell>
          <table:table-cell table:style-name="Tableau38.A1" office:value-type="string">
            <text:p text:style-name="Table_20_Contents"><text:span text:style-name="Source_20_Text">Mvt_ir.cpp</text:span></text:p>
          </table:table-cell>
          <table:table-cell table:style-name="Tableau38.A1" office:value-type="string">
            <text:p text:style-name="Table_20_Contents">acquisition</text:p>
          </table:table-cell>
        </table:table-row>
        <table:table-row>
          <table:table-cell table:style-name="Tableau38.A1" office:value-type="string">
            <text:p text:style-name="Table_20_Contents">Détection mouvement</text:p>
          </table:table-cell>
          <table:table-cell table:style-name="Tableau38.A1" office:value-type="string">
            <text:p text:style-name="Table_20_Contents"><text:span text:style-name="Source_20_Text">Mvt_ir.cpp</text:span></text:p>
          </table:table-cell>
          <table:table-cell table:style-name="Tableau38.A1" office:value-type="string">
            <text:p text:style-name="Table_20_Contents">seuil + filtres</text:p>
          </table:table-cell>
        </table:table-row>
        <table:table-row>
          <table:table-cell table:style-name="Tableau38.A1" office:value-type="string">
            <text:p text:style-name="Table_20_Contents">Mode hold</text:p>
          </table:table-cell>
          <table:table-cell table:style-name="Tableau38.A1" office:value-type="string">
            <text:p text:style-name="Table_20_Contents"><text:span text:style-name="Source_20_Text">Mvt_ir.cpp</text:span></text:p>
          </table:table-cell>
          <table:table-cell table:style-name="Tableau38.A1" office:value-type="string">
            <text:p text:style-name="Table_20_Contents">temporisation sortie</text:p>
          </table:table-cell>
        </table:table-row>
        <table:table-row>
          <table:table-cell table:style-name="Tableau38.A1" office:value-type="string">
            <text:p text:style-name="Table_20_Contents">VPIV sortie</text:p>
          </table:table-cell>
          <table:table-cell table:style-name="Tableau38.A1" office:value-type="string">
            <text:p text:style-name="Table_20_Contents"><text:span text:style-name="Source_20_Text">communication.cpp</text:span></text:p>
          </table:table-cell>
          <table:table-cell table:style-name="Tableau38.A1" office:value-type="string">
            <text:p text:style-name="Table_20_Contents">$I:Ir:*</text:p>
          </table:table-cell>
        </table:table-row>
        <table:table-row>
          <table:table-cell table:style-name="Tableau38.A1" office:value-type="string">
            <text:p text:style-name="Table_20_Contents">VPIV entrée</text:p>
          </table:table-cell>
          <table:table-cell table:style-name="Tableau38.A1" office:value-type="string">
            <text:p text:style-name="Table_20_Contents"><text:span text:style-name="Source_20_Text">dispatch_Mvt_ir.cpp</text:span></text:p>
          </table:table-cell>
          <table:table-cell table:style-name="Tableau38.A1" office:value-type="string">
            <text:p text:style-name="Table_20_Contents">réglages</text:p>
          </table:table-cell>
        </table:table-row>
        <table:table-row>
          <table:table-cell table:style-name="Tableau38.A1" office:value-type="string">
            <text:p text:style-name="Table_20_Contents">Node-RED</text:p>
          </table:table-cell>
          <table:table-cell table:style-name="Tableau38.A1" office:value-type="string">
            <text:p text:style-name="Table_20_Contents">flows</text:p>
          </table:table-cell>
          <table:table-cell table:style-name="Tableau38.A1" office:value-type="string">
            <text:p text:style-name="Table_20_Contents">UI + actions</text:p>
          </table:table-cell>
        </table:table-row>
      </table:table>
      <text:p text:style-name="P36"/>
      <text:p text:style-name="Text_20_body"><text:span text:style-name="Source_20_Text"/></text:p>
      <text:p text:style-name="P100"><text:span text:style-name="Source_20_Text">Parfait. Je vais te livrer les chapitres </text:span><text:span text:style-name="Source_20_Text"><text:span text:style-name="Strong_20_Emphasis">dans l’ordre demandé</text:span></text:span><text:span text:style-name="Source_20_Text">, dans le même style structuré que les précédents, complets, propres, cohérents avec </text:span><text:span text:style-name="Source_20_Text"><text:span text:style-name="Emphasis">toute ton architecture Mega / UNO / MQTT / Node-RED</text:span></text:span><text:span text:style-name="Source_20_Text">.</text:span></text:p>
      <text:p text:style-name="Text_20_body">Je commence <text:span text:style-name="Strong_20_Emphasis">maintenant par le chapitre LED RING</text:span>.</text:p>
      <text:p text:style-name="P101"/>
      <text:h text:style-name="P102" text:outline-level="1"><text:bookmark-start text:name="__RefHeading___Toc13988_2415352087"/>✅ <text:span text:style-name="Strong_20_Emphasis">CHAPITRE 13 — MODULE LED RING (LRING)</text:span><text:bookmark-end text:name="__RefHeading___Toc13988_2415352087"/></text:h>
      <text:p text:style-name="Text_20_body"><text:span text:style-name="Emphasis">(Annulaire circulaire — Effets lumineux — Feedback robot)</text:span></text:p>
      <text:p text:style-name="P101"/>
      <text:h text:style-name="P102" text:outline-level="1"><text:bookmark-start text:name="__RefHeading___Toc13990_2415352087"/><text:span text:style-name="Strong_20_Emphasis">13.1 — Rôle du module LED Ring</text:span><text:bookmark-end text:name="__RefHeading___Toc13990_2415352087"/></text:h>
      <text:p text:style-name="Text_20_body">Ce module gère l’ensemble des LEDs circulaires (« anneau lumineux »), utilisé pour :</text:p>
      <text:list text:style-name="L70">
        <text:list-item>
          <text:p text:style-name="P103">feedback utilisateur (état, détection, direction),</text:p>
        </text:list-item>
        <text:list-item>
          <text:p text:style-name="P103">alertes,</text:p>
        </text:list-item>
        <text:list-item>
          <text:p text:style-name="P103">animations,</text:p>
        </text:list-item>
        <text:list-item>
          <text:p text:style-name="P103">indicateurs sensoriels (ultrasons, microphone, IR),</text:p>
        </text:list-item>
        <text:list-item>
          <text:p text:style-name="P103">esthétiques (respiration, rotation…).</text:p>
        </text:list-item>
      </text:list>
      <text:p text:style-name="Text_20_body">Le module offre :</text:p>
      <text:list text:style-name="L71">
        <text:list-item>
          <text:p text:style-name="P104">un <text:span text:style-name="Strong_20_Emphasis">moteur d’effets non bloquant</text:span>,</text:p>
        </text:list-item>
        <text:list-item>
          <text:p text:style-name="P104">des <text:span text:style-name="Strong_20_Emphasis">commandes VPIV uniformisées</text:span>,</text:p>
        </text:list-item>
        <text:list-item>
          <text:p text:style-name="P104">un <text:span text:style-name="Strong_20_Emphasis">mapping couleur automatisé</text:span>,</text:p>
        </text:list-item>
        <text:list-item>
          <text:p text:style-name="P104">des animations <text:span text:style-name="Strong_20_Emphasis">prêtes pour Node-RED</text:span>.</text:p>
        </text:list-item>
      </text:list>
      <text:p text:style-name="P101"/>
      <text:h text:style-name="P102" text:outline-level="1"><text:bookmark-start text:name="__RefHeading___Toc13992_2415352087"/><text:span text:style-name="Strong_20_Emphasis">13.2 — Architecture du module LRING</text:span><text:bookmark-end text:name="__RefHeading___Toc13992_2415352087"/></text:h>
      <table:table table:name="Tableau39" table:style-name="Tableau39">
        <table:table-column table:style-name="Tableau39.A"/>
        <table:table-column table:style-name="Tableau39.B"/>
        <table:table-header-rows>
          <table:table-row>
            <table:table-cell table:style-name="Tableau39.A1" office:value-type="string">
              <text:p text:style-name="Table_20_Heading">Fichier</text:p>
            </table:table-cell>
            <table:table-cell table:style-name="Tableau39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9.A1" office:value-type="string">
            <text:p text:style-name="Table_20_Contents"><text:span text:style-name="Source_20_Text">src/actuators/lring.cpp</text:span></text:p>
          </table:table-cell>
          <table:table-cell table:style-name="Tableau39.A1" office:value-type="string">
            <text:p text:style-name="Table_20_Contents">logique d’animation + API</text:p>
          </table:table-cell>
        </table:table-row>
        <table:table-row>
          <table:table-cell table:style-name="Tableau39.A1" office:value-type="string">
            <text:p text:style-name="Table_20_Contents"><text:span text:style-name="Source_20_Text">src/actuators/lring.h</text:span></text:p>
          </table:table-cell>
          <table:table-cell table:style-name="Tableau39.A1" office:value-type="string">
            <text:p text:style-name="Table_20_Contents">interface</text:p>
          </table:table-cell>
        </table:table-row>
        <table:table-row>
          <table:table-cell table:style-name="Tableau39.A1" office:value-type="string">
            <text:p text:style-name="Table_20_Contents"><text:span text:style-name="Source_20_Text">src/hardware/lring_hardware.cpp</text:span></text:p>
          </table:table-cell>
          <table:table-cell table:style-name="Tableau39.A1" office:value-type="string">
            <text:p text:style-name="Table_20_Contents">écriture NeoPixel / Adafruit / FastLED</text:p>
          </table:table-cell>
        </table:table-row>
        <table:table-row>
          <table:table-cell table:style-name="Tableau39.A1" office:value-type="string">
            <text:p text:style-name="Table_20_Contents"><text:span text:style-name="Source_20_Text">dispatch_Lring.cpp</text:span></text:p>
          </table:table-cell>
          <table:table-cell table:style-name="Tableau39.A1" office:value-type="string">
            <text:p text:style-name="Table_20_Contents">VPIV reçus</text:p>
          </table:table-cell>
        </table:table-row>
        <table:table-row>
          <table:table-cell table:style-name="Tableau39.A1" office:value-type="string">
            <text:p text:style-name="Table_20_Contents"><text:span text:style-name="Source_20_Text">vpiv_utils.cpp</text:span></text:p>
          </table:table-cell>
          <table:table-cell table:style-name="Tableau39.A1" office:value-type="string">
            <text:p text:style-name="Table_20_Contents">conversions couleur</text:p>
          </table:table-cell>
        </table:table-row>
        <table:table-row>
          <table:table-cell table:style-name="Tableau39.A1" office:value-type="string">
            <text:p text:style-name="Table_20_Contents"><text:span text:style-name="Source_20_Text">config.cpp</text:span></text:p>
          </table:table-cell>
          <table:table-cell table:style-name="Tableau39.A1" office:value-type="string">
            <text:p text:style-name="Table_20_Contents">valeurs globales</text:p>
          </table:table-cell>
        </table:table-row>
      </table:table>
      <text:p text:style-name="P101"/>
      <text:h text:style-name="P102" text:outline-level="1"><text:bookmark-start text:name="__RefHeading___Toc13994_2415352087"/><text:soft-page-break/><text:span text:style-name="Strong_20_Emphasis">13.3 — Structure interne</text:span><text:bookmark-end text:name="__RefHeading___Toc13994_2415352087"/></text:h>
      <text:p text:style-name="Text_20_body">Dans <text:span text:style-name="Source_20_Text">lring.cpp</text:span> on retrouve :</text:p>
      <text:p text:style-name="P105"><text:span text:style-name="Source_20_Text">static bool lring_active;</text:span></text:p>
      <text:p text:style-name="P105"><text:span text:style-name="Source_20_Text">static uint8_t mode; <text:s text:c="9"/>// idle, pulse, spin, alert, usercolor…</text:span></text:p>
      <text:p text:style-name="P105"><text:span text:style-name="Source_20_Text">static uint32_t baseColor; <text:s text:c="3"/>// couleur de base en RGB</text:span></text:p>
      <text:p text:style-name="P105"><text:span text:style-name="Source_20_Text">static uint8_t intensity; <text:s text:c="4"/>// 0..255</text:span></text:p>
      <text:p text:style-name="P105"><text:span text:style-name="Source_20_Text">static unsigned long lastFrame;</text:span></text:p>
      <text:p text:style-name="P105"><text:span text:style-name="Source_20_Text">static int speed; <text:s text:c="12"/>// vitesse animation</text:span></text:p>
      <text:p text:style-name="P105"><text:span text:style-name="Source_20_Text">static int angle; <text:s text:c="12"/>// pour spin</text:span></text:p>
      <text:p text:style-name="P101"/>
      <text:h text:style-name="P102" text:outline-level="1"><text:bookmark-start text:name="__RefHeading___Toc13996_2415352087"/><text:span text:style-name="Strong_20_Emphasis">13.4 — Fonctionnement principal</text:span><text:bookmark-end text:name="__RefHeading___Toc13996_2415352087"/></text:h>
      <text:p text:style-name="Text_20_body">La fonction appelée dans <text:span text:style-name="Source_20_Text">loop()</text:span> est :</text:p>
      <text:p text:style-name="P105"><text:span text:style-name="Source_20_Text">lring_processPeriodic()</text:span></text:p>
      <text:p text:style-name="Text_20_body">Elle :</text:p>
      <text:list text:style-name="L72">
        <text:list-item>
          <text:p text:style-name="P106"><text:span text:style-name="Strong_20_Emphasis">calcule l’état actuel</text:span> (progression de l’animation)</text:p>
        </text:list-item>
        <text:list-item>
          <text:p text:style-name="P106"><text:span text:style-name="Strong_20_Emphasis">prépare un tableau couleur</text:span> (buffer RAM)</text:p>
        </text:list-item>
        <text:list-item>
          <text:p text:style-name="P106"><text:span text:style-name="Strong_20_Emphasis">appelle lring_hw_show(buffer)</text:span> → écriture hardware</text:p>
        </text:list-item>
      </text:list>
      <text:p text:style-name="P101"/>
      <text:h text:style-name="P102" text:outline-level="1"><text:bookmark-start text:name="__RefHeading___Toc13998_2415352087"/><text:span text:style-name="Strong_20_Emphasis">13.5 — Les modes intégrés</text:span><text:bookmark-end text:name="__RefHeading___Toc13998_2415352087"/></text:h>
      <text:p text:style-name="Text_20_body">Le code livré dans tes fichiers prend en charge au minimum :</text:p>
      <text:p text:style-name="P101"/>
      <text:h text:style-name="P107" text:outline-level="2"><text:bookmark-start text:name="__RefHeading___Toc14000_2415352087"/><text:span text:style-name="Strong_20_Emphasis">13.5.1 — Mode OFF</text:span><text:bookmark-end text:name="__RefHeading___Toc14000_2415352087"/></text:h>
      <text:p text:style-name="P105"><text:span text:style-name="Source_20_Text">mode = LRING_OFF</text:span></text:p>
      <text:p text:style-name="Text_20_body">→ toutes LEDs éteintes</text:p>
      <text:p text:style-name="P101"/>
      <text:h text:style-name="P107" text:outline-level="2"><text:bookmark-start text:name="__RefHeading___Toc14002_2415352087"/><text:span text:style-name="Strong_20_Emphasis">13.5.2 — Mode COLOR fixe</text:span><text:bookmark-end text:name="__RefHeading___Toc14002_2415352087"/></text:h>
      <text:p text:style-name="P105"><text:span text:style-name="Source_20_Text">$V:Lring:color:*:R,G,B#</text:span></text:p>
      <text:p text:style-name="Text_20_body">Affiche une couleur stable.</text:p>
      <text:p text:style-name="P101"/>
      <text:h text:style-name="P107" text:outline-level="2"><text:bookmark-start text:name="__RefHeading___Toc14004_2415352087"/><text:span text:style-name="Strong_20_Emphasis">13.5.3 — Mode PULSE (respiration)</text:span><text:bookmark-end text:name="__RefHeading___Toc14004_2415352087"/></text:h>
      <text:p text:style-name="Text_20_body">Effet <text:span text:style-name="Strong_20_Emphasis">"respire"</text:span> = fondu progressif :</text:p>
      <text:p text:style-name="P105"><text:span text:style-name="Source_20_Text">$V:Lring:mode:*:pulse#</text:span></text:p>
      <text:p text:style-name="P105"><text:soft-page-break/><text:span text:style-name="Source_20_Text">$V:Lring:color:*:0,96,255# <text:s/>(bleu robot)</text:span></text:p>
      <text:p text:style-name="P101"/>
      <text:h text:style-name="P107" text:outline-level="2"><text:bookmark-start text:name="__RefHeading___Toc14006_2415352087"/><text:span text:style-name="Strong_20_Emphasis">13.5.4 — Mode SPIN (rotation 360°)</text:span><text:bookmark-end text:name="__RefHeading___Toc14006_2415352087"/></text:h>
      <text:p text:style-name="Text_20_body">Indique une direction ou activité :</text:p>
      <text:p text:style-name="P105"><text:span text:style-name="Source_20_Text">$V:Lring:mode:*:spin#</text:span></text:p>
      <text:p text:style-name="P105"><text:span text:style-name="Source_20_Text">$V:Lring:speed:*:40#</text:span></text:p>
      <text:p text:style-name="P101"/>
      <text:h text:style-name="P107" text:outline-level="2"><text:bookmark-start text:name="__RefHeading___Toc14008_2415352087"/><text:span text:style-name="Strong_20_Emphasis">13.5.5 — Mode ALERT</text:span><text:bookmark-end text:name="__RefHeading___Toc14008_2415352087"/></text:h>
      <text:p text:style-name="Text_20_body">Flash rouge rapide :</text:p>
      <text:p text:style-name="P105"><text:span text:style-name="Source_20_Text">$V:Lring:mode:*:alert#</text:span></text:p>
      <text:p text:style-name="Text_20_body">Couplé à :</text:p>
      <text:list text:style-name="L73">
        <text:list-item>
          <text:p text:style-name="P108">Force Sensor → choc</text:p>
        </text:list-item>
        <text:list-item>
          <text:p text:style-name="P108">US → obstacle</text:p>
        </text:list-item>
        <text:list-item>
          <text:p text:style-name="P108">URG → urgence</text:p>
        </text:list-item>
      </text:list>
      <text:p text:style-name="P101"/>
      <text:h text:style-name="P107" text:outline-level="2"><text:bookmark-start text:name="__RefHeading___Toc14010_2415352087"/><text:span text:style-name="Strong_20_Emphasis">13.5.6 — Mode SENSOR (piloté par Node-RED)</text:span><text:bookmark-end text:name="__RefHeading___Toc14010_2415352087"/></text:h>
      <text:p text:style-name="Text_20_body">Tu peux envoyer <text:span text:style-name="Strong_20_Emphasis">valeurs directes</text:span> :</text:p>
      <text:p text:style-name="P105"><text:span text:style-name="Source_20_Text">$V:Lring:raw:*:0xFF0000,0x220000,...#</text:span></text:p>
      <text:p text:style-name="Text_20_body">Ou laisser Node-RED animer (recommandé).</text:p>
      <text:p text:style-name="P101"/>
      <text:h text:style-name="P102" text:outline-level="1"><text:bookmark-start text:name="__RefHeading___Toc14012_2415352087"/><text:span text:style-name="Strong_20_Emphasis">13.6 — API VPIV</text:span><text:bookmark-end text:name="__RefHeading___Toc14012_2415352087"/></text:h>
      <text:p text:style-name="Text_20_body">Dans <text:span text:style-name="Source_20_Text">dispatch_Lring.cpp</text:span>.</text:p>
      <text:p text:style-name="P101"/>
      <text:h text:style-name="P107" text:outline-level="2"><text:bookmark-start text:name="__RefHeading___Toc14014_2415352087"/><text:span text:style-name="Strong_20_Emphasis">13.6.1 — Activation</text:span><text:bookmark-end text:name="__RefHeading___Toc14014_2415352087"/></text:h>
      <text:p text:style-name="P105"><text:span text:style-name="Source_20_Text">$V:Lring:act:*:1#</text:span></text:p>
      <text:p text:style-name="P105"><text:span text:style-name="Source_20_Text">$V:Lring:act:*:0#</text:span></text:p>
      <text:p text:style-name="P101"/>
      <text:h text:style-name="P107" text:outline-level="2"><text:bookmark-start text:name="__RefHeading___Toc14016_2415352087"/><text:span text:style-name="Strong_20_Emphasis">13.6.2 — Mode</text:span><text:bookmark-end text:name="__RefHeading___Toc14016_2415352087"/></text:h>
      <text:p text:style-name="P105"><text:span text:style-name="Source_20_Text">$V:Lring:mode:*:&lt;off|color|pulse|spin|alert&gt;#</text:span></text:p>
      <text:p text:style-name="P101"/>
      <text:h text:style-name="P107" text:outline-level="2"><text:bookmark-start text:name="__RefHeading___Toc14018_2415352087"/><text:span text:style-name="Strong_20_Emphasis">13.6.3 — Couleur</text:span><text:bookmark-end text:name="__RefHeading___Toc14018_2415352087"/></text:h>
      <text:p text:style-name="P105"><text:span text:style-name="Source_20_Text">$V:Lring:color:*:R,G,B#</text:span></text:p>
      <text:p text:style-name="Text_20_body"><text:soft-page-break/>Exemple bleu :</text:p>
      <text:p text:style-name="P105"><text:span text:style-name="Source_20_Text">$V:Lring:color:*:0,80,255#</text:span></text:p>
      <text:p text:style-name="P101"/>
      <text:h text:style-name="P107" text:outline-level="2"><text:bookmark-start text:name="__RefHeading___Toc14020_2415352087"/><text:span text:style-name="Strong_20_Emphasis">13.6.4 — Intensité</text:span><text:bookmark-end text:name="__RefHeading___Toc14020_2415352087"/></text:h>
      <text:p text:style-name="P105"><text:span text:style-name="Source_20_Text">$V:Lring:int:*:&lt;0..255&gt;#</text:span></text:p>
      <text:p text:style-name="P101"/>
      <text:h text:style-name="P107" text:outline-level="2"><text:bookmark-start text:name="__RefHeading___Toc14022_2415352087"/><text:span text:style-name="Strong_20_Emphasis">13.6.5 — Vitesse animation</text:span><text:bookmark-end text:name="__RefHeading___Toc14022_2415352087"/></text:h>
      <text:p text:style-name="P105"><text:span text:style-name="Source_20_Text">$V:Lring:speed:*:&lt;1..200&gt;#</text:span></text:p>
      <text:p text:style-name="P101"/>
      <text:h text:style-name="P107" text:outline-level="2"><text:bookmark-start text:name="__RefHeading___Toc14024_2415352087"/><text:span text:style-name="Strong_20_Emphasis">13.6.6 — Couleur par index</text:span><text:bookmark-end text:name="__RefHeading___Toc14024_2415352087"/></text:h>
      <text:p text:style-name="Text_20_body">Pour un anneau "radial" :</text:p>
      <text:p text:style-name="P105"><text:span text:style-name="Source_20_Text">$V:Lring:set:5:R,G,B#</text:span></text:p>
      <text:p text:style-name="P101"/>
      <text:h text:style-name="P102" text:outline-level="1"><text:bookmark-start text:name="__RefHeading___Toc14026_2415352087"/><text:span text:style-name="Strong_20_Emphasis">13.7 — Exemple d’usage Node-RED</text:span><text:bookmark-end text:name="__RefHeading___Toc14026_2415352087"/></text:h>
      <text:p text:style-name="P101"/>
      <text:h text:style-name="P107" text:outline-level="2"><text:bookmark-start text:name="__RefHeading___Toc14028_2415352087"/><text:span text:style-name="Strong_20_Emphasis">13.7.1 — Indiquer direction microphone</text:span><text:bookmark-end text:name="__RefHeading___Toc14028_2415352087"/></text:h>
      <text:p text:style-name="Text_20_body">Si Micro détecte angle :</text:p>
      <text:p text:style-name="P105"><text:span text:style-name="Source_20_Text">$I:Mic:dir:*:45#</text:span></text:p>
      <text:p text:style-name="Text_20_body">Node-RED :</text:p>
      <text:p text:style-name="P105"><text:span text:style-name="Source_20_Text">function:</text:span></text:p>
      <text:p text:style-name="P105"><text:span text:style-name="Source_20_Text">let angle = msg.payload;</text:span></text:p>
      <text:p text:style-name="P105"><text:span text:style-name="Source_20_Text">let led = Math.round(angle/15); // 24 leds = 360/15</text:span></text:p>
      <text:p text:style-name="P105"><text:span text:style-name="Source_20_Text">return { payload:`$V:Lring:set:${led}:0,255,0#` };</text:span></text:p>
      <text:p text:style-name="P101"/>
      <text:h text:style-name="P107" text:outline-level="2"><text:bookmark-start text:name="__RefHeading___Toc14030_2415352087"/><text:span text:style-name="Strong_20_Emphasis">13.7.2 — Feedback obstacle US</text:span><text:bookmark-end text:name="__RefHeading___Toc14030_2415352087"/></text:h>
      <text:p text:style-name="Text_20_body">Sonar avant centre :</text:p>
      <text:p text:style-name="P105"><text:span text:style-name="Source_20_Text">$I:Us:alert:4:&lt;level&gt;#</text:span></text:p>
      <text:p text:style-name="Text_20_body">Flow Node-RED :</text:p>
      <table:table table:name="Tableau40" table:style-name="Tableau40">
        <table:table-column table:style-name="Tableau40.A"/>
        <table:table-column table:style-name="Tableau40.B"/>
        <table:table-header-rows>
          <table:table-row>
            <table:table-cell table:style-name="Tableau40.A1" office:value-type="string">
              <text:p text:style-name="Table_20_Heading">Distance</text:p>
            </table:table-cell>
            <table:table-cell table:style-name="Tableau40.A1" office:value-type="string">
              <text:p text:style-name="Table_20_Heading">LED Ring</text:p>
            </table:table-cell>
          </table:table-row>
        </table:table-header-rows>
        <table:table-row>
          <table:table-cell table:style-name="Tableau40.A1" office:value-type="string">
            <text:p text:style-name="Table_20_Contents">danger faible</text:p>
          </table:table-cell>
          <table:table-cell table:style-name="Tableau40.A1" office:value-type="string">
            <text:p text:style-name="Table_20_Contents">orange</text:p>
          </table:table-cell>
        </table:table-row>
        <table:table-row>
          <table:table-cell table:style-name="Tableau40.A1" office:value-type="string">
            <text:p text:style-name="Table_20_Contents">danger fort</text:p>
          </table:table-cell>
          <table:table-cell table:style-name="Tableau40.A1" office:value-type="string">
            <text:p text:style-name="Table_20_Contents">rouge + mode pulse</text:p>
          </table:table-cell>
        </table:table-row>
        <table:table-row>
          <table:table-cell table:style-name="Tableau40.A1" office:value-type="string">
            <text:p text:style-name="Table_20_Contents">danger extrême</text:p>
          </table:table-cell>
          <table:table-cell table:style-name="Tableau40.A1" office:value-type="string">
            <text:p text:style-name="Table_20_Contents">mode alert</text:p>
          </table:table-cell>
        </table:table-row>
      </table:table>
      <text:p text:style-name="P101"/>
      <text:h text:style-name="P107" text:outline-level="2"><text:bookmark-start text:name="__RefHeading___Toc14032_2415352087"/><text:soft-page-break/><text:span text:style-name="Strong_20_Emphasis">13.7.3 — Animation robot actif</text:span><text:bookmark-end text:name="__RefHeading___Toc14032_2415352087"/></text:h>
      <text:p text:style-name="P105"><text:span text:style-name="Source_20_Text">$V:Lring:mode:*:spin#</text:span></text:p>
      <text:p text:style-name="P105"><text:span text:style-name="Source_20_Text">$V:Lring:speed:*:25#</text:span></text:p>
      <text:p text:style-name="P101"/>
      <text:h text:style-name="P107" text:outline-level="2"><text:bookmark-start text:name="__RefHeading___Toc14034_2415352087"/><text:span text:style-name="Strong_20_Emphasis">13.7.4 — Mode “robot en attente”</text:span><text:bookmark-end text:name="__RefHeading___Toc14034_2415352087"/></text:h>
      <text:p text:style-name="P105"><text:span text:style-name="Source_20_Text">$V:Lring:mode:*:pulse#</text:span></text:p>
      <text:p text:style-name="P105"><text:span text:style-name="Source_20_Text">$V:Lring:color:*:0,60,255#</text:span></text:p>
      <text:p text:style-name="P101"/>
      <text:h text:style-name="P102" text:outline-level="1"><text:bookmark-start text:name="__RefHeading___Toc14036_2415352087"/><text:span text:style-name="Strong_20_Emphasis">13.8 — Interaction avec URG</text:span><text:bookmark-end text:name="__RefHeading___Toc14036_2415352087"/></text:h>
      <text:p text:style-name="Text_20_body">En cas d’urgence → blocage, mais LED RING passe en rouge :</text:p>
      <text:p text:style-name="Text_20_body">Dans <text:span text:style-name="Source_20_Text">checkEmergencyConditions()</text:span> :</text:p>
      <text:p text:style-name="P105"><text:span text:style-name="Source_20_Text">$V:Lring:mode:*:alert#</text:span></text:p>
      <text:p text:style-name="P105"><text:span text:style-name="Source_20_Text">$V:Lring:color:*:255,0,0#</text:span></text:p>
      <text:p text:style-name="P101"/>
      <text:h text:style-name="P102" text:outline-level="1"><text:bookmark-start text:name="__RefHeading___Toc14038_2415352087"/><text:span text:style-name="Strong_20_Emphasis">13.9 — Résumé du module LED Ring</text:span><text:bookmark-end text:name="__RefHeading___Toc14038_2415352087"/></text:h>
      <table:table table:name="Tableau41" table:style-name="Tableau41">
        <table:table-column table:style-name="Tableau41.A"/>
        <table:table-column table:style-name="Tableau41.B"/>
        <table:table-header-rows>
          <table:table-row>
            <table:table-cell table:style-name="Tableau41.A1" office:value-type="string">
              <text:p text:style-name="Table_20_Heading">Fonction</text:p>
            </table:table-cell>
            <table:table-cell table:style-name="Tableau4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1.A1" office:value-type="string">
            <text:p text:style-name="Table_20_Contents"><text:span text:style-name="Source_20_Text">lring_processPeriodic()</text:span></text:p>
          </table:table-cell>
          <table:table-cell table:style-name="Tableau41.A1" office:value-type="string">
            <text:p text:style-name="Table_20_Contents">moteur animation non bloquant</text:p>
          </table:table-cell>
        </table:table-row>
        <table:table-row>
          <table:table-cell table:style-name="Tableau41.A1" office:value-type="string">
            <text:p text:style-name="Table_20_Contents"><text:span text:style-name="Source_20_Text">mode</text:span></text:p>
          </table:table-cell>
          <table:table-cell table:style-name="Tableau41.A1" office:value-type="string">
            <text:p text:style-name="Table_20_Contents">off / color / pulse / spin / alert</text:p>
          </table:table-cell>
        </table:table-row>
        <table:table-row>
          <table:table-cell table:style-name="Tableau41.A1" office:value-type="string">
            <text:p text:style-name="Table_20_Contents"><text:span text:style-name="Source_20_Text">color</text:span></text:p>
          </table:table-cell>
          <table:table-cell table:style-name="Tableau41.A1" office:value-type="string">
            <text:p text:style-name="Table_20_Contents">couleur ou palette</text:p>
          </table:table-cell>
        </table:table-row>
        <table:table-row>
          <table:table-cell table:style-name="Tableau41.A1" office:value-type="string">
            <text:p text:style-name="Table_20_Contents"><text:span text:style-name="Source_20_Text">speed</text:span></text:p>
          </table:table-cell>
          <table:table-cell table:style-name="Tableau41.A1" office:value-type="string">
            <text:p text:style-name="Table_20_Contents">vitesse animations</text:p>
          </table:table-cell>
        </table:table-row>
        <table:table-row>
          <table:table-cell table:style-name="Tableau41.A1" office:value-type="string">
            <text:p text:style-name="Table_20_Contents"><text:span text:style-name="Source_20_Text">intensity</text:span></text:p>
          </table:table-cell>
          <table:table-cell table:style-name="Tableau41.A1" office:value-type="string">
            <text:p text:style-name="Table_20_Contents">luminosité</text:p>
          </table:table-cell>
        </table:table-row>
        <table:table-row>
          <table:table-cell table:style-name="Tableau41.A1" office:value-type="string">
            <text:p text:style-name="Table_20_Contents">VPIV</text:p>
          </table:table-cell>
          <table:table-cell table:style-name="Tableau41.A1" office:value-type="string">
            <text:p text:style-name="Table_20_Contents">API complète</text:p>
          </table:table-cell>
        </table:table-row>
        <table:table-row>
          <table:table-cell table:style-name="Tableau41.A1" office:value-type="string">
            <text:p text:style-name="Table_20_Contents">Node-RED</text:p>
          </table:table-cell>
          <table:table-cell table:style-name="Tableau41.A1" office:value-type="string">
            <text:p text:style-name="Table_20_Contents">pilotage avancé et dashboard</text:p>
          </table:table-cell>
        </table:table-row>
      </table:table>
      <text:p text:style-name="P101"/>
      <text:p text:style-name="Text_20_body"><text:span text:style-name="Source_20_Text"/></text:p>
      <text:p text:style-name="P101"/>
      <text:h text:style-name="P102" text:outline-level="1"/>
      <text:h text:style-name="P109" text:outline-level="1"><text:bookmark-start text:name="__RefHeading___Toc14040_2415352087"/>✅ <text:span text:style-name="Strong_20_Emphasis">CHAPITRE 14 — MODULE LED RUBAN (LRUB)</text:span><text:bookmark-end text:name="__RefHeading___Toc14040_2415352087"/></text:h>
      <text:p text:style-name="Text_20_body"><text:span text:style-name="Emphasis">(Bande LED directionnelle / décorative / sécurité visuelle)</text:span></text:p>
      <text:p text:style-name="Text_20_body">Le LED Ruban est un élément central de ton robot : il entoure les capteurs frontaux et donne un <text:span text:style-name="Strong_20_Emphasis">feedback visuel direct</text:span> sur l’environnement, le statut et les alertes.</text:p>
      <text:p text:style-name="Text_20_body">Tu disposes d’un module <text:span text:style-name="Emphasis">très propre</text:span> codé dans <text:span text:style-name="Source_20_Text">lrub.cpp</text:span>, non-bloquant, entièrement pilotable via VPIV et facilement animé depuis Node-RED.</text:p>
      <text:p text:style-name="P101"/>
      <text:h text:style-name="P102" text:outline-level="1"><text:bookmark-start text:name="__RefHeading___Toc14042_2415352087"/><text:span text:style-name="Strong_20_Emphasis">14.1 — Rôle du module LRUB</text:span><text:bookmark-end text:name="__RefHeading___Toc14042_2415352087"/></text:h>
      <text:list text:style-name="L74">
        <text:list-item>
          <text:p text:style-name="P110">Indiquer une alerte depuis <text:span text:style-name="Strong_20_Emphasis">les capteurs ultrason</text:span> (avant/arrière)</text:p>
        </text:list-item>
        <text:list-item>
          <text:p text:style-name="P110">Suivre un <text:span text:style-name="Strong_20_Emphasis">effet directionnel</text:span></text:p>
        </text:list-item>
        <text:list-item>
          <text:p text:style-name="P110">Représenter l’état général du robot (idle / actif / erreur)</text:p>
        </text:list-item>
        <text:list-item>
          <text:p text:style-name="P110">Éclairage esthétique</text:p>
        </text:list-item>
        <text:list-item>
          <text:p text:style-name="P110">Animation dynamique pilotée par Node-RED</text:p>
        </text:list-item>
        <text:list-item>
          <text:p text:style-name="P110">Réflexe sécurité (passage en rouge clignotant en cas d'urgence)</text:p>
        </text:list-item>
      </text:list>
      <text:p text:style-name="Text_20_body">Le module est un complément idéal au LED Ring mais souvent plus “lisible” pour l’utilisateur.</text:p>
      <text:p text:style-name="P101"/>
      <text:h text:style-name="P102" text:outline-level="1"><text:bookmark-start text:name="__RefHeading___Toc14044_2415352087"/><text:span text:style-name="Strong_20_Emphasis">14.2 — Architecture du module LRUB</text:span><text:bookmark-end text:name="__RefHeading___Toc14044_2415352087"/></text:h>
      <table:table table:name="Tableau42" table:style-name="Tableau42">
        <table:table-column table:style-name="Tableau42.A"/>
        <table:table-column table:style-name="Tableau42.B"/>
        <table:table-header-rows>
          <table:table-row>
            <table:table-cell table:style-name="Tableau42.A1" office:value-type="string">
              <text:p text:style-name="Table_20_Heading">Fichier</text:p>
            </table:table-cell>
            <table:table-cell table:style-name="Tableau4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2.A1" office:value-type="string">
            <text:p text:style-name="Table_20_Contents"><text:span text:style-name="Source_20_Text">lrub.cpp</text:span></text:p>
          </table:table-cell>
          <table:table-cell table:style-name="Tableau42.A1" office:value-type="string">
            <text:p text:style-name="Table_20_Contents">moteur d’effet + logique</text:p>
          </table:table-cell>
        </table:table-row>
        <table:table-row>
          <table:table-cell table:style-name="Tableau42.A1" office:value-type="string">
            <text:p text:style-name="Table_20_Contents"><text:span text:style-name="Source_20_Text">lrub.h</text:span></text:p>
          </table:table-cell>
          <table:table-cell table:style-name="Tableau42.A1" office:value-type="string">
            <text:p text:style-name="Table_20_Contents">interface module</text:p>
          </table:table-cell>
        </table:table-row>
        <table:table-row>
          <table:table-cell table:style-name="Tableau42.A1" office:value-type="string">
            <text:p text:style-name="Table_20_Contents"><text:span text:style-name="Source_20_Text">lrub_hardware.cpp</text:span></text:p>
          </table:table-cell>
          <table:table-cell table:style-name="Tableau42.A1" office:value-type="string">
            <text:p text:style-name="Table_20_Contents">écriture WS2812/Neopixel</text:p>
          </table:table-cell>
        </table:table-row>
        <table:table-row>
          <table:table-cell table:style-name="Tableau42.A1" office:value-type="string">
            <text:p text:style-name="Table_20_Contents"><text:span text:style-name="Source_20_Text">dispatch_Lrub.cpp</text:span></text:p>
          </table:table-cell>
          <table:table-cell table:style-name="Tableau42.A1" office:value-type="string">
            <text:p text:style-name="Table_20_Contents">commandes VPIV</text:p>
          </table:table-cell>
        </table:table-row>
        <table:table-row>
          <table:table-cell table:style-name="Tableau42.A1" office:value-type="string">
            <text:p text:style-name="Table_20_Contents"><text:span text:style-name="Source_20_Text">communication</text:span></text:p>
          </table:table-cell>
          <table:table-cell table:style-name="Tableau42.A1" office:value-type="string">
            <text:p text:style-name="Table_20_Contents">routage messages US/Mic/etc.</text:p>
          </table:table-cell>
        </table:table-row>
      </table:table>
      <text:p text:style-name="Text_20_body">Le module repose sur un buffer :</text:p>
      <text:p text:style-name="P105"><text:span text:style-name="Source_20_Text">static uint32_t ledBuffer[LRUB_NUM];</text:span></text:p>
      <text:p text:style-name="Text_20_body">Ensuite un moteur d'animation :</text:p>
      <text:p text:style-name="P105"><text:span text:style-name="Source_20_Text">static uint8_t mode;</text:span></text:p>
      <text:p text:style-name="P105"><text:span text:style-name="Source_20_Text">static uint32_t baseColor;</text:span></text:p>
      <text:p text:style-name="P105"><text:span text:style-name="Source_20_Text">static uint8_t intensity;</text:span></text:p>
      <text:p text:style-name="P105"><text:span text:style-name="Source_20_Text">static unsigned long lastFrame;</text:span></text:p>
      <text:p text:style-name="P105"><text:span text:style-name="Source_20_Text">static int speed;</text:span></text:p>
      <text:p text:style-name="Text_20_body">Tout est <text:span text:style-name="Strong_20_Emphasis">non bloquant</text:span>.</text:p>
      <text:p text:style-name="P101"><text:soft-page-break/></text:p>
      <text:h text:style-name="P102" text:outline-level="1"><text:bookmark-start text:name="__RefHeading___Toc14046_2415352087"/><text:span text:style-name="Strong_20_Emphasis">14.3 — Modes supportés</text:span><text:bookmark-end text:name="__RefHeading___Toc14046_2415352087"/></text:h>
      <text:p text:style-name="Text_20_body">Les modes sont équivalents au LED Ring, mais adaptés au ruban (linéaire).</text:p>
      <text:p text:style-name="P101"/>
      <text:h text:style-name="P107" text:outline-level="2"><text:bookmark-start text:name="__RefHeading___Toc14048_2415352087"/><text:span text:style-name="Strong_20_Emphasis">14.3.1 — Mode OFF</text:span><text:bookmark-end text:name="__RefHeading___Toc14048_2415352087"/></text:h>
      <text:p text:style-name="P105"><text:span text:style-name="Source_20_Text">$V:Lrub:mode:*:off#</text:span></text:p>
      <text:p text:style-name="Text_20_body">→ éteint toutes les LEDs.</text:p>
      <text:p text:style-name="P101"/>
      <text:h text:style-name="P107" text:outline-level="2"><text:bookmark-start text:name="__RefHeading___Toc14050_2415352087"/><text:span text:style-name="Strong_20_Emphasis">14.3.2 — Mode COLOR fixe</text:span><text:bookmark-end text:name="__RefHeading___Toc14050_2415352087"/></text:h>
      <text:p text:style-name="P105"><text:span text:style-name="Source_20_Text">$V:Lrub:color:*:R,G,B#</text:span></text:p>
      <text:p text:style-name="Text_20_body">Exemple bleu signature :</text:p>
      <text:p text:style-name="P105"><text:span text:style-name="Source_20_Text">$V:Lrub:color:*:0,80,255#</text:span></text:p>
      <text:p text:style-name="P101"/>
      <text:h text:style-name="P107" text:outline-level="2"><text:bookmark-start text:name="__RefHeading___Toc14052_2415352087"/><text:span text:style-name="Strong_20_Emphasis">14.3.3 — Mode PULSE (respiration)</text:span><text:bookmark-end text:name="__RefHeading___Toc14052_2415352087"/></text:h>
      <text:p text:style-name="Text_20_body">Fondu progressif rouge, bleu, etc.</text:p>
      <text:p text:style-name="P105"><text:span text:style-name="Source_20_Text">$V:Lrub:mode:*:pulse#</text:span></text:p>
      <text:p text:style-name="P101"/>
      <text:h text:style-name="P107" text:outline-level="2"><text:bookmark-start text:name="__RefHeading___Toc14054_2415352087"/><text:span text:style-name="Strong_20_Emphasis">14.3.4 — Mode SCAN (effet “scanner K2000”)</text:span><text:bookmark-end text:name="__RefHeading___Toc14054_2415352087"/></text:h>
      <text:p text:style-name="Text_20_body">Effet gauche → droite → gauche.</text:p>
      <text:p text:style-name="P105"><text:span text:style-name="Source_20_Text">$V:Lrub:mode:*:scan#</text:span></text:p>
      <text:p text:style-name="P105"><text:span text:style-name="Source_20_Text">$V:Lrub:speed:*:30#</text:span></text:p>
      <text:p text:style-name="P101"/>
      <text:h text:style-name="P107" text:outline-level="2"><text:bookmark-start text:name="__RefHeading___Toc14056_2415352087"/><text:span text:style-name="Strong_20_Emphasis">14.3.5 — Mode ALERT</text:span><text:bookmark-end text:name="__RefHeading___Toc14056_2415352087"/></text:h>
      <text:p text:style-name="Text_20_body">Clignotement rouge rapide.</text:p>
      <text:p text:style-name="P105"><text:span text:style-name="Source_20_Text">$V:Lrub:mode:*:alert#</text:span></text:p>
      <text:p text:style-name="Text_20_body">Ce mode est aussi déclenché automatiquement :</text:p>
      <text:list text:style-name="L75">
        <text:list-item>
          <text:p text:style-name="P111">en cas de <text:span text:style-name="Strong_20_Emphasis">US danger</text:span></text:p>
        </text:list-item>
        <text:list-item>
          <text:p text:style-name="P111">en cas de <text:span text:style-name="Strong_20_Emphasis">URG sécurité</text:span></text:p>
        </text:list-item>
        <text:list-item>
          <text:p text:style-name="P111">en cas de <text:span text:style-name="Strong_20_Emphasis">choc FS</text:span></text:p>
        </text:list-item>
      </text:list>
      <text:p text:style-name="P101"/>
      <text:h text:style-name="P107" text:outline-level="2"><text:bookmark-start text:name="__RefHeading___Toc14058_2415352087"/><text:span text:style-name="Strong_20_Emphasis">14.3.6 — Mode RAW (control direct)</text:span><text:bookmark-end text:name="__RefHeading___Toc14058_2415352087"/></text:h>
      <text:p text:style-name="Text_20_body">Node-RED peut piloter toute la bande :</text:p>
      <text:p text:style-name="P105"><text:soft-page-break/><text:span text:style-name="Source_20_Text">$V:Lrub:raw:*:0xFF0000,0x110000,...#</text:span></text:p>
      <text:p text:style-name="Text_20_body">Super utile pour ton futur mode “AI animation”.</text:p>
      <text:p text:style-name="P101"/>
      <text:h text:style-name="P102" text:outline-level="1"><text:bookmark-start text:name="__RefHeading___Toc14060_2415352087"/><text:span text:style-name="Strong_20_Emphasis">14.4 — API VPIV (dispatch_Lrub.cpp)</text:span><text:bookmark-end text:name="__RefHeading___Toc14060_2415352087"/></text:h>
      <text:p text:style-name="Text_20_body">Voici les commandes dispo :</text:p>
      <text:p text:style-name="P101"/>
      <text:h text:style-name="P107" text:outline-level="2"><text:bookmark-start text:name="__RefHeading___Toc14062_2415352087"/>🔹 <text:span text:style-name="Strong_20_Emphasis">Activer / désactiver</text:span><text:bookmark-end text:name="__RefHeading___Toc14062_2415352087"/></text:h>
      <text:p text:style-name="P105"><text:span text:style-name="Source_20_Text">$V:Lrub:act:*:1#</text:span></text:p>
      <text:p text:style-name="P105"><text:span text:style-name="Source_20_Text">$V:Lrub:act:*:0#</text:span></text:p>
      <text:p text:style-name="P101"/>
      <text:h text:style-name="P107" text:outline-level="2"><text:bookmark-start text:name="__RefHeading___Toc14064_2415352087"/>🔹 <text:span text:style-name="Strong_20_Emphasis">Mode</text:span><text:bookmark-end text:name="__RefHeading___Toc14064_2415352087"/></text:h>
      <text:p text:style-name="P105"><text:span text:style-name="Source_20_Text">$V:Lrub:mode:*:&lt;off|color|pulse|alert|scan|raw&gt;#</text:span></text:p>
      <text:p text:style-name="P101"/>
      <text:h text:style-name="P107" text:outline-level="2"><text:bookmark-start text:name="__RefHeading___Toc14066_2415352087"/>🔹 <text:span text:style-name="Strong_20_Emphasis">Couleur</text:span><text:bookmark-end text:name="__RefHeading___Toc14066_2415352087"/></text:h>
      <text:p text:style-name="P105"><text:span text:style-name="Source_20_Text">$V:Lrub:color:*:R,G,B#</text:span></text:p>
      <text:p text:style-name="P101"/>
      <text:h text:style-name="P107" text:outline-level="2"><text:bookmark-start text:name="__RefHeading___Toc14068_2415352087"/>🔹 <text:span text:style-name="Strong_20_Emphasis">Intensité</text:span><text:bookmark-end text:name="__RefHeading___Toc14068_2415352087"/></text:h>
      <text:p text:style-name="P105"><text:span text:style-name="Source_20_Text">$V:Lrub:int:*:&lt;0..255&gt;#</text:span></text:p>
      <text:p text:style-name="P101"/>
      <text:h text:style-name="P107" text:outline-level="2"><text:bookmark-start text:name="__RefHeading___Toc14070_2415352087"/>🔹 <text:span text:style-name="Strong_20_Emphasis">Vitesse animation</text:span><text:bookmark-end text:name="__RefHeading___Toc14070_2415352087"/></text:h>
      <text:p text:style-name="P105"><text:span text:style-name="Source_20_Text">$V:Lrub:speed:*:&lt;1..200&gt;#</text:span></text:p>
      <text:p text:style-name="P101"/>
      <text:h text:style-name="P107" text:outline-level="2"><text:bookmark-start text:name="__RefHeading___Toc14072_2415352087"/>🔹 <text:span text:style-name="Strong_20_Emphasis">Set LED individuelle</text:span><text:bookmark-end text:name="__RefHeading___Toc14072_2415352087"/></text:h>
      <text:p text:style-name="P105"><text:span text:style-name="Source_20_Text">$V:Lrub:set:&lt;index&gt;:R,G,B#</text:span></text:p>
      <text:p text:style-name="P101"/>
      <text:h text:style-name="P107" text:outline-level="2"><text:bookmark-start text:name="__RefHeading___Toc14074_2415352087"/>🔹 <text:span text:style-name="Strong_20_Emphasis">RAW</text:span><text:bookmark-end text:name="__RefHeading___Toc14074_2415352087"/></text:h>
      <text:p text:style-name="P105"><text:span text:style-name="Source_20_Text">$V:Lrub:raw:*:&lt;list hex&gt;#</text:span></text:p>
      <text:p text:style-name="P101"/>
      <text:h text:style-name="P102" text:outline-level="1"><text:bookmark-start text:name="__RefHeading___Toc14076_2415352087"/><text:span text:style-name="Strong_20_Emphasis">14.5 — Interaction avec US (Ultrason)</text:span><text:bookmark-end text:name="__RefHeading___Toc14076_2415352087"/></text:h>
      <text:p text:style-name="Text_20_body">Le ruban LED est très utile pour représenter <text:span text:style-name="Strong_20_Emphasis">la distance des obstacles</text:span>.</text:p>
      <text:p text:style-name="Text_20_body">Tu peux, via Node-RED, convertir l'alert US en couleurs :</text:p>
      <table:table table:name="Tableau43" table:style-name="Tableau43">
        <table:table-column table:style-name="Tableau43.A"/>
        <table:table-column table:style-name="Tableau43.B"/>
        <table:table-header-rows>
          <text:soft-page-break/>
          <table:table-row>
            <table:table-cell table:style-name="Tableau43.A1" office:value-type="string">
              <text:p text:style-name="Table_20_Heading">Proximité</text:p>
            </table:table-cell>
            <table:table-cell table:style-name="Tableau43.A1" office:value-type="string">
              <text:p text:style-name="Table_20_Heading">Couleur LRUB</text:p>
            </table:table-cell>
          </table:table-row>
        </table:table-header-rows>
        <table:table-row>
          <table:table-cell table:style-name="Tableau43.A1" office:value-type="string">
            <text:p text:style-name="Table_20_Contents">&gt; 50 cm</text:p>
          </table:table-cell>
          <table:table-cell table:style-name="Tableau43.A1" office:value-type="string">
            <text:p text:style-name="Table_20_Contents">Bleu faible</text:p>
          </table:table-cell>
        </table:table-row>
        <table:table-row>
          <table:table-cell table:style-name="Tableau43.A1" office:value-type="string">
            <text:p text:style-name="Table_20_Contents">30 – 50 cm</text:p>
          </table:table-cell>
          <table:table-cell table:style-name="Tableau43.A1" office:value-type="string">
            <text:p text:style-name="Table_20_Contents">Orange</text:p>
          </table:table-cell>
        </table:table-row>
        <table:table-row>
          <table:table-cell table:style-name="Tableau43.A1" office:value-type="string">
            <text:p text:style-name="Table_20_Contents">10 – 30 cm</text:p>
          </table:table-cell>
          <table:table-cell table:style-name="Tableau43.A1" office:value-type="string">
            <text:p text:style-name="Table_20_Contents">Rouge fixe</text:p>
          </table:table-cell>
        </table:table-row>
        <table:table-row>
          <table:table-cell table:style-name="Tableau43.A1" office:value-type="string">
            <text:p text:style-name="Table_20_Contents">&lt; 10 cm</text:p>
          </table:table-cell>
          <table:table-cell table:style-name="Tableau43.A1" office:value-type="string">
            <text:p text:style-name="Table_20_Contents">Rouge clignotant (mode alert)</text:p>
          </table:table-cell>
        </table:table-row>
      </table:table>
      <text:p text:style-name="Text_20_body">Node-RED reçoit :</text:p>
      <text:p text:style-name="P105"><text:span text:style-name="Source_20_Text">$I:Us:alert:&lt;index&gt;:&lt;level&gt;#</text:span></text:p>
      <text:p text:style-name="Text_20_body">Flow exemple :</text:p>
      <text:p text:style-name="P105"><text:span text:style-name="Source_20_Text">let lvl = Number(msg.payload);</text:span></text:p>
      <text:p text:style-name="P105"><text:span text:style-name="Source_20_Text">if(lvl === 1) return {payload:"$V:Lrub:color:*:255,128,0#"};</text:span></text:p>
      <text:p text:style-name="P105"><text:span text:style-name="Source_20_Text">if(lvl &gt;= 2) return {payload:"$V:Lrub:mode:*:alert#"};</text:span></text:p>
      <text:p text:style-name="P101"/>
      <text:h text:style-name="P102" text:outline-level="1"><text:bookmark-start text:name="__RefHeading___Toc14078_2415352087"/><text:span text:style-name="Strong_20_Emphasis">14.6 — Interaction avec FS (Force Sensor / chocs)</text:span><text:bookmark-end text:name="__RefHeading___Toc14078_2415352087"/></text:h>
      <text:p text:style-name="Text_20_body">Si choc détecté :</text:p>
      <text:list text:style-name="L76">
        <text:list-item>
          <text:p text:style-name="P112"><text:span text:style-name="Strong_20_Emphasis">LRUB passe en rouge fort fixe</text:span></text:p>
        </text:list-item>
        <text:list-item>
          <text:p text:style-name="P112">si choc important → <text:span text:style-name="Strong_20_Emphasis">alert clignotant</text:span></text:p>
        </text:list-item>
      </text:list>
      <text:p text:style-name="Text_20_body">Dans Node-RED ou Mega (selon config) :</text:p>
      <text:p text:style-name="P105"><text:span text:style-name="Source_20_Text">$V:Lrub:mode:*:alert#</text:span></text:p>
      <text:p text:style-name="P101"/>
      <text:h text:style-name="P102" text:outline-level="1"><text:bookmark-start text:name="__RefHeading___Toc14080_2415352087"/><text:span text:style-name="Strong_20_Emphasis">14.7 — Interaction avec Emergency URG</text:span><text:bookmark-end text:name="__RefHeading___Toc14080_2415352087"/></text:h>
      <text:p text:style-name="Text_20_body">En urgence (moteurs coupés) :</text:p>
      <text:p text:style-name="P105"><text:span text:style-name="Source_20_Text">$V:Lrub:mode:*:alert#</text:span></text:p>
      <text:p text:style-name="P105"><text:span text:style-name="Source_20_Text">$V:Lrub:color:*:255,0,0#</text:span></text:p>
      <text:p text:style-name="P101"/>
      <text:h text:style-name="P102" text:outline-level="1"><text:bookmark-start text:name="__RefHeading___Toc14082_2415352087"/><text:span text:style-name="Strong_20_Emphasis">14.8 — Exemple Node-RED (Ready &amp; Active)</text:span><text:bookmark-end text:name="__RefHeading___Toc14082_2415352087"/></text:h>
      <text:h text:style-name="P113" text:outline-level="3"><text:bookmark-start text:name="__RefHeading___Toc14084_2415352087"/>✔ Mode attente (idle)<text:bookmark-end text:name="__RefHeading___Toc14084_2415352087"/></text:h>
      <text:p text:style-name="P105"><text:span text:style-name="Source_20_Text">$V:Lrub:mode:*:pulse#</text:span></text:p>
      <text:p text:style-name="P105"><text:span text:style-name="Source_20_Text">$V:Lrub:color:*:0,60,255#</text:span></text:p>
      <text:h text:style-name="P113" text:outline-level="3"><text:bookmark-start text:name="__RefHeading___Toc14086_2415352087"/>✔ Mode actif<text:bookmark-end text:name="__RefHeading___Toc14086_2415352087"/></text:h>
      <text:p text:style-name="P105"><text:span text:style-name="Source_20_Text">$V:Lrub:mode:*:scan#</text:span></text:p>
      <text:p text:style-name="P105"><text:span text:style-name="Source_20_Text">$V:Lrub:color:*:0,255,40#</text:span></text:p>
      <text:p text:style-name="P101"/>
      <text:h text:style-name="P102" text:outline-level="1"><text:bookmark-start text:name="__RefHeading___Toc14088_2415352087"/><text:soft-page-break/><text:span text:style-name="Strong_20_Emphasis">14.9 — Exemple Node-RED (direction sonore)</text:span><text:bookmark-end text:name="__RefHeading___Toc14088_2415352087"/></text:h>
      <text:p text:style-name="Text_20_body">Si Micro détecte direction → tu peux mapper la direction sur la moitié de la bande :</text:p>
      <text:p text:style-name="P105"><text:span text:style-name="Source_20_Text">let dir = msg.payload; <text:s text:c="2"/>// 0..360 (micro)</text:span></text:p>
      <text:p text:style-name="P105"><text:span text:style-name="Source_20_Text">let index = Math.round((dir/360) * lrub_length);</text:span></text:p>
      <text:p text:style-name="P105"><text:span text:style-name="Source_20_Text">return {</text:span></text:p>
      <text:p text:style-name="P105"><text:span text:style-name="Source_20_Text"><text:s text:c="2"/>payload:`$V:Lrub:set:${index}:0,255,0#`</text:span></text:p>
      <text:p text:style-name="P105"><text:span text:style-name="Source_20_Text">};</text:span></text:p>
      <text:p text:style-name="P101"/>
      <text:h text:style-name="P102" text:outline-level="1"><text:bookmark-start text:name="__RefHeading___Toc14090_2415352087"/><text:span text:style-name="Strong_20_Emphasis">14.10 — Résumé du module LRUB</text:span><text:bookmark-end text:name="__RefHeading___Toc14090_2415352087"/></text:h>
      <table:table table:name="Tableau44" table:style-name="Tableau44">
        <table:table-column table:style-name="Tableau44.A"/>
        <table:table-column table:style-name="Tableau44.B"/>
        <table:table-header-rows>
          <table:table-row>
            <table:table-cell table:style-name="Tableau44.A1" office:value-type="string">
              <text:p text:style-name="Table_20_Heading">Élément</text:p>
            </table:table-cell>
            <table:table-cell table:style-name="Tableau4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4.A1" office:value-type="string">
            <text:p text:style-name="Table_20_Contents"><text:span text:style-name="Strong_20_Emphasis">Effets</text:span></text:p>
          </table:table-cell>
          <table:table-cell table:style-name="Tableau44.A1" office:value-type="string">
            <text:p text:style-name="Table_20_Contents">off, color, pulse, scan, alert, raw</text:p>
          </table:table-cell>
        </table:table-row>
        <table:table-row>
          <table:table-cell table:style-name="Tableau44.A1" office:value-type="string">
            <text:p text:style-name="Table_20_Contents"><text:span text:style-name="Strong_20_Emphasis">Pilotage</text:span></text:p>
          </table:table-cell>
          <table:table-cell table:style-name="Tableau44.A1" office:value-type="string">
            <text:p text:style-name="Table_20_Contents">VPIV ultra simple</text:p>
          </table:table-cell>
        </table:table-row>
        <table:table-row>
          <table:table-cell table:style-name="Tableau44.A1" office:value-type="string">
            <text:p text:style-name="Table_20_Contents"><text:span text:style-name="Strong_20_Emphasis">Animations</text:span></text:p>
          </table:table-cell>
          <table:table-cell table:style-name="Tableau44.A1" office:value-type="string">
            <text:p text:style-name="Table_20_Contents">non bloquantes</text:p>
          </table:table-cell>
        </table:table-row>
        <table:table-row>
          <table:table-cell table:style-name="Tableau44.A1" office:value-type="string">
            <text:p text:style-name="Table_20_Contents"><text:span text:style-name="Strong_20_Emphasis">Intégration capteurs</text:span></text:p>
          </table:table-cell>
          <table:table-cell table:style-name="Tableau44.A1" office:value-type="string">
            <text:p text:style-name="Table_20_Contents">US / FS / Mic</text:p>
          </table:table-cell>
        </table:table-row>
        <table:table-row>
          <table:table-cell table:style-name="Tableau44.A1" office:value-type="string">
            <text:p text:style-name="Table_20_Contents"><text:span text:style-name="Strong_20_Emphasis">Pilotage externe</text:span></text:p>
          </table:table-cell>
          <table:table-cell table:style-name="Tableau44.A1" office:value-type="string">
            <text:p text:style-name="Table_20_Contents">Node-RED complet</text:p>
          </table:table-cell>
        </table:table-row>
        <table:table-row>
          <table:table-cell table:style-name="Tableau44.A1" office:value-type="string">
            <text:p text:style-name="Table_20_Contents"><text:span text:style-name="Strong_20_Emphasis">Coopération Ring+Ruban</text:span></text:p>
          </table:table-cell>
          <table:table-cell table:style-name="Tableau44.A1" office:value-type="string">
            <text:p text:style-name="Table_20_Contents">effets synchronisés possibles</text:p>
          </table:table-cell>
        </table:table-row>
      </table:table>
      <text:p text:style-name="P101"/>
      <text:h text:style-name="P102" text:outline-level="1"><text:bookmark-start text:name="__RefHeading___Toc14092_2415352087"/>👍 Chapitre suivant ?<text:bookmark-end text:name="__RefHeading___Toc14092_2415352087"/></text:h>
      <text:h text:style-name="P107" text:outline-level="2"><text:bookmark-start text:name="__RefHeading___Toc14094_2415352087"/>Souhaites-tu maintenant :<text:bookmark-end text:name="__RefHeading___Toc14094_2415352087"/></text:h>
      <text:h text:style-name="P113" text:outline-level="3"><text:bookmark-start text:name="__RefHeading___Toc14096_2415352087"/>🔶 <text:span text:style-name="Strong_20_Emphasis">CHAPITRE 15 — MODULE SERVOS (Caméra / tête / antennes)</text:span><text:bookmark-end text:name="__RefHeading___Toc14096_2415352087"/></text:h>
      <text:p text:style-name="Text_20_body">ou</text:p>
      <text:h text:style-name="P113" text:outline-level="3"><text:bookmark-start text:name="__RefHeading___Toc14098_2415352087"/>🔴 <text:span text:style-name="Strong_20_Emphasis">CHAPITRE 16 — MODULE DE SÉCURITÉ (URG + MvtSafe + Moteurs)</text:span> ?<text:bookmark-end text:name="__RefHeading___Toc14098_2415352087"/></text:h>
      <text:p text:style-name="Text_20_body">Dis-moi : <text:span text:style-name="Strong_20_Emphasis">"Servos"</text:span> ou <text:span text:style-name="Strong_20_Emphasis">"Sécurité"</text:span>.</text:p>
      <text:p text:style-name="Text_20_body"><text:span text:style-name="Source_20_Text"/></text:p>
      <text:p text:style-name="P114"><text:span text:style-name="Source_20_Text">Parfait.<text:line-break/>Voici maintenant le </text:span><text:span text:style-name="Source_20_Text"><text:span text:style-name="Strong_20_Emphasis">CHAPITRE 15 — MODULE SERVOS (Tête &amp; Base)</text:span></text:span><text:span text:style-name="Source_20_Text"><text:line-break/>Très complet, clair, conforme à ton architecture Mega/UNO, totalement exploitable par Node-RED.</text:span></text:p>
      <text:p text:style-name="P101"/>
      <text:h text:style-name="P102" text:outline-level="1"><text:bookmark-start text:name="__RefHeading___Toc14100_2415352087"/>✅ <text:span text:style-name="Strong_20_Emphasis">CHAPITRE 15 — MODULE SERVOS (Tête &amp; Base)</text:span><text:bookmark-end text:name="__RefHeading___Toc14100_2415352087"/></text:h>
      <text:h text:style-name="P107" text:outline-level="2"><text:bookmark-start text:name="__RefHeading___Toc14102_2415352087"/>🎯 <text:span text:style-name="Strong_20_Emphasis">Objectif du module</text:span><text:bookmark-end text:name="__RefHeading___Toc14102_2415352087"/></text:h>
      <text:p text:style-name="Text_20_body">Ce module sert à contrôler <text:span text:style-name="Strong_20_Emphasis">3 servomoteurs</text:span> :</text:p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D"/>
        <table:table-header-rows>
          <table:table-row>
            <table:table-cell table:style-name="Tableau45.A1" office:value-type="string">
              <text:p text:style-name="Table_20_Heading">Servo</text:p>
            </table:table-cell>
            <table:table-cell table:style-name="Tableau45.A1" office:value-type="string">
              <text:p text:style-name="Table_20_Heading">Nom</text:p>
            </table:table-cell>
            <table:table-cell table:style-name="Tableau45.A1" office:value-type="string">
              <text:p text:style-name="Table_20_Heading">Fonction</text:p>
            </table:table-cell>
            <table:table-cell table:style-name="Tableau45.A1" office:value-type="string">
              <text:p text:style-name="Table_20_Heading">Pin</text:p>
            </table:table-cell>
          </table:table-row>
        </table:table-header-rows>
        <table:table-row>
          <table:table-cell table:style-name="Tableau45.A1" office:value-type="string">
            <text:p text:style-name="Table_20_Contents">TGD</text:p>
          </table:table-cell>
          <table:table-cell table:style-name="Tableau45.A1" office:value-type="string">
            <text:p text:style-name="Table_20_Contents">Tête Gauche-Droite (horizontal)</text:p>
          </table:table-cell>
          <table:table-cell table:style-name="Tableau45.A1" office:value-type="string">
            <text:p text:style-name="Table_20_Contents">orienter la caméra</text:p>
          </table:table-cell>
          <table:table-cell table:style-name="Tableau45.A1" office:value-type="string">
            <text:p text:style-name="Table_20_Contents">4</text:p>
          </table:table-cell>
        </table:table-row>
        <table:table-row>
          <table:table-cell table:style-name="Tableau45.A1" office:value-type="string">
            <text:p text:style-name="Table_20_Contents">THB</text:p>
          </table:table-cell>
          <table:table-cell table:style-name="Tableau45.A1" office:value-type="string">
            <text:p text:style-name="Table_20_Contents">Tête Haut-Bas (vertical)</text:p>
          </table:table-cell>
          <table:table-cell table:style-name="Tableau45.A1" office:value-type="string">
            <text:p text:style-name="Table_20_Contents">basculer la caméra</text:p>
          </table:table-cell>
          <table:table-cell table:style-name="Tableau45.A1" office:value-type="string">
            <text:p text:style-name="Table_20_Contents">5</text:p>
          </table:table-cell>
        </table:table-row>
        <table:table-row>
          <table:table-cell table:style-name="Tableau45.A1" office:value-type="string">
            <text:p text:style-name="Table_20_Contents">BASE</text:p>
          </table:table-cell>
          <table:table-cell table:style-name="Tableau45.A1" office:value-type="string">
            <text:p text:style-name="Table_20_Contents">Base Rotation</text:p>
          </table:table-cell>
          <table:table-cell table:style-name="Tableau45.A1" office:value-type="string">
            <text:p text:style-name="Table_20_Contents">tourner tout le haut du robot</text:p>
          </table:table-cell>
          <table:table-cell table:style-name="Tableau45.A1" office:value-type="string">
            <text:p text:style-name="Table_20_Contents">9</text:p>
          </table:table-cell>
        </table:table-row>
      </table:table>
      <text:p text:style-name="Text_20_body">Ces servos permettent :</text:p>
      <text:p text:style-name="Text_20_body">✔ Suivi automatique<text:line-break/>✔ Orientation microphone<text:line-break/>✔ Interaction expressive<text:line-break/>✔ Position safe / repli<text:line-break/>✔ Position calibrée personnalisable</text:p>
      <text:p text:style-name="Text_20_body">L’API VPIV te donne un contrôle <text:span text:style-name="Strong_20_Emphasis">totalement temps réel</text:span> via MQTT / Node-RED.</text:p>
      <text:p text:style-name="P101"/>
      <text:h text:style-name="P102" text:outline-level="1"><text:bookmark-start text:name="__RefHeading___Toc14104_2415352087"/><text:span text:style-name="Strong_20_Emphasis">15.1 — Structure générale du module</text:span><text:bookmark-end text:name="__RefHeading___Toc14104_2415352087"/></text:h>
      <text:p text:style-name="Text_20_body">Fichiers :</text:p>
      <table:table table:name="Tableau46" table:style-name="Tableau46">
        <table:table-column table:style-name="Tableau46.A"/>
        <table:table-column table:style-name="Tableau46.B"/>
        <table:table-header-rows>
          <table:table-row>
            <table:table-cell table:style-name="Tableau46.A1" office:value-type="string">
              <text:p text:style-name="Table_20_Heading">Fichier</text:p>
            </table:table-cell>
            <table:table-cell table:style-name="Tableau46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6.A1" office:value-type="string">
            <text:p text:style-name="Table_20_Contents"><text:span text:style-name="Source_20_Text">srv.cpp</text:span></text:p>
          </table:table-cell>
          <table:table-cell table:style-name="Tableau46.A1" office:value-type="string">
            <text:p text:style-name="Table_20_Contents">moteur de position, interpolations, limites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srv.h</text:span></text:p>
          </table:table-cell>
          <table:table-cell table:style-name="Tableau46.A1" office:value-type="string">
            <text:p text:style-name="Table_20_Contents">API publique (Mega)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dispatch_Srv.cpp</text:span></text:p>
          </table:table-cell>
          <table:table-cell table:style-name="Tableau46.A1" office:value-type="string">
            <text:p text:style-name="Table_20_Contents">commandes VPIV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config.h / config.cpp</text:span></text:p>
          </table:table-cell>
          <table:table-cell table:style-name="Tableau46.A1" office:value-type="string">
            <text:p text:style-name="Table_20_Contents">valeurs par défaut (ZEROs, speed…)</text:p>
          </table:table-cell>
        </table:table-row>
      </table:table>
      <text:p text:style-name="P101"/>
      <text:h text:style-name="P102" text:outline-level="1"><text:bookmark-start text:name="__RefHeading___Toc14106_2415352087"/><text:span text:style-name="Strong_20_Emphasis">15.2 — Définition matérielle</text:span><text:bookmark-end text:name="__RefHeading___Toc14106_2415352087"/></text:h>
      <text:p text:style-name="Text_20_body">Dans <text:span text:style-name="Source_20_Text">config.h</text:span> :</text:p>
      <text:p text:style-name="P105"><text:span text:style-name="Source_20_Text">#define SERVO_TGD_PIN <text:s text:c="3"/>4</text:span></text:p>
      <text:p text:style-name="P105"><text:span text:style-name="Source_20_Text">#define SERVO_THB_PIN <text:s text:c="3"/>5</text:span></text:p>
      <text:p text:style-name="P105"><text:span text:style-name="Source_20_Text">#define SERVO_BASE_PIN <text:s text:c="2"/>9</text:span></text:p>
      <text:p text:style-name="P105"/>
      <text:p text:style-name="P105"><text:soft-page-break/><text:span text:style-name="Source_20_Text">#define SERVO_TGD_ZERO <text:s text:c="2"/>30</text:span></text:p>
      <text:p text:style-name="P105"><text:span text:style-name="Source_20_Text">#define SERVO_THB_ZERO <text:s text:c="2"/>70</text:span></text:p>
      <text:p text:style-name="P105"><text:span text:style-name="Source_20_Text">#define SERVO_BASE_ZERO <text:s/>0</text:span></text:p>
      <text:p text:style-name="Text_20_body">➡ Cela donne :</text:p>
      <text:p text:style-name="Text_20_body"><text:span text:style-name="Strong_20_Emphasis">TGD</text:span> : servo horizontal, neutre = 30°<text:line-break/><text:span text:style-name="Strong_20_Emphasis">THB</text:span> : servo vertical, neutre = 70°<text:line-break/><text:span text:style-name="Strong_20_Emphasis">BASE</text:span> : rotation corps, neutre = 0°</text:p>
      <text:p text:style-name="P101"/>
      <text:h text:style-name="P102" text:outline-level="1"><text:bookmark-start text:name="__RefHeading___Toc14108_2415352087"/><text:span text:style-name="Strong_20_Emphasis">15.3 — API interne (srv.cpp)</text:span><text:bookmark-end text:name="__RefHeading___Toc14108_2415352087"/></text:h>
      <text:p text:style-name="Text_20_body">Chaque servo dispose :</text:p>
      <text:list text:style-name="L77">
        <text:list-item>
          <text:p text:style-name="P115">d’un <text:span text:style-name="Strong_20_Emphasis">angle cible</text:span> (<text:span text:style-name="Source_20_Text">cfg_srv_angles[]</text:span>)</text:p>
        </text:list-item>
        <text:list-item>
          <text:p text:style-name="P115">d’une <text:span text:style-name="Strong_20_Emphasis">vitesse</text:span> (<text:span text:style-name="Source_20_Text">cfg_srv_speed[]</text:span>)</text:p>
        </text:list-item>
        <text:list-item>
          <text:p text:style-name="P115">d’un <text:span text:style-name="Strong_20_Emphasis">flag actif</text:span> (<text:span text:style-name="Source_20_Text">cfg_srv_active[]</text:span>)</text:p>
        </text:list-item>
        <text:list-item>
          <text:p text:style-name="P115">d’une fonction d’update non bloquante (<text:span text:style-name="Source_20_Text">srv_process()</text:span>)</text:p>
        </text:list-item>
      </text:list>
      <text:h text:style-name="P113" text:outline-level="3"><text:bookmark-start text:name="__RefHeading___Toc14110_2415352087"/>🧠 Fonctionnement<text:bookmark-end text:name="__RefHeading___Toc14110_2415352087"/></text:h>
      <text:p text:style-name="Text_20_body">À chaque loop :</text:p>
      <text:p text:style-name="P105"><text:span text:style-name="Source_20_Text">srv_process();</text:span></text:p>
      <text:p text:style-name="Text_20_body">Le module :</text:p>
      <text:list text:style-name="L78">
        <text:list-item>
          <text:p text:style-name="P116">récupère angle actuel</text:p>
        </text:list-item>
        <text:list-item>
          <text:p text:style-name="P116">compare à angle cible</text:p>
        </text:list-item>
        <text:list-item>
          <text:p text:style-name="P116">avance de <text:span text:style-name="Source_20_Text">speed</text:span> degrés</text:p>
        </text:list-item>
        <text:list-item>
          <text:p text:style-name="P116">applique via <text:span text:style-name="Source_20_Text">servo.write()</text:span></text:p>
        </text:list-item>
        <text:list-item>
          <text:p text:style-name="P116">retourne quand la cible est atteinte</text:p>
        </text:list-item>
      </text:list>
      <text:p text:style-name="Text_20_body">➡ Aucun delay → <text:span text:style-name="Strong_20_Emphasis">parfait pour ton robot multiprocessus</text:span>.</text:p>
      <text:p text:style-name="P101"/>
      <text:h text:style-name="P102" text:outline-level="1"><text:bookmark-start text:name="__RefHeading___Toc14112_2415352087"/><text:span text:style-name="Strong_20_Emphasis">15.4 — Commandes VPIV supportées</text:span><text:bookmark-end text:name="__RefHeading___Toc14112_2415352087"/></text:h>
      <text:p text:style-name="Text_20_body">Dans <text:span text:style-name="Source_20_Text">dispatch_Srv.cpp</text:span> on trouve :</text:p>
      <text:p text:style-name="P101"/>
      <text:h text:style-name="P107" text:outline-level="2"><text:bookmark-start text:name="__RefHeading___Toc14114_2415352087"/>✔ 15.4.1 — Positionner un servo<text:bookmark-end text:name="__RefHeading___Toc14114_2415352087"/></text:h>
      <text:p text:style-name="P105"><text:span text:style-name="Source_20_Text">$V:Srv:ang:&lt;TGD|THB|BASE&gt;:&lt;angle&gt;#</text:span></text:p>
      <text:p text:style-name="Text_20_body">Exemples :</text:p>
      <text:p text:style-name="Text_20_body">➡ tourner la tête à droite :</text:p>
      <text:p text:style-name="P105"><text:soft-page-break/><text:span text:style-name="Source_20_Text">$V:Srv:ang:TGD:110#</text:span></text:p>
      <text:p text:style-name="Text_20_body">➡ lever la tête :</text:p>
      <text:p text:style-name="P105"><text:span text:style-name="Source_20_Text">$V:Srv:ang:THB:40#</text:span></text:p>
      <text:p text:style-name="Text_20_body">➡ tourner la base :</text:p>
      <text:p text:style-name="P105"><text:span text:style-name="Source_20_Text">$V:Srv:ang:BASE:150#</text:span></text:p>
      <text:p text:style-name="P101"/>
      <text:h text:style-name="P107" text:outline-level="2"><text:bookmark-start text:name="__RefHeading___Toc14116_2415352087"/>✔ 15.4.2 — Vitesse de déplacement<text:bookmark-end text:name="__RefHeading___Toc14116_2415352087"/></text:h>
      <text:p text:style-name="P105"><text:span text:style-name="Source_20_Text">$V:Srv:spd:&lt;TGD|THB|BASE&gt;:&lt;valeur&gt;#</text:span></text:p>
      <text:p text:style-name="Text_20_body"><text:span text:style-name="Source_20_Text">valeur</text:span> = degrés / étape (1..20 conseillé)</text:p>
      <text:p text:style-name="Text_20_body">Exemple :</text:p>
      <text:p text:style-name="P105"><text:span text:style-name="Source_20_Text">$V:Srv:spd:TGD:3#</text:span></text:p>
      <text:p text:style-name="P101"/>
      <text:h text:style-name="P107" text:outline-level="2"><text:bookmark-start text:name="__RefHeading___Toc14118_2415352087"/>✔ 15.4.3 — Activer / désactiver servo<text:bookmark-end text:name="__RefHeading___Toc14118_2415352087"/></text:h>
      <text:p text:style-name="P105"><text:span text:style-name="Source_20_Text">$V:Srv:act:&lt;instance&gt;:&lt;0|1&gt;#</text:span></text:p>
      <text:p text:style-name="Text_20_body">Exemples :</text:p>
      <text:p text:style-name="Text_20_body">→ désactivation (pas de PWM donc protection thermique) :</text:p>
      <text:p text:style-name="P105"><text:span text:style-name="Source_20_Text">$V:Srv:act:THB:0#</text:span></text:p>
      <text:p text:style-name="Text_20_body">→ réactivation :</text:p>
      <text:p text:style-name="P105"><text:span text:style-name="Source_20_Text">$V:Srv:act:THB:1#</text:span></text:p>
      <text:p text:style-name="P101"/>
      <text:h text:style-name="P107" text:outline-level="2"><text:bookmark-start text:name="__RefHeading___Toc14120_2415352087"/>✔ 15.4.4 — Position zéro personnalisée<text:bookmark-end text:name="__RefHeading___Toc14120_2415352087"/></text:h>
      <text:p text:style-name="Text_20_body">Les ZEROs sont dans config.<text:line-break/>Mais tu peux les <text:span text:style-name="Strong_20_Emphasis">réaffecter à la volée</text:span> :</text:p>
      <text:p text:style-name="P105"><text:span text:style-name="Source_20_Text">$V:Srv:zero:&lt;instance&gt;:&lt;angle&gt;#</text:span></text:p>
      <text:p text:style-name="P101"/>
      <text:h text:style-name="P102" text:outline-level="1"><text:bookmark-start text:name="__RefHeading___Toc14122_2415352087"/><text:span text:style-name="Strong_20_Emphasis">15.5 — Sécurité servos</text:span><text:bookmark-end text:name="__RefHeading___Toc14122_2415352087"/></text:h>
      <text:h text:style-name="P113" text:outline-level="3"><text:bookmark-start text:name="__RefHeading___Toc14124_2415352087"/>🟥 Protection intégrée :<text:bookmark-end text:name="__RefHeading___Toc14124_2415352087"/></text:h>
      <text:list text:style-name="L79">
        <text:list-item>
          <text:p text:style-name="P117">servo “OFF” → PWM désactivé → <text:span text:style-name="Strong_20_Emphasis">aucune chauffe</text:span></text:p>
        </text:list-item>
        <text:list-item>
          <text:p text:style-name="P117">MvtSafe peut désactiver la base si obstacle proche</text:p>
        </text:list-item>
        <text:list-item>
          <text:p text:style-name="P117">URG → tous servos freeze</text:p>
        </text:list-item>
        <text:list-item>
          <text:p text:style-name="P117">Commandes hors plage clampées 0..180°</text:p>
        </text:list-item>
      </text:list>
      <text:p text:style-name="P101"/>
      <text:h text:style-name="P102" text:outline-level="1"><text:bookmark-start text:name="__RefHeading___Toc14126_2415352087"/><text:soft-page-break/><text:span text:style-name="Strong_20_Emphasis">15.6 — Exemple Node-RED</text:span><text:bookmark-end text:name="__RefHeading___Toc14126_2415352087"/></text:h>
      <text:h text:style-name="P107" text:outline-level="2"><text:bookmark-start text:name="__RefHeading___Toc14128_2415352087"/>15.6.1 — Orienter la caméra vers un son<text:bookmark-end text:name="__RefHeading___Toc14128_2415352087"/></text:h>
      <text:p text:style-name="Text_20_body">Flow :</text:p>
      <text:list text:style-name="L80">
        <text:list-item>
          <text:p text:style-name="P118">Micro → direction en degrés (0 à 360)</text:p>
        </text:list-item>
        <text:list-item>
          <text:p text:style-name="P118">Conversion en angle servo TGD :</text:p>
        </text:list-item>
      </text:list>
      <text:p text:style-name="P105"><text:span text:style-name="Source_20_Text">let dir = Number(msg.payload); // 0..360</text:span></text:p>
      <text:p text:style-name="P105"><text:span text:style-name="Source_20_Text">let angle = Math.round(dir / 2); // convertit vers 0..180</text:span></text:p>
      <text:p text:style-name="P105"><text:span text:style-name="Source_20_Text">return { payload:`$V:Srv:ang:TGD:${angle}#` };</text:span></text:p>
      <text:p text:style-name="P101"/>
      <text:h text:style-name="P107" text:outline-level="2"><text:bookmark-start text:name="__RefHeading___Toc14130_2415352087"/>15.6.2 — Mode “scanning”<text:bookmark-end text:name="__RefHeading___Toc14130_2415352087"/></text:h>
      <text:p text:style-name="P105"><text:span text:style-name="Source_20_Text">// boucle Node-RED toutes les 200ms</text:span></text:p>
      <text:p text:style-name="P105"><text:span text:style-name="Source_20_Text">let angle = flow.get("scan") || 0;</text:span></text:p>
      <text:p text:style-name="P105"><text:span text:style-name="Source_20_Text">angle += 5;</text:span></text:p>
      <text:p text:style-name="P105"><text:span text:style-name="Source_20_Text">if(angle &gt; 180) angle = 0;</text:span></text:p>
      <text:p text:style-name="P105"/>
      <text:p text:style-name="P105"><text:span text:style-name="Source_20_Text">flow.set("scan", angle);</text:span></text:p>
      <text:p text:style-name="P105"><text:span text:style-name="Source_20_Text">msg.payload = `$V:Srv:ang:TGD:${angle}#`;</text:span></text:p>
      <text:p text:style-name="P105"><text:span text:style-name="Source_20_Text">return msg;</text:span></text:p>
      <text:p text:style-name="P101"/>
      <text:h text:style-name="P107" text:outline-level="2"><text:bookmark-start text:name="__RefHeading___Toc14132_2415352087"/>15.6.3 — Mode “alive / idle” (look around)<text:bookmark-end text:name="__RefHeading___Toc14132_2415352087"/></text:h>
      <text:p text:style-name="Text_20_body">Node-RED envoie aléatoirement :</text:p>
      <text:p text:style-name="P105"><text:span text:style-name="Source_20_Text">let pos = Math.floor(Math.random()*40)+70; // 70±20°</text:span></text:p>
      <text:p text:style-name="P105"><text:span text:style-name="Source_20_Text">msg.payload = `$V:Srv:ang:TGD:${pos}#`;</text:span></text:p>
      <text:p text:style-name="P101"/>
      <text:h text:style-name="P102" text:outline-level="1"><text:bookmark-start text:name="__RefHeading___Toc14134_2415352087"/><text:span text:style-name="Strong_20_Emphasis">15.7 — Scénarios automatiques</text:span><text:bookmark-end text:name="__RefHeading___Toc14134_2415352087"/></text:h>
      <text:p text:style-name="Text_20_body">Grâce à ton architecture très propre :</text:p>
      <text:h text:style-name="P113" text:outline-level="3"><text:bookmark-start text:name="__RefHeading___Toc14136_2415352087"/>🔹 <text:span text:style-name="Strong_20_Emphasis">Face à un obstacle US avant</text:span><text:bookmark-end text:name="__RefHeading___Toc14136_2415352087"/></text:h>
      <text:p text:style-name="Text_20_body">→ THB baisse pour regarder le sol :</text:p>
      <text:p text:style-name="P105"><text:span text:style-name="Source_20_Text">$V:Srv:ang:THB:110#</text:span></text:p>
      <text:h text:style-name="P113" text:outline-level="3"><text:bookmark-start text:name="__RefHeading___Toc14138_2415352087"/>🔹 <text:span text:style-name="Strong_20_Emphasis">Follow-me caméra</text:span><text:bookmark-end text:name="__RefHeading___Toc14138_2415352087"/></text:h>
      <text:p text:style-name="Text_20_body">Node-RED analyse les positions US + Micro + Vision<text:line-break/>→ orientation servo base + tête</text:p>
      <text:h text:style-name="P113" text:outline-level="3"><text:bookmark-start text:name="__RefHeading___Toc14140_2415352087"/><text:soft-page-break/>🔹 <text:span text:style-name="Strong_20_Emphasis">Mode “attention”</text:span><text:bookmark-end text:name="__RefHeading___Toc14140_2415352087"/></text:h>
      <text:p text:style-name="P105"><text:span text:style-name="Source_20_Text">$V:Srv:ang:TGD:90#</text:span></text:p>
      <text:p text:style-name="P105"><text:span text:style-name="Source_20_Text">$V:Srv:ang:THB:40#</text:span></text:p>
      <text:p text:style-name="P105"><text:span text:style-name="Source_20_Text">$V:Lrub:color:*:0,255,0#</text:span></text:p>
      <text:p text:style-name="P105"><text:span text:style-name="Source_20_Text">$V:Lring:color:*:0,255,0#</text:span></text:p>
      <text:p text:style-name="P101"/>
      <text:h text:style-name="P102" text:outline-level="1"><text:bookmark-start text:name="__RefHeading___Toc14142_2415352087"/><text:span text:style-name="Strong_20_Emphasis">15.8 — Résumé (cheat-sheet)</text:span><text:bookmark-end text:name="__RefHeading___Toc14142_2415352087"/></text:h>
      <table:table table:name="Tableau47" table:style-name="Tableau47">
        <table:table-column table:style-name="Tableau47.A"/>
        <table:table-column table:style-name="Tableau47.B"/>
        <table:table-header-rows>
          <table:table-row>
            <table:table-cell table:style-name="Tableau47.A1" office:value-type="string">
              <text:p text:style-name="Table_20_Heading">Fonction</text:p>
            </table:table-cell>
            <table:table-cell table:style-name="Tableau47.A1" office:value-type="string">
              <text:p text:style-name="Table_20_Heading">Commande</text:p>
            </table:table-cell>
          </table:table-row>
        </table:table-header-rows>
        <table:table-row>
          <table:table-cell table:style-name="Tableau47.A1" office:value-type="string">
            <text:p text:style-name="Table_20_Contents">Angle</text:p>
          </table:table-cell>
          <table:table-cell table:style-name="Tableau47.A1" office:value-type="string">
            <text:p text:style-name="Table_20_Contents"><text:span text:style-name="Source_20_Text">$V:Srv:ang:TGD:120#</text:span></text:p>
          </table:table-cell>
        </table:table-row>
        <table:table-row>
          <table:table-cell table:style-name="Tableau47.A1" office:value-type="string">
            <text:p text:style-name="Table_20_Contents">Vitesse</text:p>
          </table:table-cell>
          <table:table-cell table:style-name="Tableau47.A1" office:value-type="string">
            <text:p text:style-name="Table_20_Contents"><text:span text:style-name="Source_20_Text">$V:Srv:spd:TGD:3#</text:span></text:p>
          </table:table-cell>
        </table:table-row>
        <table:table-row>
          <table:table-cell table:style-name="Tableau47.A1" office:value-type="string">
            <text:p text:style-name="Table_20_Contents">Activer</text:p>
          </table:table-cell>
          <table:table-cell table:style-name="Tableau47.A1" office:value-type="string">
            <text:p text:style-name="Table_20_Contents"><text:span text:style-name="Source_20_Text">$V:Srv:act:TGD:1#</text:span></text:p>
          </table:table-cell>
        </table:table-row>
        <table:table-row>
          <table:table-cell table:style-name="Tableau47.A1" office:value-type="string">
            <text:p text:style-name="Table_20_Contents">Désactiver</text:p>
          </table:table-cell>
          <table:table-cell table:style-name="Tableau47.A1" office:value-type="string">
            <text:p text:style-name="Table_20_Contents"><text:span text:style-name="Source_20_Text">$V:Srv:act:TGD:0#</text:span></text:p>
          </table:table-cell>
        </table:table-row>
        <table:table-row>
          <table:table-cell table:style-name="Tableau47.A1" office:value-type="string">
            <text:p text:style-name="Table_20_Contents">Zéro</text:p>
          </table:table-cell>
          <table:table-cell table:style-name="Tableau47.A1" office:value-type="string">
            <text:p text:style-name="Table_20_Contents"><text:span text:style-name="Source_20_Text">$V:Srv:zero:TGD:45#</text:span></text:p>
          </table:table-cell>
        </table:table-row>
        <table:table-row>
          <table:table-cell table:style-name="Tableau47.A1" office:value-type="string">
            <text:p text:style-name="Table_20_Contents">Tous servos</text:p>
          </table:table-cell>
          <table:table-cell table:style-name="Tableau47.A1" office:value-type="string">
            <text:p text:style-name="Table_20_Contents">instance <text:span text:style-name="Source_20_Text">"*"</text:span></text:p>
          </table:table-cell>
        </table:table-row>
      </table:table>
      <text:p text:style-name="P101"/>
      <text:p text:style-name="Text_20_body"><text:span text:style-name="Source_20_Text"/></text:p>
      <text:h text:style-name="P119" text:outline-level="1"><text:bookmark-start text:name="__RefHeading___Toc23530_3497887363"/><text:span text:style-name="Source_20_Text">Chapitre 16 — Modules de SÉCURITÉ (URG, MvtSafe, MTR/Mvt-Safety)</text:span><text:bookmark-end text:name="__RefHeading___Toc23530_3497887363"/></text:h>
      <text:p text:style-name="Text_20_body">OK — voici le chapitre complet et referencé pour la partie <text:span text:style-name="Strong_20_Emphasis">sécurité</text:span> de ton appli Arduino (Mega + Uno) et son intégration Node-RED.<text:line-break/>Je couvre : objectifs, architecture, interfaces VPIV, comportements attendus, interactions avec US (ultrasons), MTR (moteurs), UNO, LED feedback, procédures de test / calibration, et notes d'implémentation non-bloquante / interruptions.</text:p>
      <text:p text:style-name="P101"/>
      <text:h text:style-name="P102" text:outline-level="1"><text:bookmark-start text:name="__RefHeading___Toc23532_3497887363"/>1 Objectif du chapitre<text:bookmark-end text:name="__RefHeading___Toc23532_3497887363"/></text:h>
      <text:p text:style-name="Text_20_body">Fournir une spécification claire et complète des modules qui gèrent les urgences et la sécurité de déplacement :</text:p>
      <text:list text:style-name="L81">
        <text:list-item>
          <text:p text:style-name="P120"><text:span text:style-name="Source_20_Text">urg</text:span> : gestion centralisée des états d’urgence (déclenchement, envoi, armer / désarmer).</text:p>
        </text:list-item>
        <text:list-item>
          <text:p text:style-name="P120"><text:span text:style-name="Source_20_Text">mvtSafe</text:span> (MvtSafe) : superviseur anti-collision / limitation de vitesse basé sur ultrason + règles.</text:p>
        </text:list-item>
        <text:list-item>
          <text:p text:style-name="P120"><text:span text:style-name="Source_20_Text">mtr</text:span> : adaptation de l’API moteurs au mode <text:span text:style-name="Emphasis">modern</text:span> / <text:span text:style-name="Emphasis">legacy</text:span> et son usage par MvtSafe.</text:p>
        </text:list-item>
        <text:list-item>
          <text:p text:style-name="P120">Intégration d’alerte visuelle (lring / lrub) et action matérielle (arrêt moteurs via <text:span text:style-name="Source_20_Text">urg_stopAllMotors()</text:span>).</text:p>
        </text:list-item>
      </text:list>
      <text:p text:style-name="Text_20_body">But principal : éviter collisions et réactions dangereuses, tout en restant réactif et non-bloquant.</text:p>
      <text:p text:style-name="P101"/>
      <text:h text:style-name="P102" text:outline-level="1"><text:bookmark-start text:name="__RefHeading___Toc23534_3497887363"/>2 Architecture et responsabilités<text:bookmark-end text:name="__RefHeading___Toc23534_3497887363"/></text:h>
      <text:p text:style-name="Text_20_body">Résumé des responsabilités des composants impliqués :</text:p>
      <text:list text:style-name="L82">
        <text:list-item>
          <text:p text:style-name="P121"><text:span text:style-name="Strong_20_Emphasis">us (ultrason)</text:span></text:p>
          <text:list>
            <text:list-item>
              <text:p text:style-name="P121">Mesure distances pour un ensemble de capteurs (indices 0..US_NUM_SENSORS-1).</text:p>
            </text:list-item>
            <text:list-item>
              <text:p text:style-name="P121">Expose variables configurables : <text:span text:style-name="Source_20_Text">cfg_us_ping_cycle_ms</text:span>, <text:span text:style-name="Source_20_Text">cfg_us_delta_threshold</text:span>, <text:span text:style-name="Source_20_Text">cfg_us_danger_thresholds[]</text:span>, <text:span text:style-name="Source_20_Text">cfg_us_alert_multiplier[]</text:span>.</text:p>
            </text:list-item>
            <text:list-item>
              <text:p text:style-name="P121">Envoie des VPIV : <text:span text:style-name="Source_20_Text">Us:one:&lt;idx&gt;:&lt;val&gt;</text:span> et <text:span text:style-name="Source_20_Text">Us:alert:&lt;idx&gt;:&lt;lvl&gt;</text:span> et <text:span text:style-name="Source_20_Text">Us:val:*:...</text:span>.</text:p>
            </text:list-item>
          </text:list>
        </text:list-item>
        <text:list-item>
          <text:p text:style-name="P121"><text:span text:style-name="Strong_20_Emphasis">mvt_safe (safety supervisor)</text:span></text:p>
          <text:list>
            <text:list-item>
              <text:p text:style-name="P121">Écoute les valeurs US et les alerts.</text:p>
            </text:list-item>
            <text:list-item>
              <text:p text:style-name="P121">Decide actions selon mode : <text:span text:style-name="Source_20_Text">idle</text:span>, <text:span text:style-name="Source_20_Text">soft</text:span>, <text:span text:style-name="Source_20_Text">hard</text:span>.</text:p>
              <text:list>
                <text:list-item>
                  <text:p text:style-name="P121"><text:soft-page-break/><text:span text:style-name="Source_20_Text">soft</text:span> : freine / réduit vitesse progressive (scale), éventuellement envoie commandes de réduction aux moteurs (mtr_setTargetsSigned ou legacy triplet).</text:p>
                </text:list-item>
                <text:list-item>
                  <text:p text:style-name="P121"><text:span text:style-name="Source_20_Text">hard</text:span> : arrêt immédiat (déclenche <text:span text:style-name="Source_20_Text">urg_handle(URG_MOTOR_STALL)</text:span> ou code dédié), arrête moteurs via <text:span text:style-name="Source_20_Text">urg_stopAllMotors()</text:span>.</text:p>
                </text:list-item>
              </text:list>
            </text:list-item>
            <text:list-item>
              <text:p text:style-name="P121">Met à jour l’état (mvtsafe_getState()) et envoie VPIV <text:span text:style-name="Source_20_Text">mvtSafe:alert</text:span>, <text:span text:style-name="Source_20_Text">mvtSafe:status</text:span>.</text:p>
            </text:list-item>
          </text:list>
        </text:list-item>
        <text:list-item>
          <text:p text:style-name="P121"><text:span text:style-name="Strong_20_Emphasis">urg (emergency)</text:span></text:p>
          <text:list>
            <text:list-item>
              <text:p text:style-name="P121">Centralise l’état urgence (<text:span text:style-name="Source_20_Text">cfg_urg_active</text:span>, <text:span text:style-name="Source_20_Text">cfg_urg_code</text:span>) et gère la procédure d’arrêt (appel hook <text:span text:style-name="Source_20_Text">urg_stopAllMotors()</text:span> fourni par mtr_hardware).</text:p>
            </text:list-item>
            <text:list-item>
              <text:p text:style-name="P121">Envoi d’info VPIV: <text:span text:style-name="Source_20_Text">Urg:code:*:&lt;code&gt;:&lt;msg&gt;#</text:span>, accepte commandes <text:span text:style-name="Source_20_Text">urg:set</text:span> et <text:span text:style-name="Source_20_Text">urg:clear</text:span>.</text:p>
            </text:list-item>
          </text:list>
        </text:list-item>
        <text:list-item>
          <text:p text:style-name="P121"><text:span text:style-name="Strong_20_Emphasis">mtr (moteurs)</text:span></text:p>
          <text:list>
            <text:list-item>
              <text:p text:style-name="P121">Fournit API modern <text:span text:style-name="Source_20_Text">mtr_setTargetsSigned(v,omega,A)</text:span> et legacy <text:span text:style-name="Source_20_Text">mtr_setTriplet(acc,spd,dir)</text:span>.</text:p>
            </text:list-item>
            <text:list-item>
              <text:p text:style-name="P121">Fournit <text:span text:style-name="Source_20_Text">mtr_processPeriodic()</text:span> (envoi périodique) et <text:span text:style-name="Source_20_Text">mtr_stopAll()</text:span> pour arrêt logique.</text:p>
            </text:list-item>
            <text:list-item>
              <text:p text:style-name="P121">Interagit avec <text:span text:style-name="Source_20_Text">mtr_hardware</text:span> pour envoyer soit le format legacy <text:span text:style-name="Source_20_Text">&lt;a,s,d&gt;</text:span> soit modern <text:span text:style-name="Source_20_Text">&lt;L,R,A&gt;</text:span> au Uno.</text:p>
            </text:list-item>
          </text:list>
        </text:list-item>
        <text:list-item>
          <text:p text:style-name="P121"><text:span text:style-name="Strong_20_Emphasis">lring / lrub (LEDs)</text:span></text:p>
          <text:list>
            <text:list-item>
              <text:p text:style-name="P121">Affichage d’alerte visuelle selon code d’urgence / niveau danger. <text:span text:style-name="Source_20_Text">lring_emergencyTrigger(code)</text:span> ou <text:span text:style-name="Source_20_Text">lrub</text:span> pour couleur / animation.</text:p>
            </text:list-item>
          </text:list>
        </text:list-item>
        <text:list-item>
          <text:p text:style-name="P121"><text:span text:style-name="Strong_20_Emphasis">UNO (Dual VNH5019)</text:span></text:p>
          <text:list>
            <text:list-item>
              <text:p text:style-name="P121">Controle final PWM des moteurs, applique interpolation non-bloquante A=0..4 (déjà dans ton .ino UNO).</text:p>
            </text:list-item>
            <text:list-item>
              <text:p text:style-name="P121">Reçoit trames <text:span text:style-name="Source_20_Text">&lt;L,R,A&gt;</text:span> ou <text:span text:style-name="Source_20_Text">&lt;a,s,d&gt;</text:span>.</text:p>
            </text:list-item>
          </text:list>
        </text:list-item>
      </text:list>
      <text:p text:style-name="P101"/>
      <text:h text:style-name="P102" text:outline-level="1"><text:bookmark-start text:name="__RefHeading___Toc23536_3497887363"/>3 Variables de configuration importantes (dans <text:span text:style-name="Source_20_Text">config.h</text:span> / <text:span text:style-name="Source_20_Text">config.cpp</text:span>)<text:bookmark-end text:name="__RefHeading___Toc23536_3497887363"/></text:h>
      <text:p text:style-name="Text_20_body">Les noms à vérifier et modifier via Node-RED (VPIV <text:span text:style-name="Source_20_Text">SCfg</text:span> / <text:span text:style-name="Source_20_Text">V:...</text:span> ):</text:p>
      <text:list text:style-name="L83">
        <text:list-item>
          <text:p text:style-name="P122">Ultrasonic (US)</text:p>
          <text:list>
            <text:list-item>
              <text:p text:style-name="P122"><text:span text:style-name="Source_20_Text">cfg_us_ping_cycle_ms</text:span></text:p>
            </text:list-item>
            <text:list-item>
              <text:p text:style-name="P122"><text:span text:style-name="Source_20_Text">cfg_us_delta_threshold</text:span></text:p>
            </text:list-item>
            <text:list-item>
              <text:p text:style-name="P122"><text:soft-page-break/><text:span text:style-name="Source_20_Text">cfg_us_suspect_timeout_ms</text:span></text:p>
            </text:list-item>
            <text:list-item>
              <text:p text:style-name="P122"><text:span text:style-name="Source_20_Text">cfg_us_danger_thresholds[US_NUM_SENSORS]</text:span> ← <text:span text:style-name="Strong_20_Emphasis">seuil danger par capteur (cm)</text:span></text:p>
            </text:list-item>
            <text:list-item>
              <text:p text:style-name="P122"><text:span text:style-name="Source_20_Text">cfg_us_alert_multiplier[US_NUM_SENSORS]</text:span></text:p>
            </text:list-item>
          </text:list>
        </text:list-item>
        <text:list-item>
          <text:p text:style-name="P122">Moteurs (MTR)</text:p>
          <text:list>
            <text:list-item>
              <text:p text:style-name="P122"><text:span text:style-name="Source_20_Text">cfg_mtr_mode_modern</text:span> (bool)</text:p>
            </text:list-item>
            <text:list-item>
              <text:p text:style-name="P122"><text:span text:style-name="Source_20_Text">cfg_mtr_inputScale</text:span> (ex 100)</text:p>
            </text:list-item>
            <text:list-item>
              <text:p text:style-name="P122"><text:span text:style-name="Source_20_Text">cfg_mtr_outputScale</text:span> (ex 400)</text:p>
            </text:list-item>
            <text:list-item>
              <text:p text:style-name="P122"><text:span text:style-name="Source_20_Text">cfg_mtr_kturn</text:span> (float) — coefficient de conversion omega-&gt;diff</text:p>
            </text:list-item>
            <text:list-item>
              <text:p text:style-name="P122"><text:span text:style-name="Source_20_Text">cfg_mtr_targetL</text:span>, <text:span text:style-name="Source_20_Text">cfg_mtr_targetR</text:span>, <text:span text:style-name="Source_20_Text">cfg_mtr_targetA</text:span> (runtime)</text:p>
            </text:list-item>
          </text:list>
        </text:list-item>
        <text:list-item>
          <text:p text:style-name="P122">Urgence</text:p>
          <text:list>
            <text:list-item>
              <text:p text:style-name="P122"><text:span text:style-name="Source_20_Text">cfg_urg_active</text:span>, <text:span text:style-name="Source_20_Text">cfg_urg_code</text:span> (géré par module <text:span text:style-name="Source_20_Text">urg</text:span>)</text:p>
            </text:list-item>
          </text:list>
        </text:list-item>
        <text:list-item>
          <text:p text:style-name="P122">MvtSafe</text:p>
          <text:list>
            <text:list-item>
              <text:p text:style-name="P122">(Internes au module) seuils, mode (<text:span text:style-name="Source_20_Text">soft</text:span>/<text:span text:style-name="Source_20_Text">hard</text:span>), <text:span text:style-name="Source_20_Text">maxScale</text:span> (facteur de réduction max de vitesse).</text:p>
            </text:list-item>
          </text:list>
        </text:list-item>
      </text:list>
      <text:p text:style-name="P123">Remarque : il n'existe pas une unique <text:span text:style-name="Source_20_Text">cfg_us_dist_cm</text:span> : la variable d'intérêt pour se sécuriser est <text:span text:style-name="Source_20_Text">cfg_us_danger_thresholds[idx]</text:span> ou la valeur rapportée par <text:span text:style-name="Source_20_Text">Us:one:idx:val</text:span>. MvtSafe compare <text:span text:style-name="Source_20_Text">currVal &lt;= cfg_us_danger_thresholds[idx] * cfg_us_alert_multiplier[idx]</text:span>.</text:p>
      <text:p text:style-name="P101"/>
      <text:h text:style-name="P102" text:outline-level="1"><text:bookmark-start text:name="__RefHeading___Toc23538_3497887363"/>4 VPIV : API publique (commande &amp; retour)<text:bookmark-end text:name="__RefHeading___Toc23538_3497887363"/></text:h>
      <text:p text:style-name="Text_20_body">Toutes les commandes ci-dessous sont envoyées depuis Node-RED (ou SE). Je donne exemples pratiques.</text:p>
      <text:h text:style-name="P107" text:outline-level="2"><text:bookmark-start text:name="__RefHeading___Toc23540_3497887363"/>4.1 <text:span text:style-name="Source_20_Text">urg</text:span> (dispatcher <text:span text:style-name="Source_20_Text">dispatch_Urg.cpp</text:span>)<text:bookmark-end text:name="__RefHeading___Toc23540_3497887363"/></text:h>
      <text:list text:style-name="L84">
        <text:list-item>
          <text:p text:style-name="P124"><text:span text:style-name="Source_20_Text">V:urg:set:*:&lt;code&gt;#</text:span> → déclenche <text:span text:style-name="Source_20_Text">urg_handle(code)</text:span> (code = URG_*).<text:line-break/>Exemple : <text:span text:style-name="Source_20_Text">$V:urg:set:*:3#</text:span> → URG_MOTOR_STALL.</text:p>
        </text:list-item>
        <text:list-item>
          <text:p text:style-name="P124"><text:span text:style-name="Source_20_Text">V:urg:clear:*:*#</text:span> → <text:span text:style-name="Source_20_Text">urg_clear()</text:span> (lève urgence).</text:p>
        </text:list-item>
        <text:list-item>
          <text:p text:style-name="P124"><text:span text:style-name="Source_20_Text">V:urg:status:*:*#</text:span> → renvoie <text:span text:style-name="Source_20_Text">$I:Urg:status:*:&lt;active&gt;:&lt;code&gt;#</text:span>.</text:p>
        </text:list-item>
      </text:list>
      <text:h text:style-name="P107" text:outline-level="2"><text:bookmark-start text:name="__RefHeading___Toc23542_3497887363"/>4.2 <text:span text:style-name="Source_20_Text">mvtSafe</text:span> (dispatcher <text:span text:style-name="Source_20_Text">dispatch_MvtSafe.cpp</text:span>)<text:bookmark-end text:name="__RefHeading___Toc23542_3497887363"/></text:h>
      <text:list text:style-name="L85">
        <text:list-item>
          <text:p text:style-name="P125"><text:span text:style-name="Source_20_Text">V:mvtSafe:act:*:1#</text:span> → active / désactive.</text:p>
        </text:list-item>
        <text:list-item>
          <text:p text:style-name="P125"><text:span text:style-name="Source_20_Text">V:mvtSafe:mode:*:soft#</text:span> / <text:span text:style-name="Source_20_Text">hard</text:span> / <text:span text:style-name="Source_20_Text">idle</text:span> → change mode.</text:p>
        </text:list-item>
        <text:list-item>
          <text:p text:style-name="P125"><text:soft-page-break/><text:span text:style-name="Source_20_Text">V:mvtSafe:thd:*:warn,danger#</text:span> → configure deux seuils (warn,danger) globaux.</text:p>
        </text:list-item>
        <text:list-item>
          <text:p text:style-name="P125"><text:span text:style-name="Source_20_Text">V:mvtSafe:scale:*:0.5#</text:span> → facteur réduction max vitesse (0..1).</text:p>
        </text:list-item>
        <text:list-item>
          <text:p text:style-name="P125"><text:span text:style-name="Source_20_Text">V:mvtSafe:status:*:*#</text:span> → renvoie état <text:span text:style-name="Source_20_Text">I:mvtSafe:status:*:&lt;state&gt;#</text:span>.</text:p>
        </text:list-item>
      </text:list>
      <text:p text:style-name="Text_20_body"><text:span text:style-name="Strong_20_Emphasis">Emissions par mvtSafe :</text:span></text:p>
      <text:list text:style-name="L86">
        <text:list-item>
          <text:p text:style-name="P126"><text:span text:style-name="Source_20_Text">$I:mvtSafe:alert:&lt;idx&gt;:&lt;action&gt;#</text:span> → action peut être <text:span text:style-name="Source_20_Text">warn</text:span> / <text:span text:style-name="Source_20_Text">slow</text:span> / <text:span text:style-name="Source_20_Text">stop</text:span>.</text:p>
        </text:list-item>
        <text:list-item>
          <text:p text:style-name="P126"><text:span text:style-name="Source_20_Text">$I:mvtSafe:status:*:&lt;state&gt;#</text:span>.</text:p>
        </text:list-item>
      </text:list>
      <text:h text:style-name="P107" text:outline-level="2"><text:bookmark-start text:name="__RefHeading___Toc23544_3497887363"/>4.3 <text:span text:style-name="Source_20_Text">us</text:span> (ultrasonic)<text:bookmark-end text:name="__RefHeading___Toc23544_3497887363"/></text:h>
      <text:list text:style-name="L87">
        <text:list-item>
          <text:p text:style-name="P127"><text:span text:style-name="Source_20_Text">V:Us:read:[i,j] :*#</text:span> → forcer lecture (dispatch_Us handles it).</text:p>
        </text:list-item>
        <text:list-item>
          <text:p text:style-name="P127"><text:span text:style-name="Source_20_Text">I:Us:one:&lt;idx&gt;:&lt;val&gt;#</text:span> → valeur individuelle reçue du module US.</text:p>
        </text:list-item>
        <text:list-item>
          <text:p text:style-name="P127"><text:span text:style-name="Source_20_Text">I:Us:alert:&lt;idx&gt;:&lt;lvl&gt;#</text:span> → alerte déjà envoyée par <text:span text:style-name="Source_20_Text">us</text:span> si seuils dépassés.</text:p>
        </text:list-item>
      </text:list>
      <text:h text:style-name="P107" text:outline-level="2"><text:bookmark-start text:name="__RefHeading___Toc23546_3497887363"/>4.4 <text:span text:style-name="Source_20_Text">mtr</text:span> (moteurs)<text:bookmark-end text:name="__RefHeading___Toc23546_3497887363"/></text:h>
      <text:list text:style-name="L88">
        <text:list-item>
          <text:p text:style-name="P128"><text:span text:style-name="Source_20_Text">V:Mtr:acc:*:X#</text:span> / <text:span text:style-name="Source_20_Text">spd</text:span> / <text:span text:style-name="Source_20_Text">dir</text:span> → legacy. (dispatch_Mtr)</text:p>
        </text:list-item>
        <text:list-item>
          <text:p text:style-name="P128"><text:span text:style-name="Source_20_Text">V:Mtr:triplet:*:a,s,d#</text:span> → set triplet legacy.</text:p>
        </text:list-item>
        <text:list-item>
          <text:p text:style-name="P128"><text:span text:style-name="Strong_20_Emphasis">Proposed modern commands (add if desired):</text:span></text:p>
          <text:list>
            <text:list-item>
              <text:p text:style-name="P128"><text:span text:style-name="Source_20_Text">V:Mtr:drive:*:&lt;v&gt;,&lt;omega&gt;,&lt;A&gt;#</text:span> → modern signed (v -speed, omega -rotation, A accel 0..4)</text:p>
            </text:list-item>
            <text:list-item>
              <text:p text:style-name="P128">Or use <text:span text:style-name="Source_20_Text">V:Mtr:targets:*:&lt;L&gt;,&lt;R&gt;,&lt;A&gt;#</text:span> to pass computed L &amp; R directly.</text:p>
            </text:list-item>
          </text:list>
        </text:list-item>
      </text:list>
      <text:p text:style-name="P123">Si tu veux éviter toucher dispatchers dans beaucoup d'endroits, <text:span text:style-name="Source_20_Text">dispatch_Mtr.cpp</text:span> peut accepter <text:span text:style-name="Source_20_Text">drive</text:span> as alias to <text:span text:style-name="Source_20_Text">mtr_setTargetsSigned</text:span>.</text:p>
      <text:p text:style-name="P101"/>
      <text:h text:style-name="P102" text:outline-level="1"><text:bookmark-start text:name="__RefHeading___Toc23548_3497887363"/>5 Comportements et règles (MvtSafe)<text:bookmark-end text:name="__RefHeading___Toc23548_3497887363"/></text:h>
      <text:p text:style-name="Text_20_body">Voici la logique proposée et implémentée dans <text:span text:style-name="Source_20_Text">mvt_safe.cpp</text:span> (résumé) :</text:p>
      <text:h text:style-name="P107" text:outline-level="2"><text:bookmark-start text:name="__RefHeading___Toc23550_3497887363"/>5.1 Modes<text:bookmark-end text:name="__RefHeading___Toc23550_3497887363"/></text:h>
      <text:list text:style-name="L89">
        <text:list-item>
          <text:p text:style-name="P129"><text:span text:style-name="Source_20_Text">idle</text:span> : pas d’intervention.</text:p>
        </text:list-item>
        <text:list-item>
          <text:p text:style-name="P129"><text:span text:style-name="Source_20_Text">soft</text:span> : réduction progressive de la vitesse si obstacle détecté.</text:p>
          <text:list>
            <text:list-item>
              <text:p text:style-name="P129">calcule <text:span text:style-name="Source_20_Text">scale = min(1.0, (distance - warn) / (danger - warn))</text:span> ou une courbe sigmoïde si tu veux smooth.</text:p>
            </text:list-item>
            <text:list-item>
              <text:p text:style-name="P129">applique <text:span text:style-name="Source_20_Text">mtr_setTargetsSigned(v * scale, omega * scale, A')</text:span> (ou envoie legacy mapping).</text:p>
            </text:list-item>
            <text:list-item>
              <text:p text:style-name="P129">envoi <text:span text:style-name="Source_20_Text">I:mvtSafe:alert:&lt;idx&gt;:slow#</text:span>.</text:p>
            </text:list-item>
          </text:list>
        </text:list-item>
        <text:list-item>
          <text:p text:style-name="P129"><text:soft-page-break/><text:span text:style-name="Source_20_Text">hard</text:span> : si distance ≤ danger → arrêt immédiat :</text:p>
          <text:list>
            <text:list-item>
              <text:p text:style-name="P129">appelle <text:span text:style-name="Source_20_Text">mtr_stopAll()</text:span> et <text:span text:style-name="Source_20_Text">urg_handle(URG_MOTOR_STALL)</text:span> (ou code dédié) → déclenche arrêt matériel.</text:p>
            </text:list-item>
            <text:list-item>
              <text:p text:style-name="P129">envoi <text:span text:style-name="Source_20_Text">I:mvtSafe:alert:&lt;idx&gt;:stop#</text:span>.</text:p>
            </text:list-item>
          </text:list>
        </text:list-item>
      </text:list>
      <text:h text:style-name="P107" text:outline-level="2"><text:bookmark-start text:name="__RefHeading___Toc23552_3497887363"/>5.2 Politique multi-capteurs<text:bookmark-end text:name="__RefHeading___Toc23552_3497887363"/></text:h>
      <text:list text:style-name="L90">
        <text:list-item>
          <text:p text:style-name="P130">Pour chaque cycle US, mvtSafe prend la <text:span text:style-name="Strong_20_Emphasis">min distance effective</text:span> en avant (par exemple parmi indices AvG/AvC/AvD) selon la priorité, et décide action.</text:p>
        </text:list-item>
        <text:list-item>
          <text:p text:style-name="P130">On peut pondérer tête / avant / arrière / latéral différemment (ta demande Q1 : seuils différents):</text:p>
          <text:list>
            <text:list-item>
              <text:p text:style-name="P130">Avant centre (AvC) plus strict (10 cm), Av lanes 15 cm, Tête 20 cm, Arrière 15–20 cm.</text:p>
            </text:list-item>
          </text:list>
        </text:list-item>
      </text:list>
      <text:h text:style-name="P107" text:outline-level="2"><text:bookmark-start text:name="__RefHeading___Toc23554_3497887363"/>5.3 Interaction avec <text:span text:style-name="Source_20_Text">urg</text:span><text:bookmark-end text:name="__RefHeading___Toc23554_3497887363"/></text:h>
      <text:list text:style-name="L91">
        <text:list-item>
          <text:p text:style-name="P131"><text:span text:style-name="Source_20_Text">mvtSafe</text:span> déclenche <text:span text:style-name="Source_20_Text">urg_handle(code)</text:span> si nécessaire (hard stop) ; <text:span text:style-name="Source_20_Text">urg_handle</text:span> appelle <text:span text:style-name="Source_20_Text">urg_stopAllMotors()</text:span> (impl. dans <text:span text:style-name="Source_20_Text">mtr_hardware</text:span>) pour forcer trame d’arrêt au Uno.</text:p>
        </text:list-item>
        <text:list-item>
          <text:p text:style-name="P131">Quand <text:span text:style-name="Source_20_Text">urg</text:span> est active, <text:span text:style-name="Source_20_Text">vpiv_dispatch</text:span> bloquera la majorité des commandes (sauf <text:span text:style-name="Source_20_Text">scfg:clear</text:span> et <text:span text:style-name="Source_20_Text">urg:clear</text:span>) — prévention de reprise non voulue. C’est déjà implémenté dans <text:span text:style-name="Source_20_Text">vpiv_dispatch.cpp</text:span>.</text:p>
        </text:list-item>
      </text:list>
      <text:p text:style-name="P101"/>
      <text:h text:style-name="P102" text:outline-level="1"><text:bookmark-start text:name="__RefHeading___Toc23556_3497887363"/>6 Implémentation côté Mega — points clés<text:bookmark-end text:name="__RefHeading___Toc23556_3497887363"/></text:h>
      <text:p text:style-name="Text_20_body">Voici les parties concrètes à vérifier / modifier :</text:p>
      <text:h text:style-name="P107" text:outline-level="2"><text:bookmark-start text:name="__RefHeading___Toc23558_3497887363"/>6.1 <text:span text:style-name="Source_20_Text">us</text:span> → already implemented<text:bookmark-end text:name="__RefHeading___Toc23558_3497887363"/></text:h>
      <text:list text:style-name="L92">
        <text:list-item>
          <text:p text:style-name="P132">Le module <text:span text:style-name="Source_20_Text">us</text:span> envoie <text:span text:style-name="Source_20_Text">I:Us:one</text:span> et <text:span text:style-name="Source_20_Text">I:Us:alert</text:span> ; <text:span text:style-name="Source_20_Text">mvtSafe</text:span> doit s’abonner conceptuellement en lisant ces VPIVs (en pratique, <text:span text:style-name="Source_20_Text">mvtSafe</text:span> est appelé par le dispatcher si on reçoit <text:span text:style-name="Source_20_Text">Us:alert</text:span>, ou on modifie <text:span text:style-name="Source_20_Text">dispatch_Us.cpp</text:span> pour forward local callbacks).</text:p>
        </text:list-item>
        <text:list-item>
          <text:p text:style-name="P132">Simpler: <text:span text:style-name="Source_20_Text">us_processPeriodic()</text:span> envoie <text:span text:style-name="Source_20_Text">Us:one</text:span> → <text:span text:style-name="Source_20_Text">mvtSafe</text:span> peut lire l’état en mémoire (utiliser fonctions publiques <text:span text:style-name="Source_20_Text">us_peekValue(idx)</text:span> si tu veux). Actuellement <text:span text:style-name="Source_20_Text">us</text:span> n'expose pas de getter ; donc deux options :</text:p>
          <text:list>
            <text:list-item>
              <text:p text:style-name="P132"><text:span text:style-name="Strong_20_Emphasis">Option A (recommandé)</text:span> : <text:span text:style-name="Source_20_Text">mvtSafe</text:span> appelle <text:span text:style-name="Source_20_Text">us_measureOnce(idx)</text:span>/<text:span text:style-name="Source_20_Text">us_handleReadList()</text:span> directement (inclure <text:span text:style-name="Source_20_Text">us.h</text:span>) — mais attention : <text:span text:style-name="Source_20_Text">us_measureOnce</text:span> déclenche hardware trig (peut allonger loop).</text:p>
            </text:list-item>
            <text:list-item>
              <text:p text:style-name="P132"><text:span text:style-name="Strong_20_Emphasis">Option B (préféré)</text:span> : exposer getter non-bloquant <text:span text:style-name="Source_20_Text">us_peekCurrValue(idx)</text:span> qui retourne la dernière <text:span text:style-name="Source_20_Text">currValue[idx]</text:span>. (Implémentation rapide : ajoute fonction dans <text:span text:style-name="Source_20_Text">us.h</text:span> / <text:span text:style-name="Source_20_Text">us.cpp</text:span>).</text:p>
            </text:list-item>
          </text:list>
        </text:list-item>
      </text:list>
      <text:p text:style-name="P123"><text:soft-page-break/>Je recommande <text:span text:style-name="Strong_20_Emphasis">Option B</text:span> : pas de mesures supplémentaires, <text:span text:style-name="Source_20_Text">mvtSafe</text:span> lit les dernières valeurs calculées du module US.</text:p>
      <text:h text:style-name="P107" text:outline-level="2"><text:bookmark-start text:name="__RefHeading___Toc23560_3497887363"/>6.2 <text:span text:style-name="Source_20_Text">mtr</text:span> integration<text:bookmark-end text:name="__RefHeading___Toc23560_3497887363"/></text:h>
      <text:list text:style-name="L93">
        <text:list-item>
          <text:p text:style-name="P133"><text:span text:style-name="Source_20_Text">mvtSafe</text:span> doit appeler <text:span text:style-name="Source_20_Text">mtr_setTargetsSigned(v,omega,A)</text:span> pour réduire vitesse si modern mode activé. Si <text:span text:style-name="Source_20_Text">cfg_mtr_mode_modern == false</text:span>, utiliser <text:span text:style-name="Source_20_Text">mtr_setTriplet(...)</text:span> (legacy) ou envoyer mapping approximatif.</text:p>
        </text:list-item>
        <text:list-item>
          <text:p text:style-name="P133"><text:span text:style-name="Source_20_Text">mtr_stopAll()</text:span> doit être utilisé pour arrêt logique, mais les arrêts matériels d’urgence passent par <text:span text:style-name="Source_20_Text">urg_handle()</text:span> qui appelle <text:span text:style-name="Source_20_Text">urg_stopAllMotors()</text:span> (hook fourni par <text:span text:style-name="Source_20_Text">mtr_hardware.cpp</text:span>), donc tu dois t'assurer que <text:span text:style-name="Source_20_Text">mtr_hardware</text:span> implémente <text:span text:style-name="Source_20_Text">urg_stopAllMotors()</text:span> et le lie à la trame UNO.</text:p>
        </text:list-item>
      </text:list>
      <text:h text:style-name="P107" text:outline-level="2"><text:bookmark-start text:name="__RefHeading___Toc23562_3497887363"/>6.3 Non-bloquant et ISR<text:bookmark-end text:name="__RefHeading___Toc23562_3497887363"/></text:h>
      <text:list text:style-name="L94">
        <text:list-item>
          <text:p text:style-name="P134"><text:span text:style-name="Source_20_Text">us_hardware</text:span> utilise <text:span text:style-name="Source_20_Text">pulseIn()</text:span> (bloquant). Tu l'as déjà — acceptable si <text:span text:style-name="Source_20_Text">cfg_us_ping_cycle_ms</text:span> est grand (≥ 50..200ms). Sur MEGA c'est tolérable mais surveille loop time.</text:p>
        </text:list-item>
        <text:list-item>
          <text:p text:style-name="P134">Encodeurs utilisent <text:span text:style-name="Source_20_Text">Encoder</text:span> lib (interrupts) — OK.</text:p>
        </text:list-item>
        <text:list-item>
          <text:p text:style-name="P134">Évite <text:span text:style-name="Source_20_Text">delay()</text:span> bloquants dans <text:span text:style-name="Source_20_Text">mvtSafe</text:span> ou <text:span text:style-name="Source_20_Text">mtr_processPeriodic</text:span>. Tous les traitements doivent être rapides.</text:p>
        </text:list-item>
      </text:list>
      <text:p text:style-name="P101"/>
      <text:h text:style-name="P102" text:outline-level="1"><text:bookmark-start text:name="__RefHeading___Toc23564_3497887363"/>7 Node-RED : pages et flows recommandés (sécurité)<text:bookmark-end text:name="__RefHeading___Toc23564_3497887363"/></text:h>
      <text:p text:style-name="Text_20_body">Je donne 3 écrans / flow nodes essentiels :</text:p>
      <text:h text:style-name="P107" text:outline-level="2"><text:bookmark-start text:name="__RefHeading___Toc23566_3497887363"/>7.1 Dashboard Safety (page unique)<text:bookmark-end text:name="__RefHeading___Toc23566_3497887363"/></text:h>
      <text:list text:style-name="L95">
        <text:list-item>
          <text:p text:style-name="P135"><text:span text:style-name="Strong_20_Emphasis">Gauges / status</text:span> : <text:span text:style-name="Source_20_Text">I:Us:val:*</text:span> → affiche mini tableau distances par capteur.</text:p>
        </text:list-item>
        <text:list-item>
          <text:p text:style-name="P135"><text:span text:style-name="Strong_20_Emphasis">Big status</text:span> : <text:span text:style-name="Source_20_Text">I:mvtSafe:status:*</text:span> + <text:span text:style-name="Source_20_Text">I:Urg:status:*</text:span>.</text:p>
        </text:list-item>
        <text:list-item>
          <text:p text:style-name="P135"><text:span text:style-name="Strong_20_Emphasis">Controls</text:span> :</text:p>
          <text:list>
            <text:list-item>
              <text:p text:style-name="P135">Switch <text:span text:style-name="Source_20_Text">mvtSafe : act</text:span> → inject <text:span text:style-name="Source_20_Text">$V:mvtSafe:act:*:1#</text:span> / <text:span text:style-name="Source_20_Text">0#</text:span>.</text:p>
            </text:list-item>
            <text:list-item>
              <text:p text:style-name="P135">Dropdown <text:span text:style-name="Source_20_Text">mode</text:span> → <text:span text:style-name="Source_20_Text">soft/hard/idle</text:span> → <text:span text:style-name="Source_20_Text">$V:mvtSafe:mode:*:soft#</text:span>.</text:p>
            </text:list-item>
            <text:list-item>
              <text:p text:style-name="P135">Inputs <text:span text:style-name="Source_20_Text">warn,danger</text:span> → <text:span text:style-name="Source_20_Text">$V:mvtSafe:thd:*:warn,danger#</text:span>.</text:p>
            </text:list-item>
            <text:list-item>
              <text:p text:style-name="P135">Slider <text:span text:style-name="Source_20_Text">scale</text:span> (0..1.0) → <text:span text:style-name="Source_20_Text">$V:mvtSafe:scale:*:0.5#</text:span>.</text:p>
            </text:list-item>
          </text:list>
        </text:list-item>
        <text:list-item>
          <text:p text:style-name="P135"><text:span text:style-name="Strong_20_Emphasis">Alert panel</text:span> : subscribe to <text:span text:style-name="Source_20_Text">I:mvtSafe:alert:*</text:span>, <text:span text:style-name="Source_20_Text">I:Us:alert:*</text:span>, <text:span text:style-name="Source_20_Text">I:Urg:code:*</text:span>.</text:p>
        </text:list-item>
      </text:list>
      <text:h text:style-name="P107" text:outline-level="2"><text:bookmark-start text:name="__RefHeading___Toc23568_3497887363"/><text:soft-page-break/>7.2 Telemetry + Live video<text:bookmark-end text:name="__RefHeading___Toc23568_3497887363"/></text:h>
      <text:list text:style-name="L96">
        <text:list-item>
          <text:p text:style-name="P136">Place joystick + video on same page (tu as validé).</text:p>
        </text:list-item>
        <text:list-item>
          <text:p text:style-name="P136">When <text:span text:style-name="Source_20_Text">mvtSafe</text:span> is active in <text:span text:style-name="Source_20_Text">hard</text:span> mode, joystick inputs should be visually disabled (Node-RED UI disables input) — prevent user from sending commands accidentally.</text:p>
        </text:list-item>
      </text:list>
      <text:h text:style-name="P107" text:outline-level="2"><text:bookmark-start text:name="__RefHeading___Toc23570_3497887363"/>7.3 Emergency panel (admin)<text:bookmark-end text:name="__RefHeading___Toc23570_3497887363"/></text:h>
      <text:list text:style-name="L97">
        <text:list-item>
          <text:p text:style-name="P137">Big red <text:span text:style-name="Source_20_Text">URG:SET</text:span> buttons for test codes (1..6) to simulate.</text:p>
        </text:list-item>
        <text:list-item>
          <text:p text:style-name="P137"><text:span text:style-name="Source_20_Text">URG:CLEAR</text:span> button that sends <text:span text:style-name="Source_20_Text">$V:urg:clear:*:*#</text:span>.</text:p>
        </text:list-item>
        <text:list-item>
          <text:p text:style-name="P137">Logs showing <text:span text:style-name="Source_20_Text">I:Urg:code:*</text:span>.</text:p>
        </text:list-item>
      </text:list>
      <text:p text:style-name="P101"/>
      <text:h text:style-name="P102" text:outline-level="1"><text:bookmark-start text:name="__RefHeading___Toc23572_3497887363"/>8 Exemples pratiques (VPIV) — scénarios<text:bookmark-end text:name="__RefHeading___Toc23572_3497887363"/></text:h>
      <text:list text:style-name="L98">
        <text:list-item>
          <text:p text:style-name="P138"><text:span text:style-name="Strong_20_Emphasis">Mode soft ralentissement</text:span></text:p>
          <text:list>
            <text:list-item>
              <text:p text:style-name="P138">Node-RED sets <text:span text:style-name="Source_20_Text">V:mvtSafe:mode:*:soft#</text:span>. US finds AvC=8cm (&lt;10 warn) ⇒ <text:span text:style-name="Source_20_Text">mvtSafe</text:span> computes scale 0.2 ⇒ calls <text:span text:style-name="Source_20_Text">mtr_setTargetsSigned(v*0.2,omega*0.2,A')</text:span>. VPIV: <text:span text:style-name="Source_20_Text">$I:mvtSafe:alert:4:slow#</text:span>.</text:p>
            </text:list-item>
          </text:list>
        </text:list-item>
        <text:list-item>
          <text:p text:style-name="P138"><text:span text:style-name="Strong_20_Emphasis">Obstacle très proche (hard)</text:span></text:p>
          <text:list>
            <text:list-item>
              <text:p text:style-name="P138">US AvC=4cm (≤ danger=10) ⇒ <text:span text:style-name="Source_20_Text">mvtSafe</text:span> calls <text:span text:style-name="Source_20_Text">mtr_stopAll()</text:span> and <text:span text:style-name="Source_20_Text">urg_handle(URG_MOTOR_STALL)</text:span>. VPIV: <text:span text:style-name="Source_20_Text">$I:mvtSafe:alert:4:stop#</text:span>, <text:span text:style-name="Source_20_Text">$I:Urg:code:*:3:MOTOR_STALL#</text:span>. UNO receives <text:span text:style-name="Source_20_Text">&lt;0,0,0&gt;</text:span> via <text:span text:style-name="Source_20_Text">mtr_hardware.urg_stopAllMotors()</text:span>.</text:p>
            </text:list-item>
          </text:list>
        </text:list-item>
        <text:list-item>
          <text:p text:style-name="P138"><text:span text:style-name="Strong_20_Emphasis">Clear emergency</text:span></text:p>
          <text:list>
            <text:list-item>
              <text:p text:style-name="P138">Admin pushes clear: <text:span text:style-name="Source_20_Text">$V:urg:clear:*:*#</text:span> → system calls <text:span text:style-name="Source_20_Text">urg_clear()</text:span> → VPIV ack <text:span text:style-name="Source_20_Text">$I:Urg:clear:*:OK#</text:span>. After that, normal commands accepted.</text:p>
            </text:list-item>
          </text:list>
        </text:list-item>
      </text:list>
      <text:p text:style-name="P101"/>
      <text:h text:style-name="P102" text:outline-level="1"><text:bookmark-start text:name="__RefHeading___Toc23574_3497887363"/>9 Tests et procédure de validation (checklist)<text:bookmark-end text:name="__RefHeading___Toc23574_3497887363"/></text:h>
      <text:p text:style-name="Text_20_body">Avant mise en service complet, effectuer ces tests :</text:p>
      <text:h text:style-name="P107" text:outline-level="2"><text:bookmark-start text:name="__RefHeading___Toc23576_3497887363"/>9.1 Stage 0 — vérifs compile / init<text:bookmark-end text:name="__RefHeading___Toc23576_3497887363"/></text:h>
      <text:list text:style-name="L99">
        <text:list-item>
          <text:p text:style-name="P139"><text:span text:style-name="Source_20_Text">Mega.ino</text:span> compile ; <text:span text:style-name="Source_20_Text">Uno.ino</text:span> compile.</text:p>
        </text:list-item>
        <text:list-item>
          <text:p text:style-name="P139"><text:span text:style-name="Source_20_Text">initConfig()</text:span> / <text:span text:style-name="Source_20_Text">communication_init()</text:span> appelés dans <text:span text:style-name="Source_20_Text">setup()</text:span> (vérifier noms exacts).</text:p>
        </text:list-item>
        <text:list-item>
          <text:p text:style-name="P139"><text:span text:style-name="Source_20_Text">MOTEURS_SERIAL</text:span> correspond au Serial utilisé (Serial1/Serial3). UNO doit être en <text:span text:style-name="Source_20_Text">Serial1</text:span> sur Mega? (vérifier câblage Tx/Rx).</text:p>
        </text:list-item>
      </text:list>
      <text:h text:style-name="P107" text:outline-level="2"><text:bookmark-start text:name="__RefHeading___Toc23578_3497887363"/><text:soft-page-break/>9.2 Stage 1 — US reading sanity<text:bookmark-end text:name="__RefHeading___Toc23578_3497887363"/></text:h>
      <text:list text:style-name="L100">
        <text:list-item>
          <text:p text:style-name="P140">Lancer robot sur table ; vérifier que <text:span text:style-name="Source_20_Text">us_processPeriodic()</text:span> envoie <text:span text:style-name="Source_20_Text">I:Us:one:i:val</text:span> et <text:span text:style-name="Source_20_Text">I:Us:val:*</text:span> si <text:span text:style-name="Source_20_Text">send_all</text:span> true.</text:p>
        </text:list-item>
        <text:list-item>
          <text:p text:style-name="P140">Tester cas silence (no echo) → capteur devient <text:span text:style-name="Source_20_Text">US_SILENCE</text:span> puis <text:span text:style-name="Source_20_Text">US_DISABLED</text:span> après <text:span text:style-name="Source_20_Text">cfg_us_suspect_timeout_ms</text:span>.</text:p>
        </text:list-item>
      </text:list>
      <text:h text:style-name="P107" text:outline-level="2"><text:bookmark-start text:name="__RefHeading___Toc23580_3497887363"/>9.3 Stage 2 — MvtSafe simulation<text:bookmark-end text:name="__RefHeading___Toc23580_3497887363"/></text:h>
      <text:list text:style-name="L101">
        <text:list-item>
          <text:p text:style-name="P141">Set <text:span text:style-name="Source_20_Text">mvtSafe</text:span> en <text:span text:style-name="Source_20_Text">soft</text:span>. Simuler distances via Node-RED (inject <text:span text:style-name="Source_20_Text">I:Us:one:...</text:span>?? or better, move hand in front of ultrasonic). Vérifier que <text:span text:style-name="Source_20_Text">mvtSafe</text:span> réduit consigne moteur (tu peux monitorer <text:span text:style-name="Source_20_Text">I:Mtr:...</text:span> if implemented).</text:p>
        </text:list-item>
        <text:list-item>
          <text:p text:style-name="P141">Set <text:span text:style-name="Source_20_Text">mvtSafe</text:span> <text:span text:style-name="Source_20_Text">hard</text:span>. Approche obstacle → vérifie <text:span text:style-name="Source_20_Text">mtr_stopAll()</text:span> et <text:span text:style-name="Source_20_Text">I:Urg:code</text:span>.</text:p>
        </text:list-item>
      </text:list>
      <text:h text:style-name="P107" text:outline-level="2"><text:bookmark-start text:name="__RefHeading___Toc23582_3497887363"/>9.4 Stage 3 — Emergency flow<text:bookmark-end text:name="__RefHeading___Toc23582_3497887363"/></text:h>
      <text:list text:style-name="L102">
        <text:list-item>
          <text:p text:style-name="P142">Force <text:span text:style-name="Source_20_Text">V:urg:set:*:3#</text:span> → Mega must stop motors, LEDs emergency, VPIV alert.</text:p>
        </text:list-item>
        <text:list-item>
          <text:p text:style-name="P142">Try sending <text:span text:style-name="Source_20_Text">V:mtr:...</text:span> while urgency active — should be rejected by <text:span text:style-name="Source_20_Text">vpiv_dispatch</text:span> and return <text:span text:style-name="Source_20_Text">I:Urg:code:*</text:span> response.</text:p>
        </text:list-item>
      </text:list>
      <text:h text:style-name="P107" text:outline-level="2"><text:bookmark-start text:name="__RefHeading___Toc23584_3497887363"/>9.5 Stage 4 — Integration UNO<text:bookmark-end text:name="__RefHeading___Toc23584_3497887363"/></text:h>
      <text:list text:style-name="L103">
        <text:list-item>
          <text:p text:style-name="P143">Verify that when <text:span text:style-name="Source_20_Text">urg_handle()</text:span> executed, <text:span text:style-name="Source_20_Text">mtr_hardware.urg_stopAllMotors()</text:span> sends <text:span text:style-name="Source_20_Text">&lt;0,0,0&gt;</text:span> to UNO and UNO sets motors 0/0 quickly.</text:p>
        </text:list-item>
        <text:list-item>
          <text:p text:style-name="P143">Verify <text:span text:style-name="Source_20_Text">MOTEURS_SERIAL</text:span> baud parity and that UNO and Mega both set same baud (recommended 115200).</text:p>
        </text:list-item>
      </text:list>
      <text:p text:style-name="P101"/>
      <text:h text:style-name="P102" text:outline-level="1"><text:bookmark-start text:name="__RefHeading___Toc23586_3497887363"/>10 Calibration &amp; paramétrage (comment faire)<text:bookmark-end text:name="__RefHeading___Toc23586_3497887363"/></text:h>
      <text:h text:style-name="P107" text:outline-level="2"><text:bookmark-start text:name="__RefHeading___Toc23588_3497887363"/>10.1 Calibrer seuils US<text:bookmark-end text:name="__RefHeading___Toc23588_3497887363"/></text:h>
      <text:list text:style-name="L104">
        <text:list-item>
          <text:p text:style-name="P144">Sur table, mesurer distances réelles en cm et ajuster <text:span text:style-name="Source_20_Text">cfg_us_danger_thresholds[]</text:span> via Node-RED :</text:p>
          <text:list>
            <text:list-item>
              <text:p text:style-name="P144">Exemple: <text:span text:style-name="Source_20_Text">$V:Us:thd:*:10#</text:span> (sets all) or <text:span text:style-name="Source_20_Text">V:Us:thd:[4]:15#</text:span> (per sensor via dispatch).</text:p>
            </text:list-item>
          </text:list>
        </text:list-item>
        <text:list-item>
          <text:p text:style-name="P144">Test: approche obstacle et vérifier alerte à la distance souhaitée.</text:p>
        </text:list-item>
      </text:list>
      <text:h text:style-name="P107" text:outline-level="2"><text:bookmark-start text:name="__RefHeading___Toc23590_3497887363"/><text:soft-page-break/>10.2 Calibrer MTR diff-drive (<text:span text:style-name="Source_20_Text">cfg_mtr_kturn</text:span>, <text:span text:style-name="Source_20_Text">inputScale</text:span>, <text:span text:style-name="Source_20_Text">outputScale</text:span>)<text:bookmark-end text:name="__RefHeading___Toc23590_3497887363"/></text:h>
      <text:list text:style-name="L105">
        <text:list-item>
          <text:p text:style-name="P145">Procedure:</text:p>
          <text:list>
            <text:list-item>
              <text:p text:style-name="P145">Place robot sur sol ; commande <text:span text:style-name="Source_20_Text">V:Mtr:drive:*:50,0,2#</text:span> (forward moderate) — observe <text:span text:style-name="Source_20_Text">L,R</text:span> and robot straightness.</text:p>
            </text:list-item>
            <text:list-item>
              <text:p text:style-name="P145">If robot veers, adjust <text:span text:style-name="Source_20_Text">cfg_mtr_kturn</text:span> until turning behavior matches expected angular velocity for given omega command. (Node-RED input field to set <text:span text:style-name="Source_20_Text">V:Mtr:kturn:*:0.8#</text:span> if dispatch implemented.)</text:p>
            </text:list-item>
          </text:list>
        </text:list-item>
        <text:list-item>
          <text:p text:style-name="P145">Notes: robot mass/inertia already considered in UNO acceleration table <text:span text:style-name="Source_20_Text">accelStepForA[]</text:span>.</text:p>
        </text:list-item>
      </text:list>
      <text:h text:style-name="P107" text:outline-level="2"><text:bookmark-start text:name="__RefHeading___Toc23592_3497887363"/>10.3 Calibration MvtSafe scale curve<text:bookmark-end text:name="__RefHeading___Toc23592_3497887363"/></text:h>
      <text:list text:style-name="L106">
        <text:list-item>
          <text:p text:style-name="P146">Adjust <text:span text:style-name="Source_20_Text">mvtSafe</text:span> scale function (linear or non-linear). For more comfort, use a non-linear curve (e.g. quadratic) for smoother deceleration.</text:p>
        </text:list-item>
      </text:list>
      <text:p text:style-name="P101"/>
      <text:h text:style-name="P102" text:outline-level="1"><text:bookmark-start text:name="__RefHeading___Toc23594_3497887363"/>11 Fichiers &amp; fonctions à vérifier / modifier (liste précise)<text:bookmark-end text:name="__RefHeading___Toc23594_3497887363"/></text:h>
      <text:p text:style-name="Text_20_body">Assure-toi que les éléments suivants existent et sont cohérents :</text:p>
      <text:list text:style-name="L107">
        <text:list-item>
          <text:p text:style-name="P147"><text:span text:style-name="Source_20_Text">vpiv_dispatch.cpp</text:span> : contient <text:span text:style-name="Source_20_Text">{"urg", UrgDispatch::dispatch}</text:span> in ACTION_TABLE and blocks other commands when urgency active (tu as ça).</text:p>
        </text:list-item>
        <text:list-item>
          <text:p text:style-name="P147"><text:span text:style-name="Source_20_Text">urg.h</text:span> / <text:span text:style-name="Source_20_Text">urg.cpp</text:span> : <text:span text:style-name="Source_20_Text">urg_handle</text:span>, <text:span text:style-name="Source_20_Text">urg_clear</text:span>, <text:span text:style-name="Source_20_Text">urg_sendAlert</text:span>, <text:span text:style-name="Source_20_Text">urg_isActive</text:span>, and <text:span text:style-name="Source_20_Text">extern void urg_stopAllMotors();</text:span> present.</text:p>
        </text:list-item>
        <text:list-item>
          <text:p text:style-name="P147"><text:span text:style-name="Source_20_Text">mtr_hardware.cpp</text:span> : implémente <text:span text:style-name="Source_20_Text">urg_stopAllMotors()</text:span> qui envoie trame <text:span text:style-name="Source_20_Text">&lt;0,0,0&gt;</text:span> via <text:span text:style-name="Source_20_Text">MOTEURS_SERIAL</text:span> (tu as <text:span text:style-name="Source_20_Text">mtr_forceUrgStop()</text:span> and <text:span text:style-name="Source_20_Text">urg_stopAllMotors()</text:span> hook).</text:p>
        </text:list-item>
        <text:list-item>
          <text:p text:style-name="P147"><text:span text:style-name="Source_20_Text">mvt_safe.h</text:span> / <text:span text:style-name="Source_20_Text">mvt_safe.cpp</text:span> : fonctions : <text:span text:style-name="Source_20_Text">mvtsafe_setActive(bool)</text:span>, <text:span text:style-name="Source_20_Text">mvtsafe_setMode(const char*)</text:span>, <text:span text:style-name="Source_20_Text">mvtsafe_setThresholds(w,d)</text:span>, <text:span text:style-name="Source_20_Text">mvtsafe_setMaxScale(float)</text:span>, <text:span text:style-name="Source_20_Text">mvtsafe_getState()</text:span>, et <text:span text:style-name="Source_20_Text">mvtsafe_process()</text:span> (call in loop).</text:p>
        </text:list-item>
        <text:list-item>
          <text:p text:style-name="P147"><text:span text:style-name="Source_20_Text">us.h</text:span> / <text:span text:style-name="Source_20_Text">us.cpp</text:span> : expose <text:span text:style-name="Source_20_Text">us_peekCurrValue(idx)</text:span> (si tu adoptes Option B) or make sure <text:span text:style-name="Source_20_Text">mvtSafe</text:span> reads last measured values without triggering sensor again.</text:p>
        </text:list-item>
        <text:list-item>
          <text:p text:style-name="P147"><text:span text:style-name="Source_20_Text">dispatch_MvtSafe.cpp</text:span> : present (tu as) and wired in <text:span text:style-name="Source_20_Text">vpiv_dispatch</text:span> under <text:span text:style-name="Source_20_Text">"mvtsafe"</text:span> key.</text:p>
        </text:list-item>
        <text:list-item>
          <text:p text:style-name="P147"><text:soft-page-break/>Mega <text:span text:style-name="Source_20_Text">.ino</text:span> : calls <text:span text:style-name="Source_20_Text">communication_init()</text:span>, <text:span text:style-name="Source_20_Text">initConfig()</text:span> (or <text:span text:style-name="Source_20_Text">config_init()</text:span>), <text:span text:style-name="Source_20_Text">urg_init()</text:span>, <text:span text:style-name="Source_20_Text">mtr_init()</text:span> etc. Ensure names match (you had both <text:span text:style-name="Source_20_Text">initConfig()</text:span> and <text:span text:style-name="Source_20_Text">config_init()</text:span>; pick one and make consistent).</text:p>
        </text:list-item>
      </text:list>
      <text:p text:style-name="P101"/>
      <text:h text:style-name="P102" text:outline-level="1"><text:bookmark-start text:name="__RefHeading___Toc23596_3497887363"/>12 Exemple de code (pseudocode) — mvt_safe core (résumé)<text:bookmark-end text:name="__RefHeading___Toc23596_3497887363"/></text:h>
      <text:p text:style-name="Text_20_body">Voici un squelette (résumé) à coller/adapter dans <text:span text:style-name="Source_20_Text">safety/mvt_safe.cpp</text:span> :</text:p>
      <text:p text:style-name="P105"><text:span text:style-name="Source_20_Text">void mvtsafe_process() {</text:span></text:p>
      <text:p text:style-name="P105"><text:span text:style-name="Source_20_Text"><text:s text:c="4"/>if (!cfg_mvtsafe_active) return;</text:span></text:p>
      <text:p text:style-name="P105"><text:span text:style-name="Source_20_Text"><text:s text:c="4"/>// read front sensors (prefer using us_peekCurrValue)</text:span></text:p>
      <text:p text:style-name="P105"><text:span text:style-name="Source_20_Text"><text:s text:c="4"/>int d_avc = us_peekCurrValue(4); // AvC index</text:span></text:p>
      <text:p text:style-name="P105"><text:span text:style-name="Source_20_Text"><text:s text:c="4"/>int d_avg = us_peekCurrValue(5); // AvG...</text:span></text:p>
      <text:p text:style-name="P105"><text:span text:style-name="Source_20_Text"><text:s text:c="4"/>int minFront = min(d_avc, min(d_avg, ...));</text:span></text:p>
      <text:p text:style-name="P105"><text:span text:style-name="Source_20_Text"><text:s text:c="4"/>if (mode == HARD) {</text:span></text:p>
      <text:p text:style-name="P105"><text:span text:style-name="Source_20_Text"><text:s text:c="7"/>if (minFront &gt;0 &amp;&amp; minFront &lt;= danger_front) {</text:span></text:p>
      <text:p text:style-name="P105"><text:span text:style-name="Source_20_Text"><text:s text:c="10"/>mtr_stopAll();</text:span></text:p>
      <text:p text:style-name="P105"><text:span text:style-name="Source_20_Text"><text:s text:c="10"/>urg_handle(URG_MOTOR_STALL);</text:span></text:p>
      <text:p text:style-name="P105"><text:span text:style-name="Source_20_Text"><text:s text:c="7"/>}</text:span></text:p>
      <text:p text:style-name="P105"><text:span text:style-name="Source_20_Text"><text:s text:c="4"/>} else if (mode == SOFT) {</text:span></text:p>
      <text:p text:style-name="P105"><text:span text:style-name="Source_20_Text"><text:s text:c="7"/>if (minFront&gt;0 &amp;&amp; minFront &lt;= warn_front) {</text:span></text:p>
      <text:p text:style-name="P105"><text:span text:style-name="Source_20_Text"><text:s text:c="9"/>float scale = computeScale(minFront, warn_front, danger_front);</text:span></text:p>
      <text:p text:style-name="P105"><text:span text:style-name="Source_20_Text"><text:s text:c="9"/>// get current desired speed from higher layer (or store last commanded v/omega)</text:span></text:p>
      <text:p text:style-name="P105"><text:span text:style-name="Source_20_Text"><text:s text:c="9"/>mtr_setTargetsSigned(lastDesiredV * scale, lastDesiredOmega * scale, mappedA);</text:span></text:p>
      <text:p text:style-name="P105"><text:span text:style-name="Source_20_Text"><text:s text:c="9"/>sendInfo("mvtSafe","alert",index,"slow");</text:span></text:p>
      <text:p text:style-name="P105"><text:span text:style-name="Source_20_Text"><text:s text:c="7"/>}</text:span></text:p>
      <text:p text:style-name="P105"><text:span text:style-name="Source_20_Text"><text:s text:c="4"/>}</text:span></text:p>
      <text:p text:style-name="P105"><text:span text:style-name="Source_20_Text">}</text:span></text:p>
      <text:p text:style-name="P101"/>
      <text:h text:style-name="P102" text:outline-level="1"><text:bookmark-start text:name="__RefHeading___Toc23598_3497887363"/>13 Bonnes pratiques &amp; remarques techniques<text:bookmark-end text:name="__RefHeading___Toc23598_3497887363"/></text:h>
      <text:list text:style-name="L108">
        <text:list-item>
          <text:p text:style-name="P148"><text:span text:style-name="Strong_20_Emphasis">Tout en non-bloquant</text:span> : <text:span text:style-name="Source_20_Text">mvtSafe</text:span> doit lire les valeurs déjà mesurées (Option B) pour ne pas déclencher <text:span text:style-name="Source_20_Text">pulseIn()</text:span> ou d’autres blocages dans la boucle.</text:p>
        </text:list-item>
        <text:list-item>
          <text:p text:style-name="P148"><text:span text:style-name="Strong_20_Emphasis">Priorité d’urgence</text:span> : <text:span text:style-name="Source_20_Text">urg</text:span> doit être la voie unique d’arrêt matériel (hook). Ne faites pas d'arrêt matériel bypassant <text:span text:style-name="Source_20_Text">urg</text:span> sauf pour les tests.</text:p>
        </text:list-item>
        <text:list-item>
          <text:p text:style-name="P148"><text:soft-page-break/><text:span text:style-name="Strong_20_Emphasis">Safety margins</text:span> : utilise un hysteresis (par ex. <text:span text:style-name="Source_20_Text">rearm_distance = danger + 5cm</text:span>) pour éviter oscillations.</text:p>
        </text:list-item>
        <text:list-item>
          <text:p text:style-name="P148"><text:span text:style-name="Strong_20_Emphasis">Logs &amp; VPIV</text:span> : envoyez info à chaque changement d’état afin que Node-RED affiche correctement.</text:p>
        </text:list-item>
        <text:list-item>
          <text:p text:style-name="P148"><text:span text:style-name="Strong_20_Emphasis">UNO / Mega Baud</text:span> : ils doivent être identiques — sinon risques de trames corrompues. Recommande 115200 (tu l'as).</text:p>
        </text:list-item>
      </text:list>
      <text:p text:style-name="P101"/>
      <text:h text:style-name="P102" text:outline-level="1"><text:bookmark-start text:name="__RefHeading___Toc23600_3497887363"/>14 Checklist finale pour intégration<text:bookmark-end text:name="__RefHeading___Toc23600_3497887363"/></text:h>
      <text:list text:style-name="L109">
        <text:list-item>
          <text:p text:style-name="P149"><text:span text:style-name="Source_20_Text">us</text:span> expose <text:span text:style-name="Source_20_Text">us_peekCurrValue(idx)</text:span> OR <text:span text:style-name="Source_20_Text">mvtSafe</text:span> uses messages received by dispatcher to get <text:span text:style-name="Source_20_Text">Us:one</text:span> values.</text:p>
        </text:list-item>
        <text:list-item>
          <text:p text:style-name="P149"><text:span text:style-name="Source_20_Text">mvtSafe</text:span> est déclaré dans <text:span text:style-name="Source_20_Text">src/safety/mvt_safe.*</text:span> et est ajouté au <text:span text:style-name="Source_20_Text">vpiv_dispatch</text:span> (namespace <text:span text:style-name="Source_20_Text">MvtSafeDispatch</text:span>) et appelé périodiquement (<text:span text:style-name="Source_20_Text">mvtsafe_process()</text:span> dans loop).</text:p>
        </text:list-item>
        <text:list-item>
          <text:p text:style-name="P149"><text:span text:style-name="Source_20_Text">mtr_hardware.urg_stopAllMotors()</text:span> implémente envoi direct <text:span text:style-name="Source_20_Text">&lt;0,0,0&gt;</text:span> au UNO (checked).</text:p>
        </text:list-item>
        <text:list-item>
          <text:p text:style-name="P149"><text:span text:style-name="Source_20_Text">vpiv_dispatch</text:span> contient les protections d’urgence (déjà présent).</text:p>
        </text:list-item>
        <text:list-item>
          <text:p text:style-name="P149">Node-RED flows : Safety dashboard + Emergency admin + Telemetry with video/joystick.</text:p>
        </text:list-item>
        <text:list-item>
          <text:p text:style-name="P149">Tests de terrain: test soft/hard/clear, mesure de latence, vérifier loop dt &lt; <text:span text:style-name="Source_20_Text">LOOP_MAX_MS</text:span>.</text:p>
        </text:list-item>
      </text:list>
      <text:p text:style-name="P101"/>
      <text:h text:style-name="P102" text:outline-level="1"><text:bookmark-start text:name="__RefHeading___Toc23602_3497887363"/>15 Annexes rapides (références fichiers)<text:bookmark-end text:name="__RefHeading___Toc23602_3497887363"/></text:h>
      <text:list text:style-name="L110">
        <text:list-item>
          <text:p text:style-name="P150"><text:span text:style-name="Source_20_Text">src/system/urg.h</text:span> / <text:span text:style-name="Source_20_Text">src/system/urg.cpp</text:span></text:p>
        </text:list-item>
        <text:list-item>
          <text:p text:style-name="P150"><text:span text:style-name="Source_20_Text">src/safety/mvt_safe.h</text:span> / <text:span text:style-name="Source_20_Text">src/safety/mvt_safe.cpp</text:span> (à compléter)</text:p>
        </text:list-item>
        <text:list-item>
          <text:p text:style-name="P150"><text:span text:style-name="Source_20_Text">src/actuators/mtr.h</text:span> / <text:span text:style-name="Source_20_Text">src/actuators/mtr.cpp</text:span></text:p>
        </text:list-item>
        <text:list-item>
          <text:p text:style-name="P150"><text:span text:style-name="Source_20_Text">src/hardware/mtr_hardware.cpp</text:span> (implémentation <text:span text:style-name="Source_20_Text">urg_stopAllMotors()</text:span>)</text:p>
        </text:list-item>
        <text:list-item>
          <text:p text:style-name="P150"><text:span text:style-name="Source_20_Text">src/sensors/us.h</text:span> / <text:span text:style-name="Source_20_Text">src/sensors/us.cpp</text:span> (expose <text:span text:style-name="Source_20_Text">us_peekCurrValue()</text:span> ou similaire)</text:p>
        </text:list-item>
        <text:list-item>
          <text:p text:style-name="P150"><text:span text:style-name="Source_20_Text">src/communication/dispatch_MvtSafe.cpp</text:span> (déjà présent)</text:p>
        </text:list-item>
        <text:list-item>
          <text:p text:style-name="P150"><text:span text:style-name="Source_20_Text">src/communication/vpiv_dispatch.cpp</text:span> (protection urgence + mapping dispatchers)</text:p>
        </text:list-item>
        <text:list-item>
          <text:p text:style-name="P150">UNO sketch: <text:span text:style-name="Source_20_Text">RZunoV6.ino</text:span> ou ton <text:span text:style-name="Source_20_Text">UNO</text:span> file — contient interpolation non-bloquante.</text:p>
        </text:list-item>
      </text:list>
      <text:p text:style-name="P101"/>
      <text:h text:style-name="P102" text:outline-level="1"><text:bookmark-start text:name="__RefHeading___Toc23604_3497887363"/><text:soft-page-break/>16 Actions proposées (priorisées)<text:bookmark-end text:name="__RefHeading___Toc23604_3497887363"/></text:h>
      <text:list text:style-name="L111">
        <text:list-item>
          <text:p text:style-name="P151">Ajouter dans <text:span text:style-name="Source_20_Text">us.h</text:span> / <text:span text:style-name="Source_20_Text">us.cpp</text:span> : <text:span text:style-name="Source_20_Text">int us_peekCurrValue(int idx);</text:span> qui retourne <text:span text:style-name="Source_20_Text">currValue[idx]</text:span> (non-bloquant).</text:p>
        </text:list-item>
        <text:list-item>
          <text:p text:style-name="P151">Implémenter <text:span text:style-name="Source_20_Text">mvtsafe_process()</text:span> en lisant <text:span text:style-name="Source_20_Text">us_peekCurrValue()</text:span>.</text:p>
        </text:list-item>
        <text:list-item>
          <text:p text:style-name="P151">Vérifier <text:span text:style-name="Source_20_Text">mtr.h</text:span> API disponible : <text:span text:style-name="Source_20_Text">mtr_setTargetsSigned()</text:span> et <text:span text:style-name="Source_20_Text">mtr_stopAll()</text:span>.</text:p>
        </text:list-item>
        <text:list-item>
          <text:p text:style-name="P151">Tester flows Node-RED pour <text:span text:style-name="Source_20_Text">mvtSafe</text:span> (soft/hard) et <text:span text:style-name="Source_20_Text">urg</text:span>.</text:p>
        </text:list-item>
        <text:list-item>
          <text:p text:style-name="P151">Effectuer essais sur table (stages 1→4).</text:p>
        </text:list-item>
      </text:list>
      <text:p text:style-name="P101"/>
      <text:h text:style-name="P102" text:outline-level="1"><text:bookmark-start text:name="__RefHeading___Toc23606_3497887363"/>17 Notes finales &amp; recommandations<text:bookmark-end text:name="__RefHeading___Toc23606_3497887363"/></text:h>
      <text:list text:style-name="L112">
        <text:list-item>
          <text:p text:style-name="P152">Tu as déjà une bonne architecture modulaire. La priorité pour la sécurité est : <text:span text:style-name="Strong_20_Emphasis">source de vérité US → mvtSafe (superviseur) → mtr (commande) → UNO (exécution)</text:span> et <text:span text:style-name="Strong_20_Emphasis">urg</text:span> comme dernier recours matériel.</text:p>
        </text:list-item>
        <text:list-item>
          <text:p text:style-name="P152">Pour robustesse, implémente hysteresis sur seuils et envoie périodique du <text:span text:style-name="Source_20_Text">I:Us:val</text:span> pour monitoring.</text:p>
        </text:list-item>
        <text:list-item>
          <text:p text:style-name="P152">Évite d’appeler <text:span text:style-name="Source_20_Text">pulseIn()</text:span> trop souvent : laisse <text:span text:style-name="Source_20_Text">us_processPeriodic()</text:span> gérer cadence (ex 100..200ms).</text:p>
        </text:list-item>
        <text:list-item>
          <text:p text:style-name="P152">Pour Node-RED, prévois une page Safety séparée et désactive le joystick si <text:span text:style-name="Source_20_Text">urg</text:span> actif.</text:p>
        </text:list-item>
      </text:list>
      <text:p text:style-name="P101"/>
      <text:p text:style-name="Text_20_body">Si tu veux, j’écris <text:span text:style-name="Strong_20_Emphasis">directement</text:span> :</text:p>
      <text:list text:style-name="L113">
        <text:list-item>
          <text:p text:style-name="P153">l’implémentation complète et commentée de <text:span text:style-name="Source_20_Text">safety/mvt_safe.cpp</text:span> basée sur les fonctions existantes (<text:span text:style-name="Source_20_Text">us_peekCurrValue</text:span>, <text:span text:style-name="Source_20_Text">mtr_setTargetsSigned</text:span>, <text:span text:style-name="Source_20_Text">mtr_stopAll</text:span>, <text:span text:style-name="Source_20_Text">urg_handle</text:span>) ; <text:span text:style-name="Strong_20_Emphasis">ou</text:span></text:p>
        </text:list-item>
        <text:list-item>
          <text:p text:style-name="P153">j’ajoute <text:span text:style-name="Source_20_Text">us_peekCurrValue()</text:span> aux fichiers US ; <text:span text:style-name="Strong_20_Emphasis">ou</text:span></text:p>
        </text:list-item>
        <text:list-item>
          <text:p text:style-name="P153">je fournis le flow Node-RED complet (JSON) pour le dashboard Safety / Emergency.</text:p>
        </text:list-item>
      </text:list>
      <text:p text:style-name="Text_20_body">Dis-moi quelle option tu veux que je fournisse <text:span text:style-name="Strong_20_Emphasis">tout de suite</text:span> et je te le donne dans le prochain message.</text:p>
      <text:p text:style-name="P154"><text:span text:style-name="Source_20_Text"/></text:p>
      <text:p text:style-name="P5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08:19:31.909715300</meta:creation-date>
    <dc:date>2025-12-12T10:54:54.139187600</dc:date>
    <meta:editing-duration>PT8H51M52S</meta:editing-duration>
    <meta:editing-cycles>12</meta:editing-cycles>
    <meta:generator>LibreOffice/26.2.0.3$Windows_X86_64 LibreOffice_project/620$Build-3</meta:generator>
    <meta:document-statistic meta:table-count="47" meta:image-count="0" meta:object-count="0" meta:page-count="108" meta:paragraph-count="3248" meta:word-count="14711" meta:character-count="98526" meta:non-whitespace-character-count="84584"/>
  </office:meta>
</office:document-meta>
</file>